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16/content.xml" manifest:media-type="text/xml"/>
  <manifest:file-entry manifest:full-path="Object 16/styles.xml" manifest:media-type="text/xml"/>
  <manifest:file-entry manifest:full-path="Object 16/meta.xml" manifest:media-type="text/xml"/>
  <manifest:file-entry manifest:full-path="Object 16/" manifest:media-type="application/vnd.oasis.opendocument.chart"/>
  <manifest:file-entry manifest:full-path="settings.xml" manifest:media-type="text/xml"/>
  <manifest:file-entry manifest:full-path="Object 14/content.xml" manifest:media-type="text/xml"/>
  <manifest:file-entry manifest:full-path="Object 14/styles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15/content.xml" manifest:media-type="text/xml"/>
  <manifest:file-entry manifest:full-path="Object 15/styles.xml" manifest:media-type="text/xml"/>
  <manifest:file-entry manifest:full-path="Object 15/meta.xml" manifest:media-type="text/xml"/>
  <manifest:file-entry manifest:full-path="Object 15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18/content.xml" manifest:media-type="text/xml"/>
  <manifest:file-entry manifest:full-path="Object 18/styles.xml" manifest:media-type="text/xml"/>
  <manifest:file-entry manifest:full-path="Object 18/meta.xml" manifest:media-type="text/xml"/>
  <manifest:file-entry manifest:full-path="Object 18/" manifest:media-type="application/vnd.oasis.opendocument.chart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manifest.rdf" manifest:media-type="application/rdf+xml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 23/content.xml" manifest:media-type="text/xml"/>
  <manifest:file-entry manifest:full-path="Object 23/styles.xml" manifest:media-type="text/xml"/>
  <manifest:file-entry manifest:full-path="Object 23/meta.xml" manifest:media-type="text/xml"/>
  <manifest:file-entry manifest:full-path="Object 23/" manifest:media-type="application/vnd.oasis.opendocument.chart"/>
  <manifest:file-entry manifest:full-path="Object 19/content.xml" manifest:media-type="text/xml"/>
  <manifest:file-entry manifest:full-path="Object 19/styles.xml" manifest:media-type="text/xml"/>
  <manifest:file-entry manifest:full-path="Object 19/meta.xml" manifest:media-type="text/xml"/>
  <manifest:file-entry manifest:full-path="Object 19/" manifest:media-type="application/vnd.oasis.opendocument.chart"/>
  <manifest:file-entry manifest:full-path="Object 27/content.xml" manifest:media-type="text/xml"/>
  <manifest:file-entry manifest:full-path="Object 27/styles.xml" manifest:media-type="text/xml"/>
  <manifest:file-entry manifest:full-path="Object 27/meta.xml" manifest:media-type="text/xml"/>
  <manifest:file-entry manifest:full-path="Object 27/" manifest:media-type="application/vnd.oasis.opendocument.chart"/>
  <manifest:file-entry manifest:full-path="Object 20/content.xml" manifest:media-type="text/xml"/>
  <manifest:file-entry manifest:full-path="Object 20/styles.xml" manifest:media-type="text/xml"/>
  <manifest:file-entry manifest:full-path="Object 20/meta.xml" manifest:media-type="text/xml"/>
  <manifest:file-entry manifest:full-path="Object 20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22/content.xml" manifest:media-type="text/xml"/>
  <manifest:file-entry manifest:full-path="Object 22/styles.xml" manifest:media-type="text/xml"/>
  <manifest:file-entry manifest:full-path="Object 22/meta.xml" manifest:media-type="text/xml"/>
  <manifest:file-entry manifest:full-path="Object 22/" manifest:media-type="application/vnd.oasis.opendocument.chart"/>
  <manifest:file-entry manifest:full-path="Object 24/content.xml" manifest:media-type="text/xml"/>
  <manifest:file-entry manifest:full-path="Object 24/styles.xml" manifest:media-type="text/xml"/>
  <manifest:file-entry manifest:full-path="Object 24/meta.xml" manifest:media-type="text/xml"/>
  <manifest:file-entry manifest:full-path="Object 24/" manifest:media-type="application/vnd.oasis.opendocument.chart"/>
  <manifest:file-entry manifest:full-path="Object 21/content.xml" manifest:media-type="text/xml"/>
  <manifest:file-entry manifest:full-path="Object 21/styles.xml" manifest:media-type="text/xml"/>
  <manifest:file-entry manifest:full-path="Object 21/meta.xml" manifest:media-type="text/xml"/>
  <manifest:file-entry manifest:full-path="Object 21/" manifest:media-type="application/vnd.oasis.opendocument.chart"/>
  <manifest:file-entry manifest:full-path="Object 25/content.xml" manifest:media-type="text/xml"/>
  <manifest:file-entry manifest:full-path="Object 25/styles.xml" manifest:media-type="text/xml"/>
  <manifest:file-entry manifest:full-path="Object 25/meta.xml" manifest:media-type="text/xml"/>
  <manifest:file-entry manifest:full-path="Object 25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13/content.xml" manifest:media-type="text/xml"/>
  <manifest:file-entry manifest:full-path="Object 13/styles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Object 26/content.xml" manifest:media-type="text/xml"/>
  <manifest:file-entry manifest:full-path="Object 26/styles.xml" manifest:media-type="text/xml"/>
  <manifest:file-entry manifest:full-path="Object 26/meta.xml" manifest:media-type="text/xml"/>
  <manifest:file-entry manifest:full-path="Object 26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 17/content.xml" manifest:media-type="text/xml"/>
  <manifest:file-entry manifest:full-path="Object 17/styles.xml" manifest:media-type="text/xml"/>
  <manifest:file-entry manifest:full-path="Object 17/meta.xml" manifest:media-type="text/xml"/>
  <manifest:file-entry manifest:full-path="Object 17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6654in"/>
    </style:style>
    <style:style style:name="co3" style:family="table-column">
      <style:table-column-properties fo:break-before="auto" style:column-width="1.4256in"/>
    </style:style>
    <style:style style:name="co4" style:family="table-column">
      <style:table-column-properties fo:break-before="auto" style:column-width="1.6189in"/>
    </style:style>
    <style:style style:name="co5" style:family="table-column">
      <style:table-column-properties fo:break-before="auto" style:column-width="1.522in"/>
    </style:style>
    <style:style style:name="co6" style:family="table-column">
      <style:table-column-properties fo:break-before="auto" style:column-width="2.1437in"/>
    </style:style>
    <style:style style:name="co7" style:family="table-column">
      <style:table-column-properties fo:break-before="auto" style:column-width="3.4626in"/>
    </style:style>
    <style:style style:name="co8" style:family="table-column">
      <style:table-column-properties fo:break-before="auto" style:column-width="1.066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8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13.7433in" svg:y="1.5866in">
            <draw:object draw:notify-on-update-of-ranges="Sheet1.D2:Sheet1.D33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13.798in" svg:y="11.8496in">
            <draw:object draw:notify-on-update-of-ranges="Sheet1.D64:Sheet1.D95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2" draw:style-name="gr1" draw:text-style-name="P1" svg:width="6.2949in" svg:height="3.5449in" svg:x="13.7835in" svg:y="19.9228in">
            <draw:object draw:notify-on-update-of-ranges="Sheet1.D102:Sheet1.D133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6.2933in" svg:height="3.5449in" svg:x="13.7815in" svg:y="25.7965in">
            <draw:object draw:notify-on-update-of-ranges="Sheet1.D138:Sheet1.D169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4" draw:style-name="gr1" draw:text-style-name="P1" svg:width="6.2933in" svg:height="3.5453in" svg:x="13.8594in" svg:y="32.178in">
            <draw:object draw:notify-on-update-of-ranges="Sheet1.D174:Sheet1.D205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5" draw:style-name="gr1" draw:text-style-name="P1" svg:width="6.2933in" svg:height="3.5453in" svg:x="14.1713in" svg:y="38.4331in">
            <draw:object draw:notify-on-update-of-ranges="Sheet1.D211:Sheet1.D242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6" draw:style-name="gr1" draw:text-style-name="P1" svg:width="6.2937in" svg:height="3.5453in" svg:x="14.1787in" svg:y="51.5516in">
            <draw:object draw:notify-on-update-of-ranges="Sheet1.D291:Sheet1.D312"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7" draw:style-name="gr1" draw:text-style-name="P1" svg:width="6.3024in" svg:height="3.5449in" svg:x="14.1142in" svg:y="45.4504in">
            <draw:object draw:notify-on-update-of-ranges="Sheet1.D251:Sheet1.D282"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8" draw:style-name="gr1" draw:text-style-name="P1" svg:width="6.2917in" svg:height="3.5449in" svg:x="20.2437in" svg:y="11.7673in">
            <draw:object draw:notify-on-update-of-ranges="Sheet1.E64:Sheet1.E95"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9" draw:style-name="gr1" draw:text-style-name="P1" svg:width="6.2917in" svg:height="3.5453in" svg:x="20.1764in" svg:y="19.9354in">
            <draw:object draw:notify-on-update-of-ranges="Sheet1.E102:Sheet1.E133" xlink:href="./Object 12" xlink:type="simple" xlink:show="embed" xlink:actuate="onLoad"/>
            <draw:image xlink:href="./ObjectReplacements/Object 12" xlink:type="simple" xlink:show="embed" xlink:actuate="onLoad"/>
          </draw:frame>
          <draw:frame draw:z-index="10" draw:style-name="gr1" draw:text-style-name="P1" svg:width="6.2917in" svg:height="3.5449in" svg:x="20.2949in" svg:y="25.7685in">
            <draw:object draw:notify-on-update-of-ranges="Sheet1.E138:Sheet1.E169" xlink:href="./Object 14" xlink:type="simple" xlink:show="embed" xlink:actuate="onLoad"/>
            <draw:image xlink:href="./ObjectReplacements/Object 14" xlink:type="simple" xlink:show="embed" xlink:actuate="onLoad"/>
          </draw:frame>
          <draw:frame draw:z-index="11" draw:style-name="gr1" draw:text-style-name="P1" svg:width="6.2917in" svg:height="3.5449in" svg:x="20.5031in" svg:y="32.1264in">
            <draw:object draw:notify-on-update-of-ranges="Sheet1.E174:Sheet1.E205" xlink:href="./Object 15" xlink:type="simple" xlink:show="embed" xlink:actuate="onLoad"/>
            <draw:image xlink:href="./ObjectReplacements/Object 15" xlink:type="simple" xlink:show="embed" xlink:actuate="onLoad"/>
          </draw:frame>
          <draw:frame draw:z-index="12" draw:style-name="gr1" draw:text-style-name="P1" svg:width="6.2917in" svg:height="3.5453in" svg:x="20.5902in" svg:y="38.3957in">
            <draw:object draw:notify-on-update-of-ranges="Sheet1.E211:Sheet1.E242" xlink:href="./Object 16" xlink:type="simple" xlink:show="embed" xlink:actuate="onLoad"/>
            <draw:image xlink:href="./ObjectReplacements/Object 16" xlink:type="simple" xlink:show="embed" xlink:actuate="onLoad"/>
          </draw:frame>
          <draw:frame draw:z-index="13" draw:style-name="gr1" draw:text-style-name="P1" svg:width="6.2917in" svg:height="3.5453in" svg:x="20.7126in" svg:y="45.4748in">
            <draw:object draw:notify-on-update-of-ranges="Sheet1.E251:Sheet1.E282" xlink:href="./Object 17" xlink:type="simple" xlink:show="embed" xlink:actuate="onLoad"/>
            <draw:image xlink:href="./ObjectReplacements/Object 17" xlink:type="simple" xlink:show="embed" xlink:actuate="onLoad"/>
          </draw:frame>
          <draw:frame draw:z-index="14" draw:style-name="gr1" draw:text-style-name="P1" svg:width="6.2917in" svg:height="3.5449in" svg:x="20.8941in" svg:y="51.4634in">
            <draw:object draw:notify-on-update-of-ranges="Sheet1.E291:Sheet1.E313" xlink:href="./Object 18" xlink:type="simple" xlink:show="embed" xlink:actuate="onLoad"/>
            <draw:image xlink:href="./ObjectReplacements/Object 18" xlink:type="simple" xlink:show="embed" xlink:actuate="onLoad"/>
          </draw:frame>
          <draw:frame draw:z-index="15" draw:style-name="gr1" draw:text-style-name="P1" svg:width="6.2917in" svg:height="3.5449in" svg:x="21.0323in" svg:y="58.7768in">
            <draw:object draw:notify-on-update-of-ranges="Sheet1.E331:Sheet1.E350" xlink:href="./Object 19" xlink:type="simple" xlink:show="embed" xlink:actuate="onLoad"/>
            <draw:image xlink:href="./ObjectReplacements/Object 19" xlink:type="simple" xlink:show="embed" xlink:actuate="onLoad"/>
          </draw:frame>
          <draw:frame draw:z-index="16" draw:style-name="gr1" draw:text-style-name="P1" svg:width="6.3024in" svg:height="3.5449in" svg:x="14.2165in" svg:y="58.8657in">
            <draw:object draw:notify-on-update-of-ranges="Sheet1.D331:Sheet1.D350" xlink:href="./Object 20" xlink:type="simple" xlink:show="embed" xlink:actuate="onLoad"/>
            <draw:image xlink:href="./ObjectReplacements/Object 20" xlink:type="simple" xlink:show="embed" xlink:actuate="onLoad"/>
          </draw:frame>
          <draw:frame draw:z-index="17" draw:style-name="gr1" draw:text-style-name="P1" svg:width="6.2917in" svg:height="3.5453in" svg:x="20.1402in" svg:y="1.5776in">
            <draw:object draw:notify-on-update-of-ranges="Sheet1.E2:Sheet1.E33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8" draw:style-name="gr1" draw:text-style-name="P1" svg:width="6.2988in" svg:height="3.5453in" svg:x="26.6272in" svg:y="1.6in">
            <draw:object draw:notify-on-update-of-ranges="Sheet1.G2:Sheet1.G33"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19" draw:style-name="gr1" draw:text-style-name="P1" svg:width="6.3126in" svg:height="3.5406in" svg:x="26.9421in" svg:y="11.8669in">
            <draw:object draw:notify-on-update-of-ranges="Sheet1.G64:Sheet1.G95" xlink:href="./Object 21" xlink:type="simple" xlink:show="embed" xlink:actuate="onLoad"/>
            <draw:image xlink:href="./ObjectReplacements/Object 21" xlink:type="simple" xlink:show="embed" xlink:actuate="onLoad"/>
          </draw:frame>
          <draw:frame draw:z-index="20" draw:style-name="gr1" draw:text-style-name="P1" svg:width="6.3193in" svg:height="3.5394in" svg:x="26.9783in" svg:y="19.9921in">
            <draw:object draw:notify-on-update-of-ranges="Sheet1.G102:Sheet1.G133" xlink:href="./Object 22" xlink:type="simple" xlink:show="embed" xlink:actuate="onLoad"/>
            <draw:image xlink:href="./ObjectReplacements/Object 22" xlink:type="simple" xlink:show="embed" xlink:actuate="onLoad"/>
          </draw:frame>
          <draw:frame draw:z-index="21" draw:style-name="gr1" draw:text-style-name="P1" svg:width="6.3028in" svg:height="3.5555in" svg:x="27.1783in" svg:y="25.713in">
            <draw:object draw:notify-on-update-of-ranges="Sheet1.G138:Sheet1.G169" xlink:href="./Object 23" xlink:type="simple" xlink:show="embed" xlink:actuate="onLoad"/>
            <draw:image xlink:href="./ObjectReplacements/Object 23" xlink:type="simple" xlink:show="embed" xlink:actuate="onLoad"/>
          </draw:frame>
          <draw:frame draw:z-index="22" draw:style-name="gr1" draw:text-style-name="P1" svg:width="6.3028in" svg:height="3.5555in" svg:x="27.3618in" svg:y="32.1618in">
            <draw:object draw:notify-on-update-of-ranges="Sheet1.G174:Sheet1.G205" xlink:href="./Object 24" xlink:type="simple" xlink:show="embed" xlink:actuate="onLoad"/>
            <draw:image xlink:href="./ObjectReplacements/Object 24" xlink:type="simple" xlink:show="embed" xlink:actuate="onLoad"/>
          </draw:frame>
          <draw:frame draw:z-index="23" draw:style-name="gr1" draw:text-style-name="P1" svg:width="6.3028in" svg:height="3.5555in" svg:x="27.4453in" svg:y="38.3839in">
            <draw:object draw:notify-on-update-of-ranges="Sheet1.G211:Sheet1.G242" xlink:href="./Object 25" xlink:type="simple" xlink:show="embed" xlink:actuate="onLoad"/>
            <draw:image xlink:href="./ObjectReplacements/Object 25" xlink:type="simple" xlink:show="embed" xlink:actuate="onLoad"/>
          </draw:frame>
          <draw:frame draw:z-index="24" draw:style-name="gr1" draw:text-style-name="P1" svg:width="6.3024in" svg:height="3.5555in" svg:x="27.6287in" svg:y="45.4626in">
            <draw:object draw:notify-on-update-of-ranges="Sheet1.G251:Sheet1.G282" xlink:href="./Object 13" xlink:type="simple" xlink:show="embed" xlink:actuate="onLoad"/>
            <draw:image xlink:href="./ObjectReplacements/Object 13" xlink:type="simple" xlink:show="embed" xlink:actuate="onLoad"/>
          </draw:frame>
          <draw:frame draw:z-index="25" draw:style-name="gr1" draw:text-style-name="P1" svg:width="6.3028in" svg:height="3.5559in" svg:x="27.5953in" svg:y="51.4583in">
            <draw:object draw:notify-on-update-of-ranges="Sheet1.G291:Sheet1.G311" xlink:href="./Object 26" xlink:type="simple" xlink:show="embed" xlink:actuate="onLoad"/>
            <draw:image xlink:href="./ObjectReplacements/Object 26" xlink:type="simple" xlink:show="embed" xlink:actuate="onLoad"/>
          </draw:frame>
          <draw:frame draw:z-index="26" draw:style-name="gr1" draw:text-style-name="P1" svg:width="6.3028in" svg:height="3.5555in" svg:x="27.7287in" svg:y="58.8283in">
            <draw:object draw:notify-on-update-of-ranges="Sheet1.G331:Sheet1.G347" xlink:href="./Object 27" xlink:type="simple" xlink:show="embed" xlink:actuate="onLoad"/>
            <draw:image xlink:href="./ObjectReplacements/Object 27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ce2"/>
        <table:table-column table:style-name="co6" table:default-cell-style-name="ce2"/>
        <table:table-column table:style-name="co7" table:default-cell-style-name="Default"/>
        <table:table-column table:style-name="co1" table:number-columns-repeated="4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NumWords</text:p>
          </table:table-cell>
          <table:table-cell office:value-type="string" calcext:value-type="string">
            <text:p>Tags seen</text:p>
          </table:table-cell>
          <table:table-cell office:value-type="string" calcext:value-type="string">
            <text:p># times <text:s/>all words written</text:p>
          </table:table-cell>
          <table:table-cell office:value-type="string" calcext:value-type="string">
            <text:p>efficiency/reliability</text:p>
          </table:table-cell>
          <table:table-cell office:value-type="string" calcext:value-type="string">
            <text:p>Total words written</text:p>
          </table:table-cell>
          <table:table-cell office:value-type="string" calcext:value-type="string">
            <text:p>Sampling rate/sec</text:p>
          </table:table-cell>
          <table:table-cell office:value-type="string" calcext:value-type="string">
            <text:p>Efficiency/word wasted</text:p>
          </table:table-cell>
          <table:table-cell office:value-type="string" calcext:value-type="string">
            <text:p>comments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8" calcext:value-type="float">
            <text:p>508</text:p>
          </table:table-cell>
          <table:table-cell office:value-type="float" office:value="457" calcext:value-type="float">
            <text:p>457</text:p>
          </table:table-cell>
          <table:table-cell table:formula="of:=[.C2]/[.B2]*100" office:value-type="float" office:value="89.9606299212598" calcext:value-type="float">
            <text:p>89.9606299213</text:p>
          </table:table-cell>
          <table:table-cell table:formula="of:=[.C2]*[.A2]" office:value-type="float" office:value="457" calcext:value-type="float">
            <text:p>457</text:p>
          </table:table-cell>
          <table:table-cell table:formula="of:=[.C2]/10" office:value-type="float" office:value="45.7" calcext:value-type="float">
            <text:p>45.7</text:p>
          </table:table-cell>
          <table:table-cell table:formula="of:=(100-[.D2])/[.E2]" office:value-type="float" office:value="0.0219679870431951" calcext:value-type="float">
            <text:p>0.021967987</text:p>
          </table:table-cell>
          <table:table-cell office:value-type="string" calcext:value-type="string">
            <text:p>Write command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74" calcext:value-type="float">
            <text:p>374</text:p>
          </table:table-cell>
          <table:table-cell office:value-type="float" office:value="337" calcext:value-type="float">
            <text:p>337</text:p>
          </table:table-cell>
          <table:table-cell table:formula="of:=[.C3]/[.B3]*100" office:value-type="float" office:value="90.1069518716578" calcext:value-type="float">
            <text:p>90.1069518717</text:p>
          </table:table-cell>
          <table:table-cell table:formula="of:=[.C3]*[.A3]" office:value-type="float" office:value="674" calcext:value-type="float">
            <text:p>674</text:p>
          </table:table-cell>
          <table:table-cell table:formula="of:=[.C3]/10" office:value-type="float" office:value="33.7" calcext:value-type="float">
            <text:p>33.7</text:p>
          </table:table-cell>
          <table:table-cell table:formula="of:=(100-[.D3])/[.E3]" office:value-type="float" office:value="0.0146781129500627" calcext:value-type="float">
            <text:p>0.014678113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88" calcext:value-type="float">
            <text:p>288</text:p>
          </table:table-cell>
          <table:table-cell office:value-type="float" office:value="247" calcext:value-type="float">
            <text:p>247</text:p>
          </table:table-cell>
          <table:table-cell table:formula="of:=[.C4]/[.B4]*100" office:value-type="float" office:value="85.7638888888889" calcext:value-type="float">
            <text:p>85.7638888889</text:p>
          </table:table-cell>
          <table:table-cell table:formula="of:=[.C4]*[.A4]" office:value-type="float" office:value="741" calcext:value-type="float">
            <text:p>741</text:p>
          </table:table-cell>
          <table:table-cell table:formula="of:=[.C4]/10" office:value-type="float" office:value="24.7" calcext:value-type="float">
            <text:p>24.7</text:p>
          </table:table-cell>
          <table:table-cell table:formula="of:=(100-[.D4])/[.E4]" office:value-type="float" office:value="0.0192120257909732" calcext:value-type="float">
            <text:p>0.0192120258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37" calcext:value-type="float">
            <text:p>237</text:p>
          </table:table-cell>
          <table:table-cell office:value-type="float" office:value="199" calcext:value-type="float">
            <text:p>199</text:p>
          </table:table-cell>
          <table:table-cell table:formula="of:=[.C5]/[.B5]*100" office:value-type="float" office:value="83.9662447257384" calcext:value-type="float">
            <text:p>83.9662447257</text:p>
          </table:table-cell>
          <table:table-cell table:formula="of:=[.C5]*[.A5]" office:value-type="float" office:value="796" calcext:value-type="float">
            <text:p>796</text:p>
          </table:table-cell>
          <table:table-cell table:formula="of:=[.C5]/10" office:value-type="float" office:value="19.9" calcext:value-type="float">
            <text:p>19.9</text:p>
          </table:table-cell>
          <table:table-cell table:formula="of:=(100-[.D5])/[.E5]" office:value-type="float" office:value="0.020142908636007" calcext:value-type="float">
            <text:p>0.0201429086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99" calcext:value-type="float">
            <text:p>199</text:p>
          </table:table-cell>
          <table:table-cell office:value-type="float" office:value="159" calcext:value-type="float">
            <text:p>159</text:p>
          </table:table-cell>
          <table:table-cell table:formula="of:=[.C6]/[.B6]*100" office:value-type="float" office:value="79.8994974874372" calcext:value-type="float">
            <text:p>79.8994974874</text:p>
          </table:table-cell>
          <table:table-cell table:formula="of:=[.C6]*[.A6]" office:value-type="float" office:value="795" calcext:value-type="float">
            <text:p>795</text:p>
          </table:table-cell>
          <table:table-cell table:formula="of:=[.C6]/10" office:value-type="float" office:value="15.9" calcext:value-type="float">
            <text:p>15.9</text:p>
          </table:table-cell>
          <table:table-cell table:formula="of:=(100-[.D6])/[.E6]" office:value-type="float" office:value="0.0252836509591985" calcext:value-type="float">
            <text:p>0.025283651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75" calcext:value-type="float">
            <text:p>175</text:p>
          </table:table-cell>
          <table:table-cell office:value-type="float" office:value="119" calcext:value-type="float">
            <text:p>119</text:p>
          </table:table-cell>
          <table:table-cell table:formula="of:=[.C7]/[.B7]*100" office:value-type="float" office:value="68" calcext:value-type="float">
            <text:p>68</text:p>
          </table:table-cell>
          <table:table-cell table:formula="of:=[.C7]*[.A7]" office:value-type="float" office:value="714" calcext:value-type="float">
            <text:p>714</text:p>
          </table:table-cell>
          <table:table-cell table:formula="of:=[.C7]/10" office:value-type="float" office:value="11.9" calcext:value-type="float">
            <text:p>11.9</text:p>
          </table:table-cell>
          <table:table-cell table:formula="of:=(100-[.D7])/[.E7]" office:value-type="float" office:value="0.0448179271708684" calcext:value-type="float">
            <text:p>0.0448179272</text:p>
          </table:table-cell>
          <table:table-cell office:value-type="string" calcext:value-type="string">
            <text:p>Full EPC length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59" calcext:value-type="float">
            <text:p>159</text:p>
          </table:table-cell>
          <table:table-cell office:value-type="float" office:value="85" calcext:value-type="float">
            <text:p>85</text:p>
          </table:table-cell>
          <table:table-cell table:formula="of:=[.C8]/[.B8]*100" office:value-type="float" office:value="53.4591194968554" calcext:value-type="float">
            <text:p>53.4591194969</text:p>
          </table:table-cell>
          <table:table-cell table:formula="of:=[.C8]*[.A8]" office:value-type="float" office:value="595" calcext:value-type="float">
            <text:p>595</text:p>
          </table:table-cell>
          <table:table-cell table:formula="of:=[.C8]/10" office:value-type="float" office:value="8.5" calcext:value-type="float">
            <text:p>8.5</text:p>
          </table:table-cell>
          <table:table-cell table:formula="of:=(100-[.D8])/[.E8]" office:value-type="float" office:value="0.0782199672321759" calcext:value-type="float">
            <text:p>0.0782199672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3" calcext:value-type="float">
            <text:p>143</text:p>
          </table:table-cell>
          <table:table-cell office:value-type="float" office:value="98" calcext:value-type="float">
            <text:p>98</text:p>
          </table:table-cell>
          <table:table-cell table:formula="of:=[.C9]/[.B9]*100" office:value-type="float" office:value="68.5314685314685" calcext:value-type="float">
            <text:p>68.5314685315</text:p>
          </table:table-cell>
          <table:table-cell table:formula="of:=[.C9]*[.A9]" office:value-type="float" office:value="784" calcext:value-type="float">
            <text:p>784</text:p>
          </table:table-cell>
          <table:table-cell table:formula="of:=[.C9]/10" office:value-type="float" office:value="9.8" calcext:value-type="float">
            <text:p>9.8</text:p>
          </table:table-cell>
          <table:table-cell table:formula="of:=(100-[.D9])/[.E9]" office:value-type="float" office:value="0.0401384329955759" calcext:value-type="float">
            <text:p>0.040138433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2" calcext:value-type="float">
            <text:p>132</text:p>
          </table:table-cell>
          <table:table-cell office:value-type="float" office:value="77" calcext:value-type="float">
            <text:p>77</text:p>
          </table:table-cell>
          <table:table-cell table:formula="of:=[.C10]/[.B10]*100" office:value-type="float" office:value="58.3333333333333" calcext:value-type="float">
            <text:p>58.3333333333</text:p>
          </table:table-cell>
          <table:table-cell table:formula="of:=[.C10]*[.A10]" office:value-type="float" office:value="693" calcext:value-type="float">
            <text:p>693</text:p>
          </table:table-cell>
          <table:table-cell table:formula="of:=[.C10]/10" office:value-type="float" office:value="7.7" calcext:value-type="float">
            <text:p>7.7</text:p>
          </table:table-cell>
          <table:table-cell table:formula="of:=(100-[.D10])/[.E10]" office:value-type="float" office:value="0.0601250601250601" calcext:value-type="float">
            <text:p>0.0601250601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7" calcext:value-type="float">
            <text:p>127</text:p>
          </table:table-cell>
          <table:table-cell office:value-type="float" office:value="78" calcext:value-type="float">
            <text:p>78</text:p>
          </table:table-cell>
          <table:table-cell table:formula="of:=[.C11]/[.B11]*100" office:value-type="float" office:value="61.4173228346457" calcext:value-type="float">
            <text:p>61.4173228346</text:p>
          </table:table-cell>
          <table:table-cell table:formula="of:=[.C11]*[.A11]" office:value-type="float" office:value="780" calcext:value-type="float">
            <text:p>780</text:p>
          </table:table-cell>
          <table:table-cell table:formula="of:=[.C11]/10" office:value-type="float" office:value="7.8" calcext:value-type="float">
            <text:p>7.8</text:p>
          </table:table-cell>
          <table:table-cell table:formula="of:=(100-[.D11])/[.E11]" office:value-type="float" office:value="0.0494649707248132" calcext:value-type="float">
            <text:p>0.0494649707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15" calcext:value-type="float">
            <text:p>115</text:p>
          </table:table-cell>
          <table:table-cell office:value-type="float" office:value="70" calcext:value-type="float">
            <text:p>70</text:p>
          </table:table-cell>
          <table:table-cell table:formula="of:=[.C12]/[.B12]*100" office:value-type="float" office:value="60.8695652173913" calcext:value-type="float">
            <text:p>60.8695652174</text:p>
          </table:table-cell>
          <table:table-cell table:formula="of:=[.C12]*[.A12]" office:value-type="float" office:value="770" calcext:value-type="float">
            <text:p>770</text:p>
          </table:table-cell>
          <table:table-cell table:formula="of:=[.C12]/10" office:value-type="float" office:value="7" calcext:value-type="float">
            <text:p>7</text:p>
          </table:table-cell>
          <table:table-cell table:formula="of:=(100-[.D12])/[.E12]" office:value-type="float" office:value="0.0508187464709204" calcext:value-type="float">
            <text:p>0.0508187465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9" calcext:value-type="float">
            <text:p>109</text:p>
          </table:table-cell>
          <table:table-cell office:value-type="float" office:value="58" calcext:value-type="float">
            <text:p>58</text:p>
          </table:table-cell>
          <table:table-cell table:formula="of:=[.C13]/[.B13]*100" office:value-type="float" office:value="53.2110091743119" calcext:value-type="float">
            <text:p>53.2110091743</text:p>
          </table:table-cell>
          <table:table-cell table:formula="of:=[.C13]*[.A13]" office:value-type="float" office:value="696" calcext:value-type="float">
            <text:p>696</text:p>
          </table:table-cell>
          <table:table-cell table:formula="of:=[.C13]/10" office:value-type="float" office:value="5.8" calcext:value-type="float">
            <text:p>5.8</text:p>
          </table:table-cell>
          <table:table-cell table:formula="of:=(100-[.D13])/[.E13]" office:value-type="float" office:value="0.067225561531161" calcext:value-type="float">
            <text:p>0.0672255615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8" calcext:value-type="float">
            <text:p>98</text:p>
          </table:table-cell>
          <table:table-cell office:value-type="float" office:value="63" calcext:value-type="float">
            <text:p>63</text:p>
          </table:table-cell>
          <table:table-cell table:formula="of:=[.C14]/[.B14]*100" office:value-type="float" office:value="64.2857142857143" calcext:value-type="float">
            <text:p>64.2857142857</text:p>
          </table:table-cell>
          <table:table-cell table:formula="of:=[.C14]*[.A14]" office:value-type="float" office:value="819" calcext:value-type="float">
            <text:p>819</text:p>
          </table:table-cell>
          <table:table-cell table:formula="of:=[.C14]/10" office:value-type="float" office:value="6.3" calcext:value-type="float">
            <text:p>6.3</text:p>
          </table:table-cell>
          <table:table-cell table:formula="of:=(100-[.D14])/[.E14]" office:value-type="float" office:value="0.0436071864643293" calcext:value-type="float">
            <text:p>0.0436071865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8" calcext:value-type="float">
            <text:p>108</text:p>
          </table:table-cell>
          <table:table-cell office:value-type="float" office:value="42" calcext:value-type="float">
            <text:p>42</text:p>
          </table:table-cell>
          <table:table-cell table:formula="of:=[.C15]/[.B15]*100" office:value-type="float" office:value="38.8888888888889" calcext:value-type="float">
            <text:p>38.8888888889</text:p>
          </table:table-cell>
          <table:table-cell table:formula="of:=[.C15]*[.A15]" office:value-type="float" office:value="588" calcext:value-type="float">
            <text:p>588</text:p>
          </table:table-cell>
          <table:table-cell table:formula="of:=[.C15]/10" office:value-type="float" office:value="4.2" calcext:value-type="float">
            <text:p>4.2</text:p>
          </table:table-cell>
          <table:table-cell table:formula="of:=(100-[.D15])/[.E15]" office:value-type="float" office:value="0.103930461073318" calcext:value-type="float">
            <text:p>0.1039304611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8" calcext:value-type="float">
            <text:p>108</text:p>
          </table:table-cell>
          <table:table-cell office:value-type="float" office:value="42" calcext:value-type="float">
            <text:p>42</text:p>
          </table:table-cell>
          <table:table-cell table:formula="of:=[.C16]/[.B16]*100" office:value-type="float" office:value="38.8888888888889" calcext:value-type="float">
            <text:p>38.8888888889</text:p>
          </table:table-cell>
          <table:table-cell table:formula="of:=[.C16]*[.A16]" office:value-type="float" office:value="630" calcext:value-type="float">
            <text:p>630</text:p>
          </table:table-cell>
          <table:table-cell table:formula="of:=[.C16]/10" office:value-type="float" office:value="4.2" calcext:value-type="float">
            <text:p>4.2</text:p>
          </table:table-cell>
          <table:table-cell table:formula="of:=(100-[.D16])/[.E16]" office:value-type="float" office:value="0.0970017636684303" calcext:value-type="float">
            <text:p>0.0970017637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8" calcext:value-type="float">
            <text:p>98</text:p>
          </table:table-cell>
          <table:table-cell office:value-type="float" office:value="48" calcext:value-type="float">
            <text:p>48</text:p>
          </table:table-cell>
          <table:table-cell table:formula="of:=[.C17]/[.B17]*100" office:value-type="float" office:value="48.9795918367347" calcext:value-type="float">
            <text:p>48.9795918367</text:p>
          </table:table-cell>
          <table:table-cell table:formula="of:=[.C17]*[.A17]" office:value-type="float" office:value="768" calcext:value-type="float">
            <text:p>768</text:p>
          </table:table-cell>
          <table:table-cell table:formula="of:=[.C17]/10" office:value-type="float" office:value="4.8" calcext:value-type="float">
            <text:p>4.8</text:p>
          </table:table-cell>
          <table:table-cell table:formula="of:=(100-[.D17])/[.E17]" office:value-type="float" office:value="0.0664328231292517" calcext:value-type="float">
            <text:p>0.0664328231</text:p>
          </table:table-cell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33" calcext:value-type="float">
            <text:p>33</text:p>
          </table:table-cell>
          <table:table-cell table:formula="of:=[.C18]/[.B18]*100" office:value-type="float" office:value="30.5555555555556" calcext:value-type="float">
            <text:p>30.5555555556</text:p>
          </table:table-cell>
          <table:table-cell table:formula="of:=[.C18]*[.A18]" office:value-type="float" office:value="561" calcext:value-type="float">
            <text:p>561</text:p>
          </table:table-cell>
          <table:table-cell table:formula="of:=[.C18]/10" office:value-type="float" office:value="3.3" calcext:value-type="float">
            <text:p>3.3</text:p>
          </table:table-cell>
          <table:table-cell table:formula="of:=(100-[.D18])/[.E18]" office:value-type="float" office:value="0.123786888492771" calcext:value-type="float">
            <text:p>0.1237868885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2" calcext:value-type="float">
            <text:p>102</text:p>
          </table:table-cell>
          <table:table-cell office:value-type="float" office:value="31" calcext:value-type="float">
            <text:p>31</text:p>
          </table:table-cell>
          <table:table-cell table:formula="of:=[.C19]/[.B19]*100" office:value-type="float" office:value="30.3921568627451" calcext:value-type="float">
            <text:p>30.3921568627</text:p>
          </table:table-cell>
          <table:table-cell table:formula="of:=[.C19]*[.A19]" office:value-type="float" office:value="558" calcext:value-type="float">
            <text:p>558</text:p>
          </table:table-cell>
          <table:table-cell table:formula="of:=[.C19]/10" office:value-type="float" office:value="3.1" calcext:value-type="float">
            <text:p>3.1</text:p>
          </table:table-cell>
          <table:table-cell table:formula="of:=(100-[.D19])/[.E19]" office:value-type="float" office:value="0.124745238597231" calcext:value-type="float">
            <text:p>0.1247452386</text:p>
          </table:table-cell>
          <table:table-cell office:value-type="string" calcext:value-type="string">
            <text:p>Num. Words needed to send a whole line over in 1 go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1" calcext:value-type="float">
            <text:p>91</text:p>
          </table:table-cell>
          <table:table-cell office:value-type="float" office:value="29" calcext:value-type="float">
            <text:p>29</text:p>
          </table:table-cell>
          <table:table-cell table:formula="of:=[.C20]/[.B20]*100" office:value-type="float" office:value="31.8681318681319" calcext:value-type="float">
            <text:p>31.8681318681</text:p>
          </table:table-cell>
          <table:table-cell table:formula="of:=[.C20]*[.A20]" office:value-type="float" office:value="551" calcext:value-type="float">
            <text:p>551</text:p>
          </table:table-cell>
          <table:table-cell table:formula="of:=[.C20]/10" office:value-type="float" office:value="2.9" calcext:value-type="float">
            <text:p>2.9</text:p>
          </table:table-cell>
          <table:table-cell table:formula="of:=(100-[.D20])/[.E20]" office:value-type="float" office:value="0.123651303324625" calcext:value-type="float">
            <text:p>0.1236513033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1" calcext:value-type="float">
            <text:p>91</text:p>
          </table:table-cell>
          <table:table-cell office:value-type="float" office:value="28" calcext:value-type="float">
            <text:p>28</text:p>
          </table:table-cell>
          <table:table-cell table:formula="of:=[.C21]/[.B21]*100" office:value-type="float" office:value="30.7692307692308" calcext:value-type="float">
            <text:p>30.7692307692</text:p>
          </table:table-cell>
          <table:table-cell table:formula="of:=[.C21]*[.A21]" office:value-type="float" office:value="560" calcext:value-type="float">
            <text:p>560</text:p>
          </table:table-cell>
          <table:table-cell table:formula="of:=[.C21]/10" office:value-type="float" office:value="2.8" calcext:value-type="float">
            <text:p>2.8</text:p>
          </table:table-cell>
          <table:table-cell table:formula="of:=(100-[.D21])/[.E21]" office:value-type="float" office:value="0.123626373626374" calcext:value-type="float">
            <text:p>0.1236263736</text:p>
          </table:table-cell>
          <table:table-cell table:number-columns-repeated="6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88" calcext:value-type="float">
            <text:p>88</text:p>
          </table:table-cell>
          <table:table-cell office:value-type="float" office:value="27" calcext:value-type="float">
            <text:p>27</text:p>
          </table:table-cell>
          <table:table-cell table:formula="of:=[.C22]/[.B22]*100" office:value-type="float" office:value="30.6818181818182" calcext:value-type="float">
            <text:p>30.6818181818</text:p>
          </table:table-cell>
          <table:table-cell table:formula="of:=[.C22]*[.A22]" office:value-type="float" office:value="567" calcext:value-type="float">
            <text:p>567</text:p>
          </table:table-cell>
          <table:table-cell table:formula="of:=[.C22]/10" office:value-type="float" office:value="2.7" calcext:value-type="float">
            <text:p>2.7</text:p>
          </table:table-cell>
          <table:table-cell table:formula="of:=(100-[.D22])/[.E22]" office:value-type="float" office:value="0.122254288920956" calcext:value-type="float">
            <text:p>0.1222542889</text:p>
          </table:table-cell>
          <table:table-cell table:number-columns-repeated="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87" calcext:value-type="float">
            <text:p>87</text:p>
          </table:table-cell>
          <table:table-cell office:value-type="float" office:value="26" calcext:value-type="float">
            <text:p>26</text:p>
          </table:table-cell>
          <table:table-cell table:formula="of:=[.C23]/[.B23]*100" office:value-type="float" office:value="29.8850574712644" calcext:value-type="float">
            <text:p>29.8850574713</text:p>
          </table:table-cell>
          <table:table-cell table:formula="of:=[.C23]*[.A23]" office:value-type="float" office:value="572" calcext:value-type="float">
            <text:p>572</text:p>
          </table:table-cell>
          <table:table-cell table:formula="of:=[.C23]/10" office:value-type="float" office:value="2.6" calcext:value-type="float">
            <text:p>2.6</text:p>
          </table:table-cell>
          <table:table-cell table:formula="of:=(100-[.D23])/[.E23]" office:value-type="float" office:value="0.122578570854433" calcext:value-type="float">
            <text:p>0.1225785709</text:p>
          </table:table-cell>
          <table:table-cell table:number-columns-repeated="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99" calcext:value-type="float">
            <text:p>99</text:p>
          </table:table-cell>
          <table:table-cell office:value-type="float" office:value="21" calcext:value-type="float">
            <text:p>21</text:p>
          </table:table-cell>
          <table:table-cell table:formula="of:=[.C24]/[.B24]*100" office:value-type="float" office:value="21.2121212121212" calcext:value-type="float">
            <text:p>21.2121212121</text:p>
          </table:table-cell>
          <table:table-cell table:formula="of:=[.C24]*[.A24]" office:value-type="float" office:value="483" calcext:value-type="float">
            <text:p>483</text:p>
          </table:table-cell>
          <table:table-cell table:formula="of:=[.C24]/10" office:value-type="float" office:value="2.1" calcext:value-type="float">
            <text:p>2.1</text:p>
          </table:table-cell>
          <table:table-cell table:formula="of:=(100-[.D24])/[.E24]" office:value-type="float" office:value="0.163121902252337" calcext:value-type="float">
            <text:p>0.1631219023</text:p>
          </table:table-cell>
          <table:table-cell table:number-columns-repeated="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94" calcext:value-type="float">
            <text:p>94</text:p>
          </table:table-cell>
          <table:table-cell office:value-type="float" office:value="17" calcext:value-type="float">
            <text:p>17</text:p>
          </table:table-cell>
          <table:table-cell table:formula="of:=[.C25]/[.B25]*100" office:value-type="float" office:value="18.0851063829787" calcext:value-type="float">
            <text:p>18.085106383</text:p>
          </table:table-cell>
          <table:table-cell table:formula="of:=[.C25]*[.A25]" office:value-type="float" office:value="408" calcext:value-type="float">
            <text:p>408</text:p>
          </table:table-cell>
          <table:table-cell table:formula="of:=[.C25]/10" office:value-type="float" office:value="1.7" calcext:value-type="float">
            <text:p>1.7</text:p>
          </table:table-cell>
          <table:table-cell table:formula="of:=(100-[.D25])/[.E25]" office:value-type="float" office:value="0.200771798080934" calcext:value-type="float">
            <text:p>0.2007717981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[.C26]/[.B26]*100" office:value-type="float" office:value="13.7254901960784" calcext:value-type="float">
            <text:p>13.7254901961</text:p>
          </table:table-cell>
          <table:table-cell table:formula="of:=[.C26]*[.A26]" office:value-type="float" office:value="350" calcext:value-type="float">
            <text:p>350</text:p>
          </table:table-cell>
          <table:table-cell table:formula="of:=[.C26]/10" office:value-type="float" office:value="1.4" calcext:value-type="float">
            <text:p>1.4</text:p>
          </table:table-cell>
          <table:table-cell table:formula="of:=(100-[.D26])/[.E26]" office:value-type="float" office:value="0.246498599439776" calcext:value-type="float">
            <text:p>0.2464985994</text:p>
          </table:table-cell>
          <table:table-cell table:number-columns-repeated="6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table:formula="of:=[.C27]/[.B27]*100" office:value-type="float" office:value="10.5263157894737" calcext:value-type="float">
            <text:p>10.5263157895</text:p>
          </table:table-cell>
          <table:table-cell table:formula="of:=[.C27]*[.A27]" office:value-type="float" office:value="260" calcext:value-type="float">
            <text:p>260</text:p>
          </table:table-cell>
          <table:table-cell table:formula="of:=[.C27]/10" office:value-type="float" office:value="1" calcext:value-type="float">
            <text:p>1</text:p>
          </table:table-cell>
          <table:table-cell table:formula="of:=(100-[.D27])/[.E27]" office:value-type="float" office:value="0.34412955465587" calcext:value-type="float">
            <text:p>0.3441295547</text:p>
          </table:table-cell>
          <table:table-cell table:number-columns-repeated="6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82" calcext:value-type="float">
            <text:p>82</text:p>
          </table:table-cell>
          <table:table-cell office:value-type="float" office:value="18" calcext:value-type="float">
            <text:p>18</text:p>
          </table:table-cell>
          <table:table-cell table:formula="of:=[.C28]/[.B28]*100" office:value-type="float" office:value="21.9512195121951" calcext:value-type="float">
            <text:p>21.9512195122</text:p>
          </table:table-cell>
          <table:table-cell table:formula="of:=[.C28]*[.A28]" office:value-type="float" office:value="486" calcext:value-type="float">
            <text:p>486</text:p>
          </table:table-cell>
          <table:table-cell table:formula="of:=[.C28]/10" office:value-type="float" office:value="1.8" calcext:value-type="float">
            <text:p>1.8</text:p>
          </table:table-cell>
          <table:table-cell table:formula="of:=(100-[.D28])/[.E28]" office:value-type="float" office:value="0.160594198534578" calcext:value-type="float">
            <text:p>0.1605941985</text:p>
          </table:table-cell>
          <table:table-cell table:number-columns-repeated="6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9" calcext:value-type="float">
            <text:p>59</text:p>
          </table:table-cell>
          <table:table-cell office:value-type="float" office:value="24" calcext:value-type="float">
            <text:p>24</text:p>
          </table:table-cell>
          <table:table-cell table:formula="of:=[.C29]/[.B29]*100" office:value-type="float" office:value="40.6779661016949" calcext:value-type="float">
            <text:p>40.6779661017</text:p>
          </table:table-cell>
          <table:table-cell table:formula="of:=[.C29]*[.A29]" office:value-type="float" office:value="672" calcext:value-type="float">
            <text:p>672</text:p>
          </table:table-cell>
          <table:table-cell table:formula="of:=[.C29]/10" office:value-type="float" office:value="2.4" calcext:value-type="float">
            <text:p>2.4</text:p>
          </table:table-cell>
          <table:table-cell table:formula="of:=(100-[.D29])/[.E29]" office:value-type="float" office:value="0.0882768361581921" calcext:value-type="float">
            <text:p>0.0882768362</text:p>
          </table:table-cell>
          <table:table-cell table:number-columns-repeated="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71" calcext:value-type="float">
            <text:p>71</text:p>
          </table:table-cell>
          <table:table-cell office:value-type="float" office:value="20" calcext:value-type="float">
            <text:p>20</text:p>
          </table:table-cell>
          <table:table-cell table:formula="of:=[.C30]/[.B30]*100" office:value-type="float" office:value="28.169014084507" calcext:value-type="float">
            <text:p>28.1690140845</text:p>
          </table:table-cell>
          <table:table-cell table:formula="of:=[.C30]*[.A30]" office:value-type="float" office:value="580" calcext:value-type="float">
            <text:p>580</text:p>
          </table:table-cell>
          <table:table-cell table:formula="of:=[.C30]/10" office:value-type="float" office:value="2" calcext:value-type="float">
            <text:p>2</text:p>
          </table:table-cell>
          <table:table-cell table:formula="of:=(100-[.D30])/[.E30]" office:value-type="float" office:value="0.123846527440505" calcext:value-type="float">
            <text:p>0.1238465274</text:p>
          </table:table-cell>
          <table:table-cell office:value-type="string" calcext:value-type="string">
            <text:p>Reader starts behaving weird and crashes randomly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7" calcext:value-type="float">
            <text:p>77</text:p>
          </table:table-cell>
          <table:table-cell office:value-type="float" office:value="17" calcext:value-type="float">
            <text:p>17</text:p>
          </table:table-cell>
          <table:table-cell table:formula="of:=[.C31]/[.B31]*100" office:value-type="float" office:value="22.0779220779221" calcext:value-type="float">
            <text:p>22.0779220779</text:p>
          </table:table-cell>
          <table:table-cell table:formula="of:=[.C31]*[.A31]" office:value-type="float" office:value="510" calcext:value-type="float">
            <text:p>510</text:p>
          </table:table-cell>
          <table:table-cell table:formula="of:=[.C31]/10" office:value-type="float" office:value="1.7" calcext:value-type="float">
            <text:p>1.7</text:p>
          </table:table-cell>
          <table:table-cell table:formula="of:=(100-[.D31])/[.E31]" office:value-type="float" office:value="0.152788388082506" calcext:value-type="float">
            <text:p>0.1527883881</text:p>
          </table:table-cell>
          <table:table-cell table:number-columns-repeated="6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9" calcext:value-type="float">
            <text:p>59</text:p>
          </table:table-cell>
          <table:table-cell office:value-type="float" office:value="21" calcext:value-type="float">
            <text:p>21</text:p>
          </table:table-cell>
          <table:table-cell table:formula="of:=[.C32]/[.B32]*100" office:value-type="float" office:value="35.5932203389831" calcext:value-type="float">
            <text:p>35.593220339</text:p>
          </table:table-cell>
          <table:table-cell table:formula="of:=[.C32]*[.A32]" office:value-type="float" office:value="651" calcext:value-type="float">
            <text:p>651</text:p>
          </table:table-cell>
          <table:table-cell table:formula="of:=[.C32]/10" office:value-type="float" office:value="2.1" calcext:value-type="float">
            <text:p>2.1</text:p>
          </table:table-cell>
          <table:table-cell table:formula="of:=(100-[.D32])/[.E32]" office:value-type="float" office:value="0.0989351454086282" calcext:value-type="float">
            <text:p>0.0989351454</text:p>
          </table:table-cell>
          <table:table-cell table:number-columns-repeated="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 table:formula="of:=[.C33]/[.B33]*100" office:value-type="float" office:value="9.83606557377049" calcext:value-type="float">
            <text:p>9.8360655738</text:p>
          </table:table-cell>
          <table:table-cell table:formula="of:=[.C33]*[.A33]" office:value-type="float" office:value="192" calcext:value-type="float">
            <text:p>192</text:p>
          </table:table-cell>
          <table:table-cell table:formula="of:=[.C33]/10" office:value-type="float" office:value="0.6" calcext:value-type="float">
            <text:p>0.6</text:p>
          </table:table-cell>
          <table:table-cell table:formula="of:=(100-[.D33])/[.E33]" office:value-type="float" office:value="0.469603825136612" calcext:value-type="float">
            <text:p>0.4696038251</text:p>
          </table:table-cell>
          <table:table-cell office:value-type="string" calcext:value-type="string">
            <text:p>Reader crashes 100% of the time</text:p>
          </table:table-cell>
          <table:table-cell table:number-columns-repeated="5"/>
        </table:table-row>
        <table:table-row table:style-name="ro1" table:number-rows-repeated="29">
          <table:table-cell table:number-columns-repeated="13"/>
        </table:table-row>
        <table:table-row table:style-name="ro1">
          <table:table-cell office:value-type="string" calcext:value-type="string">
            <text:p>WISP5 10 secs, 10 cm, R420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31" calcext:value-type="float">
            <text:p>931</text:p>
          </table:table-cell>
          <table:table-cell office:value-type="float" office:value="767" calcext:value-type="float">
            <text:p>767</text:p>
          </table:table-cell>
          <table:table-cell table:formula="of:=[.C64]/[.B64]*100" office:value-type="float" office:value="82.3845327604726" calcext:value-type="float">
            <text:p>82.3845327605</text:p>
          </table:table-cell>
          <table:table-cell table:formula="of:=[.C64]*[.A64]" office:value-type="float" office:value="767" calcext:value-type="float">
            <text:p>767</text:p>
          </table:table-cell>
          <table:table-cell table:formula="of:=[.C64]/10" office:value-type="float" office:value="76.7" calcext:value-type="float">
            <text:p>76.7</text:p>
          </table:table-cell>
          <table:table-cell table:formula="of:=(100-[.D64])/[.E64]" office:value-type="float" office:value="0.0229667108729171" calcext:value-type="float">
            <text:p>0.0229667109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62" calcext:value-type="float">
            <text:p>762</text:p>
          </table:table-cell>
          <table:table-cell office:value-type="float" office:value="670" calcext:value-type="float">
            <text:p>670</text:p>
          </table:table-cell>
          <table:table-cell table:formula="of:=[.C65]/[.B65]*100" office:value-type="float" office:value="87.9265091863517" calcext:value-type="float">
            <text:p>87.9265091864</text:p>
          </table:table-cell>
          <table:table-cell table:formula="of:=[.C65]*[.A65]" office:value-type="float" office:value="1340" calcext:value-type="float">
            <text:p>1340</text:p>
          </table:table-cell>
          <table:table-cell table:formula="of:=[.C65]/10" office:value-type="float" office:value="67" calcext:value-type="float">
            <text:p>67</text:p>
          </table:table-cell>
          <table:table-cell table:formula="of:=(100-[.D65])/[.E65]" office:value-type="float" office:value="0.00901006777137932" calcext:value-type="float">
            <text:p>0.0090100678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97" calcext:value-type="float">
            <text:p>697</text:p>
          </table:table-cell>
          <table:table-cell office:value-type="float" office:value="633" calcext:value-type="float">
            <text:p>633</text:p>
          </table:table-cell>
          <table:table-cell table:formula="of:=[.C66]/[.B66]*100" office:value-type="float" office:value="90.8177905308465" calcext:value-type="float">
            <text:p>90.8177905308</text:p>
          </table:table-cell>
          <table:table-cell table:formula="of:=[.C66]*[.A66]" office:value-type="float" office:value="1899" calcext:value-type="float">
            <text:p>1899</text:p>
          </table:table-cell>
          <table:table-cell table:formula="of:=[.C66]/10" office:value-type="float" office:value="63.3" calcext:value-type="float">
            <text:p>63.3</text:p>
          </table:table-cell>
          <table:table-cell table:formula="of:=(100-[.D66])/[.E66]" office:value-type="float" office:value="0.00483528671361428" calcext:value-type="float">
            <text:p>0.0048352867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57" calcext:value-type="float">
            <text:p>657</text:p>
          </table:table-cell>
          <table:table-cell office:value-type="float" office:value="563" calcext:value-type="float">
            <text:p>563</text:p>
          </table:table-cell>
          <table:table-cell table:formula="of:=[.C67]/[.B67]*100" office:value-type="float" office:value="85.6925418569254" calcext:value-type="float">
            <text:p>85.6925418569</text:p>
          </table:table-cell>
          <table:table-cell table:formula="of:=[.C67]*[.A67]" office:value-type="float" office:value="2252" calcext:value-type="float">
            <text:p>2252</text:p>
          </table:table-cell>
          <table:table-cell table:formula="of:=[.C67]/10" office:value-type="float" office:value="56.3" calcext:value-type="float">
            <text:p>56.3</text:p>
          </table:table-cell>
          <table:table-cell table:formula="of:=(100-[.D67])/[.E67]" office:value-type="float" office:value="0.00635322297649848" calcext:value-type="float">
            <text:p>0.006353223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88" calcext:value-type="float">
            <text:p>588</text:p>
          </table:table-cell>
          <table:table-cell office:value-type="float" office:value="514" calcext:value-type="float">
            <text:p>514</text:p>
          </table:table-cell>
          <table:table-cell table:formula="of:=[.C68]/[.B68]*100" office:value-type="float" office:value="87.4149659863945" calcext:value-type="float">
            <text:p>87.4149659864</text:p>
          </table:table-cell>
          <table:table-cell table:formula="of:=[.C68]*[.A68]" office:value-type="float" office:value="2570" calcext:value-type="float">
            <text:p>2570</text:p>
          </table:table-cell>
          <table:table-cell table:formula="of:=[.C68]/10" office:value-type="float" office:value="51.4" calcext:value-type="float">
            <text:p>51.4</text:p>
          </table:table-cell>
          <table:table-cell table:formula="of:=(100-[.D68])/[.E68]" office:value-type="float" office:value="0.00489690039439901" calcext:value-type="float">
            <text:p>0.0048969004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40" calcext:value-type="float">
            <text:p>540</text:p>
          </table:table-cell>
          <table:table-cell office:value-type="float" office:value="461" calcext:value-type="float">
            <text:p>461</text:p>
          </table:table-cell>
          <table:table-cell table:formula="of:=[.C69]/[.B69]*100" office:value-type="float" office:value="85.3703703703704" calcext:value-type="float">
            <text:p>85.3703703704</text:p>
          </table:table-cell>
          <table:table-cell table:formula="of:=[.C69]*[.A69]" office:value-type="float" office:value="2766" calcext:value-type="float">
            <text:p>2766</text:p>
          </table:table-cell>
          <table:table-cell table:formula="of:=[.C69]/10" office:value-type="float" office:value="46.1" calcext:value-type="float">
            <text:p>46.1</text:p>
          </table:table-cell>
          <table:table-cell table:formula="of:=(100-[.D69])/[.E69]" office:value-type="float" office:value="0.00528909241852119" calcext:value-type="float">
            <text:p>0.0052890924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97" calcext:value-type="float">
            <text:p>497</text:p>
          </table:table-cell>
          <table:table-cell office:value-type="float" office:value="406" calcext:value-type="float">
            <text:p>406</text:p>
          </table:table-cell>
          <table:table-cell table:formula="of:=[.C70]/[.B70]*100" office:value-type="float" office:value="81.6901408450704" calcext:value-type="float">
            <text:p>81.6901408451</text:p>
          </table:table-cell>
          <table:table-cell table:formula="of:=[.C70]*[.A70]" office:value-type="float" office:value="2842" calcext:value-type="float">
            <text:p>2842</text:p>
          </table:table-cell>
          <table:table-cell table:formula="of:=[.C70]/10" office:value-type="float" office:value="40.6" calcext:value-type="float">
            <text:p>40.6</text:p>
          </table:table-cell>
          <table:table-cell table:formula="of:=(100-[.D70])/[.E70]" office:value-type="float" office:value="0.00644259646549246" calcext:value-type="float">
            <text:p>0.0064425965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72" calcext:value-type="float">
            <text:p>472</text:p>
          </table:table-cell>
          <table:table-cell office:value-type="float" office:value="391" calcext:value-type="float">
            <text:p>391</text:p>
          </table:table-cell>
          <table:table-cell table:formula="of:=[.C71]/[.B71]*100" office:value-type="float" office:value="82.8389830508475" calcext:value-type="float">
            <text:p>82.8389830508</text:p>
          </table:table-cell>
          <table:table-cell table:formula="of:=[.C71]*[.A71]" office:value-type="float" office:value="3128" calcext:value-type="float">
            <text:p>3128</text:p>
          </table:table-cell>
          <table:table-cell table:formula="of:=[.C71]/10" office:value-type="float" office:value="39.1" calcext:value-type="float">
            <text:p>39.1</text:p>
          </table:table-cell>
          <table:table-cell table:formula="of:=(100-[.D71])/[.E71]" office:value-type="float" office:value="0.00548625861545797" calcext:value-type="float">
            <text:p>0.0054862586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29" calcext:value-type="float">
            <text:p>429</text:p>
          </table:table-cell>
          <table:table-cell office:value-type="float" office:value="334" calcext:value-type="float">
            <text:p>334</text:p>
          </table:table-cell>
          <table:table-cell table:formula="of:=[.C72]/[.B72]*100" office:value-type="float" office:value="77.8554778554778" calcext:value-type="float">
            <text:p>77.8554778555</text:p>
          </table:table-cell>
          <table:table-cell table:formula="of:=[.C72]*[.A72]" office:value-type="float" office:value="3006" calcext:value-type="float">
            <text:p>3006</text:p>
          </table:table-cell>
          <table:table-cell table:formula="of:=[.C72]/10" office:value-type="float" office:value="33.4" calcext:value-type="float">
            <text:p>33.4</text:p>
          </table:table-cell>
          <table:table-cell table:formula="of:=(100-[.D72])/[.E72]" office:value-type="float" office:value="0.00736677383383971" calcext:value-type="float">
            <text:p>0.0073667738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29" calcext:value-type="float">
            <text:p>429</text:p>
          </table:table-cell>
          <table:table-cell office:value-type="float" office:value="343" calcext:value-type="float">
            <text:p>343</text:p>
          </table:table-cell>
          <table:table-cell table:formula="of:=[.C73]/[.B73]*100" office:value-type="float" office:value="79.95337995338" calcext:value-type="float">
            <text:p>79.9533799534</text:p>
          </table:table-cell>
          <table:table-cell table:formula="of:=[.C73]*[.A73]" office:value-type="float" office:value="3430" calcext:value-type="float">
            <text:p>3430</text:p>
          </table:table-cell>
          <table:table-cell table:formula="of:=[.C73]/10" office:value-type="float" office:value="34.3" calcext:value-type="float">
            <text:p>34.3</text:p>
          </table:table-cell>
          <table:table-cell table:formula="of:=(100-[.D73])/[.E73]" office:value-type="float" office:value="0.00584449564041401" calcext:value-type="float">
            <text:p>0.0058444956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90" calcext:value-type="float">
            <text:p>390</text:p>
          </table:table-cell>
          <table:table-cell office:value-type="float" office:value="302" calcext:value-type="float">
            <text:p>302</text:p>
          </table:table-cell>
          <table:table-cell table:formula="of:=[.C74]/[.B74]*100" office:value-type="float" office:value="77.4358974358974" calcext:value-type="float">
            <text:p>77.4358974359</text:p>
          </table:table-cell>
          <table:table-cell table:formula="of:=[.C74]*[.A74]" office:value-type="float" office:value="3322" calcext:value-type="float">
            <text:p>3322</text:p>
          </table:table-cell>
          <table:table-cell table:formula="of:=[.C74]/10" office:value-type="float" office:value="30.2" calcext:value-type="float">
            <text:p>30.2</text:p>
          </table:table-cell>
          <table:table-cell table:formula="of:=(100-[.D74])/[.E74]" office:value-type="float" office:value="0.00679232467311937" calcext:value-type="float">
            <text:p>0.0067923247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68" calcext:value-type="float">
            <text:p>368</text:p>
          </table:table-cell>
          <table:table-cell office:value-type="float" office:value="272" calcext:value-type="float">
            <text:p>272</text:p>
          </table:table-cell>
          <table:table-cell table:formula="of:=[.C75]/[.B75]*100" office:value-type="float" office:value="73.9130434782609" calcext:value-type="float">
            <text:p>73.9130434783</text:p>
          </table:table-cell>
          <table:table-cell table:formula="of:=[.C75]*[.A75]" office:value-type="float" office:value="3264" calcext:value-type="float">
            <text:p>3264</text:p>
          </table:table-cell>
          <table:table-cell table:formula="of:=[.C75]/10" office:value-type="float" office:value="27.2" calcext:value-type="float">
            <text:p>27.2</text:p>
          </table:table-cell>
          <table:table-cell table:formula="of:=(100-[.D75])/[.E75]" office:value-type="float" office:value="0.0079923273657289" calcext:value-type="float">
            <text:p>0.0079923274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62" calcext:value-type="float">
            <text:p>362</text:p>
          </table:table-cell>
          <table:table-cell office:value-type="float" office:value="254" calcext:value-type="float">
            <text:p>254</text:p>
          </table:table-cell>
          <table:table-cell table:formula="of:=[.C76]/[.B76]*100" office:value-type="float" office:value="70.1657458563536" calcext:value-type="float">
            <text:p>70.1657458564</text:p>
          </table:table-cell>
          <table:table-cell table:formula="of:=[.C76]*[.A76]" office:value-type="float" office:value="3302" calcext:value-type="float">
            <text:p>3302</text:p>
          </table:table-cell>
          <table:table-cell table:formula="of:=[.C76]/10" office:value-type="float" office:value="25.4" calcext:value-type="float">
            <text:p>25.4</text:p>
          </table:table-cell>
          <table:table-cell table:formula="of:=(100-[.D76])/[.E76]" office:value-type="float" office:value="0.00903520719068637" calcext:value-type="float">
            <text:p>0.0090352072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49" calcext:value-type="float">
            <text:p>349</text:p>
          </table:table-cell>
          <table:table-cell office:value-type="float" office:value="254" calcext:value-type="float">
            <text:p>254</text:p>
          </table:table-cell>
          <table:table-cell table:formula="of:=[.C77]/[.B77]*100" office:value-type="float" office:value="72.7793696275072" calcext:value-type="float">
            <text:p>72.7793696275</text:p>
          </table:table-cell>
          <table:table-cell table:formula="of:=[.C77]*[.A77]" office:value-type="float" office:value="3556" calcext:value-type="float">
            <text:p>3556</text:p>
          </table:table-cell>
          <table:table-cell table:formula="of:=[.C77]/10" office:value-type="float" office:value="25.4" calcext:value-type="float">
            <text:p>25.4</text:p>
          </table:table-cell>
          <table:table-cell table:formula="of:=(100-[.D77])/[.E77]" office:value-type="float" office:value="0.00765484543658404" calcext:value-type="float">
            <text:p>0.0076548454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27" calcext:value-type="float">
            <text:p>327</text:p>
          </table:table-cell>
          <table:table-cell office:value-type="float" office:value="236" calcext:value-type="float">
            <text:p>236</text:p>
          </table:table-cell>
          <table:table-cell table:formula="of:=[.C78]/[.B78]*100" office:value-type="float" office:value="72.17125382263" calcext:value-type="float">
            <text:p>72.1712538226</text:p>
          </table:table-cell>
          <table:table-cell table:formula="of:=[.C78]*[.A78]" office:value-type="float" office:value="3540" calcext:value-type="float">
            <text:p>3540</text:p>
          </table:table-cell>
          <table:table-cell table:formula="of:=[.C78]/10" office:value-type="float" office:value="23.6" calcext:value-type="float">
            <text:p>23.6</text:p>
          </table:table-cell>
          <table:table-cell table:formula="of:=(100-[.D78])/[.E78]" office:value-type="float" office:value="0.00786122773372035" calcext:value-type="float">
            <text:p>0.0078612277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26" calcext:value-type="float">
            <text:p>326</text:p>
          </table:table-cell>
          <table:table-cell office:value-type="float" office:value="230" calcext:value-type="float">
            <text:p>230</text:p>
          </table:table-cell>
          <table:table-cell table:formula="of:=[.C79]/[.B79]*100" office:value-type="float" office:value="70.5521472392638" calcext:value-type="float">
            <text:p>70.5521472393</text:p>
          </table:table-cell>
          <table:table-cell table:formula="of:=[.C79]*[.A79]" office:value-type="float" office:value="3680" calcext:value-type="float">
            <text:p>3680</text:p>
          </table:table-cell>
          <table:table-cell table:formula="of:=[.C79]/10" office:value-type="float" office:value="23" calcext:value-type="float">
            <text:p>23</text:p>
          </table:table-cell>
          <table:table-cell table:formula="of:=(100-[.D79])/[.E79]" office:value-type="float" office:value="0.00800213390237397" calcext:value-type="float">
            <text:p>0.0080021339</text:p>
          </table:table-cell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04" calcext:value-type="float">
            <text:p>304</text:p>
          </table:table-cell>
          <table:table-cell office:value-type="float" office:value="203" calcext:value-type="float">
            <text:p>203</text:p>
          </table:table-cell>
          <table:table-cell table:formula="of:=[.C80]/[.B80]*100" office:value-type="float" office:value="66.7763157894737" calcext:value-type="float">
            <text:p>66.7763157895</text:p>
          </table:table-cell>
          <table:table-cell table:formula="of:=[.C80]*[.A80]" office:value-type="float" office:value="3451" calcext:value-type="float">
            <text:p>3451</text:p>
          </table:table-cell>
          <table:table-cell table:formula="of:=[.C80]/10" office:value-type="float" office:value="20.3" calcext:value-type="float">
            <text:p>20.3</text:p>
          </table:table-cell>
          <table:table-cell table:formula="of:=(100-[.D80])/[.E80]" office:value-type="float" office:value="0.00962726288337477" calcext:value-type="float">
            <text:p>0.0096272629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01" calcext:value-type="float">
            <text:p>301</text:p>
          </table:table-cell>
          <table:table-cell office:value-type="float" office:value="215" calcext:value-type="float">
            <text:p>215</text:p>
          </table:table-cell>
          <table:table-cell table:formula="of:=[.C81]/[.B81]*100" office:value-type="float" office:value="71.4285714285714" calcext:value-type="float">
            <text:p>71.4285714286</text:p>
          </table:table-cell>
          <table:table-cell table:formula="of:=[.C81]*[.A81]" office:value-type="float" office:value="3870" calcext:value-type="float">
            <text:p>3870</text:p>
          </table:table-cell>
          <table:table-cell table:formula="of:=[.C81]/10" office:value-type="float" office:value="21.5" calcext:value-type="float">
            <text:p>21.5</text:p>
          </table:table-cell>
          <table:table-cell table:formula="of:=(100-[.D81])/[.E81]" office:value-type="float" office:value="0.0073827980804725" calcext:value-type="float">
            <text:p>0.0073827981</text:p>
          </table:table-cell>
          <table:table-cell table:number-columns-repeated="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87" calcext:value-type="float">
            <text:p>287</text:p>
          </table:table-cell>
          <table:table-cell office:value-type="float" office:value="193" calcext:value-type="float">
            <text:p>193</text:p>
          </table:table-cell>
          <table:table-cell table:formula="of:=[.C82]/[.B82]*100" office:value-type="float" office:value="67.2473867595819" calcext:value-type="float">
            <text:p>67.2473867596</text:p>
          </table:table-cell>
          <table:table-cell table:formula="of:=[.C82]*[.A82]" office:value-type="float" office:value="3667" calcext:value-type="float">
            <text:p>3667</text:p>
          </table:table-cell>
          <table:table-cell table:formula="of:=[.C82]/10" office:value-type="float" office:value="19.3" calcext:value-type="float">
            <text:p>19.3</text:p>
          </table:table-cell>
          <table:table-cell table:formula="of:=(100-[.D82])/[.E82]" office:value-type="float" office:value="0.00893171890930409" calcext:value-type="float">
            <text:p>0.0089317189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77" calcext:value-type="float">
            <text:p>277</text:p>
          </table:table-cell>
          <table:table-cell office:value-type="float" office:value="170" calcext:value-type="float">
            <text:p>170</text:p>
          </table:table-cell>
          <table:table-cell table:formula="of:=[.C83]/[.B83]*100" office:value-type="float" office:value="61.3718411552347" calcext:value-type="float">
            <text:p>61.3718411552</text:p>
          </table:table-cell>
          <table:table-cell table:formula="of:=[.C83]*[.A83]" office:value-type="float" office:value="3400" calcext:value-type="float">
            <text:p>3400</text:p>
          </table:table-cell>
          <table:table-cell table:formula="of:=[.C83]/10" office:value-type="float" office:value="17" calcext:value-type="float">
            <text:p>17</text:p>
          </table:table-cell>
          <table:table-cell table:formula="of:=(100-[.D83])/[.E83]" office:value-type="float" office:value="0.0113612231896369" calcext:value-type="float">
            <text:p>0.0113612232</text:p>
          </table:table-cell>
          <table:table-cell table:number-columns-repeated="6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80" calcext:value-type="float">
            <text:p>280</text:p>
          </table:table-cell>
          <table:table-cell office:value-type="float" office:value="163" calcext:value-type="float">
            <text:p>163</text:p>
          </table:table-cell>
          <table:table-cell table:formula="of:=[.C84]/[.B84]*100" office:value-type="float" office:value="58.2142857142857" calcext:value-type="float">
            <text:p>58.2142857143</text:p>
          </table:table-cell>
          <table:table-cell table:formula="of:=[.C84]*[.A84]" office:value-type="float" office:value="3423" calcext:value-type="float">
            <text:p>3423</text:p>
          </table:table-cell>
          <table:table-cell table:formula="of:=[.C84]/10" office:value-type="float" office:value="16.3" calcext:value-type="float">
            <text:p>16.3</text:p>
          </table:table-cell>
          <table:table-cell table:formula="of:=(100-[.D84])/[.E84]" office:value-type="float" office:value="0.0122073369224991" calcext:value-type="float">
            <text:p>0.0122073369</text:p>
          </table:table-cell>
          <table:table-cell table:number-columns-repeated="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61" calcext:value-type="float">
            <text:p>261</text:p>
          </table:table-cell>
          <table:table-cell office:value-type="float" office:value="159" calcext:value-type="float">
            <text:p>159</text:p>
          </table:table-cell>
          <table:table-cell table:formula="of:=[.C85]/[.B85]*100" office:value-type="float" office:value="60.9195402298851" calcext:value-type="float">
            <text:p>60.9195402299</text:p>
          </table:table-cell>
          <table:table-cell table:formula="of:=[.C85]*[.A85]" office:value-type="float" office:value="3498" calcext:value-type="float">
            <text:p>3498</text:p>
          </table:table-cell>
          <table:table-cell table:formula="of:=[.C85]/10" office:value-type="float" office:value="15.9" calcext:value-type="float">
            <text:p>15.9</text:p>
          </table:table-cell>
          <table:table-cell table:formula="of:=(100-[.D85])/[.E85]" office:value-type="float" office:value="0.0111722297799071" calcext:value-type="float">
            <text:p>0.0111722298</text:p>
          </table:table-cell>
          <table:table-cell table:number-columns-repeated="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56" calcext:value-type="float">
            <text:p>256</text:p>
          </table:table-cell>
          <table:table-cell office:value-type="float" office:value="148" calcext:value-type="float">
            <text:p>148</text:p>
          </table:table-cell>
          <table:table-cell table:formula="of:=[.C86]/[.B86]*100" office:value-type="float" office:value="57.8125" calcext:value-type="float">
            <text:p>57.8125</text:p>
          </table:table-cell>
          <table:table-cell table:formula="of:=[.C86]*[.A86]" office:value-type="float" office:value="3404" calcext:value-type="float">
            <text:p>3404</text:p>
          </table:table-cell>
          <table:table-cell table:formula="of:=[.C86]/10" office:value-type="float" office:value="14.8" calcext:value-type="float">
            <text:p>14.8</text:p>
          </table:table-cell>
          <table:table-cell table:formula="of:=(100-[.D86])/[.E86]" office:value-type="float" office:value="0.0123935076380729" calcext:value-type="float">
            <text:p>0.0123935076</text:p>
          </table:table-cell>
          <table:table-cell table:number-columns-repeated="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52" calcext:value-type="float">
            <text:p>252</text:p>
          </table:table-cell>
          <table:table-cell office:value-type="float" office:value="136" calcext:value-type="float">
            <text:p>136</text:p>
          </table:table-cell>
          <table:table-cell table:formula="of:=[.C87]/[.B87]*100" office:value-type="float" office:value="53.968253968254" calcext:value-type="float">
            <text:p>53.9682539683</text:p>
          </table:table-cell>
          <table:table-cell table:formula="of:=[.C87]*[.A87]" office:value-type="float" office:value="3264" calcext:value-type="float">
            <text:p>3264</text:p>
          </table:table-cell>
          <table:table-cell table:formula="of:=[.C87]/10" office:value-type="float" office:value="13.6" calcext:value-type="float">
            <text:p>13.6</text:p>
          </table:table-cell>
          <table:table-cell table:formula="of:=(100-[.D87])/[.E87]" office:value-type="float" office:value="0.0141028633675693" calcext:value-type="float">
            <text:p>0.0141028634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45" calcext:value-type="float">
            <text:p>245</text:p>
          </table:table-cell>
          <table:table-cell office:value-type="float" office:value="152" calcext:value-type="float">
            <text:p>152</text:p>
          </table:table-cell>
          <table:table-cell table:formula="of:=[.C88]/[.B88]*100" office:value-type="float" office:value="62.0408163265306" calcext:value-type="float">
            <text:p>62.0408163265</text:p>
          </table:table-cell>
          <table:table-cell table:formula="of:=[.C88]*[.A88]" office:value-type="float" office:value="3800" calcext:value-type="float">
            <text:p>3800</text:p>
          </table:table-cell>
          <table:table-cell table:formula="of:=[.C88]/10" office:value-type="float" office:value="15.2" calcext:value-type="float">
            <text:p>15.2</text:p>
          </table:table-cell>
          <table:table-cell table:formula="of:=(100-[.D88])/[.E88]" office:value-type="float" office:value="0.00998925886143931" calcext:value-type="float">
            <text:p>0.0099892589</text:p>
          </table:table-cell>
          <table:table-cell table:number-columns-repeated="6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45" calcext:value-type="float">
            <text:p>245</text:p>
          </table:table-cell>
          <table:table-cell office:value-type="float" office:value="136" calcext:value-type="float">
            <text:p>136</text:p>
          </table:table-cell>
          <table:table-cell table:formula="of:=[.C89]/[.B89]*100" office:value-type="float" office:value="55.5102040816327" calcext:value-type="float">
            <text:p>55.5102040816</text:p>
          </table:table-cell>
          <table:table-cell table:formula="of:=[.C89]*[.A89]" office:value-type="float" office:value="3536" calcext:value-type="float">
            <text:p>3536</text:p>
          </table:table-cell>
          <table:table-cell table:formula="of:=[.C89]/10" office:value-type="float" office:value="13.6" calcext:value-type="float">
            <text:p>13.6</text:p>
          </table:table-cell>
          <table:table-cell table:formula="of:=(100-[.D89])/[.E89]" office:value-type="float" office:value="0.0125819558592668" calcext:value-type="float">
            <text:p>0.0125819559</text:p>
          </table:table-cell>
          <table:table-cell table:number-columns-repeated="6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33" calcext:value-type="float">
            <text:p>233</text:p>
          </table:table-cell>
          <table:table-cell office:value-type="float" office:value="117" calcext:value-type="float">
            <text:p>117</text:p>
          </table:table-cell>
          <table:table-cell table:formula="of:=[.C90]/[.B90]*100" office:value-type="float" office:value="50.2145922746781" calcext:value-type="float">
            <text:p>50.2145922747</text:p>
          </table:table-cell>
          <table:table-cell table:formula="of:=[.C90]*[.A90]" office:value-type="float" office:value="3159" calcext:value-type="float">
            <text:p>3159</text:p>
          </table:table-cell>
          <table:table-cell table:formula="of:=[.C90]/10" office:value-type="float" office:value="11.7" calcext:value-type="float">
            <text:p>11.7</text:p>
          </table:table-cell>
          <table:table-cell table:formula="of:=(100-[.D90])/[.E90]" office:value-type="float" office:value="0.0157598631609123" calcext:value-type="float">
            <text:p>0.0157598632</text:p>
          </table:table-cell>
          <table:table-cell table:number-columns-repeated="6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32" calcext:value-type="float">
            <text:p>232</text:p>
          </table:table-cell>
          <table:table-cell office:value-type="float" office:value="123" calcext:value-type="float">
            <text:p>123</text:p>
          </table:table-cell>
          <table:table-cell table:formula="of:=[.C91]/[.B91]*100" office:value-type="float" office:value="53.0172413793103" calcext:value-type="float">
            <text:p>53.0172413793</text:p>
          </table:table-cell>
          <table:table-cell table:formula="of:=[.C91]*[.A91]" office:value-type="float" office:value="3444" calcext:value-type="float">
            <text:p>3444</text:p>
          </table:table-cell>
          <table:table-cell table:formula="of:=[.C91]/10" office:value-type="float" office:value="12.3" calcext:value-type="float">
            <text:p>12.3</text:p>
          </table:table-cell>
          <table:table-cell table:formula="of:=(100-[.D91])/[.E91]" office:value-type="float" office:value="0.01364191597581" calcext:value-type="float">
            <text:p>0.013641916</text:p>
          </table:table-cell>
          <table:table-cell table:number-columns-repeated="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27" calcext:value-type="float">
            <text:p>227</text:p>
          </table:table-cell>
          <table:table-cell office:value-type="float" office:value="127" calcext:value-type="float">
            <text:p>127</text:p>
          </table:table-cell>
          <table:table-cell table:formula="of:=[.C92]/[.B92]*100" office:value-type="float" office:value="55.9471365638767" calcext:value-type="float">
            <text:p>55.9471365639</text:p>
          </table:table-cell>
          <table:table-cell table:formula="of:=[.C92]*[.A92]" office:value-type="float" office:value="3683" calcext:value-type="float">
            <text:p>3683</text:p>
          </table:table-cell>
          <table:table-cell table:formula="of:=[.C92]/10" office:value-type="float" office:value="12.7" calcext:value-type="float">
            <text:p>12.7</text:p>
          </table:table-cell>
          <table:table-cell table:formula="of:=(100-[.D92])/[.E92]" office:value-type="float" office:value="0.0119611358773075" calcext:value-type="float">
            <text:p>0.0119611359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28" calcext:value-type="float">
            <text:p>228</text:p>
          </table:table-cell>
          <table:table-cell office:value-type="float" office:value="113" calcext:value-type="float">
            <text:p>113</text:p>
          </table:table-cell>
          <table:table-cell table:formula="of:=[.C93]/[.B93]*100" office:value-type="float" office:value="49.5614035087719" calcext:value-type="float">
            <text:p>49.5614035088</text:p>
          </table:table-cell>
          <table:table-cell table:formula="of:=[.C93]*[.A93]" office:value-type="float" office:value="3390" calcext:value-type="float">
            <text:p>3390</text:p>
          </table:table-cell>
          <table:table-cell table:formula="of:=[.C93]/10" office:value-type="float" office:value="11.3" calcext:value-type="float">
            <text:p>11.3</text:p>
          </table:table-cell>
          <table:table-cell table:formula="of:=(100-[.D93])/[.E93]" office:value-type="float" office:value="0.0148786420328106" calcext:value-type="float">
            <text:p>0.014878642</text:p>
          </table:table-cell>
          <table:table-cell table:number-columns-repeated="6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25" calcext:value-type="float">
            <text:p>225</text:p>
          </table:table-cell>
          <table:table-cell office:value-type="float" office:value="125" calcext:value-type="float">
            <text:p>125</text:p>
          </table:table-cell>
          <table:table-cell table:formula="of:=[.C94]/[.B94]*100" office:value-type="float" office:value="55.5555555555556" calcext:value-type="float">
            <text:p>55.5555555556</text:p>
          </table:table-cell>
          <table:table-cell table:formula="of:=[.C94]*[.A94]" office:value-type="float" office:value="3875" calcext:value-type="float">
            <text:p>3875</text:p>
          </table:table-cell>
          <table:table-cell table:formula="of:=[.C94]/10" office:value-type="float" office:value="12.5" calcext:value-type="float">
            <text:p>12.5</text:p>
          </table:table-cell>
          <table:table-cell table:formula="of:=(100-[.D94])/[.E94]" office:value-type="float" office:value="0.0114695340501792" calcext:value-type="float">
            <text:p>0.0114695341</text:p>
          </table:table-cell>
          <table:table-cell table:number-columns-repeated="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23" calcext:value-type="float">
            <text:p>223</text:p>
          </table:table-cell>
          <table:table-cell office:value-type="float" office:value="111" calcext:value-type="float">
            <text:p>111</text:p>
          </table:table-cell>
          <table:table-cell table:formula="of:=[.C95]/[.B95]*100" office:value-type="float" office:value="49.7757847533632" calcext:value-type="float">
            <text:p>49.7757847534</text:p>
          </table:table-cell>
          <table:table-cell table:formula="of:=[.C95]*[.A95]" office:value-type="float" office:value="3552" calcext:value-type="float">
            <text:p>3552</text:p>
          </table:table-cell>
          <table:table-cell table:formula="of:=[.C95]/10" office:value-type="float" office:value="11.1" calcext:value-type="float">
            <text:p>11.1</text:p>
          </table:table-cell>
          <table:table-cell table:formula="of:=(100-[.D95])/[.E95]" office:value-type="float" office:value="0.0141397002383549" calcext:value-type="float">
            <text:p>0.0141397002</text:p>
          </table:table-cell>
          <table:table-cell table:number-columns-repeated="6"/>
        </table:table-row>
        <table:table-row table:style-name="ro1" table:number-rows-repeated="5">
          <table:table-cell table:number-columns-repeated="13"/>
        </table:table-row>
        <table:table-row table:style-name="ro1">
          <table:table-cell office:value-type="string" calcext:value-type="string">
            <text:p>WISP5 10 secs, 20 cm, R420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45" calcext:value-type="float">
            <text:p>845</text:p>
          </table:table-cell>
          <table:table-cell office:value-type="float" office:value="766" calcext:value-type="float">
            <text:p>766</text:p>
          </table:table-cell>
          <table:table-cell table:formula="of:=[.C102]/[.B102]*100" office:value-type="float" office:value="90.6508875739645" calcext:value-type="float">
            <text:p>90.650887574</text:p>
          </table:table-cell>
          <table:table-cell table:formula="of:=[.C102]*[.A102]" office:value-type="float" office:value="766" calcext:value-type="float">
            <text:p>766</text:p>
          </table:table-cell>
          <table:table-cell table:formula="of:=[.C102]/10" office:value-type="float" office:value="76.6" calcext:value-type="float">
            <text:p>76.6</text:p>
          </table:table-cell>
          <table:table-cell table:formula="of:=(100-[.D102])/[.E102]" office:value-type="float" office:value="0.0122051076057905" calcext:value-type="float">
            <text:p>0.0122051076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57" calcext:value-type="float">
            <text:p>757</text:p>
          </table:table-cell>
          <table:table-cell office:value-type="float" office:value="683" calcext:value-type="float">
            <text:p>683</text:p>
          </table:table-cell>
          <table:table-cell table:formula="of:=[.C103]/[.B103]*100" office:value-type="float" office:value="90.224570673712" calcext:value-type="float">
            <text:p>90.2245706737</text:p>
          </table:table-cell>
          <table:table-cell table:formula="of:=[.C103]*[.A103]" office:value-type="float" office:value="1366" calcext:value-type="float">
            <text:p>1366</text:p>
          </table:table-cell>
          <table:table-cell table:formula="of:=[.C103]/10" office:value-type="float" office:value="68.3" calcext:value-type="float">
            <text:p>68.3</text:p>
          </table:table-cell>
          <table:table-cell table:formula="of:=(100-[.D103])/[.E103]" office:value-type="float" office:value="0.00715624401631623" calcext:value-type="float">
            <text:p>0.007156244</text:p>
          </table:table-cell>
          <table:table-cell table:number-columns-repeated="6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676" calcext:value-type="float">
            <text:p>676</text:p>
          </table:table-cell>
          <table:table-cell office:value-type="float" office:value="606" calcext:value-type="float">
            <text:p>606</text:p>
          </table:table-cell>
          <table:table-cell table:formula="of:=[.C104]/[.B104]*100" office:value-type="float" office:value="89.6449704142012" calcext:value-type="float">
            <text:p>89.6449704142</text:p>
          </table:table-cell>
          <table:table-cell table:formula="of:=[.C104]*[.A104]" office:value-type="float" office:value="1818" calcext:value-type="float">
            <text:p>1818</text:p>
          </table:table-cell>
          <table:table-cell table:formula="of:=[.C104]/10" office:value-type="float" office:value="60.6" calcext:value-type="float">
            <text:p>60.6</text:p>
          </table:table-cell>
          <table:table-cell table:formula="of:=(100-[.D104])/[.E104]" office:value-type="float" office:value="0.00569583585577493" calcext:value-type="float">
            <text:p>0.0056958359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87" calcext:value-type="float">
            <text:p>587</text:p>
          </table:table-cell>
          <table:table-cell office:value-type="float" office:value="510" calcext:value-type="float">
            <text:p>510</text:p>
          </table:table-cell>
          <table:table-cell table:formula="of:=[.C105]/[.B105]*100" office:value-type="float" office:value="86.8824531516184" calcext:value-type="float">
            <text:p>86.8824531516</text:p>
          </table:table-cell>
          <table:table-cell table:formula="of:=[.C105]*[.A105]" office:value-type="float" office:value="2040" calcext:value-type="float">
            <text:p>2040</text:p>
          </table:table-cell>
          <table:table-cell table:formula="of:=[.C105]/10" office:value-type="float" office:value="51" calcext:value-type="float">
            <text:p>51</text:p>
          </table:table-cell>
          <table:table-cell table:formula="of:=(100-[.D105])/[.E105]" office:value-type="float" office:value="0.00643017002371647" calcext:value-type="float">
            <text:p>0.00643017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44" calcext:value-type="float">
            <text:p>544</text:p>
          </table:table-cell>
          <table:table-cell office:value-type="float" office:value="442" calcext:value-type="float">
            <text:p>442</text:p>
          </table:table-cell>
          <table:table-cell table:formula="of:=[.C106]/[.B106]*100" office:value-type="float" office:value="81.25" calcext:value-type="float">
            <text:p>81.25</text:p>
          </table:table-cell>
          <table:table-cell table:formula="of:=[.C106]*[.A106]" office:value-type="float" office:value="2210" calcext:value-type="float">
            <text:p>2210</text:p>
          </table:table-cell>
          <table:table-cell table:formula="of:=[.C106]/10" office:value-type="float" office:value="44.2" calcext:value-type="float">
            <text:p>44.2</text:p>
          </table:table-cell>
          <table:table-cell table:formula="of:=(100-[.D106])/[.E106]" office:value-type="float" office:value="0.0084841628959276" calcext:value-type="float">
            <text:p>0.0084841629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29" calcext:value-type="float">
            <text:p>529</text:p>
          </table:table-cell>
          <table:table-cell office:value-type="float" office:value="452" calcext:value-type="float">
            <text:p>452</text:p>
          </table:table-cell>
          <table:table-cell table:formula="of:=[.C107]/[.B107]*100" office:value-type="float" office:value="85.4442344045369" calcext:value-type="float">
            <text:p>85.4442344045</text:p>
          </table:table-cell>
          <table:table-cell table:formula="of:=[.C107]*[.A107]" office:value-type="float" office:value="2712" calcext:value-type="float">
            <text:p>2712</text:p>
          </table:table-cell>
          <table:table-cell table:formula="of:=[.C107]/10" office:value-type="float" office:value="45.2" calcext:value-type="float">
            <text:p>45.2</text:p>
          </table:table-cell>
          <table:table-cell table:formula="of:=(100-[.D107])/[.E107]" office:value-type="float" office:value="0.00536717020481679" calcext:value-type="float">
            <text:p>0.0053671702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77" calcext:value-type="float">
            <text:p>477</text:p>
          </table:table-cell>
          <table:table-cell office:value-type="float" office:value="390" calcext:value-type="float">
            <text:p>390</text:p>
          </table:table-cell>
          <table:table-cell table:formula="of:=[.C108]/[.B108]*100" office:value-type="float" office:value="81.7610062893082" calcext:value-type="float">
            <text:p>81.7610062893</text:p>
          </table:table-cell>
          <table:table-cell table:formula="of:=[.C108]*[.A108]" office:value-type="float" office:value="2730" calcext:value-type="float">
            <text:p>2730</text:p>
          </table:table-cell>
          <table:table-cell table:formula="of:=[.C108]/10" office:value-type="float" office:value="39" calcext:value-type="float">
            <text:p>39</text:p>
          </table:table-cell>
          <table:table-cell table:formula="of:=(100-[.D108])/[.E108]" office:value-type="float" office:value="0.00668095007717649" calcext:value-type="float">
            <text:p>0.0066809501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39" calcext:value-type="float">
            <text:p>439</text:p>
          </table:table-cell>
          <table:table-cell office:value-type="float" office:value="345" calcext:value-type="float">
            <text:p>345</text:p>
          </table:table-cell>
          <table:table-cell table:formula="of:=[.C109]/[.B109]*100" office:value-type="float" office:value="78.5876993166287" calcext:value-type="float">
            <text:p>78.5876993166</text:p>
          </table:table-cell>
          <table:table-cell table:formula="of:=[.C109]*[.A109]" office:value-type="float" office:value="2760" calcext:value-type="float">
            <text:p>2760</text:p>
          </table:table-cell>
          <table:table-cell table:formula="of:=[.C109]/10" office:value-type="float" office:value="34.5" calcext:value-type="float">
            <text:p>34.5</text:p>
          </table:table-cell>
          <table:table-cell table:formula="of:=(100-[.D109])/[.E109]" office:value-type="float" office:value="0.00775807995774322" calcext:value-type="float">
            <text:p>0.00775808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09" calcext:value-type="float">
            <text:p>409</text:p>
          </table:table-cell>
          <table:table-cell office:value-type="float" office:value="305" calcext:value-type="float">
            <text:p>305</text:p>
          </table:table-cell>
          <table:table-cell table:formula="of:=[.C110]/[.B110]*100" office:value-type="float" office:value="74.5721271393643" calcext:value-type="float">
            <text:p>74.5721271394</text:p>
          </table:table-cell>
          <table:table-cell table:formula="of:=[.C110]*[.A110]" office:value-type="float" office:value="2745" calcext:value-type="float">
            <text:p>2745</text:p>
          </table:table-cell>
          <table:table-cell table:formula="of:=[.C110]/10" office:value-type="float" office:value="30.5" calcext:value-type="float">
            <text:p>30.5</text:p>
          </table:table-cell>
          <table:table-cell table:formula="of:=(100-[.D110])/[.E110]" office:value-type="float" office:value="0.00926334166143377" calcext:value-type="float">
            <text:p>0.0092633417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99" calcext:value-type="float">
            <text:p>399</text:p>
          </table:table-cell>
          <table:table-cell office:value-type="float" office:value="295" calcext:value-type="float">
            <text:p>295</text:p>
          </table:table-cell>
          <table:table-cell table:formula="of:=[.C111]/[.B111]*100" office:value-type="float" office:value="73.9348370927318" calcext:value-type="float">
            <text:p>73.9348370927</text:p>
          </table:table-cell>
          <table:table-cell table:formula="of:=[.C111]*[.A111]" office:value-type="float" office:value="2950" calcext:value-type="float">
            <text:p>2950</text:p>
          </table:table-cell>
          <table:table-cell table:formula="of:=[.C111]/10" office:value-type="float" office:value="29.5" calcext:value-type="float">
            <text:p>29.5</text:p>
          </table:table-cell>
          <table:table-cell table:formula="of:=(100-[.D111])/[.E111]" office:value-type="float" office:value="0.00883564844314175" calcext:value-type="float">
            <text:p>0.0088356484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85" calcext:value-type="float">
            <text:p>385</text:p>
          </table:table-cell>
          <table:table-cell office:value-type="float" office:value="295" calcext:value-type="float">
            <text:p>295</text:p>
          </table:table-cell>
          <table:table-cell table:formula="of:=[.C112]/[.B112]*100" office:value-type="float" office:value="76.6233766233766" calcext:value-type="float">
            <text:p>76.6233766234</text:p>
          </table:table-cell>
          <table:table-cell table:formula="of:=[.C112]*[.A112]" office:value-type="float" office:value="3245" calcext:value-type="float">
            <text:p>3245</text:p>
          </table:table-cell>
          <table:table-cell table:formula="of:=[.C112]/10" office:value-type="float" office:value="29.5" calcext:value-type="float">
            <text:p>29.5</text:p>
          </table:table-cell>
          <table:table-cell table:formula="of:=(100-[.D112])/[.E112]" office:value-type="float" office:value="0.00720389010065435" calcext:value-type="float">
            <text:p>0.0072038901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68" calcext:value-type="float">
            <text:p>368</text:p>
          </table:table-cell>
          <table:table-cell office:value-type="float" office:value="277" calcext:value-type="float">
            <text:p>277</text:p>
          </table:table-cell>
          <table:table-cell table:formula="of:=[.C113]/[.B113]*100" office:value-type="float" office:value="75.2717391304348" calcext:value-type="float">
            <text:p>75.2717391304</text:p>
          </table:table-cell>
          <table:table-cell table:formula="of:=[.C113]*[.A113]" office:value-type="float" office:value="3324" calcext:value-type="float">
            <text:p>3324</text:p>
          </table:table-cell>
          <table:table-cell table:formula="of:=[.C113]/10" office:value-type="float" office:value="27.7" calcext:value-type="float">
            <text:p>27.7</text:p>
          </table:table-cell>
          <table:table-cell table:formula="of:=(100-[.D113])/[.E113]" office:value-type="float" office:value="0.00743930832417726" calcext:value-type="float">
            <text:p>0.0074393083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41" calcext:value-type="float">
            <text:p>341</text:p>
          </table:table-cell>
          <table:table-cell office:value-type="float" office:value="238" calcext:value-type="float">
            <text:p>238</text:p>
          </table:table-cell>
          <table:table-cell table:formula="of:=[.C114]/[.B114]*100" office:value-type="float" office:value="69.7947214076246" calcext:value-type="float">
            <text:p>69.7947214076</text:p>
          </table:table-cell>
          <table:table-cell table:formula="of:=[.C114]*[.A114]" office:value-type="float" office:value="3094" calcext:value-type="float">
            <text:p>3094</text:p>
          </table:table-cell>
          <table:table-cell table:formula="of:=[.C114]/10" office:value-type="float" office:value="23.8" calcext:value-type="float">
            <text:p>23.8</text:p>
          </table:table-cell>
          <table:table-cell table:formula="of:=(100-[.D114])/[.E114]" office:value-type="float" office:value="0.00976253348169857" calcext:value-type="float">
            <text:p>0.0097625335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18" calcext:value-type="float">
            <text:p>318</text:p>
          </table:table-cell>
          <table:table-cell office:value-type="float" office:value="194" calcext:value-type="float">
            <text:p>194</text:p>
          </table:table-cell>
          <table:table-cell table:formula="of:=[.C115]/[.B115]*100" office:value-type="float" office:value="61.0062893081761" calcext:value-type="float">
            <text:p>61.0062893082</text:p>
          </table:table-cell>
          <table:table-cell table:formula="of:=[.C115]*[.A115]" office:value-type="float" office:value="2716" calcext:value-type="float">
            <text:p>2716</text:p>
          </table:table-cell>
          <table:table-cell table:formula="of:=[.C115]/10" office:value-type="float" office:value="19.4" calcext:value-type="float">
            <text:p>19.4</text:p>
          </table:table-cell>
          <table:table-cell table:formula="of:=(100-[.D115])/[.E115]" office:value-type="float" office:value="0.0143570363371958" calcext:value-type="float">
            <text:p>0.0143570363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35" calcext:value-type="float">
            <text:p>335</text:p>
          </table:table-cell>
          <table:table-cell office:value-type="float" office:value="222" calcext:value-type="float">
            <text:p>222</text:p>
          </table:table-cell>
          <table:table-cell table:formula="of:=[.C116]/[.B116]*100" office:value-type="float" office:value="66.2686567164179" calcext:value-type="float">
            <text:p>66.2686567164</text:p>
          </table:table-cell>
          <table:table-cell table:formula="of:=[.C116]*[.A116]" office:value-type="float" office:value="3330" calcext:value-type="float">
            <text:p>3330</text:p>
          </table:table-cell>
          <table:table-cell table:formula="of:=[.C116]/10" office:value-type="float" office:value="22.2" calcext:value-type="float">
            <text:p>22.2</text:p>
          </table:table-cell>
          <table:table-cell table:formula="of:=(100-[.D116])/[.E116]" office:value-type="float" office:value="0.0101295325175922" calcext:value-type="float">
            <text:p>0.0101295325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09" calcext:value-type="float">
            <text:p>309</text:p>
          </table:table-cell>
          <table:table-cell office:value-type="float" office:value="192" calcext:value-type="float">
            <text:p>192</text:p>
          </table:table-cell>
          <table:table-cell table:formula="of:=[.C117]/[.B117]*100" office:value-type="float" office:value="62.1359223300971" calcext:value-type="float">
            <text:p>62.1359223301</text:p>
          </table:table-cell>
          <table:table-cell table:formula="of:=[.C117]*[.A117]" office:value-type="float" office:value="3072" calcext:value-type="float">
            <text:p>3072</text:p>
          </table:table-cell>
          <table:table-cell table:formula="of:=[.C117]/10" office:value-type="float" office:value="19.2" calcext:value-type="float">
            <text:p>19.2</text:p>
          </table:table-cell>
          <table:table-cell table:formula="of:=(100-[.D117])/[.E117]" office:value-type="float" office:value="0.0123255461165049" calcext:value-type="float">
            <text:p>0.0123255461</text:p>
          </table:table-cell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05" calcext:value-type="float">
            <text:p>305</text:p>
          </table:table-cell>
          <table:table-cell office:value-type="float" office:value="190" calcext:value-type="float">
            <text:p>190</text:p>
          </table:table-cell>
          <table:table-cell table:formula="of:=[.C118]/[.B118]*100" office:value-type="float" office:value="62.2950819672131" calcext:value-type="float">
            <text:p>62.2950819672</text:p>
          </table:table-cell>
          <table:table-cell table:formula="of:=[.C118]*[.A118]" office:value-type="float" office:value="3230" calcext:value-type="float">
            <text:p>3230</text:p>
          </table:table-cell>
          <table:table-cell table:formula="of:=[.C118]/10" office:value-type="float" office:value="19" calcext:value-type="float">
            <text:p>19</text:p>
          </table:table-cell>
          <table:table-cell table:formula="of:=(100-[.D118])/[.E118]" office:value-type="float" office:value="0.0116733492361569" calcext:value-type="float">
            <text:p>0.0116733492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96" calcext:value-type="float">
            <text:p>296</text:p>
          </table:table-cell>
          <table:table-cell office:value-type="float" office:value="191" calcext:value-type="float">
            <text:p>191</text:p>
          </table:table-cell>
          <table:table-cell table:formula="of:=[.C119]/[.B119]*100" office:value-type="float" office:value="64.527027027027" calcext:value-type="float">
            <text:p>64.527027027</text:p>
          </table:table-cell>
          <table:table-cell table:formula="of:=[.C119]*[.A119]" office:value-type="float" office:value="3438" calcext:value-type="float">
            <text:p>3438</text:p>
          </table:table-cell>
          <table:table-cell table:formula="of:=[.C119]/10" office:value-type="float" office:value="19.1" calcext:value-type="float">
            <text:p>19.1</text:p>
          </table:table-cell>
          <table:table-cell table:formula="of:=(100-[.D119])/[.E119]" office:value-type="float" office:value="0.0103179095325692" calcext:value-type="float">
            <text:p>0.0103179095</text:p>
          </table:table-cell>
          <table:table-cell table:number-columns-repeated="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93" calcext:value-type="float">
            <text:p>293</text:p>
          </table:table-cell>
          <table:table-cell office:value-type="float" office:value="179" calcext:value-type="float">
            <text:p>179</text:p>
          </table:table-cell>
          <table:table-cell table:formula="of:=[.C120]/[.B120]*100" office:value-type="float" office:value="61.0921501706485" calcext:value-type="float">
            <text:p>61.0921501706</text:p>
          </table:table-cell>
          <table:table-cell table:formula="of:=[.C120]*[.A120]" office:value-type="float" office:value="3401" calcext:value-type="float">
            <text:p>3401</text:p>
          </table:table-cell>
          <table:table-cell table:formula="of:=[.C120]/10" office:value-type="float" office:value="17.9" calcext:value-type="float">
            <text:p>17.9</text:p>
          </table:table-cell>
          <table:table-cell table:formula="of:=(100-[.D120])/[.E120]" office:value-type="float" office:value="0.0114401205026026" calcext:value-type="float">
            <text:p>0.0114401205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76" calcext:value-type="float">
            <text:p>276</text:p>
          </table:table-cell>
          <table:table-cell office:value-type="float" office:value="159" calcext:value-type="float">
            <text:p>159</text:p>
          </table:table-cell>
          <table:table-cell table:formula="of:=[.C121]/[.B121]*100" office:value-type="float" office:value="57.6086956521739" calcext:value-type="float">
            <text:p>57.6086956522</text:p>
          </table:table-cell>
          <table:table-cell table:formula="of:=[.C121]*[.A121]" office:value-type="float" office:value="3180" calcext:value-type="float">
            <text:p>3180</text:p>
          </table:table-cell>
          <table:table-cell table:formula="of:=[.C121]/10" office:value-type="float" office:value="15.9" calcext:value-type="float">
            <text:p>15.9</text:p>
          </table:table-cell>
          <table:table-cell table:formula="of:=(100-[.D121])/[.E121]" office:value-type="float" office:value="0.0133305988515176" calcext:value-type="float">
            <text:p>0.0133305989</text:p>
          </table:table-cell>
          <table:table-cell table:number-columns-repeated="6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67" calcext:value-type="float">
            <text:p>267</text:p>
          </table:table-cell>
          <table:table-cell office:value-type="float" office:value="149" calcext:value-type="float">
            <text:p>149</text:p>
          </table:table-cell>
          <table:table-cell table:formula="of:=[.C122]/[.B122]*100" office:value-type="float" office:value="55.8052434456929" calcext:value-type="float">
            <text:p>55.8052434457</text:p>
          </table:table-cell>
          <table:table-cell table:formula="of:=[.C122]*[.A122]" office:value-type="float" office:value="3129" calcext:value-type="float">
            <text:p>3129</text:p>
          </table:table-cell>
          <table:table-cell table:formula="of:=[.C122]/10" office:value-type="float" office:value="14.9" calcext:value-type="float">
            <text:p>14.9</text:p>
          </table:table-cell>
          <table:table-cell table:formula="of:=(100-[.D122])/[.E122]" office:value-type="float" office:value="0.0141242430662535" calcext:value-type="float">
            <text:p>0.0141242431</text:p>
          </table:table-cell>
          <table:table-cell table:number-columns-repeated="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63" calcext:value-type="float">
            <text:p>263</text:p>
          </table:table-cell>
          <table:table-cell office:value-type="float" office:value="146" calcext:value-type="float">
            <text:p>146</text:p>
          </table:table-cell>
          <table:table-cell table:formula="of:=[.C123]/[.B123]*100" office:value-type="float" office:value="55.5133079847909" calcext:value-type="float">
            <text:p>55.5133079848</text:p>
          </table:table-cell>
          <table:table-cell table:formula="of:=[.C123]*[.A123]" office:value-type="float" office:value="3212" calcext:value-type="float">
            <text:p>3212</text:p>
          </table:table-cell>
          <table:table-cell table:formula="of:=[.C123]/10" office:value-type="float" office:value="14.6" calcext:value-type="float">
            <text:p>14.6</text:p>
          </table:table-cell>
          <table:table-cell table:formula="of:=(100-[.D123])/[.E123]" office:value-type="float" office:value="0.0138501531803266" calcext:value-type="float">
            <text:p>0.0138501532</text:p>
          </table:table-cell>
          <table:table-cell table:number-columns-repeated="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48" calcext:value-type="float">
            <text:p>248</text:p>
          </table:table-cell>
          <table:table-cell office:value-type="float" office:value="117" calcext:value-type="float">
            <text:p>117</text:p>
          </table:table-cell>
          <table:table-cell table:formula="of:=[.C124]/[.B124]*100" office:value-type="float" office:value="47.1774193548387" calcext:value-type="float">
            <text:p>47.1774193548</text:p>
          </table:table-cell>
          <table:table-cell table:formula="of:=[.C124]*[.A124]" office:value-type="float" office:value="2691" calcext:value-type="float">
            <text:p>2691</text:p>
          </table:table-cell>
          <table:table-cell table:formula="of:=[.C124]/10" office:value-type="float" office:value="11.7" calcext:value-type="float">
            <text:p>11.7</text:p>
          </table:table-cell>
          <table:table-cell table:formula="of:=(100-[.D124])/[.E124]" office:value-type="float" office:value="0.0196293499238801" calcext:value-type="float">
            <text:p>0.0196293499</text:p>
          </table:table-cell>
          <table:table-cell table:number-columns-repeated="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68" calcext:value-type="float">
            <text:p>268</text:p>
          </table:table-cell>
          <table:table-cell office:value-type="float" office:value="147" calcext:value-type="float">
            <text:p>147</text:p>
          </table:table-cell>
          <table:table-cell table:formula="of:=[.C125]/[.B125]*100" office:value-type="float" office:value="54.8507462686567" calcext:value-type="float">
            <text:p>54.8507462687</text:p>
          </table:table-cell>
          <table:table-cell table:formula="of:=[.C125]*[.A125]" office:value-type="float" office:value="3528" calcext:value-type="float">
            <text:p>3528</text:p>
          </table:table-cell>
          <table:table-cell table:formula="of:=[.C125]/10" office:value-type="float" office:value="14.7" calcext:value-type="float">
            <text:p>14.7</text:p>
          </table:table-cell>
          <table:table-cell table:formula="of:=(100-[.D125])/[.E125]" office:value-type="float" office:value="0.012797407520222" calcext:value-type="float">
            <text:p>0.0127974075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34" calcext:value-type="float">
            <text:p>234</text:p>
          </table:table-cell>
          <table:table-cell office:value-type="float" office:value="122" calcext:value-type="float">
            <text:p>122</text:p>
          </table:table-cell>
          <table:table-cell table:formula="of:=[.C126]/[.B126]*100" office:value-type="float" office:value="52.1367521367522" calcext:value-type="float">
            <text:p>52.1367521368</text:p>
          </table:table-cell>
          <table:table-cell table:formula="of:=[.C126]*[.A126]" office:value-type="float" office:value="3050" calcext:value-type="float">
            <text:p>3050</text:p>
          </table:table-cell>
          <table:table-cell table:formula="of:=[.C126]/10" office:value-type="float" office:value="12.2" calcext:value-type="float">
            <text:p>12.2</text:p>
          </table:table-cell>
          <table:table-cell table:formula="of:=(100-[.D126])/[.E126]" office:value-type="float" office:value="0.0156928681518845" calcext:value-type="float">
            <text:p>0.0156928682</text:p>
          </table:table-cell>
          <table:table-cell table:number-columns-repeated="6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35" calcext:value-type="float">
            <text:p>235</text:p>
          </table:table-cell>
          <table:table-cell office:value-type="float" office:value="115" calcext:value-type="float">
            <text:p>115</text:p>
          </table:table-cell>
          <table:table-cell table:formula="of:=[.C127]/[.B127]*100" office:value-type="float" office:value="48.936170212766" calcext:value-type="float">
            <text:p>48.9361702128</text:p>
          </table:table-cell>
          <table:table-cell table:formula="of:=[.C127]*[.A127]" office:value-type="float" office:value="2990" calcext:value-type="float">
            <text:p>2990</text:p>
          </table:table-cell>
          <table:table-cell table:formula="of:=[.C127]/10" office:value-type="float" office:value="11.5" calcext:value-type="float">
            <text:p>11.5</text:p>
          </table:table-cell>
          <table:table-cell table:formula="of:=(100-[.D127])/[.E127]" office:value-type="float" office:value="0.0170782039422187" calcext:value-type="float">
            <text:p>0.0170782039</text:p>
          </table:table-cell>
          <table:table-cell table:number-columns-repeated="6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34" calcext:value-type="float">
            <text:p>234</text:p>
          </table:table-cell>
          <table:table-cell office:value-type="float" office:value="123" calcext:value-type="float">
            <text:p>123</text:p>
          </table:table-cell>
          <table:table-cell table:formula="of:=[.C128]/[.B128]*100" office:value-type="float" office:value="52.5641025641026" calcext:value-type="float">
            <text:p>52.5641025641</text:p>
          </table:table-cell>
          <table:table-cell table:formula="of:=[.C128]*[.A128]" office:value-type="float" office:value="3321" calcext:value-type="float">
            <text:p>3321</text:p>
          </table:table-cell>
          <table:table-cell table:formula="of:=[.C128]/10" office:value-type="float" office:value="12.3" calcext:value-type="float">
            <text:p>12.3</text:p>
          </table:table-cell>
          <table:table-cell table:formula="of:=(100-[.D128])/[.E128]" office:value-type="float" office:value="0.014283618619662" calcext:value-type="float">
            <text:p>0.0142836186</text:p>
          </table:table-cell>
          <table:table-cell table:number-columns-repeated="6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26" calcext:value-type="float">
            <text:p>226</text:p>
          </table:table-cell>
          <table:table-cell office:value-type="float" office:value="93" calcext:value-type="float">
            <text:p>93</text:p>
          </table:table-cell>
          <table:table-cell table:formula="of:=[.C129]/[.B129]*100" office:value-type="float" office:value="41.1504424778761" calcext:value-type="float">
            <text:p>41.1504424779</text:p>
          </table:table-cell>
          <table:table-cell table:formula="of:=[.C129]*[.A129]" office:value-type="float" office:value="2604" calcext:value-type="float">
            <text:p>2604</text:p>
          </table:table-cell>
          <table:table-cell table:formula="of:=[.C129]/10" office:value-type="float" office:value="9.3" calcext:value-type="float">
            <text:p>9.3</text:p>
          </table:table-cell>
          <table:table-cell table:formula="of:=(100-[.D129])/[.E129]" office:value-type="float" office:value="0.0225996764677895" calcext:value-type="float">
            <text:p>0.0225996765</text:p>
          </table:table-cell>
          <table:table-cell table:number-columns-repeated="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22" calcext:value-type="float">
            <text:p>222</text:p>
          </table:table-cell>
          <table:table-cell office:value-type="float" office:value="106" calcext:value-type="float">
            <text:p>106</text:p>
          </table:table-cell>
          <table:table-cell table:formula="of:=[.C130]/[.B130]*100" office:value-type="float" office:value="47.7477477477478" calcext:value-type="float">
            <text:p>47.7477477477</text:p>
          </table:table-cell>
          <table:table-cell table:formula="of:=[.C130]*[.A130]" office:value-type="float" office:value="3074" calcext:value-type="float">
            <text:p>3074</text:p>
          </table:table-cell>
          <table:table-cell table:formula="of:=[.C130]/10" office:value-type="float" office:value="10.6" calcext:value-type="float">
            <text:p>10.6</text:p>
          </table:table-cell>
          <table:table-cell table:formula="of:=(100-[.D130])/[.E130]" office:value-type="float" office:value="0.0169981302056774" calcext:value-type="float">
            <text:p>0.0169981302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26" calcext:value-type="float">
            <text:p>226</text:p>
          </table:table-cell>
          <table:table-cell office:value-type="float" office:value="99" calcext:value-type="float">
            <text:p>99</text:p>
          </table:table-cell>
          <table:table-cell table:formula="of:=[.C131]/[.B131]*100" office:value-type="float" office:value="43.8053097345133" calcext:value-type="float">
            <text:p>43.8053097345</text:p>
          </table:table-cell>
          <table:table-cell table:formula="of:=[.C131]*[.A131]" office:value-type="float" office:value="2970" calcext:value-type="float">
            <text:p>2970</text:p>
          </table:table-cell>
          <table:table-cell table:formula="of:=[.C131]/10" office:value-type="float" office:value="9.9" calcext:value-type="float">
            <text:p>9.9</text:p>
          </table:table-cell>
          <table:table-cell table:formula="of:=(100-[.D131])/[.E131]" office:value-type="float" office:value="0.0189207711331605" calcext:value-type="float">
            <text:p>0.0189207711</text:p>
          </table:table-cell>
          <table:table-cell table:number-columns-repeated="6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19" calcext:value-type="float">
            <text:p>219</text:p>
          </table:table-cell>
          <table:table-cell office:value-type="float" office:value="94" calcext:value-type="float">
            <text:p>94</text:p>
          </table:table-cell>
          <table:table-cell table:formula="of:=[.C132]/[.B132]*100" office:value-type="float" office:value="42.9223744292237" calcext:value-type="float">
            <text:p>42.9223744292</text:p>
          </table:table-cell>
          <table:table-cell table:formula="of:=[.C132]*[.A132]" office:value-type="float" office:value="2914" calcext:value-type="float">
            <text:p>2914</text:p>
          </table:table-cell>
          <table:table-cell table:formula="of:=[.C132]/10" office:value-type="float" office:value="9.4" calcext:value-type="float">
            <text:p>9.4</text:p>
          </table:table-cell>
          <table:table-cell table:formula="of:=(100-[.D132])/[.E132]" office:value-type="float" office:value="0.0195873800860591" calcext:value-type="float">
            <text:p>0.0195873801</text:p>
          </table:table-cell>
          <table:table-cell table:number-columns-repeated="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18" calcext:value-type="float">
            <text:p>218</text:p>
          </table:table-cell>
          <table:table-cell office:value-type="float" office:value="97" calcext:value-type="float">
            <text:p>97</text:p>
          </table:table-cell>
          <table:table-cell table:formula="of:=[.C133]/[.B133]*100" office:value-type="float" office:value="44.4954128440367" calcext:value-type="float">
            <text:p>44.495412844</text:p>
          </table:table-cell>
          <table:table-cell table:formula="of:=[.C133]*[.A133]" office:value-type="float" office:value="3104" calcext:value-type="float">
            <text:p>3104</text:p>
          </table:table-cell>
          <table:table-cell table:formula="of:=[.C133]/10" office:value-type="float" office:value="9.7" calcext:value-type="float">
            <text:p>9.7</text:p>
          </table:table-cell>
          <table:table-cell table:formula="of:=(100-[.D133])/[.E133]" office:value-type="float" office:value="0.0178816324600397" calcext:value-type="float">
            <text:p>0.0178816325</text:p>
          </table:table-cell>
          <table:table-cell table:number-columns-repeated="6"/>
        </table:table-row>
        <table:table-row table:style-name="ro1" table:number-rows-repeated="3">
          <table:table-cell table:number-columns-repeated="13"/>
        </table:table-row>
        <table:table-row table:style-name="ro1">
          <table:table-cell office:value-type="string" calcext:value-type="string">
            <text:p>WISP5 10 secs, 30 cm, R420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67" calcext:value-type="float">
            <text:p>867</text:p>
          </table:table-cell>
          <table:table-cell office:value-type="float" office:value="803" calcext:value-type="float">
            <text:p>803</text:p>
          </table:table-cell>
          <table:table-cell table:formula="of:=[.C138]/[.B138]*100" office:value-type="float" office:value="92.6182237600923" calcext:value-type="float">
            <text:p>92.6182237601</text:p>
          </table:table-cell>
          <table:table-cell table:formula="of:=[.C138]*[.A138]" office:value-type="float" office:value="803" calcext:value-type="float">
            <text:p>803</text:p>
          </table:table-cell>
          <table:table-cell table:formula="of:=[.C138]/10" office:value-type="float" office:value="80.3" calcext:value-type="float">
            <text:p>80.3</text:p>
          </table:table-cell>
          <table:table-cell table:formula="of:=(100-[.D138])/[.E138]" office:value-type="float" office:value="0.00919274749677176" calcext:value-type="float">
            <text:p>0.0091927475</text:p>
          </table:table-cell>
          <table:table-cell table:number-columns-repeated="6"/>
        </table:table-row>
        <table:table-row table:style-name="ro1">
          <table:table-cell table:formula="of:=[.A138]+1" office:value-type="float" office:value="2" calcext:value-type="float">
            <text:p>2</text:p>
          </table:table-cell>
          <table:table-cell office:value-type="float" office:value="762" calcext:value-type="float">
            <text:p>762</text:p>
          </table:table-cell>
          <table:table-cell office:value-type="float" office:value="690" calcext:value-type="float">
            <text:p>690</text:p>
          </table:table-cell>
          <table:table-cell table:formula="of:=[.C139]/[.B139]*100" office:value-type="float" office:value="90.5511811023622" calcext:value-type="float">
            <text:p>90.5511811024</text:p>
          </table:table-cell>
          <table:table-cell table:formula="of:=[.C139]*[.A139]" office:value-type="float" office:value="1380" calcext:value-type="float">
            <text:p>1380</text:p>
          </table:table-cell>
          <table:table-cell table:formula="of:=[.C139]/10" office:value-type="float" office:value="69" calcext:value-type="float">
            <text:p>69</text:p>
          </table:table-cell>
          <table:table-cell table:formula="of:=(100-[.D139])/[.E139]" office:value-type="float" office:value="0.00684697021567957" calcext:value-type="float">
            <text:p>0.0068469702</text:p>
          </table:table-cell>
          <table:table-cell table:number-columns-repeated="6"/>
        </table:table-row>
        <table:table-row table:style-name="ro1">
          <table:table-cell table:formula="of:=[.A139]+1" office:value-type="float" office:value="3" calcext:value-type="float">
            <text:p>3</text:p>
          </table:table-cell>
          <table:table-cell office:value-type="float" office:value="697" calcext:value-type="float">
            <text:p>697</text:p>
          </table:table-cell>
          <table:table-cell office:value-type="float" office:value="629" calcext:value-type="float">
            <text:p>629</text:p>
          </table:table-cell>
          <table:table-cell table:formula="of:=[.C140]/[.B140]*100" office:value-type="float" office:value="90.2439024390244" calcext:value-type="float">
            <text:p>90.243902439</text:p>
          </table:table-cell>
          <table:table-cell table:formula="of:=[.C140]*[.A140]" office:value-type="float" office:value="1887" calcext:value-type="float">
            <text:p>1887</text:p>
          </table:table-cell>
          <table:table-cell table:formula="of:=[.C140]/10" office:value-type="float" office:value="62.9" calcext:value-type="float">
            <text:p>62.9</text:p>
          </table:table-cell>
          <table:table-cell table:formula="of:=(100-[.D140])/[.E140]" office:value-type="float" office:value="0.00517016298938824" calcext:value-type="float">
            <text:p>0.005170163</text:p>
          </table:table-cell>
          <table:table-cell table:number-columns-repeated="6"/>
        </table:table-row>
        <table:table-row table:style-name="ro1">
          <table:table-cell table:formula="of:=[.A140]+1" office:value-type="float" office:value="4" calcext:value-type="float">
            <text:p>4</text:p>
          </table:table-cell>
          <table:table-cell office:value-type="float" office:value="595" calcext:value-type="float">
            <text:p>595</text:p>
          </table:table-cell>
          <table:table-cell office:value-type="float" office:value="515" calcext:value-type="float">
            <text:p>515</text:p>
          </table:table-cell>
          <table:table-cell table:formula="of:=[.C141]/[.B141]*100" office:value-type="float" office:value="86.5546218487395" calcext:value-type="float">
            <text:p>86.5546218487</text:p>
          </table:table-cell>
          <table:table-cell table:formula="of:=[.C141]*[.A141]" office:value-type="float" office:value="2060" calcext:value-type="float">
            <text:p>2060</text:p>
          </table:table-cell>
          <table:table-cell table:formula="of:=[.C141]/10" office:value-type="float" office:value="51.5" calcext:value-type="float">
            <text:p>51.5</text:p>
          </table:table-cell>
          <table:table-cell table:formula="of:=(100-[.D141])/[.E141]" office:value-type="float" office:value="0.00652688259769927" calcext:value-type="float">
            <text:p>0.0065268826</text:p>
          </table:table-cell>
          <table:table-cell table:number-columns-repeated="6"/>
        </table:table-row>
        <table:table-row table:style-name="ro1">
          <table:table-cell table:formula="of:=[.A141]+1" office:value-type="float" office:value="5" calcext:value-type="float">
            <text:p>5</text:p>
          </table:table-cell>
          <table:table-cell office:value-type="float" office:value="584" calcext:value-type="float">
            <text:p>584</text:p>
          </table:table-cell>
          <table:table-cell office:value-type="float" office:value="510" calcext:value-type="float">
            <text:p>510</text:p>
          </table:table-cell>
          <table:table-cell table:formula="of:=[.C142]/[.B142]*100" office:value-type="float" office:value="87.3287671232877" calcext:value-type="float">
            <text:p>87.3287671233</text:p>
          </table:table-cell>
          <table:table-cell table:formula="of:=[.C142]*[.A142]" office:value-type="float" office:value="2550" calcext:value-type="float">
            <text:p>2550</text:p>
          </table:table-cell>
          <table:table-cell table:formula="of:=[.C142]/10" office:value-type="float" office:value="51" calcext:value-type="float">
            <text:p>51</text:p>
          </table:table-cell>
          <table:table-cell table:formula="of:=(100-[.D142])/[.E142]" office:value-type="float" office:value="0.00496911093204405" calcext:value-type="float">
            <text:p>0.0049691109</text:p>
          </table:table-cell>
          <table:table-cell table:number-columns-repeated="6"/>
        </table:table-row>
        <table:table-row table:style-name="ro1">
          <table:table-cell table:formula="of:=[.A142]+1" office:value-type="float" office:value="6" calcext:value-type="float">
            <text:p>6</text:p>
          </table:table-cell>
          <table:table-cell office:value-type="float" office:value="509" calcext:value-type="float">
            <text:p>509</text:p>
          </table:table-cell>
          <table:table-cell office:value-type="float" office:value="410" calcext:value-type="float">
            <text:p>410</text:p>
          </table:table-cell>
          <table:table-cell table:formula="of:=[.C143]/[.B143]*100" office:value-type="float" office:value="80.5500982318271" calcext:value-type="float">
            <text:p>80.5500982318</text:p>
          </table:table-cell>
          <table:table-cell table:formula="of:=[.C143]*[.A143]" office:value-type="float" office:value="2460" calcext:value-type="float">
            <text:p>2460</text:p>
          </table:table-cell>
          <table:table-cell table:formula="of:=[.C143]/10" office:value-type="float" office:value="41" calcext:value-type="float">
            <text:p>41</text:p>
          </table:table-cell>
          <table:table-cell table:formula="of:=(100-[.D143])/[.E143]" office:value-type="float" office:value="0.00790646413340361" calcext:value-type="float">
            <text:p>0.0079064641</text:p>
          </table:table-cell>
          <table:table-cell table:number-columns-repeated="6"/>
        </table:table-row>
        <table:table-row table:style-name="ro1">
          <table:table-cell table:formula="of:=[.A143]+1" office:value-type="float" office:value="7" calcext:value-type="float">
            <text:p>7</text:p>
          </table:table-cell>
          <table:table-cell office:value-type="float" office:value="486" calcext:value-type="float">
            <text:p>486</text:p>
          </table:table-cell>
          <table:table-cell office:value-type="float" office:value="380" calcext:value-type="float">
            <text:p>380</text:p>
          </table:table-cell>
          <table:table-cell table:formula="of:=[.C144]/[.B144]*100" office:value-type="float" office:value="78.1893004115226" calcext:value-type="float">
            <text:p>78.1893004115</text:p>
          </table:table-cell>
          <table:table-cell table:formula="of:=[.C144]*[.A144]" office:value-type="float" office:value="2660" calcext:value-type="float">
            <text:p>2660</text:p>
          </table:table-cell>
          <table:table-cell table:formula="of:=[.C144]/10" office:value-type="float" office:value="38" calcext:value-type="float">
            <text:p>38</text:p>
          </table:table-cell>
          <table:table-cell table:formula="of:=(100-[.D144])/[.E144]" office:value-type="float" office:value="0.00819951112348773" calcext:value-type="float">
            <text:p>0.0081995111</text:p>
          </table:table-cell>
          <table:table-cell table:number-columns-repeated="6"/>
        </table:table-row>
        <table:table-row table:style-name="ro1">
          <table:table-cell table:formula="of:=[.A144]+1" office:value-type="float" office:value="8" calcext:value-type="float">
            <text:p>8</text:p>
          </table:table-cell>
          <table:table-cell office:value-type="float" office:value="453" calcext:value-type="float">
            <text:p>453</text:p>
          </table:table-cell>
          <table:table-cell office:value-type="float" office:value="348" calcext:value-type="float">
            <text:p>348</text:p>
          </table:table-cell>
          <table:table-cell table:formula="of:=[.C145]/[.B145]*100" office:value-type="float" office:value="76.8211920529801" calcext:value-type="float">
            <text:p>76.821192053</text:p>
          </table:table-cell>
          <table:table-cell table:formula="of:=[.C145]*[.A145]" office:value-type="float" office:value="2784" calcext:value-type="float">
            <text:p>2784</text:p>
          </table:table-cell>
          <table:table-cell table:formula="of:=[.C145]/10" office:value-type="float" office:value="34.8" calcext:value-type="float">
            <text:p>34.8</text:p>
          </table:table-cell>
          <table:table-cell table:formula="of:=(100-[.D145])/[.E145]" office:value-type="float" office:value="0.00832572124533759" calcext:value-type="float">
            <text:p>0.0083257212</text:p>
          </table:table-cell>
          <table:table-cell table:number-columns-repeated="6"/>
        </table:table-row>
        <table:table-row table:style-name="ro1">
          <table:table-cell table:formula="of:=[.A145]+1" office:value-type="float" office:value="9" calcext:value-type="float">
            <text:p>9</text:p>
          </table:table-cell>
          <table:table-cell office:value-type="float" office:value="433" calcext:value-type="float">
            <text:p>433</text:p>
          </table:table-cell>
          <table:table-cell office:value-type="float" office:value="331" calcext:value-type="float">
            <text:p>331</text:p>
          </table:table-cell>
          <table:table-cell table:formula="of:=[.C146]/[.B146]*100" office:value-type="float" office:value="76.4434180138568" calcext:value-type="float">
            <text:p>76.4434180139</text:p>
          </table:table-cell>
          <table:table-cell table:formula="of:=[.C146]*[.A146]" office:value-type="float" office:value="2979" calcext:value-type="float">
            <text:p>2979</text:p>
          </table:table-cell>
          <table:table-cell table:formula="of:=[.C146]/10" office:value-type="float" office:value="33.1" calcext:value-type="float">
            <text:p>33.1</text:p>
          </table:table-cell>
          <table:table-cell table:formula="of:=(100-[.D146])/[.E146]" office:value-type="float" office:value="0.00790754682314306" calcext:value-type="float">
            <text:p>0.0079075468</text:p>
          </table:table-cell>
          <table:table-cell table:number-columns-repeated="6"/>
        </table:table-row>
        <table:table-row table:style-name="ro1">
          <table:table-cell table:formula="of:=[.A146]+1" office:value-type="float" office:value="10" calcext:value-type="float">
            <text:p>10</text:p>
          </table:table-cell>
          <table:table-cell office:value-type="float" office:value="419" calcext:value-type="float">
            <text:p>419</text:p>
          </table:table-cell>
          <table:table-cell office:value-type="float" office:value="329" calcext:value-type="float">
            <text:p>329</text:p>
          </table:table-cell>
          <table:table-cell table:formula="of:=[.C147]/[.B147]*100" office:value-type="float" office:value="78.5202863961814" calcext:value-type="float">
            <text:p>78.5202863962</text:p>
          </table:table-cell>
          <table:table-cell table:formula="of:=[.C147]*[.A147]" office:value-type="float" office:value="3290" calcext:value-type="float">
            <text:p>3290</text:p>
          </table:table-cell>
          <table:table-cell table:formula="of:=[.C147]/10" office:value-type="float" office:value="32.9" calcext:value-type="float">
            <text:p>32.9</text:p>
          </table:table-cell>
          <table:table-cell table:formula="of:=(100-[.D147])/[.E147]" office:value-type="float" office:value="0.00652878832942815" calcext:value-type="float">
            <text:p>0.0065287883</text:p>
          </table:table-cell>
          <table:table-cell table:number-columns-repeated="6"/>
        </table:table-row>
        <table:table-row table:style-name="ro1">
          <table:table-cell table:formula="of:=[.A147]+1" office:value-type="float" office:value="11" calcext:value-type="float">
            <text:p>11</text:p>
          </table:table-cell>
          <table:table-cell office:value-type="float" office:value="385" calcext:value-type="float">
            <text:p>385</text:p>
          </table:table-cell>
          <table:table-cell office:value-type="float" office:value="274" calcext:value-type="float">
            <text:p>274</text:p>
          </table:table-cell>
          <table:table-cell table:formula="of:=[.C148]/[.B148]*100" office:value-type="float" office:value="71.1688311688312" calcext:value-type="float">
            <text:p>71.1688311688</text:p>
          </table:table-cell>
          <table:table-cell table:formula="of:=[.C148]*[.A148]" office:value-type="float" office:value="3014" calcext:value-type="float">
            <text:p>3014</text:p>
          </table:table-cell>
          <table:table-cell table:formula="of:=[.C148]/10" office:value-type="float" office:value="27.4" calcext:value-type="float">
            <text:p>27.4</text:p>
          </table:table-cell>
          <table:table-cell table:formula="of:=(100-[.D148])/[.E148]" office:value-type="float" office:value="0.00956574944630684" calcext:value-type="float">
            <text:p>0.0095657494</text:p>
          </table:table-cell>
          <table:table-cell table:number-columns-repeated="6"/>
        </table:table-row>
        <table:table-row table:style-name="ro1">
          <table:table-cell table:formula="of:=[.A148]+1" office:value-type="float" office:value="12" calcext:value-type="float">
            <text:p>12</text:p>
          </table:table-cell>
          <table:table-cell office:value-type="float" office:value="368" calcext:value-type="float">
            <text:p>368</text:p>
          </table:table-cell>
          <table:table-cell office:value-type="float" office:value="262" calcext:value-type="float">
            <text:p>262</text:p>
          </table:table-cell>
          <table:table-cell table:formula="of:=[.C149]/[.B149]*100" office:value-type="float" office:value="71.195652173913" calcext:value-type="float">
            <text:p>71.1956521739</text:p>
          </table:table-cell>
          <table:table-cell table:formula="of:=[.C149]*[.A149]" office:value-type="float" office:value="3144" calcext:value-type="float">
            <text:p>3144</text:p>
          </table:table-cell>
          <table:table-cell table:formula="of:=[.C149]/10" office:value-type="float" office:value="26.2" calcext:value-type="float">
            <text:p>26.2</text:p>
          </table:table-cell>
          <table:table-cell table:formula="of:=(100-[.D149])/[.E149]" office:value-type="float" office:value="0.00916168823984954" calcext:value-type="float">
            <text:p>0.0091616882</text:p>
          </table:table-cell>
          <table:table-cell table:number-columns-repeated="6"/>
        </table:table-row>
        <table:table-row table:style-name="ro1">
          <table:table-cell table:formula="of:=[.A149]+1" office:value-type="float" office:value="13" calcext:value-type="float">
            <text:p>13</text:p>
          </table:table-cell>
          <table:table-cell office:value-type="float" office:value="366" calcext:value-type="float">
            <text:p>366</text:p>
          </table:table-cell>
          <table:table-cell office:value-type="float" office:value="265" calcext:value-type="float">
            <text:p>265</text:p>
          </table:table-cell>
          <table:table-cell table:formula="of:=[.C150]/[.B150]*100" office:value-type="float" office:value="72.4043715846995" calcext:value-type="float">
            <text:p>72.4043715847</text:p>
          </table:table-cell>
          <table:table-cell table:formula="of:=[.C150]*[.A150]" office:value-type="float" office:value="3445" calcext:value-type="float">
            <text:p>3445</text:p>
          </table:table-cell>
          <table:table-cell table:formula="of:=[.C150]/10" office:value-type="float" office:value="26.5" calcext:value-type="float">
            <text:p>26.5</text:p>
          </table:table-cell>
          <table:table-cell table:formula="of:=(100-[.D150])/[.E150]" office:value-type="float" office:value="0.00801034206539929" calcext:value-type="float">
            <text:p>0.0080103421</text:p>
          </table:table-cell>
          <table:table-cell table:number-columns-repeated="6"/>
        </table:table-row>
        <table:table-row table:style-name="ro1">
          <table:table-cell table:formula="of:=[.A150]+1" office:value-type="float" office:value="14" calcext:value-type="float">
            <text:p>14</text:p>
          </table:table-cell>
          <table:table-cell office:value-type="float" office:value="346" calcext:value-type="float">
            <text:p>346</text:p>
          </table:table-cell>
          <table:table-cell office:value-type="float" office:value="247" calcext:value-type="float">
            <text:p>247</text:p>
          </table:table-cell>
          <table:table-cell table:formula="of:=[.C151]/[.B151]*100" office:value-type="float" office:value="71.3872832369942" calcext:value-type="float">
            <text:p>71.387283237</text:p>
          </table:table-cell>
          <table:table-cell table:formula="of:=[.C151]*[.A151]" office:value-type="float" office:value="3458" calcext:value-type="float">
            <text:p>3458</text:p>
          </table:table-cell>
          <table:table-cell table:formula="of:=[.C151]/10" office:value-type="float" office:value="24.7" calcext:value-type="float">
            <text:p>24.7</text:p>
          </table:table-cell>
          <table:table-cell table:formula="of:=(100-[.D151])/[.E151]" office:value-type="float" office:value="0.00827435418247709" calcext:value-type="float">
            <text:p>0.0082743542</text:p>
          </table:table-cell>
          <table:table-cell table:number-columns-repeated="6"/>
        </table:table-row>
        <table:table-row table:style-name="ro1">
          <table:table-cell table:formula="of:=[.A151]+1" office:value-type="float" office:value="15" calcext:value-type="float">
            <text:p>15</text:p>
          </table:table-cell>
          <table:table-cell office:value-type="float" office:value="319" calcext:value-type="float">
            <text:p>319</text:p>
          </table:table-cell>
          <table:table-cell office:value-type="float" office:value="198" calcext:value-type="float">
            <text:p>198</text:p>
          </table:table-cell>
          <table:table-cell table:formula="of:=[.C152]/[.B152]*100" office:value-type="float" office:value="62.0689655172414" calcext:value-type="float">
            <text:p>62.0689655172</text:p>
          </table:table-cell>
          <table:table-cell table:formula="of:=[.C152]*[.A152]" office:value-type="float" office:value="2970" calcext:value-type="float">
            <text:p>2970</text:p>
          </table:table-cell>
          <table:table-cell table:formula="of:=[.C152]/10" office:value-type="float" office:value="19.8" calcext:value-type="float">
            <text:p>19.8</text:p>
          </table:table-cell>
          <table:table-cell table:formula="of:=(100-[.D152])/[.E152]" office:value-type="float" office:value="0.0127713920817369" calcext:value-type="float">
            <text:p>0.0127713921</text:p>
          </table:table-cell>
          <table:table-cell table:number-columns-repeated="6"/>
        </table:table-row>
        <table:table-row table:style-name="ro1">
          <table:table-cell table:formula="of:=[.A152]+1" office:value-type="float" office:value="16" calcext:value-type="float">
            <text:p>16</text:p>
          </table:table-cell>
          <table:table-cell office:value-type="float" office:value="310" calcext:value-type="float">
            <text:p>310</text:p>
          </table:table-cell>
          <table:table-cell office:value-type="float" office:value="191" calcext:value-type="float">
            <text:p>191</text:p>
          </table:table-cell>
          <table:table-cell table:formula="of:=[.C153]/[.B153]*100" office:value-type="float" office:value="61.6129032258065" calcext:value-type="float">
            <text:p>61.6129032258</text:p>
          </table:table-cell>
          <table:table-cell table:formula="of:=[.C153]*[.A153]" office:value-type="float" office:value="3056" calcext:value-type="float">
            <text:p>3056</text:p>
          </table:table-cell>
          <table:table-cell table:formula="of:=[.C153]/10" office:value-type="float" office:value="19.1" calcext:value-type="float">
            <text:p>19.1</text:p>
          </table:table-cell>
          <table:table-cell table:formula="of:=(100-[.D153])/[.E153]" office:value-type="float" office:value="0.0125612227664246" calcext:value-type="float">
            <text:p>0.0125612228</text:p>
          </table:table-cell>
          <table:table-cell table:number-columns-repeated="6"/>
        </table:table-row>
        <table:table-row table:style-name="ro1">
          <table:table-cell table:formula="of:=[.A153]+1" office:value-type="float" office:value="17" calcext:value-type="float">
            <text:p>17</text:p>
          </table:table-cell>
          <table:table-cell office:value-type="float" office:value="310" calcext:value-type="float">
            <text:p>310</text:p>
          </table:table-cell>
          <table:table-cell office:value-type="float" office:value="190" calcext:value-type="float">
            <text:p>190</text:p>
          </table:table-cell>
          <table:table-cell table:formula="of:=[.C154]/[.B154]*100" office:value-type="float" office:value="61.2903225806452" calcext:value-type="float">
            <text:p>61.2903225806</text:p>
          </table:table-cell>
          <table:table-cell table:formula="of:=[.C154]*[.A154]" office:value-type="float" office:value="3230" calcext:value-type="float">
            <text:p>3230</text:p>
          </table:table-cell>
          <table:table-cell table:formula="of:=[.C154]/10" office:value-type="float" office:value="19" calcext:value-type="float">
            <text:p>19</text:p>
          </table:table-cell>
          <table:table-cell table:formula="of:=(100-[.D154])/[.E154]" office:value-type="float" office:value="0.0119844202536702" calcext:value-type="float">
            <text:p>0.0119844203</text:p>
          </table:table-cell>
          <table:table-cell table:number-columns-repeated="6"/>
        </table:table-row>
        <table:table-row table:style-name="ro1">
          <table:table-cell table:formula="of:=[.A154]+1" office:value-type="float" office:value="18" calcext:value-type="float">
            <text:p>18</text:p>
          </table:table-cell>
          <table:table-cell office:value-type="float" office:value="299" calcext:value-type="float">
            <text:p>299</text:p>
          </table:table-cell>
          <table:table-cell office:value-type="float" office:value="175" calcext:value-type="float">
            <text:p>175</text:p>
          </table:table-cell>
          <table:table-cell table:formula="of:=[.C155]/[.B155]*100" office:value-type="float" office:value="58.5284280936455" calcext:value-type="float">
            <text:p>58.5284280936</text:p>
          </table:table-cell>
          <table:table-cell table:formula="of:=[.C155]*[.A155]" office:value-type="float" office:value="3150" calcext:value-type="float">
            <text:p>3150</text:p>
          </table:table-cell>
          <table:table-cell table:formula="of:=[.C155]/10" office:value-type="float" office:value="17.5" calcext:value-type="float">
            <text:p>17.5</text:p>
          </table:table-cell>
          <table:table-cell table:formula="of:=(100-[.D155])/[.E155]" office:value-type="float" office:value="0.0131655783829697" calcext:value-type="float">
            <text:p>0.0131655784</text:p>
          </table:table-cell>
          <table:table-cell table:number-columns-repeated="6"/>
        </table:table-row>
        <table:table-row table:style-name="ro1">
          <table:table-cell table:formula="of:=[.A155]+1" office:value-type="float" office:value="19" calcext:value-type="float">
            <text:p>19</text:p>
          </table:table-cell>
          <table:table-cell office:value-type="float" office:value="289" calcext:value-type="float">
            <text:p>289</text:p>
          </table:table-cell>
          <table:table-cell office:value-type="float" office:value="173" calcext:value-type="float">
            <text:p>173</text:p>
          </table:table-cell>
          <table:table-cell table:formula="of:=[.C156]/[.B156]*100" office:value-type="float" office:value="59.8615916955017" calcext:value-type="float">
            <text:p>59.8615916955</text:p>
          </table:table-cell>
          <table:table-cell table:formula="of:=[.C156]*[.A156]" office:value-type="float" office:value="3287" calcext:value-type="float">
            <text:p>3287</text:p>
          </table:table-cell>
          <table:table-cell table:formula="of:=[.C156]/10" office:value-type="float" office:value="17.3" calcext:value-type="float">
            <text:p>17.3</text:p>
          </table:table-cell>
          <table:table-cell table:formula="of:=(100-[.D156])/[.E156]" office:value-type="float" office:value="0.012211258991329" calcext:value-type="float">
            <text:p>0.012211259</text:p>
          </table:table-cell>
          <table:table-cell table:number-columns-repeated="6"/>
        </table:table-row>
        <table:table-row table:style-name="ro1">
          <table:table-cell table:formula="of:=[.A156]+1" office:value-type="float" office:value="20" calcext:value-type="float">
            <text:p>20</text:p>
          </table:table-cell>
          <table:table-cell office:value-type="float" office:value="283" calcext:value-type="float">
            <text:p>283</text:p>
          </table:table-cell>
          <table:table-cell office:value-type="float" office:value="160" calcext:value-type="float">
            <text:p>160</text:p>
          </table:table-cell>
          <table:table-cell table:formula="of:=[.C157]/[.B157]*100" office:value-type="float" office:value="56.5371024734982" calcext:value-type="float">
            <text:p>56.5371024735</text:p>
          </table:table-cell>
          <table:table-cell table:formula="of:=[.C157]*[.A157]" office:value-type="float" office:value="3200" calcext:value-type="float">
            <text:p>3200</text:p>
          </table:table-cell>
          <table:table-cell table:formula="of:=[.C157]/10" office:value-type="float" office:value="16" calcext:value-type="float">
            <text:p>16</text:p>
          </table:table-cell>
          <table:table-cell table:formula="of:=(100-[.D157])/[.E157]" office:value-type="float" office:value="0.0135821554770318" calcext:value-type="float">
            <text:p>0.0135821555</text:p>
          </table:table-cell>
          <table:table-cell table:number-columns-repeated="6"/>
        </table:table-row>
        <table:table-row table:style-name="ro1">
          <table:table-cell table:formula="of:=[.A157]+1" office:value-type="float" office:value="21" calcext:value-type="float">
            <text:p>21</text:p>
          </table:table-cell>
          <table:table-cell office:value-type="float" office:value="275" calcext:value-type="float">
            <text:p>275</text:p>
          </table:table-cell>
          <table:table-cell office:value-type="float" office:value="156" calcext:value-type="float">
            <text:p>156</text:p>
          </table:table-cell>
          <table:table-cell table:formula="of:=[.C158]/[.B158]*100" office:value-type="float" office:value="56.7272727272727" calcext:value-type="float">
            <text:p>56.7272727273</text:p>
          </table:table-cell>
          <table:table-cell table:formula="of:=[.C158]*[.A158]" office:value-type="float" office:value="3276" calcext:value-type="float">
            <text:p>3276</text:p>
          </table:table-cell>
          <table:table-cell table:formula="of:=[.C158]/10" office:value-type="float" office:value="15.6" calcext:value-type="float">
            <text:p>15.6</text:p>
          </table:table-cell>
          <table:table-cell table:formula="of:=(100-[.D158])/[.E158]" office:value-type="float" office:value="0.0132090132090132" calcext:value-type="float">
            <text:p>0.0132090132</text:p>
          </table:table-cell>
          <table:table-cell table:number-columns-repeated="6"/>
        </table:table-row>
        <table:table-row table:style-name="ro1">
          <table:table-cell table:formula="of:=[.A158]+1" office:value-type="float" office:value="22" calcext:value-type="float">
            <text:p>22</text:p>
          </table:table-cell>
          <table:table-cell office:value-type="float" office:value="279" calcext:value-type="float">
            <text:p>279</text:p>
          </table:table-cell>
          <table:table-cell office:value-type="float" office:value="162" calcext:value-type="float">
            <text:p>162</text:p>
          </table:table-cell>
          <table:table-cell table:formula="of:=[.C159]/[.B159]*100" office:value-type="float" office:value="58.0645161290323" calcext:value-type="float">
            <text:p>58.064516129</text:p>
          </table:table-cell>
          <table:table-cell table:formula="of:=[.C159]*[.A159]" office:value-type="float" office:value="3564" calcext:value-type="float">
            <text:p>3564</text:p>
          </table:table-cell>
          <table:table-cell table:formula="of:=[.C159]/10" office:value-type="float" office:value="16.2" calcext:value-type="float">
            <text:p>16.2</text:p>
          </table:table-cell>
          <table:table-cell table:formula="of:=(100-[.D159])/[.E159]" office:value-type="float" office:value="0.011766409615872" calcext:value-type="float">
            <text:p>0.0117664096</text:p>
          </table:table-cell>
          <table:table-cell table:number-columns-repeated="6"/>
        </table:table-row>
        <table:table-row table:style-name="ro1">
          <table:table-cell table:formula="of:=[.A159]+1" office:value-type="float" office:value="23" calcext:value-type="float">
            <text:p>23</text:p>
          </table:table-cell>
          <table:table-cell office:value-type="float" office:value="262" calcext:value-type="float">
            <text:p>262</text:p>
          </table:table-cell>
          <table:table-cell office:value-type="float" office:value="147" calcext:value-type="float">
            <text:p>147</text:p>
          </table:table-cell>
          <table:table-cell table:formula="of:=[.C160]/[.B160]*100" office:value-type="float" office:value="56.1068702290076" calcext:value-type="float">
            <text:p>56.106870229</text:p>
          </table:table-cell>
          <table:table-cell table:formula="of:=[.C160]*[.A160]" office:value-type="float" office:value="3381" calcext:value-type="float">
            <text:p>3381</text:p>
          </table:table-cell>
          <table:table-cell table:formula="of:=[.C160]/10" office:value-type="float" office:value="14.7" calcext:value-type="float">
            <text:p>14.7</text:p>
          </table:table-cell>
          <table:table-cell table:formula="of:=(100-[.D160])/[.E160]" office:value-type="float" office:value="0.0129822921535026" calcext:value-type="float">
            <text:p>0.0129822922</text:p>
          </table:table-cell>
          <table:table-cell table:number-columns-repeated="6"/>
        </table:table-row>
        <table:table-row table:style-name="ro1">
          <table:table-cell table:formula="of:=[.A160]+1" office:value-type="float" office:value="24" calcext:value-type="float">
            <text:p>24</text:p>
          </table:table-cell>
          <table:table-cell office:value-type="float" office:value="252" calcext:value-type="float">
            <text:p>252</text:p>
          </table:table-cell>
          <table:table-cell office:value-type="float" office:value="128" calcext:value-type="float">
            <text:p>128</text:p>
          </table:table-cell>
          <table:table-cell table:formula="of:=[.C161]/[.B161]*100" office:value-type="float" office:value="50.7936507936508" calcext:value-type="float">
            <text:p>50.7936507937</text:p>
          </table:table-cell>
          <table:table-cell table:formula="of:=[.C161]*[.A161]" office:value-type="float" office:value="3072" calcext:value-type="float">
            <text:p>3072</text:p>
          </table:table-cell>
          <table:table-cell table:formula="of:=[.C161]/10" office:value-type="float" office:value="12.8" calcext:value-type="float">
            <text:p>12.8</text:p>
          </table:table-cell>
          <table:table-cell table:formula="of:=(100-[.D161])/[.E161]" office:value-type="float" office:value="0.0160176917989418" calcext:value-type="float">
            <text:p>0.0160176918</text:p>
          </table:table-cell>
          <table:table-cell table:number-columns-repeated="6"/>
        </table:table-row>
        <table:table-row table:style-name="ro1">
          <table:table-cell table:formula="of:=[.A161]+1" office:value-type="float" office:value="25" calcext:value-type="float">
            <text:p>25</text:p>
          </table:table-cell>
          <table:table-cell office:value-type="float" office:value="252" calcext:value-type="float">
            <text:p>252</text:p>
          </table:table-cell>
          <table:table-cell office:value-type="float" office:value="109" calcext:value-type="float">
            <text:p>109</text:p>
          </table:table-cell>
          <table:table-cell table:formula="of:=[.C162]/[.B162]*100" office:value-type="float" office:value="43.2539682539683" calcext:value-type="float">
            <text:p>43.253968254</text:p>
          </table:table-cell>
          <table:table-cell table:formula="of:=[.C162]*[.A162]" office:value-type="float" office:value="2725" calcext:value-type="float">
            <text:p>2725</text:p>
          </table:table-cell>
          <table:table-cell table:formula="of:=[.C162]/10" office:value-type="float" office:value="10.9" calcext:value-type="float">
            <text:p>10.9</text:p>
          </table:table-cell>
          <table:table-cell table:formula="of:=(100-[.D162])/[.E162]" office:value-type="float" office:value="0.0208242318334061" calcext:value-type="float">
            <text:p>0.0208242318</text:p>
          </table:table-cell>
          <table:table-cell table:number-columns-repeated="6"/>
        </table:table-row>
        <table:table-row table:style-name="ro1">
          <table:table-cell table:formula="of:=[.A162]+1" office:value-type="float" office:value="26" calcext:value-type="float">
            <text:p>26</text:p>
          </table:table-cell>
          <table:table-cell office:value-type="float" office:value="253" calcext:value-type="float">
            <text:p>253</text:p>
          </table:table-cell>
          <table:table-cell office:value-type="float" office:value="121" calcext:value-type="float">
            <text:p>121</text:p>
          </table:table-cell>
          <table:table-cell table:formula="of:=[.C163]/[.B163]*100" office:value-type="float" office:value="47.8260869565217" calcext:value-type="float">
            <text:p>47.8260869565</text:p>
          </table:table-cell>
          <table:table-cell table:formula="of:=[.C163]*[.A163]" office:value-type="float" office:value="3146" calcext:value-type="float">
            <text:p>3146</text:p>
          </table:table-cell>
          <table:table-cell table:formula="of:=[.C163]/10" office:value-type="float" office:value="12.1" calcext:value-type="float">
            <text:p>12.1</text:p>
          </table:table-cell>
          <table:table-cell table:formula="of:=(100-[.D163])/[.E163]" office:value-type="float" office:value="0.0165842063075265" calcext:value-type="float">
            <text:p>0.0165842063</text:p>
          </table:table-cell>
          <table:table-cell table:number-columns-repeated="6"/>
        </table:table-row>
        <table:table-row table:style-name="ro1">
          <table:table-cell table:formula="of:=[.A163]+1" office:value-type="float" office:value="27" calcext:value-type="float">
            <text:p>27</text:p>
          </table:table-cell>
          <table:table-cell office:value-type="float" office:value="241" calcext:value-type="float">
            <text:p>241</text:p>
          </table:table-cell>
          <table:table-cell office:value-type="float" office:value="110" calcext:value-type="float">
            <text:p>110</text:p>
          </table:table-cell>
          <table:table-cell table:formula="of:=[.C164]/[.B164]*100" office:value-type="float" office:value="45.643153526971" calcext:value-type="float">
            <text:p>45.643153527</text:p>
          </table:table-cell>
          <table:table-cell table:formula="of:=[.C164]*[.A164]" office:value-type="float" office:value="2970" calcext:value-type="float">
            <text:p>2970</text:p>
          </table:table-cell>
          <table:table-cell table:formula="of:=[.C164]/10" office:value-type="float" office:value="11" calcext:value-type="float">
            <text:p>11</text:p>
          </table:table-cell>
          <table:table-cell table:formula="of:=(100-[.D164])/[.E164]" office:value-type="float" office:value="0.0183019685094374" calcext:value-type="float">
            <text:p>0.0183019685</text:p>
          </table:table-cell>
          <table:table-cell table:number-columns-repeated="6"/>
        </table:table-row>
        <table:table-row table:style-name="ro1">
          <table:table-cell table:formula="of:=[.A164]+1" office:value-type="float" office:value="28" calcext:value-type="float">
            <text:p>28</text:p>
          </table:table-cell>
          <table:table-cell office:value-type="float" office:value="237" calcext:value-type="float">
            <text:p>237</text:p>
          </table:table-cell>
          <table:table-cell office:value-type="float" office:value="117" calcext:value-type="float">
            <text:p>117</text:p>
          </table:table-cell>
          <table:table-cell table:formula="of:=[.C165]/[.B165]*100" office:value-type="float" office:value="49.3670886075949" calcext:value-type="float">
            <text:p>49.3670886076</text:p>
          </table:table-cell>
          <table:table-cell table:formula="of:=[.C165]*[.A165]" office:value-type="float" office:value="3276" calcext:value-type="float">
            <text:p>3276</text:p>
          </table:table-cell>
          <table:table-cell table:formula="of:=[.C165]/10" office:value-type="float" office:value="11.7" calcext:value-type="float">
            <text:p>11.7</text:p>
          </table:table-cell>
          <table:table-cell table:formula="of:=(100-[.D165])/[.E165]" office:value-type="float" office:value="0.0154557116582433" calcext:value-type="float">
            <text:p>0.0154557117</text:p>
          </table:table-cell>
          <table:table-cell table:number-columns-repeated="6"/>
        </table:table-row>
        <table:table-row table:style-name="ro1">
          <table:table-cell table:formula="of:=[.A165]+1" office:value-type="float" office:value="29" calcext:value-type="float">
            <text:p>29</text:p>
          </table:table-cell>
          <table:table-cell office:value-type="float" office:value="229" calcext:value-type="float">
            <text:p>229</text:p>
          </table:table-cell>
          <table:table-cell office:value-type="float" office:value="106" calcext:value-type="float">
            <text:p>106</text:p>
          </table:table-cell>
          <table:table-cell table:formula="of:=[.C166]/[.B166]*100" office:value-type="float" office:value="46.2882096069869" calcext:value-type="float">
            <text:p>46.288209607</text:p>
          </table:table-cell>
          <table:table-cell table:formula="of:=[.C166]*[.A166]" office:value-type="float" office:value="3074" calcext:value-type="float">
            <text:p>3074</text:p>
          </table:table-cell>
          <table:table-cell table:formula="of:=[.C166]/10" office:value-type="float" office:value="10.6" calcext:value-type="float">
            <text:p>10.6</text:p>
          </table:table-cell>
          <table:table-cell table:formula="of:=(100-[.D166])/[.E166]" office:value-type="float" office:value="0.0174729311623335" calcext:value-type="float">
            <text:p>0.0174729312</text:p>
          </table:table-cell>
          <table:table-cell table:number-columns-repeated="6"/>
        </table:table-row>
        <table:table-row table:style-name="ro1">
          <table:table-cell table:formula="of:=[.A166]+1" office:value-type="float" office:value="30" calcext:value-type="float">
            <text:p>30</text:p>
          </table:table-cell>
          <table:table-cell office:value-type="float" office:value="229" calcext:value-type="float">
            <text:p>229</text:p>
          </table:table-cell>
          <table:table-cell office:value-type="float" office:value="112" calcext:value-type="float">
            <text:p>112</text:p>
          </table:table-cell>
          <table:table-cell table:formula="of:=[.C167]/[.B167]*100" office:value-type="float" office:value="48.9082969432314" calcext:value-type="float">
            <text:p>48.9082969432</text:p>
          </table:table-cell>
          <table:table-cell table:formula="of:=[.C167]*[.A167]" office:value-type="float" office:value="3360" calcext:value-type="float">
            <text:p>3360</text:p>
          </table:table-cell>
          <table:table-cell table:formula="of:=[.C167]/10" office:value-type="float" office:value="11.2" calcext:value-type="float">
            <text:p>11.2</text:p>
          </table:table-cell>
          <table:table-cell table:formula="of:=(100-[.D167])/[.E167]" office:value-type="float" office:value="0.0152058640049906" calcext:value-type="float">
            <text:p>0.015205864</text:p>
          </table:table-cell>
          <table:table-cell table:number-columns-repeated="6"/>
        </table:table-row>
        <table:table-row table:style-name="ro1">
          <table:table-cell table:formula="of:=[.A167]+1" office:value-type="float" office:value="31" calcext:value-type="float">
            <text:p>31</text:p>
          </table:table-cell>
          <table:table-cell office:value-type="float" office:value="225" calcext:value-type="float">
            <text:p>225</text:p>
          </table:table-cell>
          <table:table-cell office:value-type="float" office:value="101" calcext:value-type="float">
            <text:p>101</text:p>
          </table:table-cell>
          <table:table-cell table:formula="of:=[.C168]/[.B168]*100" office:value-type="float" office:value="44.8888888888889" calcext:value-type="float">
            <text:p>44.8888888889</text:p>
          </table:table-cell>
          <table:table-cell table:formula="of:=[.C168]*[.A168]" office:value-type="float" office:value="3131" calcext:value-type="float">
            <text:p>3131</text:p>
          </table:table-cell>
          <table:table-cell table:formula="of:=[.C168]/10" office:value-type="float" office:value="10.1" calcext:value-type="float">
            <text:p>10.1</text:p>
          </table:table-cell>
          <table:table-cell table:formula="of:=(100-[.D168])/[.E168]" office:value-type="float" office:value="0.0176017601760176" calcext:value-type="float">
            <text:p>0.0176017602</text:p>
          </table:table-cell>
          <table:table-cell table:number-columns-repeated="6"/>
        </table:table-row>
        <table:table-row table:style-name="ro1">
          <table:table-cell table:formula="of:=[.A168]+1" office:value-type="float" office:value="32" calcext:value-type="float">
            <text:p>32</text:p>
          </table:table-cell>
          <table:table-cell office:value-type="float" office:value="213" calcext:value-type="float">
            <text:p>213</text:p>
          </table:table-cell>
          <table:table-cell office:value-type="float" office:value="90" calcext:value-type="float">
            <text:p>90</text:p>
          </table:table-cell>
          <table:table-cell table:formula="of:=[.C169]/[.B169]*100" office:value-type="float" office:value="42.2535211267606" calcext:value-type="float">
            <text:p>42.2535211268</text:p>
          </table:table-cell>
          <table:table-cell table:formula="of:=[.C169]*[.A169]" office:value-type="float" office:value="2880" calcext:value-type="float">
            <text:p>2880</text:p>
          </table:table-cell>
          <table:table-cell table:formula="of:=[.C169]/10" office:value-type="float" office:value="9" calcext:value-type="float">
            <text:p>9</text:p>
          </table:table-cell>
          <table:table-cell table:formula="of:=(100-[.D169])/[.E169]" office:value-type="float" office:value="0.0200508607198748" calcext:value-type="float">
            <text:p>0.0200508607</text:p>
          </table:table-cell>
          <table:table-cell table:number-columns-repeated="6"/>
        </table:table-row>
        <table:table-row table:style-name="ro1" table:number-rows-repeated="3">
          <table:table-cell table:number-columns-repeated="13"/>
        </table:table-row>
        <table:table-row table:style-name="ro1">
          <table:table-cell office:value-type="string" calcext:value-type="string">
            <text:p>WISP5 10 secs, 40 cm, R420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09" calcext:value-type="float">
            <text:p>809</text:p>
          </table:table-cell>
          <table:table-cell office:value-type="float" office:value="763" calcext:value-type="float">
            <text:p>763</text:p>
          </table:table-cell>
          <table:table-cell table:formula="of:=[.C174]/[.B174]*100" office:value-type="float" office:value="94.3139678615575" calcext:value-type="float">
            <text:p>94.3139678616</text:p>
          </table:table-cell>
          <table:table-cell table:formula="of:=[.C174]*[.A174]" office:value-type="float" office:value="763" calcext:value-type="float">
            <text:p>763</text:p>
          </table:table-cell>
          <table:table-cell table:formula="of:=[.C174]/10" office:value-type="float" office:value="76.3" calcext:value-type="float">
            <text:p>76.3</text:p>
          </table:table-cell>
          <table:table-cell table:formula="of:=(100-[.D174])/[.E174]" office:value-type="float" office:value="0.00745220463753936" calcext:value-type="float">
            <text:p>0.0074522046</text:p>
          </table:table-cell>
          <table:table-cell table:number-columns-repeated="6"/>
        </table:table-row>
        <table:table-row table:style-name="ro1">
          <table:table-cell table:formula="of:=[.A174]+1" office:value-type="float" office:value="2" calcext:value-type="float">
            <text:p>2</text:p>
          </table:table-cell>
          <table:table-cell office:value-type="float" office:value="751" calcext:value-type="float">
            <text:p>751</text:p>
          </table:table-cell>
          <table:table-cell office:value-type="float" office:value="706" calcext:value-type="float">
            <text:p>706</text:p>
          </table:table-cell>
          <table:table-cell table:formula="of:=[.C175]/[.B175]*100" office:value-type="float" office:value="94.0079893475366" calcext:value-type="float">
            <text:p>94.0079893475</text:p>
          </table:table-cell>
          <table:table-cell table:formula="of:=[.C175]*[.A175]" office:value-type="float" office:value="1412" calcext:value-type="float">
            <text:p>1412</text:p>
          </table:table-cell>
          <table:table-cell table:formula="of:=[.C175]/10" office:value-type="float" office:value="70.6" calcext:value-type="float">
            <text:p>70.6</text:p>
          </table:table-cell>
          <table:table-cell table:formula="of:=(100-[.D175])/[.E175]" office:value-type="float" office:value="0.00424363360656048" calcext:value-type="float">
            <text:p>0.0042436336</text:p>
          </table:table-cell>
          <table:table-cell table:number-columns-repeated="6"/>
        </table:table-row>
        <table:table-row table:style-name="ro1">
          <table:table-cell table:formula="of:=[.A175]+1" office:value-type="float" office:value="3" calcext:value-type="float">
            <text:p>3</text:p>
          </table:table-cell>
          <table:table-cell office:value-type="float" office:value="680" calcext:value-type="float">
            <text:p>680</text:p>
          </table:table-cell>
          <table:table-cell office:value-type="float" office:value="616" calcext:value-type="float">
            <text:p>616</text:p>
          </table:table-cell>
          <table:table-cell table:formula="of:=[.C176]/[.B176]*100" office:value-type="float" office:value="90.5882352941176" calcext:value-type="float">
            <text:p>90.5882352941</text:p>
          </table:table-cell>
          <table:table-cell table:formula="of:=[.C176]*[.A176]" office:value-type="float" office:value="1848" calcext:value-type="float">
            <text:p>1848</text:p>
          </table:table-cell>
          <table:table-cell table:formula="of:=[.C176]/10" office:value-type="float" office:value="61.6" calcext:value-type="float">
            <text:p>61.6</text:p>
          </table:table-cell>
          <table:table-cell table:formula="of:=(100-[.D176])/[.E176]" office:value-type="float" office:value="0.00509294626941686" calcext:value-type="float">
            <text:p>0.0050929463</text:p>
          </table:table-cell>
          <table:table-cell table:number-columns-repeated="6"/>
        </table:table-row>
        <table:table-row table:style-name="ro1">
          <table:table-cell table:formula="of:=[.A176]+1" office:value-type="float" office:value="4" calcext:value-type="float">
            <text:p>4</text:p>
          </table:table-cell>
          <table:table-cell office:value-type="float" office:value="616" calcext:value-type="float">
            <text:p>616</text:p>
          </table:table-cell>
          <table:table-cell office:value-type="float" office:value="536" calcext:value-type="float">
            <text:p>536</text:p>
          </table:table-cell>
          <table:table-cell table:formula="of:=[.C177]/[.B177]*100" office:value-type="float" office:value="87.012987012987" calcext:value-type="float">
            <text:p>87.012987013</text:p>
          </table:table-cell>
          <table:table-cell table:formula="of:=[.C177]*[.A177]" office:value-type="float" office:value="2144" calcext:value-type="float">
            <text:p>2144</text:p>
          </table:table-cell>
          <table:table-cell table:formula="of:=[.C177]/10" office:value-type="float" office:value="53.6" calcext:value-type="float">
            <text:p>53.6</text:p>
          </table:table-cell>
          <table:table-cell table:formula="of:=(100-[.D177])/[.E177]" office:value-type="float" office:value="0.00605737546036054" calcext:value-type="float">
            <text:p>0.0060573755</text:p>
          </table:table-cell>
          <table:table-cell table:number-columns-repeated="6"/>
        </table:table-row>
        <table:table-row table:style-name="ro1">
          <table:table-cell table:formula="of:=[.A177]+1" office:value-type="float" office:value="5" calcext:value-type="float">
            <text:p>5</text:p>
          </table:table-cell>
          <table:table-cell office:value-type="float" office:value="565" calcext:value-type="float">
            <text:p>565</text:p>
          </table:table-cell>
          <table:table-cell office:value-type="float" office:value="494" calcext:value-type="float">
            <text:p>494</text:p>
          </table:table-cell>
          <table:table-cell table:formula="of:=[.C178]/[.B178]*100" office:value-type="float" office:value="87.4336283185841" calcext:value-type="float">
            <text:p>87.4336283186</text:p>
          </table:table-cell>
          <table:table-cell table:formula="of:=[.C178]*[.A178]" office:value-type="float" office:value="2470" calcext:value-type="float">
            <text:p>2470</text:p>
          </table:table-cell>
          <table:table-cell table:formula="of:=[.C178]/10" office:value-type="float" office:value="49.4" calcext:value-type="float">
            <text:p>49.4</text:p>
          </table:table-cell>
          <table:table-cell table:formula="of:=(100-[.D178])/[.E178]" office:value-type="float" office:value="0.0050875998710186" calcext:value-type="float">
            <text:p>0.0050875999</text:p>
          </table:table-cell>
          <table:table-cell table:number-columns-repeated="6"/>
        </table:table-row>
        <table:table-row table:style-name="ro1">
          <table:table-cell table:formula="of:=[.A178]+1" office:value-type="float" office:value="6" calcext:value-type="float">
            <text:p>6</text:p>
          </table:table-cell>
          <table:table-cell office:value-type="float" office:value="516" calcext:value-type="float">
            <text:p>516</text:p>
          </table:table-cell>
          <table:table-cell office:value-type="float" office:value="415" calcext:value-type="float">
            <text:p>415</text:p>
          </table:table-cell>
          <table:table-cell table:formula="of:=[.C179]/[.B179]*100" office:value-type="float" office:value="80.4263565891473" calcext:value-type="float">
            <text:p>80.4263565891</text:p>
          </table:table-cell>
          <table:table-cell table:formula="of:=[.C179]*[.A179]" office:value-type="float" office:value="2490" calcext:value-type="float">
            <text:p>2490</text:p>
          </table:table-cell>
          <table:table-cell table:formula="of:=[.C179]/10" office:value-type="float" office:value="41.5" calcext:value-type="float">
            <text:p>41.5</text:p>
          </table:table-cell>
          <table:table-cell table:formula="of:=(100-[.D179])/[.E179]" office:value-type="float" office:value="0.00786090096821394" calcext:value-type="float">
            <text:p>0.007860901</text:p>
          </table:table-cell>
          <table:table-cell table:number-columns-repeated="6"/>
        </table:table-row>
        <table:table-row table:style-name="ro1">
          <table:table-cell table:formula="of:=[.A179]+1" office:value-type="float" office:value="7" calcext:value-type="float">
            <text:p>7</text:p>
          </table:table-cell>
          <table:table-cell office:value-type="float" office:value="475" calcext:value-type="float">
            <text:p>475</text:p>
          </table:table-cell>
          <table:table-cell office:value-type="float" office:value="378" calcext:value-type="float">
            <text:p>378</text:p>
          </table:table-cell>
          <table:table-cell table:formula="of:=[.C180]/[.B180]*100" office:value-type="float" office:value="79.5789473684211" calcext:value-type="float">
            <text:p>79.5789473684</text:p>
          </table:table-cell>
          <table:table-cell table:formula="of:=[.C180]*[.A180]" office:value-type="float" office:value="2646" calcext:value-type="float">
            <text:p>2646</text:p>
          </table:table-cell>
          <table:table-cell table:formula="of:=[.C180]/10" office:value-type="float" office:value="37.8" calcext:value-type="float">
            <text:p>37.8</text:p>
          </table:table-cell>
          <table:table-cell table:formula="of:=(100-[.D180])/[.E180]" office:value-type="float" office:value="0.00771770696582727" calcext:value-type="float">
            <text:p>0.007717707</text:p>
          </table:table-cell>
          <table:table-cell table:number-columns-repeated="6"/>
        </table:table-row>
        <table:table-row table:style-name="ro1">
          <table:table-cell table:formula="of:=[.A180]+1" office:value-type="float" office:value="8" calcext:value-type="float">
            <text:p>8</text:p>
          </table:table-cell>
          <table:table-cell office:value-type="float" office:value="447" calcext:value-type="float">
            <text:p>447</text:p>
          </table:table-cell>
          <table:table-cell office:value-type="float" office:value="346" calcext:value-type="float">
            <text:p>346</text:p>
          </table:table-cell>
          <table:table-cell table:formula="of:=[.C181]/[.B181]*100" office:value-type="float" office:value="77.4049217002237" calcext:value-type="float">
            <text:p>77.4049217002</text:p>
          </table:table-cell>
          <table:table-cell table:formula="of:=[.C181]*[.A181]" office:value-type="float" office:value="2768" calcext:value-type="float">
            <text:p>2768</text:p>
          </table:table-cell>
          <table:table-cell table:formula="of:=[.C181]/10" office:value-type="float" office:value="34.6" calcext:value-type="float">
            <text:p>34.6</text:p>
          </table:table-cell>
          <table:table-cell table:formula="of:=(100-[.D181])/[.E181]" office:value-type="float" office:value="0.008162961813503" calcext:value-type="float">
            <text:p>0.0081629618</text:p>
          </table:table-cell>
          <table:table-cell table:number-columns-repeated="6"/>
        </table:table-row>
        <table:table-row table:style-name="ro1">
          <table:table-cell table:formula="of:=[.A181]+1" office:value-type="float" office:value="9" calcext:value-type="float">
            <text:p>9</text:p>
          </table:table-cell>
          <table:table-cell office:value-type="float" office:value="413" calcext:value-type="float">
            <text:p>413</text:p>
          </table:table-cell>
          <table:table-cell office:value-type="float" office:value="307" calcext:value-type="float">
            <text:p>307</text:p>
          </table:table-cell>
          <table:table-cell table:formula="of:=[.C182]/[.B182]*100" office:value-type="float" office:value="74.3341404358354" calcext:value-type="float">
            <text:p>74.3341404358</text:p>
          </table:table-cell>
          <table:table-cell table:formula="of:=[.C182]*[.A182]" office:value-type="float" office:value="2763" calcext:value-type="float">
            <text:p>2763</text:p>
          </table:table-cell>
          <table:table-cell table:formula="of:=[.C182]/10" office:value-type="float" office:value="30.7" calcext:value-type="float">
            <text:p>30.7</text:p>
          </table:table-cell>
          <table:table-cell table:formula="of:=(100-[.D182])/[.E182]" office:value-type="float" office:value="0.0092891276019416" calcext:value-type="float">
            <text:p>0.0092891276</text:p>
          </table:table-cell>
          <table:table-cell table:number-columns-repeated="6"/>
        </table:table-row>
        <table:table-row table:style-name="ro1">
          <table:table-cell table:formula="of:=[.A182]+1" office:value-type="float" office:value="10" calcext:value-type="float">
            <text:p>10</text:p>
          </table:table-cell>
          <table:table-cell office:value-type="float" office:value="405" calcext:value-type="float">
            <text:p>405</text:p>
          </table:table-cell>
          <table:table-cell office:value-type="float" office:value="310" calcext:value-type="float">
            <text:p>310</text:p>
          </table:table-cell>
          <table:table-cell table:formula="of:=[.C183]/[.B183]*100" office:value-type="float" office:value="76.5432098765432" calcext:value-type="float">
            <text:p>76.5432098765</text:p>
          </table:table-cell>
          <table:table-cell table:formula="of:=[.C183]*[.A183]" office:value-type="float" office:value="3100" calcext:value-type="float">
            <text:p>3100</text:p>
          </table:table-cell>
          <table:table-cell table:formula="of:=[.C183]/10" office:value-type="float" office:value="31" calcext:value-type="float">
            <text:p>31</text:p>
          </table:table-cell>
          <table:table-cell table:formula="of:=(100-[.D183])/[.E183]" office:value-type="float" office:value="0.00756670649143768" calcext:value-type="float">
            <text:p>0.0075667065</text:p>
          </table:table-cell>
          <table:table-cell table:number-columns-repeated="6"/>
        </table:table-row>
        <table:table-row table:style-name="ro1">
          <table:table-cell table:formula="of:=[.A183]+1" office:value-type="float" office:value="11" calcext:value-type="float">
            <text:p>11</text:p>
          </table:table-cell>
          <table:table-cell office:value-type="float" office:value="406" calcext:value-type="float">
            <text:p>406</text:p>
          </table:table-cell>
          <table:table-cell office:value-type="float" office:value="309" calcext:value-type="float">
            <text:p>309</text:p>
          </table:table-cell>
          <table:table-cell table:formula="of:=[.C184]/[.B184]*100" office:value-type="float" office:value="76.1083743842365" calcext:value-type="float">
            <text:p>76.1083743842</text:p>
          </table:table-cell>
          <table:table-cell table:formula="of:=[.C184]*[.A184]" office:value-type="float" office:value="3399" calcext:value-type="float">
            <text:p>3399</text:p>
          </table:table-cell>
          <table:table-cell table:formula="of:=[.C184]/10" office:value-type="float" office:value="30.9" calcext:value-type="float">
            <text:p>30.9</text:p>
          </table:table-cell>
          <table:table-cell table:formula="of:=(100-[.D184])/[.E184]" office:value-type="float" office:value="0.0070290160681858" calcext:value-type="float">
            <text:p>0.0070290161</text:p>
          </table:table-cell>
          <table:table-cell table:number-columns-repeated="6"/>
        </table:table-row>
        <table:table-row table:style-name="ro1">
          <table:table-cell table:formula="of:=[.A184]+1" office:value-type="float" office:value="12" calcext:value-type="float">
            <text:p>12</text:p>
          </table:table-cell>
          <table:table-cell office:value-type="float" office:value="371" calcext:value-type="float">
            <text:p>371</text:p>
          </table:table-cell>
          <table:table-cell office:value-type="float" office:value="267" calcext:value-type="float">
            <text:p>267</text:p>
          </table:table-cell>
          <table:table-cell table:formula="of:=[.C185]/[.B185]*100" office:value-type="float" office:value="71.9676549865229" calcext:value-type="float">
            <text:p>71.9676549865</text:p>
          </table:table-cell>
          <table:table-cell table:formula="of:=[.C185]*[.A185]" office:value-type="float" office:value="3204" calcext:value-type="float">
            <text:p>3204</text:p>
          </table:table-cell>
          <table:table-cell table:formula="of:=[.C185]/10" office:value-type="float" office:value="26.7" calcext:value-type="float">
            <text:p>26.7</text:p>
          </table:table-cell>
          <table:table-cell table:formula="of:=(100-[.D185])/[.E185]" office:value-type="float" office:value="0.00874917135252094" calcext:value-type="float">
            <text:p>0.0087491714</text:p>
          </table:table-cell>
          <table:table-cell table:number-columns-repeated="6"/>
        </table:table-row>
        <table:table-row table:style-name="ro1">
          <table:table-cell table:formula="of:=[.A185]+1" office:value-type="float" office:value="13" calcext:value-type="float">
            <text:p>13</text:p>
          </table:table-cell>
          <table:table-cell office:value-type="float" office:value="352" calcext:value-type="float">
            <text:p>352</text:p>
          </table:table-cell>
          <table:table-cell office:value-type="float" office:value="243" calcext:value-type="float">
            <text:p>243</text:p>
          </table:table-cell>
          <table:table-cell table:formula="of:=[.C186]/[.B186]*100" office:value-type="float" office:value="69.0340909090909" calcext:value-type="float">
            <text:p>69.0340909091</text:p>
          </table:table-cell>
          <table:table-cell table:formula="of:=[.C186]*[.A186]" office:value-type="float" office:value="3159" calcext:value-type="float">
            <text:p>3159</text:p>
          </table:table-cell>
          <table:table-cell table:formula="of:=[.C186]/10" office:value-type="float" office:value="24.3" calcext:value-type="float">
            <text:p>24.3</text:p>
          </table:table-cell>
          <table:table-cell table:formula="of:=(100-[.D186])/[.E186]" office:value-type="float" office:value="0.00980244035799591" calcext:value-type="float">
            <text:p>0.0098024404</text:p>
          </table:table-cell>
          <table:table-cell table:number-columns-repeated="6"/>
        </table:table-row>
        <table:table-row table:style-name="ro1">
          <table:table-cell table:formula="of:=[.A186]+1" office:value-type="float" office:value="14" calcext:value-type="float">
            <text:p>14</text:p>
          </table:table-cell>
          <table:table-cell office:value-type="float" office:value="347" calcext:value-type="float">
            <text:p>347</text:p>
          </table:table-cell>
          <table:table-cell office:value-type="float" office:value="235" calcext:value-type="float">
            <text:p>235</text:p>
          </table:table-cell>
          <table:table-cell table:formula="of:=[.C187]/[.B187]*100" office:value-type="float" office:value="67.7233429394813" calcext:value-type="float">
            <text:p>67.7233429395</text:p>
          </table:table-cell>
          <table:table-cell table:formula="of:=[.C187]*[.A187]" office:value-type="float" office:value="3290" calcext:value-type="float">
            <text:p>3290</text:p>
          </table:table-cell>
          <table:table-cell table:formula="of:=[.C187]/10" office:value-type="float" office:value="23.5" calcext:value-type="float">
            <text:p>23.5</text:p>
          </table:table-cell>
          <table:table-cell table:formula="of:=(100-[.D187])/[.E187]" office:value-type="float" office:value="0.00981053406094794" calcext:value-type="float">
            <text:p>0.0098105341</text:p>
          </table:table-cell>
          <table:table-cell table:number-columns-repeated="6"/>
        </table:table-row>
        <table:table-row table:style-name="ro1">
          <table:table-cell table:formula="of:=[.A187]+1" office:value-type="float" office:value="15" calcext:value-type="float">
            <text:p>15</text:p>
          </table:table-cell>
          <table:table-cell office:value-type="float" office:value="313" calcext:value-type="float">
            <text:p>313</text:p>
          </table:table-cell>
          <table:table-cell office:value-type="float" office:value="190" calcext:value-type="float">
            <text:p>190</text:p>
          </table:table-cell>
          <table:table-cell table:formula="of:=[.C188]/[.B188]*100" office:value-type="float" office:value="60.702875399361" calcext:value-type="float">
            <text:p>60.7028753994</text:p>
          </table:table-cell>
          <table:table-cell table:formula="of:=[.C188]*[.A188]" office:value-type="float" office:value="2850" calcext:value-type="float">
            <text:p>2850</text:p>
          </table:table-cell>
          <table:table-cell table:formula="of:=[.C188]/10" office:value-type="float" office:value="19" calcext:value-type="float">
            <text:p>19</text:p>
          </table:table-cell>
          <table:table-cell table:formula="of:=(100-[.D188])/[.E188]" office:value-type="float" office:value="0.013788464772154" calcext:value-type="float">
            <text:p>0.0137884648</text:p>
          </table:table-cell>
          <table:table-cell table:number-columns-repeated="6"/>
        </table:table-row>
        <table:table-row table:style-name="ro1">
          <table:table-cell table:formula="of:=[.A188]+1" office:value-type="float" office:value="16" calcext:value-type="float">
            <text:p>16</text:p>
          </table:table-cell>
          <table:table-cell office:value-type="float" office:value="321" calcext:value-type="float">
            <text:p>321</text:p>
          </table:table-cell>
          <table:table-cell office:value-type="float" office:value="213" calcext:value-type="float">
            <text:p>213</text:p>
          </table:table-cell>
          <table:table-cell table:formula="of:=[.C189]/[.B189]*100" office:value-type="float" office:value="66.3551401869159" calcext:value-type="float">
            <text:p>66.3551401869</text:p>
          </table:table-cell>
          <table:table-cell table:formula="of:=[.C189]*[.A189]" office:value-type="float" office:value="3408" calcext:value-type="float">
            <text:p>3408</text:p>
          </table:table-cell>
          <table:table-cell table:formula="of:=[.C189]/10" office:value-type="float" office:value="21.3" calcext:value-type="float">
            <text:p>21.3</text:p>
          </table:table-cell>
          <table:table-cell table:formula="of:=(100-[.D189])/[.E189]" office:value-type="float" office:value="0.00987231802027116" calcext:value-type="float">
            <text:p>0.009872318</text:p>
          </table:table-cell>
          <table:table-cell table:number-columns-repeated="6"/>
        </table:table-row>
        <table:table-row table:style-name="ro1">
          <table:table-cell table:formula="of:=[.A189]+1" office:value-type="float" office:value="17" calcext:value-type="float">
            <text:p>17</text:p>
          </table:table-cell>
          <table:table-cell office:value-type="float" office:value="305" calcext:value-type="float">
            <text:p>305</text:p>
          </table:table-cell>
          <table:table-cell office:value-type="float" office:value="189" calcext:value-type="float">
            <text:p>189</text:p>
          </table:table-cell>
          <table:table-cell table:formula="of:=[.C190]/[.B190]*100" office:value-type="float" office:value="61.9672131147541" calcext:value-type="float">
            <text:p>61.9672131148</text:p>
          </table:table-cell>
          <table:table-cell table:formula="of:=[.C190]*[.A190]" office:value-type="float" office:value="3213" calcext:value-type="float">
            <text:p>3213</text:p>
          </table:table-cell>
          <table:table-cell table:formula="of:=[.C190]/10" office:value-type="float" office:value="18.9" calcext:value-type="float">
            <text:p>18.9</text:p>
          </table:table-cell>
          <table:table-cell table:formula="of:=(100-[.D190])/[.E190]" office:value-type="float" office:value="0.0118371574495007" calcext:value-type="float">
            <text:p>0.0118371574</text:p>
          </table:table-cell>
          <table:table-cell table:number-columns-repeated="6"/>
        </table:table-row>
        <table:table-row table:style-name="ro1">
          <table:table-cell table:formula="of:=[.A190]+1" office:value-type="float" office:value="18" calcext:value-type="float">
            <text:p>18</text:p>
          </table:table-cell>
          <table:table-cell office:value-type="float" office:value="280" calcext:value-type="float">
            <text:p>280</text:p>
          </table:table-cell>
          <table:table-cell office:value-type="float" office:value="151" calcext:value-type="float">
            <text:p>151</text:p>
          </table:table-cell>
          <table:table-cell table:formula="of:=[.C191]/[.B191]*100" office:value-type="float" office:value="53.9285714285714" calcext:value-type="float">
            <text:p>53.9285714286</text:p>
          </table:table-cell>
          <table:table-cell table:formula="of:=[.C191]*[.A191]" office:value-type="float" office:value="2718" calcext:value-type="float">
            <text:p>2718</text:p>
          </table:table-cell>
          <table:table-cell table:formula="of:=[.C191]/10" office:value-type="float" office:value="15.1" calcext:value-type="float">
            <text:p>15.1</text:p>
          </table:table-cell>
          <table:table-cell table:formula="of:=(100-[.D191])/[.E191]" office:value-type="float" office:value="0.0169504888047934" calcext:value-type="float">
            <text:p>0.0169504888</text:p>
          </table:table-cell>
          <table:table-cell table:number-columns-repeated="6"/>
        </table:table-row>
        <table:table-row table:style-name="ro1">
          <table:table-cell table:formula="of:=[.A191]+1" office:value-type="float" office:value="19" calcext:value-type="float">
            <text:p>19</text:p>
          </table:table-cell>
          <table:table-cell office:value-type="float" office:value="291" calcext:value-type="float">
            <text:p>291</text:p>
          </table:table-cell>
          <table:table-cell office:value-type="float" office:value="174" calcext:value-type="float">
            <text:p>174</text:p>
          </table:table-cell>
          <table:table-cell table:formula="of:=[.C192]/[.B192]*100" office:value-type="float" office:value="59.7938144329897" calcext:value-type="float">
            <text:p>59.793814433</text:p>
          </table:table-cell>
          <table:table-cell table:formula="of:=[.C192]*[.A192]" office:value-type="float" office:value="3306" calcext:value-type="float">
            <text:p>3306</text:p>
          </table:table-cell>
          <table:table-cell table:formula="of:=[.C192]/10" office:value-type="float" office:value="17.4" calcext:value-type="float">
            <text:p>17.4</text:p>
          </table:table-cell>
          <table:table-cell table:formula="of:=(100-[.D192])/[.E192]" office:value-type="float" office:value="0.0121615806312796" calcext:value-type="float">
            <text:p>0.0121615806</text:p>
          </table:table-cell>
          <table:table-cell table:number-columns-repeated="6"/>
        </table:table-row>
        <table:table-row table:style-name="ro1">
          <table:table-cell table:formula="of:=[.A192]+1" office:value-type="float" office:value="20" calcext:value-type="float">
            <text:p>20</text:p>
          </table:table-cell>
          <table:table-cell office:value-type="float" office:value="287" calcext:value-type="float">
            <text:p>287</text:p>
          </table:table-cell>
          <table:table-cell office:value-type="float" office:value="166" calcext:value-type="float">
            <text:p>166</text:p>
          </table:table-cell>
          <table:table-cell table:formula="of:=[.C193]/[.B193]*100" office:value-type="float" office:value="57.8397212543554" calcext:value-type="float">
            <text:p>57.8397212544</text:p>
          </table:table-cell>
          <table:table-cell table:formula="of:=[.C193]*[.A193]" office:value-type="float" office:value="3320" calcext:value-type="float">
            <text:p>3320</text:p>
          </table:table-cell>
          <table:table-cell table:formula="of:=[.C193]/10" office:value-type="float" office:value="16.6" calcext:value-type="float">
            <text:p>16.6</text:p>
          </table:table-cell>
          <table:table-cell table:formula="of:=(100-[.D193])/[.E193]" office:value-type="float" office:value="0.0126988791402544" calcext:value-type="float">
            <text:p>0.0126988791</text:p>
          </table:table-cell>
          <table:table-cell table:number-columns-repeated="6"/>
        </table:table-row>
        <table:table-row table:style-name="ro1">
          <table:table-cell table:formula="of:=[.A193]+1" office:value-type="float" office:value="21" calcext:value-type="float">
            <text:p>21</text:p>
          </table:table-cell>
          <table:table-cell office:value-type="float" office:value="274" calcext:value-type="float">
            <text:p>274</text:p>
          </table:table-cell>
          <table:table-cell office:value-type="float" office:value="160" calcext:value-type="float">
            <text:p>160</text:p>
          </table:table-cell>
          <table:table-cell table:formula="of:=[.C194]/[.B194]*100" office:value-type="float" office:value="58.3941605839416" calcext:value-type="float">
            <text:p>58.3941605839</text:p>
          </table:table-cell>
          <table:table-cell table:formula="of:=[.C194]*[.A194]" office:value-type="float" office:value="3360" calcext:value-type="float">
            <text:p>3360</text:p>
          </table:table-cell>
          <table:table-cell table:formula="of:=[.C194]/10" office:value-type="float" office:value="16" calcext:value-type="float">
            <text:p>16</text:p>
          </table:table-cell>
          <table:table-cell table:formula="of:=(100-[.D194])/[.E194]" office:value-type="float" office:value="0.0123826903023983" calcext:value-type="float">
            <text:p>0.0123826903</text:p>
          </table:table-cell>
          <table:table-cell table:number-columns-repeated="6"/>
        </table:table-row>
        <table:table-row table:style-name="ro1">
          <table:table-cell table:formula="of:=[.A194]+1" office:value-type="float" office:value="22" calcext:value-type="float">
            <text:p>22</text:p>
          </table:table-cell>
          <table:table-cell office:value-type="float" office:value="263" calcext:value-type="float">
            <text:p>263</text:p>
          </table:table-cell>
          <table:table-cell office:value-type="float" office:value="133" calcext:value-type="float">
            <text:p>133</text:p>
          </table:table-cell>
          <table:table-cell table:formula="of:=[.C195]/[.B195]*100" office:value-type="float" office:value="50.5703422053232" calcext:value-type="float">
            <text:p>50.5703422053</text:p>
          </table:table-cell>
          <table:table-cell table:formula="of:=[.C195]*[.A195]" office:value-type="float" office:value="2926" calcext:value-type="float">
            <text:p>2926</text:p>
          </table:table-cell>
          <table:table-cell table:formula="of:=[.C195]/10" office:value-type="float" office:value="13.3" calcext:value-type="float">
            <text:p>13.3</text:p>
          </table:table-cell>
          <table:table-cell table:formula="of:=(100-[.D195])/[.E195]" office:value-type="float" office:value="0.0168932528348178" calcext:value-type="float">
            <text:p>0.0168932528</text:p>
          </table:table-cell>
          <table:table-cell table:number-columns-repeated="6"/>
        </table:table-row>
        <table:table-row table:style-name="ro1">
          <table:table-cell table:formula="of:=[.A195]+1" office:value-type="float" office:value="23" calcext:value-type="float">
            <text:p>23</text:p>
          </table:table-cell>
          <table:table-cell office:value-type="float" office:value="255" calcext:value-type="float">
            <text:p>255</text:p>
          </table:table-cell>
          <table:table-cell office:value-type="float" office:value="133" calcext:value-type="float">
            <text:p>133</text:p>
          </table:table-cell>
          <table:table-cell table:formula="of:=[.C196]/[.B196]*100" office:value-type="float" office:value="52.1568627450981" calcext:value-type="float">
            <text:p>52.1568627451</text:p>
          </table:table-cell>
          <table:table-cell table:formula="of:=[.C196]*[.A196]" office:value-type="float" office:value="3059" calcext:value-type="float">
            <text:p>3059</text:p>
          </table:table-cell>
          <table:table-cell table:formula="of:=[.C196]/10" office:value-type="float" office:value="13.3" calcext:value-type="float">
            <text:p>13.3</text:p>
          </table:table-cell>
          <table:table-cell table:formula="of:=(100-[.D196])/[.E196]" office:value-type="float" office:value="0.0156401233262184" calcext:value-type="float">
            <text:p>0.0156401233</text:p>
          </table:table-cell>
          <table:table-cell table:number-columns-repeated="6"/>
        </table:table-row>
        <table:table-row table:style-name="ro1">
          <table:table-cell table:formula="of:=[.A196]+1" office:value-type="float" office:value="24" calcext:value-type="float">
            <text:p>24</text:p>
          </table:table-cell>
          <table:table-cell office:value-type="float" office:value="250" calcext:value-type="float">
            <text:p>250</text:p>
          </table:table-cell>
          <table:table-cell office:value-type="float" office:value="124" calcext:value-type="float">
            <text:p>124</text:p>
          </table:table-cell>
          <table:table-cell table:formula="of:=[.C197]/[.B197]*100" office:value-type="float" office:value="49.6" calcext:value-type="float">
            <text:p>49.6</text:p>
          </table:table-cell>
          <table:table-cell table:formula="of:=[.C197]*[.A197]" office:value-type="float" office:value="2976" calcext:value-type="float">
            <text:p>2976</text:p>
          </table:table-cell>
          <table:table-cell table:formula="of:=[.C197]/10" office:value-type="float" office:value="12.4" calcext:value-type="float">
            <text:p>12.4</text:p>
          </table:table-cell>
          <table:table-cell table:formula="of:=(100-[.D197])/[.E197]" office:value-type="float" office:value="0.0169354838709677" calcext:value-type="float">
            <text:p>0.0169354839</text:p>
          </table:table-cell>
          <table:table-cell table:number-columns-repeated="6"/>
        </table:table-row>
        <table:table-row table:style-name="ro1">
          <table:table-cell table:formula="of:=[.A197]+1" office:value-type="float" office:value="25" calcext:value-type="float">
            <text:p>25</text:p>
          </table:table-cell>
          <table:table-cell office:value-type="float" office:value="250" calcext:value-type="float">
            <text:p>250</text:p>
          </table:table-cell>
          <table:table-cell office:value-type="float" office:value="126" calcext:value-type="float">
            <text:p>126</text:p>
          </table:table-cell>
          <table:table-cell table:formula="of:=[.C198]/[.B198]*100" office:value-type="float" office:value="50.4" calcext:value-type="float">
            <text:p>50.4</text:p>
          </table:table-cell>
          <table:table-cell table:formula="of:=[.C198]*[.A198]" office:value-type="float" office:value="3150" calcext:value-type="float">
            <text:p>3150</text:p>
          </table:table-cell>
          <table:table-cell table:formula="of:=[.C198]/10" office:value-type="float" office:value="12.6" calcext:value-type="float">
            <text:p>12.6</text:p>
          </table:table-cell>
          <table:table-cell table:formula="of:=(100-[.D198])/[.E198]" office:value-type="float" office:value="0.0157460317460317" calcext:value-type="float">
            <text:p>0.0157460317</text:p>
          </table:table-cell>
          <table:table-cell table:number-columns-repeated="6"/>
        </table:table-row>
        <table:table-row table:style-name="ro1">
          <table:table-cell table:formula="of:=[.A198]+1" office:value-type="float" office:value="26" calcext:value-type="float">
            <text:p>26</text:p>
          </table:table-cell>
          <table:table-cell office:value-type="float" office:value="242" calcext:value-type="float">
            <text:p>242</text:p>
          </table:table-cell>
          <table:table-cell office:value-type="float" office:value="113" calcext:value-type="float">
            <text:p>113</text:p>
          </table:table-cell>
          <table:table-cell table:formula="of:=[.C199]/[.B199]*100" office:value-type="float" office:value="46.6942148760331" calcext:value-type="float">
            <text:p>46.694214876</text:p>
          </table:table-cell>
          <table:table-cell table:formula="of:=[.C199]*[.A199]" office:value-type="float" office:value="2938" calcext:value-type="float">
            <text:p>2938</text:p>
          </table:table-cell>
          <table:table-cell table:formula="of:=[.C199]/10" office:value-type="float" office:value="11.3" calcext:value-type="float">
            <text:p>11.3</text:p>
          </table:table-cell>
          <table:table-cell table:formula="of:=(100-[.D199])/[.E199]" office:value-type="float" office:value="0.018143561989097" calcext:value-type="float">
            <text:p>0.018143562</text:p>
          </table:table-cell>
          <table:table-cell table:number-columns-repeated="6"/>
        </table:table-row>
        <table:table-row table:style-name="ro1">
          <table:table-cell table:formula="of:=[.A199]+1" office:value-type="float" office:value="27" calcext:value-type="float">
            <text:p>27</text:p>
          </table:table-cell>
          <table:table-cell office:value-type="float" office:value="233" calcext:value-type="float">
            <text:p>233</text:p>
          </table:table-cell>
          <table:table-cell office:value-type="float" office:value="101" calcext:value-type="float">
            <text:p>101</text:p>
          </table:table-cell>
          <table:table-cell table:formula="of:=[.C200]/[.B200]*100" office:value-type="float" office:value="43.3476394849785" calcext:value-type="float">
            <text:p>43.347639485</text:p>
          </table:table-cell>
          <table:table-cell table:formula="of:=[.C200]*[.A200]" office:value-type="float" office:value="2727" calcext:value-type="float">
            <text:p>2727</text:p>
          </table:table-cell>
          <table:table-cell table:formula="of:=[.C200]/10" office:value-type="float" office:value="10.1" calcext:value-type="float">
            <text:p>10.1</text:p>
          </table:table-cell>
          <table:table-cell table:formula="of:=(100-[.D200])/[.E200]" office:value-type="float" office:value="0.0207746096498062" calcext:value-type="float">
            <text:p>0.0207746096</text:p>
          </table:table-cell>
          <table:table-cell table:number-columns-repeated="6"/>
        </table:table-row>
        <table:table-row table:style-name="ro1">
          <table:table-cell table:formula="of:=[.A200]+1" office:value-type="float" office:value="28" calcext:value-type="float">
            <text:p>28</text:p>
          </table:table-cell>
          <table:table-cell office:value-type="float" office:value="237" calcext:value-type="float">
            <text:p>237</text:p>
          </table:table-cell>
          <table:table-cell office:value-type="float" office:value="117" calcext:value-type="float">
            <text:p>117</text:p>
          </table:table-cell>
          <table:table-cell table:formula="of:=[.C201]/[.B201]*100" office:value-type="float" office:value="49.3670886075949" calcext:value-type="float">
            <text:p>49.3670886076</text:p>
          </table:table-cell>
          <table:table-cell table:formula="of:=[.C201]*[.A201]" office:value-type="float" office:value="3276" calcext:value-type="float">
            <text:p>3276</text:p>
          </table:table-cell>
          <table:table-cell table:formula="of:=[.C201]/10" office:value-type="float" office:value="11.7" calcext:value-type="float">
            <text:p>11.7</text:p>
          </table:table-cell>
          <table:table-cell table:formula="of:=(100-[.D201])/[.E201]" office:value-type="float" office:value="0.0154557116582433" calcext:value-type="float">
            <text:p>0.0154557117</text:p>
          </table:table-cell>
          <table:table-cell table:number-columns-repeated="6"/>
        </table:table-row>
        <table:table-row table:style-name="ro1">
          <table:table-cell table:formula="of:=[.A201]+1" office:value-type="float" office:value="29" calcext:value-type="float">
            <text:p>29</text:p>
          </table:table-cell>
          <table:table-cell office:value-type="float" office:value="227" calcext:value-type="float">
            <text:p>227</text:p>
          </table:table-cell>
          <table:table-cell office:value-type="float" office:value="92" calcext:value-type="float">
            <text:p>92</text:p>
          </table:table-cell>
          <table:table-cell table:formula="of:=[.C202]/[.B202]*100" office:value-type="float" office:value="40.5286343612335" calcext:value-type="float">
            <text:p>40.5286343612</text:p>
          </table:table-cell>
          <table:table-cell table:formula="of:=[.C202]*[.A202]" office:value-type="float" office:value="2668" calcext:value-type="float">
            <text:p>2668</text:p>
          </table:table-cell>
          <table:table-cell table:formula="of:=[.C202]/10" office:value-type="float" office:value="9.2" calcext:value-type="float">
            <text:p>9.2</text:p>
          </table:table-cell>
          <table:table-cell table:formula="of:=(100-[.D202])/[.E202]" office:value-type="float" office:value="0.0222906168061344" calcext:value-type="float">
            <text:p>0.0222906168</text:p>
          </table:table-cell>
          <table:table-cell table:number-columns-repeated="6"/>
        </table:table-row>
        <table:table-row table:style-name="ro1">
          <table:table-cell table:formula="of:=[.A202]+1" office:value-type="float" office:value="30" calcext:value-type="float">
            <text:p>30</text:p>
          </table:table-cell>
          <table:table-cell office:value-type="float" office:value="225" calcext:value-type="float">
            <text:p>225</text:p>
          </table:table-cell>
          <table:table-cell office:value-type="float" office:value="86" calcext:value-type="float">
            <text:p>86</text:p>
          </table:table-cell>
          <table:table-cell table:formula="of:=[.C203]/[.B203]*100" office:value-type="float" office:value="38.2222222222222" calcext:value-type="float">
            <text:p>38.2222222222</text:p>
          </table:table-cell>
          <table:table-cell table:formula="of:=[.C203]*[.A203]" office:value-type="float" office:value="2580" calcext:value-type="float">
            <text:p>2580</text:p>
          </table:table-cell>
          <table:table-cell table:formula="of:=[.C203]/10" office:value-type="float" office:value="8.6" calcext:value-type="float">
            <text:p>8.6</text:p>
          </table:table-cell>
          <table:table-cell table:formula="of:=(100-[.D203])/[.E203]" office:value-type="float" office:value="0.0239448751076658" calcext:value-type="float">
            <text:p>0.0239448751</text:p>
          </table:table-cell>
          <table:table-cell table:number-columns-repeated="6"/>
        </table:table-row>
        <table:table-row table:style-name="ro1">
          <table:table-cell table:formula="of:=[.A203]+1" office:value-type="float" office:value="31" calcext:value-type="float">
            <text:p>31</text:p>
          </table:table-cell>
          <table:table-cell office:value-type="float" office:value="224" calcext:value-type="float">
            <text:p>224</text:p>
          </table:table-cell>
          <table:table-cell office:value-type="float" office:value="105" calcext:value-type="float">
            <text:p>105</text:p>
          </table:table-cell>
          <table:table-cell table:formula="of:=[.C204]/[.B204]*100" office:value-type="float" office:value="46.875" calcext:value-type="float">
            <text:p>46.875</text:p>
          </table:table-cell>
          <table:table-cell table:formula="of:=[.C204]*[.A204]" office:value-type="float" office:value="3255" calcext:value-type="float">
            <text:p>3255</text:p>
          </table:table-cell>
          <table:table-cell table:formula="of:=[.C204]/10" office:value-type="float" office:value="10.5" calcext:value-type="float">
            <text:p>10.5</text:p>
          </table:table-cell>
          <table:table-cell table:formula="of:=(100-[.D204])/[.E204]" office:value-type="float" office:value="0.016321044546851" calcext:value-type="float">
            <text:p>0.0163210445</text:p>
          </table:table-cell>
          <table:table-cell table:number-columns-repeated="6"/>
        </table:table-row>
        <table:table-row table:style-name="ro1">
          <table:table-cell table:formula="of:=[.A204]+1" office:value-type="float" office:value="32" calcext:value-type="float">
            <text:p>32</text:p>
          </table:table-cell>
          <table:table-cell office:value-type="float" office:value="223" calcext:value-type="float">
            <text:p>223</text:p>
          </table:table-cell>
          <table:table-cell office:value-type="float" office:value="99" calcext:value-type="float">
            <text:p>99</text:p>
          </table:table-cell>
          <table:table-cell table:formula="of:=[.C205]/[.B205]*100" office:value-type="float" office:value="44.3946188340807" calcext:value-type="float">
            <text:p>44.3946188341</text:p>
          </table:table-cell>
          <table:table-cell table:formula="of:=[.C205]*[.A205]" office:value-type="float" office:value="3168" calcext:value-type="float">
            <text:p>3168</text:p>
          </table:table-cell>
          <table:table-cell table:formula="of:=[.C205]/10" office:value-type="float" office:value="9.9" calcext:value-type="float">
            <text:p>9.9</text:p>
          </table:table-cell>
          <table:table-cell table:formula="of:=(100-[.D205])/[.E205]" office:value-type="float" office:value="0.0175522036508584" calcext:value-type="float">
            <text:p>0.0175522037</text:p>
          </table:table-cell>
          <table:table-cell table:number-columns-repeated="6"/>
        </table:table-row>
        <table:table-row table:style-name="ro1" table:number-rows-repeated="4">
          <table:table-cell table:number-columns-repeated="13"/>
        </table:table-row>
        <table:table-row table:style-name="ro1">
          <table:table-cell office:value-type="string" calcext:value-type="string">
            <text:p>WISP5 10 secs, 50 cm, R420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15" calcext:value-type="float">
            <text:p>815</text:p>
          </table:table-cell>
          <table:table-cell office:value-type="float" office:value="754" calcext:value-type="float">
            <text:p>754</text:p>
          </table:table-cell>
          <table:table-cell table:formula="of:=[.C211]/[.B211]*100" office:value-type="float" office:value="92.5153374233129" calcext:value-type="float">
            <text:p>92.5153374233</text:p>
          </table:table-cell>
          <table:table-cell table:formula="of:=[.C211]*[.A211]" office:value-type="float" office:value="754" calcext:value-type="float">
            <text:p>754</text:p>
          </table:table-cell>
          <table:table-cell table:formula="of:=[.C211]/10" office:value-type="float" office:value="75.4" calcext:value-type="float">
            <text:p>75.4</text:p>
          </table:table-cell>
          <table:table-cell table:formula="of:=(100-[.D211])/[.E211]" office:value-type="float" office:value="0.00992660819189272" calcext:value-type="float">
            <text:p>0.0099266082</text:p>
          </table:table-cell>
          <table:table-cell table:number-columns-repeated="6"/>
        </table:table-row>
        <table:table-row table:style-name="ro1">
          <table:table-cell table:formula="of:=[.A211]+1" office:value-type="float" office:value="2" calcext:value-type="float">
            <text:p>2</text:p>
          </table:table-cell>
          <table:table-cell office:value-type="float" office:value="779" calcext:value-type="float">
            <text:p>779</text:p>
          </table:table-cell>
          <table:table-cell office:value-type="float" office:value="726" calcext:value-type="float">
            <text:p>726</text:p>
          </table:table-cell>
          <table:table-cell table:formula="of:=[.C212]/[.B212]*100" office:value-type="float" office:value="93.196405648267" calcext:value-type="float">
            <text:p>93.1964056483</text:p>
          </table:table-cell>
          <table:table-cell table:formula="of:=[.C212]*[.A212]" office:value-type="float" office:value="1452" calcext:value-type="float">
            <text:p>1452</text:p>
          </table:table-cell>
          <table:table-cell table:formula="of:=[.C212]/10" office:value-type="float" office:value="72.6" calcext:value-type="float">
            <text:p>72.6</text:p>
          </table:table-cell>
          <table:table-cell table:formula="of:=(100-[.D212])/[.E212]" office:value-type="float" office:value="0.00468567104113842" calcext:value-type="float">
            <text:p>0.004685671</text:p>
          </table:table-cell>
          <table:table-cell table:number-columns-repeated="6"/>
        </table:table-row>
        <table:table-row table:style-name="ro1">
          <table:table-cell table:formula="of:=[.A212]+1" office:value-type="float" office:value="3" calcext:value-type="float">
            <text:p>3</text:p>
          </table:table-cell>
          <table:table-cell office:value-type="float" office:value="697" calcext:value-type="float">
            <text:p>697</text:p>
          </table:table-cell>
          <table:table-cell office:value-type="float" office:value="623" calcext:value-type="float">
            <text:p>623</text:p>
          </table:table-cell>
          <table:table-cell table:formula="of:=[.C213]/[.B213]*100" office:value-type="float" office:value="89.3830703012912" calcext:value-type="float">
            <text:p>89.3830703013</text:p>
          </table:table-cell>
          <table:table-cell table:formula="of:=[.C213]*[.A213]" office:value-type="float" office:value="1869" calcext:value-type="float">
            <text:p>1869</text:p>
          </table:table-cell>
          <table:table-cell table:formula="of:=[.C213]/10" office:value-type="float" office:value="62.3" calcext:value-type="float">
            <text:p>62.3</text:p>
          </table:table-cell>
          <table:table-cell table:formula="of:=(100-[.D213])/[.E213]" office:value-type="float" office:value="0.00568054023472914" calcext:value-type="float">
            <text:p>0.0056805402</text:p>
          </table:table-cell>
          <table:table-cell table:number-columns-repeated="6"/>
        </table:table-row>
        <table:table-row table:style-name="ro1">
          <table:table-cell table:formula="of:=[.A213]+1" office:value-type="float" office:value="4" calcext:value-type="float">
            <text:p>4</text:p>
          </table:table-cell>
          <table:table-cell office:value-type="float" office:value="648" calcext:value-type="float">
            <text:p>648</text:p>
          </table:table-cell>
          <table:table-cell office:value-type="float" office:value="576" calcext:value-type="float">
            <text:p>576</text:p>
          </table:table-cell>
          <table:table-cell table:formula="of:=[.C214]/[.B214]*100" office:value-type="float" office:value="88.8888888888889" calcext:value-type="float">
            <text:p>88.8888888889</text:p>
          </table:table-cell>
          <table:table-cell table:formula="of:=[.C214]*[.A214]" office:value-type="float" office:value="2304" calcext:value-type="float">
            <text:p>2304</text:p>
          </table:table-cell>
          <table:table-cell table:formula="of:=[.C214]/10" office:value-type="float" office:value="57.6" calcext:value-type="float">
            <text:p>57.6</text:p>
          </table:table-cell>
          <table:table-cell table:formula="of:=(100-[.D214])/[.E214]" office:value-type="float" office:value="0.00482253086419753" calcext:value-type="float">
            <text:p>0.0048225309</text:p>
          </table:table-cell>
          <table:table-cell table:number-columns-repeated="6"/>
        </table:table-row>
        <table:table-row table:style-name="ro1">
          <table:table-cell table:formula="of:=[.A214]+1" office:value-type="float" office:value="5" calcext:value-type="float">
            <text:p>5</text:p>
          </table:table-cell>
          <table:table-cell office:value-type="float" office:value="561" calcext:value-type="float">
            <text:p>561</text:p>
          </table:table-cell>
          <table:table-cell office:value-type="float" office:value="469" calcext:value-type="float">
            <text:p>469</text:p>
          </table:table-cell>
          <table:table-cell table:formula="of:=[.C215]/[.B215]*100" office:value-type="float" office:value="83.6007130124777" calcext:value-type="float">
            <text:p>83.6007130125</text:p>
          </table:table-cell>
          <table:table-cell table:formula="of:=[.C215]*[.A215]" office:value-type="float" office:value="2345" calcext:value-type="float">
            <text:p>2345</text:p>
          </table:table-cell>
          <table:table-cell table:formula="of:=[.C215]/10" office:value-type="float" office:value="46.9" calcext:value-type="float">
            <text:p>46.9</text:p>
          </table:table-cell>
          <table:table-cell table:formula="of:=(100-[.D215])/[.E215]" office:value-type="float" office:value="0.00699329935502016" calcext:value-type="float">
            <text:p>0.0069932994</text:p>
          </table:table-cell>
          <table:table-cell table:number-columns-repeated="6"/>
        </table:table-row>
        <table:table-row table:style-name="ro1">
          <table:table-cell table:formula="of:=[.A215]+1" office:value-type="float" office:value="6" calcext:value-type="float">
            <text:p>6</text:p>
          </table:table-cell>
          <table:table-cell office:value-type="float" office:value="506" calcext:value-type="float">
            <text:p>506</text:p>
          </table:table-cell>
          <table:table-cell office:value-type="float" office:value="409" calcext:value-type="float">
            <text:p>409</text:p>
          </table:table-cell>
          <table:table-cell table:formula="of:=[.C216]/[.B216]*100" office:value-type="float" office:value="80.8300395256917" calcext:value-type="float">
            <text:p>80.8300395257</text:p>
          </table:table-cell>
          <table:table-cell table:formula="of:=[.C216]*[.A216]" office:value-type="float" office:value="2454" calcext:value-type="float">
            <text:p>2454</text:p>
          </table:table-cell>
          <table:table-cell table:formula="of:=[.C216]/10" office:value-type="float" office:value="40.9" calcext:value-type="float">
            <text:p>40.9</text:p>
          </table:table-cell>
          <table:table-cell table:formula="of:=(100-[.D216])/[.E216]" office:value-type="float" office:value="0.00781171983468146" calcext:value-type="float">
            <text:p>0.0078117198</text:p>
          </table:table-cell>
          <table:table-cell table:number-columns-repeated="6"/>
        </table:table-row>
        <table:table-row table:style-name="ro1">
          <table:table-cell table:formula="of:=[.A216]+1" office:value-type="float" office:value="7" calcext:value-type="float">
            <text:p>7</text:p>
          </table:table-cell>
          <table:table-cell office:value-type="float" office:value="482" calcext:value-type="float">
            <text:p>482</text:p>
          </table:table-cell>
          <table:table-cell office:value-type="float" office:value="381" calcext:value-type="float">
            <text:p>381</text:p>
          </table:table-cell>
          <table:table-cell table:formula="of:=[.C217]/[.B217]*100" office:value-type="float" office:value="79.045643153527" calcext:value-type="float">
            <text:p>79.0456431535</text:p>
          </table:table-cell>
          <table:table-cell table:formula="of:=[.C217]*[.A217]" office:value-type="float" office:value="2667" calcext:value-type="float">
            <text:p>2667</text:p>
          </table:table-cell>
          <table:table-cell table:formula="of:=[.C217]/10" office:value-type="float" office:value="38.1" calcext:value-type="float">
            <text:p>38.1</text:p>
          </table:table-cell>
          <table:table-cell table:formula="of:=(100-[.D217])/[.E217]" office:value-type="float" office:value="0.0078569017047143" calcext:value-type="float">
            <text:p>0.0078569017</text:p>
          </table:table-cell>
          <table:table-cell table:number-columns-repeated="6"/>
        </table:table-row>
        <table:table-row table:style-name="ro1">
          <table:table-cell table:formula="of:=[.A217]+1" office:value-type="float" office:value="8" calcext:value-type="float">
            <text:p>8</text:p>
          </table:table-cell>
          <table:table-cell office:value-type="float" office:value="438" calcext:value-type="float">
            <text:p>438</text:p>
          </table:table-cell>
          <table:table-cell office:value-type="float" office:value="332" calcext:value-type="float">
            <text:p>332</text:p>
          </table:table-cell>
          <table:table-cell table:formula="of:=[.C218]/[.B218]*100" office:value-type="float" office:value="75.7990867579909" calcext:value-type="float">
            <text:p>75.799086758</text:p>
          </table:table-cell>
          <table:table-cell table:formula="of:=[.C218]*[.A218]" office:value-type="float" office:value="2656" calcext:value-type="float">
            <text:p>2656</text:p>
          </table:table-cell>
          <table:table-cell table:formula="of:=[.C218]/10" office:value-type="float" office:value="33.2" calcext:value-type="float">
            <text:p>33.2</text:p>
          </table:table-cell>
          <table:table-cell table:formula="of:=(100-[.D218])/[.E218]" office:value-type="float" office:value="0.00911178962425043" calcext:value-type="float">
            <text:p>0.0091117896</text:p>
          </table:table-cell>
          <table:table-cell table:number-columns-repeated="6"/>
        </table:table-row>
        <table:table-row table:style-name="ro1">
          <table:table-cell table:formula="of:=[.A218]+1" office:value-type="float" office:value="9" calcext:value-type="float">
            <text:p>9</text:p>
          </table:table-cell>
          <table:table-cell office:value-type="float" office:value="426" calcext:value-type="float">
            <text:p>426</text:p>
          </table:table-cell>
          <table:table-cell office:value-type="float" office:value="318" calcext:value-type="float">
            <text:p>318</text:p>
          </table:table-cell>
          <table:table-cell table:formula="of:=[.C219]/[.B219]*100" office:value-type="float" office:value="74.6478873239437" calcext:value-type="float">
            <text:p>74.6478873239</text:p>
          </table:table-cell>
          <table:table-cell table:formula="of:=[.C219]*[.A219]" office:value-type="float" office:value="2862" calcext:value-type="float">
            <text:p>2862</text:p>
          </table:table-cell>
          <table:table-cell table:formula="of:=[.C219]/10" office:value-type="float" office:value="31.8" calcext:value-type="float">
            <text:p>31.8</text:p>
          </table:table-cell>
          <table:table-cell table:formula="of:=(100-[.D219])/[.E219]" office:value-type="float" office:value="0.0088581805297192" calcext:value-type="float">
            <text:p>0.0088581805</text:p>
          </table:table-cell>
          <table:table-cell table:number-columns-repeated="6"/>
        </table:table-row>
        <table:table-row table:style-name="ro1">
          <table:table-cell table:formula="of:=[.A219]+1" office:value-type="float" office:value="10" calcext:value-type="float">
            <text:p>10</text:p>
          </table:table-cell>
          <table:table-cell office:value-type="float" office:value="410" calcext:value-type="float">
            <text:p>410</text:p>
          </table:table-cell>
          <table:table-cell office:value-type="float" office:value="308" calcext:value-type="float">
            <text:p>308</text:p>
          </table:table-cell>
          <table:table-cell table:formula="of:=[.C220]/[.B220]*100" office:value-type="float" office:value="75.1219512195122" calcext:value-type="float">
            <text:p>75.1219512195</text:p>
          </table:table-cell>
          <table:table-cell table:formula="of:=[.C220]*[.A220]" office:value-type="float" office:value="3080" calcext:value-type="float">
            <text:p>3080</text:p>
          </table:table-cell>
          <table:table-cell table:formula="of:=[.C220]/10" office:value-type="float" office:value="30.8" calcext:value-type="float">
            <text:p>30.8</text:p>
          </table:table-cell>
          <table:table-cell table:formula="of:=(100-[.D220])/[.E220]" office:value-type="float" office:value="0.00807728856509344" calcext:value-type="float">
            <text:p>0.0080772886</text:p>
          </table:table-cell>
          <table:table-cell table:number-columns-repeated="6"/>
        </table:table-row>
        <table:table-row table:style-name="ro1">
          <table:table-cell table:formula="of:=[.A220]+1" office:value-type="float" office:value="11" calcext:value-type="float">
            <text:p>11</text:p>
          </table:table-cell>
          <table:table-cell office:value-type="float" office:value="390" calcext:value-type="float">
            <text:p>390</text:p>
          </table:table-cell>
          <table:table-cell office:value-type="float" office:value="280" calcext:value-type="float">
            <text:p>280</text:p>
          </table:table-cell>
          <table:table-cell table:formula="of:=[.C221]/[.B221]*100" office:value-type="float" office:value="71.7948717948718" calcext:value-type="float">
            <text:p>71.7948717949</text:p>
          </table:table-cell>
          <table:table-cell table:formula="of:=[.C221]*[.A221]" office:value-type="float" office:value="3080" calcext:value-type="float">
            <text:p>3080</text:p>
          </table:table-cell>
          <table:table-cell table:formula="of:=[.C221]/10" office:value-type="float" office:value="28" calcext:value-type="float">
            <text:p>28</text:p>
          </table:table-cell>
          <table:table-cell table:formula="of:=(100-[.D221])/[.E221]" office:value-type="float" office:value="0.00915750915750916" calcext:value-type="float">
            <text:p>0.0091575092</text:p>
          </table:table-cell>
          <table:table-cell table:number-columns-repeated="6"/>
        </table:table-row>
        <table:table-row table:style-name="ro1">
          <table:table-cell table:formula="of:=[.A221]+1" office:value-type="float" office:value="12" calcext:value-type="float">
            <text:p>12</text:p>
          </table:table-cell>
          <table:table-cell office:value-type="float" office:value="377" calcext:value-type="float">
            <text:p>377</text:p>
          </table:table-cell>
          <table:table-cell office:value-type="float" office:value="267" calcext:value-type="float">
            <text:p>267</text:p>
          </table:table-cell>
          <table:table-cell table:formula="of:=[.C222]/[.B222]*100" office:value-type="float" office:value="70.8222811671088" calcext:value-type="float">
            <text:p>70.8222811671</text:p>
          </table:table-cell>
          <table:table-cell table:formula="of:=[.C222]*[.A222]" office:value-type="float" office:value="3204" calcext:value-type="float">
            <text:p>3204</text:p>
          </table:table-cell>
          <table:table-cell table:formula="of:=[.C222]/10" office:value-type="float" office:value="26.7" calcext:value-type="float">
            <text:p>26.7</text:p>
          </table:table-cell>
          <table:table-cell table:formula="of:=(100-[.D222])/[.E222]" office:value-type="float" office:value="0.00910665381800601" calcext:value-type="float">
            <text:p>0.0091066538</text:p>
          </table:table-cell>
          <table:table-cell table:number-columns-repeated="6"/>
        </table:table-row>
        <table:table-row table:style-name="ro1">
          <table:table-cell table:formula="of:=[.A222]+1" office:value-type="float" office:value="13" calcext:value-type="float">
            <text:p>13</text:p>
          </table:table-cell>
          <table:table-cell office:value-type="float" office:value="344" calcext:value-type="float">
            <text:p>344</text:p>
          </table:table-cell>
          <table:table-cell office:value-type="float" office:value="216" calcext:value-type="float">
            <text:p>216</text:p>
          </table:table-cell>
          <table:table-cell table:formula="of:=[.C223]/[.B223]*100" office:value-type="float" office:value="62.7906976744186" calcext:value-type="float">
            <text:p>62.7906976744</text:p>
          </table:table-cell>
          <table:table-cell table:formula="of:=[.C223]*[.A223]" office:value-type="float" office:value="2808" calcext:value-type="float">
            <text:p>2808</text:p>
          </table:table-cell>
          <table:table-cell table:formula="of:=[.C223]/10" office:value-type="float" office:value="21.6" calcext:value-type="float">
            <text:p>21.6</text:p>
          </table:table-cell>
          <table:table-cell table:formula="of:=(100-[.D223])/[.E223]" office:value-type="float" office:value="0.0132511760418737" calcext:value-type="float">
            <text:p>0.013251176</text:p>
          </table:table-cell>
          <table:table-cell table:number-columns-repeated="6"/>
        </table:table-row>
        <table:table-row table:style-name="ro1">
          <table:table-cell table:formula="of:=[.A223]+1" office:value-type="float" office:value="14" calcext:value-type="float">
            <text:p>14</text:p>
          </table:table-cell>
          <table:table-cell office:value-type="float" office:value="339" calcext:value-type="float">
            <text:p>339</text:p>
          </table:table-cell>
          <table:table-cell office:value-type="float" office:value="227" calcext:value-type="float">
            <text:p>227</text:p>
          </table:table-cell>
          <table:table-cell table:formula="of:=[.C224]/[.B224]*100" office:value-type="float" office:value="66.9616519174041" calcext:value-type="float">
            <text:p>66.9616519174</text:p>
          </table:table-cell>
          <table:table-cell table:formula="of:=[.C224]*[.A224]" office:value-type="float" office:value="3178" calcext:value-type="float">
            <text:p>3178</text:p>
          </table:table-cell>
          <table:table-cell table:formula="of:=[.C224]/10" office:value-type="float" office:value="22.7" calcext:value-type="float">
            <text:p>22.7</text:p>
          </table:table-cell>
          <table:table-cell table:formula="of:=(100-[.D224])/[.E224]" office:value-type="float" office:value="0.0103959559731265" calcext:value-type="float">
            <text:p>0.010395956</text:p>
          </table:table-cell>
          <table:table-cell table:number-columns-repeated="6"/>
        </table:table-row>
        <table:table-row table:style-name="ro1">
          <table:table-cell table:formula="of:=[.A224]+1" office:value-type="float" office:value="15" calcext:value-type="float">
            <text:p>15</text:p>
          </table:table-cell>
          <table:table-cell office:value-type="float" office:value="323" calcext:value-type="float">
            <text:p>323</text:p>
          </table:table-cell>
          <table:table-cell office:value-type="float" office:value="203" calcext:value-type="float">
            <text:p>203</text:p>
          </table:table-cell>
          <table:table-cell table:formula="of:=[.C225]/[.B225]*100" office:value-type="float" office:value="62.8482972136223" calcext:value-type="float">
            <text:p>62.8482972136</text:p>
          </table:table-cell>
          <table:table-cell table:formula="of:=[.C225]*[.A225]" office:value-type="float" office:value="3045" calcext:value-type="float">
            <text:p>3045</text:p>
          </table:table-cell>
          <table:table-cell table:formula="of:=[.C225]/10" office:value-type="float" office:value="20.3" calcext:value-type="float">
            <text:p>20.3</text:p>
          </table:table-cell>
          <table:table-cell table:formula="of:=(100-[.D225])/[.E225]" office:value-type="float" office:value="0.012200887614574" calcext:value-type="float">
            <text:p>0.0122008876</text:p>
          </table:table-cell>
          <table:table-cell table:number-columns-repeated="6"/>
        </table:table-row>
        <table:table-row table:style-name="ro1">
          <table:table-cell table:formula="of:=[.A225]+1" office:value-type="float" office:value="16" calcext:value-type="float">
            <text:p>16</text:p>
          </table:table-cell>
          <table:table-cell office:value-type="float" office:value="317" calcext:value-type="float">
            <text:p>317</text:p>
          </table:table-cell>
          <table:table-cell office:value-type="float" office:value="201" calcext:value-type="float">
            <text:p>201</text:p>
          </table:table-cell>
          <table:table-cell table:formula="of:=[.C226]/[.B226]*100" office:value-type="float" office:value="63.4069400630915" calcext:value-type="float">
            <text:p>63.4069400631</text:p>
          </table:table-cell>
          <table:table-cell table:formula="of:=[.C226]*[.A226]" office:value-type="float" office:value="3216" calcext:value-type="float">
            <text:p>3216</text:p>
          </table:table-cell>
          <table:table-cell table:formula="of:=[.C226]/10" office:value-type="float" office:value="20.1" calcext:value-type="float">
            <text:p>20.1</text:p>
          </table:table-cell>
          <table:table-cell table:formula="of:=(100-[.D226])/[.E226]" office:value-type="float" office:value="0.0113784390351084" calcext:value-type="float">
            <text:p>0.011378439</text:p>
          </table:table-cell>
          <table:table-cell table:number-columns-repeated="6"/>
        </table:table-row>
        <table:table-row table:style-name="ro1">
          <table:table-cell table:formula="of:=[.A226]+1" office:value-type="float" office:value="17" calcext:value-type="float">
            <text:p>17</text:p>
          </table:table-cell>
          <table:table-cell office:value-type="float" office:value="305" calcext:value-type="float">
            <text:p>305</text:p>
          </table:table-cell>
          <table:table-cell office:value-type="float" office:value="176" calcext:value-type="float">
            <text:p>176</text:p>
          </table:table-cell>
          <table:table-cell table:formula="of:=[.C227]/[.B227]*100" office:value-type="float" office:value="57.7049180327869" calcext:value-type="float">
            <text:p>57.7049180328</text:p>
          </table:table-cell>
          <table:table-cell table:formula="of:=[.C227]*[.A227]" office:value-type="float" office:value="2992" calcext:value-type="float">
            <text:p>2992</text:p>
          </table:table-cell>
          <table:table-cell table:formula="of:=[.C227]/10" office:value-type="float" office:value="17.6" calcext:value-type="float">
            <text:p>17.6</text:p>
          </table:table-cell>
          <table:table-cell table:formula="of:=(100-[.D227])/[.E227]" office:value-type="float" office:value="0.0141360568072236" calcext:value-type="float">
            <text:p>0.0141360568</text:p>
          </table:table-cell>
          <table:table-cell table:number-columns-repeated="6"/>
        </table:table-row>
        <table:table-row table:style-name="ro1">
          <table:table-cell table:formula="of:=[.A227]+1" office:value-type="float" office:value="18" calcext:value-type="float">
            <text:p>18</text:p>
          </table:table-cell>
          <table:table-cell office:value-type="float" office:value="300" calcext:value-type="float">
            <text:p>300</text:p>
          </table:table-cell>
          <table:table-cell office:value-type="float" office:value="177" calcext:value-type="float">
            <text:p>177</text:p>
          </table:table-cell>
          <table:table-cell table:formula="of:=[.C228]/[.B228]*100" office:value-type="float" office:value="59" calcext:value-type="float">
            <text:p>59</text:p>
          </table:table-cell>
          <table:table-cell table:formula="of:=[.C228]*[.A228]" office:value-type="float" office:value="3186" calcext:value-type="float">
            <text:p>3186</text:p>
          </table:table-cell>
          <table:table-cell table:formula="of:=[.C228]/10" office:value-type="float" office:value="17.7" calcext:value-type="float">
            <text:p>17.7</text:p>
          </table:table-cell>
          <table:table-cell table:formula="of:=(100-[.D228])/[.E228]" office:value-type="float" office:value="0.0128688010043942" calcext:value-type="float">
            <text:p>0.012868801</text:p>
          </table:table-cell>
          <table:table-cell table:number-columns-repeated="6"/>
        </table:table-row>
        <table:table-row table:style-name="ro1">
          <table:table-cell table:formula="of:=[.A228]+1" office:value-type="float" office:value="19" calcext:value-type="float">
            <text:p>19</text:p>
          </table:table-cell>
          <table:table-cell office:value-type="float" office:value="280" calcext:value-type="float">
            <text:p>280</text:p>
          </table:table-cell>
          <table:table-cell office:value-type="float" office:value="150" calcext:value-type="float">
            <text:p>150</text:p>
          </table:table-cell>
          <table:table-cell table:formula="of:=[.C229]/[.B229]*100" office:value-type="float" office:value="53.5714285714286" calcext:value-type="float">
            <text:p>53.5714285714</text:p>
          </table:table-cell>
          <table:table-cell table:formula="of:=[.C229]*[.A229]" office:value-type="float" office:value="2850" calcext:value-type="float">
            <text:p>2850</text:p>
          </table:table-cell>
          <table:table-cell table:formula="of:=[.C229]/10" office:value-type="float" office:value="15" calcext:value-type="float">
            <text:p>15</text:p>
          </table:table-cell>
          <table:table-cell table:formula="of:=(100-[.D229])/[.E229]" office:value-type="float" office:value="0.0162907268170426" calcext:value-type="float">
            <text:p>0.0162907268</text:p>
          </table:table-cell>
          <table:table-cell table:number-columns-repeated="6"/>
        </table:table-row>
        <table:table-row table:style-name="ro1">
          <table:table-cell table:formula="of:=[.A229]+1" office:value-type="float" office:value="20" calcext:value-type="float">
            <text:p>20</text:p>
          </table:table-cell>
          <table:table-cell office:value-type="float" office:value="283" calcext:value-type="float">
            <text:p>283</text:p>
          </table:table-cell>
          <table:table-cell office:value-type="float" office:value="166" calcext:value-type="float">
            <text:p>166</text:p>
          </table:table-cell>
          <table:table-cell table:formula="of:=[.C230]/[.B230]*100" office:value-type="float" office:value="58.6572438162544" calcext:value-type="float">
            <text:p>58.6572438163</text:p>
          </table:table-cell>
          <table:table-cell table:formula="of:=[.C230]*[.A230]" office:value-type="float" office:value="3320" calcext:value-type="float">
            <text:p>3320</text:p>
          </table:table-cell>
          <table:table-cell table:formula="of:=[.C230]/10" office:value-type="float" office:value="16.6" calcext:value-type="float">
            <text:p>16.6</text:p>
          </table:table-cell>
          <table:table-cell table:formula="of:=(100-[.D230])/[.E230]" office:value-type="float" office:value="0.0124526374047426" calcext:value-type="float">
            <text:p>0.0124526374</text:p>
          </table:table-cell>
          <table:table-cell table:number-columns-repeated="6"/>
        </table:table-row>
        <table:table-row table:style-name="ro1">
          <table:table-cell table:formula="of:=[.A230]+1" office:value-type="float" office:value="21" calcext:value-type="float">
            <text:p>21</text:p>
          </table:table-cell>
          <table:table-cell office:value-type="float" office:value="277" calcext:value-type="float">
            <text:p>277</text:p>
          </table:table-cell>
          <table:table-cell office:value-type="float" office:value="163" calcext:value-type="float">
            <text:p>163</text:p>
          </table:table-cell>
          <table:table-cell table:formula="of:=[.C231]/[.B231]*100" office:value-type="float" office:value="58.8447653429603" calcext:value-type="float">
            <text:p>58.844765343</text:p>
          </table:table-cell>
          <table:table-cell table:formula="of:=[.C231]*[.A231]" office:value-type="float" office:value="3423" calcext:value-type="float">
            <text:p>3423</text:p>
          </table:table-cell>
          <table:table-cell table:formula="of:=[.C231]/10" office:value-type="float" office:value="16.3" calcext:value-type="float">
            <text:p>16.3</text:p>
          </table:table-cell>
          <table:table-cell table:formula="of:=(100-[.D231])/[.E231]" office:value-type="float" office:value="0.0120231477233537" calcext:value-type="float">
            <text:p>0.0120231477</text:p>
          </table:table-cell>
          <table:table-cell table:number-columns-repeated="6"/>
        </table:table-row>
        <table:table-row table:style-name="ro1">
          <table:table-cell table:formula="of:=[.A231]+1" office:value-type="float" office:value="22" calcext:value-type="float">
            <text:p>22</text:p>
          </table:table-cell>
          <table:table-cell office:value-type="float" office:value="269" calcext:value-type="float">
            <text:p>269</text:p>
          </table:table-cell>
          <table:table-cell office:value-type="float" office:value="144" calcext:value-type="float">
            <text:p>144</text:p>
          </table:table-cell>
          <table:table-cell table:formula="of:=[.C232]/[.B232]*100" office:value-type="float" office:value="53.5315985130112" calcext:value-type="float">
            <text:p>53.531598513</text:p>
          </table:table-cell>
          <table:table-cell table:formula="of:=[.C232]*[.A232]" office:value-type="float" office:value="3168" calcext:value-type="float">
            <text:p>3168</text:p>
          </table:table-cell>
          <table:table-cell table:formula="of:=[.C232]/10" office:value-type="float" office:value="14.4" calcext:value-type="float">
            <text:p>14.4</text:p>
          </table:table-cell>
          <table:table-cell table:formula="of:=(100-[.D232])/[.E232]" office:value-type="float" office:value="0.0146680560249334" calcext:value-type="float">
            <text:p>0.014668056</text:p>
          </table:table-cell>
          <table:table-cell table:number-columns-repeated="6"/>
        </table:table-row>
        <table:table-row table:style-name="ro1">
          <table:table-cell table:formula="of:=[.A232]+1" office:value-type="float" office:value="23" calcext:value-type="float">
            <text:p>23</text:p>
          </table:table-cell>
          <table:table-cell office:value-type="float" office:value="263" calcext:value-type="float">
            <text:p>263</text:p>
          </table:table-cell>
          <table:table-cell office:value-type="float" office:value="146" calcext:value-type="float">
            <text:p>146</text:p>
          </table:table-cell>
          <table:table-cell table:formula="of:=[.C233]/[.B233]*100" office:value-type="float" office:value="55.5133079847909" calcext:value-type="float">
            <text:p>55.5133079848</text:p>
          </table:table-cell>
          <table:table-cell table:formula="of:=[.C233]*[.A233]" office:value-type="float" office:value="3358" calcext:value-type="float">
            <text:p>3358</text:p>
          </table:table-cell>
          <table:table-cell table:formula="of:=[.C233]/10" office:value-type="float" office:value="14.6" calcext:value-type="float">
            <text:p>14.6</text:p>
          </table:table-cell>
          <table:table-cell table:formula="of:=(100-[.D233])/[.E233]" office:value-type="float" office:value="0.013247972607269" calcext:value-type="float">
            <text:p>0.0132479726</text:p>
          </table:table-cell>
          <table:table-cell table:number-columns-repeated="6"/>
        </table:table-row>
        <table:table-row table:style-name="ro1">
          <table:table-cell table:formula="of:=[.A233]+1" office:value-type="float" office:value="24" calcext:value-type="float">
            <text:p>24</text:p>
          </table:table-cell>
          <table:table-cell office:value-type="float" office:value="259" calcext:value-type="float">
            <text:p>259</text:p>
          </table:table-cell>
          <table:table-cell office:value-type="float" office:value="127" calcext:value-type="float">
            <text:p>127</text:p>
          </table:table-cell>
          <table:table-cell table:formula="of:=[.C234]/[.B234]*100" office:value-type="float" office:value="49.034749034749" calcext:value-type="float">
            <text:p>49.0347490347</text:p>
          </table:table-cell>
          <table:table-cell table:formula="of:=[.C234]*[.A234]" office:value-type="float" office:value="3048" calcext:value-type="float">
            <text:p>3048</text:p>
          </table:table-cell>
          <table:table-cell table:formula="of:=[.C234]/10" office:value-type="float" office:value="12.7" calcext:value-type="float">
            <text:p>12.7</text:p>
          </table:table-cell>
          <table:table-cell table:formula="of:=(100-[.D234])/[.E234]" office:value-type="float" office:value="0.0167208828626151" calcext:value-type="float">
            <text:p>0.0167208829</text:p>
          </table:table-cell>
          <table:table-cell table:number-columns-repeated="6"/>
        </table:table-row>
        <table:table-row table:style-name="ro1">
          <table:table-cell table:formula="of:=[.A234]+1" office:value-type="float" office:value="25" calcext:value-type="float">
            <text:p>25</text:p>
          </table:table-cell>
          <table:table-cell office:value-type="float" office:value="247" calcext:value-type="float">
            <text:p>247</text:p>
          </table:table-cell>
          <table:table-cell office:value-type="float" office:value="128" calcext:value-type="float">
            <text:p>128</text:p>
          </table:table-cell>
          <table:table-cell table:formula="of:=[.C235]/[.B235]*100" office:value-type="float" office:value="51.8218623481781" calcext:value-type="float">
            <text:p>51.8218623482</text:p>
          </table:table-cell>
          <table:table-cell table:formula="of:=[.C235]*[.A235]" office:value-type="float" office:value="3200" calcext:value-type="float">
            <text:p>3200</text:p>
          </table:table-cell>
          <table:table-cell table:formula="of:=[.C235]/10" office:value-type="float" office:value="12.8" calcext:value-type="float">
            <text:p>12.8</text:p>
          </table:table-cell>
          <table:table-cell table:formula="of:=(100-[.D235])/[.E235]" office:value-type="float" office:value="0.0150556680161943" calcext:value-type="float">
            <text:p>0.015055668</text:p>
          </table:table-cell>
          <table:table-cell table:number-columns-repeated="6"/>
        </table:table-row>
        <table:table-row table:style-name="ro1">
          <table:table-cell table:formula="of:=[.A235]+1" office:value-type="float" office:value="26" calcext:value-type="float">
            <text:p>26</text:p>
          </table:table-cell>
          <table:table-cell office:value-type="float" office:value="241" calcext:value-type="float">
            <text:p>241</text:p>
          </table:table-cell>
          <table:table-cell office:value-type="float" office:value="118" calcext:value-type="float">
            <text:p>118</text:p>
          </table:table-cell>
          <table:table-cell table:formula="of:=[.C236]/[.B236]*100" office:value-type="float" office:value="48.9626556016597" calcext:value-type="float">
            <text:p>48.9626556017</text:p>
          </table:table-cell>
          <table:table-cell table:formula="of:=[.C236]*[.A236]" office:value-type="float" office:value="3068" calcext:value-type="float">
            <text:p>3068</text:p>
          </table:table-cell>
          <table:table-cell table:formula="of:=[.C236]/10" office:value-type="float" office:value="11.8" calcext:value-type="float">
            <text:p>11.8</text:p>
          </table:table-cell>
          <table:table-cell table:formula="of:=(100-[.D236])/[.E236]" office:value-type="float" office:value="0.0166353795300979" calcext:value-type="float">
            <text:p>0.0166353795</text:p>
          </table:table-cell>
          <table:table-cell table:number-columns-repeated="6"/>
        </table:table-row>
        <table:table-row table:style-name="ro1">
          <table:table-cell table:formula="of:=[.A236]+1" office:value-type="float" office:value="27" calcext:value-type="float">
            <text:p>27</text:p>
          </table:table-cell>
          <table:table-cell office:value-type="float" office:value="241" calcext:value-type="float">
            <text:p>241</text:p>
          </table:table-cell>
          <table:table-cell office:value-type="float" office:value="124" calcext:value-type="float">
            <text:p>124</text:p>
          </table:table-cell>
          <table:table-cell table:formula="of:=[.C237]/[.B237]*100" office:value-type="float" office:value="51.4522821576763" calcext:value-type="float">
            <text:p>51.4522821577</text:p>
          </table:table-cell>
          <table:table-cell table:formula="of:=[.C237]*[.A237]" office:value-type="float" office:value="3348" calcext:value-type="float">
            <text:p>3348</text:p>
          </table:table-cell>
          <table:table-cell table:formula="of:=[.C237]/10" office:value-type="float" office:value="12.4" calcext:value-type="float">
            <text:p>12.4</text:p>
          </table:table-cell>
          <table:table-cell table:formula="of:=(100-[.D237])/[.E237]" office:value-type="float" office:value="0.0145005130950787" calcext:value-type="float">
            <text:p>0.0145005131</text:p>
          </table:table-cell>
          <table:table-cell table:number-columns-repeated="6"/>
        </table:table-row>
        <table:table-row table:style-name="ro1">
          <table:table-cell table:formula="of:=[.A237]+1" office:value-type="float" office:value="28" calcext:value-type="float">
            <text:p>28</text:p>
          </table:table-cell>
          <table:table-cell office:value-type="float" office:value="246" calcext:value-type="float">
            <text:p>246</text:p>
          </table:table-cell>
          <table:table-cell office:value-type="float" office:value="124" calcext:value-type="float">
            <text:p>124</text:p>
          </table:table-cell>
          <table:table-cell table:formula="of:=[.C238]/[.B238]*100" office:value-type="float" office:value="50.4065040650407" calcext:value-type="float">
            <text:p>50.406504065</text:p>
          </table:table-cell>
          <table:table-cell table:formula="of:=[.C238]*[.A238]" office:value-type="float" office:value="3472" calcext:value-type="float">
            <text:p>3472</text:p>
          </table:table-cell>
          <table:table-cell table:formula="of:=[.C238]/10" office:value-type="float" office:value="12.4" calcext:value-type="float">
            <text:p>12.4</text:p>
          </table:table-cell>
          <table:table-cell table:formula="of:=(100-[.D238])/[.E238]" office:value-type="float" office:value="0.014283840995092" calcext:value-type="float">
            <text:p>0.014283841</text:p>
          </table:table-cell>
          <table:table-cell table:number-columns-repeated="6"/>
        </table:table-row>
        <table:table-row table:style-name="ro1">
          <table:table-cell table:formula="of:=[.A238]+1" office:value-type="float" office:value="29" calcext:value-type="float">
            <text:p>29</text:p>
          </table:table-cell>
          <table:table-cell office:value-type="float" office:value="233" calcext:value-type="float">
            <text:p>233</text:p>
          </table:table-cell>
          <table:table-cell office:value-type="float" office:value="106" calcext:value-type="float">
            <text:p>106</text:p>
          </table:table-cell>
          <table:table-cell table:formula="of:=[.C239]/[.B239]*100" office:value-type="float" office:value="45.4935622317597" calcext:value-type="float">
            <text:p>45.4935622318</text:p>
          </table:table-cell>
          <table:table-cell table:formula="of:=[.C239]*[.A239]" office:value-type="float" office:value="3074" calcext:value-type="float">
            <text:p>3074</text:p>
          </table:table-cell>
          <table:table-cell table:formula="of:=[.C239]/10" office:value-type="float" office:value="10.6" calcext:value-type="float">
            <text:p>10.6</text:p>
          </table:table-cell>
          <table:table-cell table:formula="of:=(100-[.D239])/[.E239]" office:value-type="float" office:value="0.0177314371399611" calcext:value-type="float">
            <text:p>0.0177314371</text:p>
          </table:table-cell>
          <table:table-cell table:number-columns-repeated="6"/>
        </table:table-row>
        <table:table-row table:style-name="ro1">
          <table:table-cell table:formula="of:=[.A239]+1" office:value-type="float" office:value="30" calcext:value-type="float">
            <text:p>30</text:p>
          </table:table-cell>
          <table:table-cell office:value-type="float" office:value="226" calcext:value-type="float">
            <text:p>226</text:p>
          </table:table-cell>
          <table:table-cell office:value-type="float" office:value="80" calcext:value-type="float">
            <text:p>80</text:p>
          </table:table-cell>
          <table:table-cell table:formula="of:=[.C240]/[.B240]*100" office:value-type="float" office:value="35.3982300884956" calcext:value-type="float">
            <text:p>35.3982300885</text:p>
          </table:table-cell>
          <table:table-cell table:formula="of:=[.C240]*[.A240]" office:value-type="float" office:value="2400" calcext:value-type="float">
            <text:p>2400</text:p>
          </table:table-cell>
          <table:table-cell table:formula="of:=[.C240]/10" office:value-type="float" office:value="8" calcext:value-type="float">
            <text:p>8</text:p>
          </table:table-cell>
          <table:table-cell table:formula="of:=(100-[.D240])/[.E240]" office:value-type="float" office:value="0.0269174041297935" calcext:value-type="float">
            <text:p>0.0269174041</text:p>
          </table:table-cell>
          <table:table-cell table:number-columns-repeated="6"/>
        </table:table-row>
        <table:table-row table:style-name="ro1">
          <table:table-cell table:formula="of:=[.A240]+1" office:value-type="float" office:value="31" calcext:value-type="float">
            <text:p>31</text:p>
          </table:table-cell>
          <table:table-cell office:value-type="float" office:value="232" calcext:value-type="float">
            <text:p>232</text:p>
          </table:table-cell>
          <table:table-cell office:value-type="float" office:value="97" calcext:value-type="float">
            <text:p>97</text:p>
          </table:table-cell>
          <table:table-cell table:formula="of:=[.C241]/[.B241]*100" office:value-type="float" office:value="41.8103448275862" calcext:value-type="float">
            <text:p>41.8103448276</text:p>
          </table:table-cell>
          <table:table-cell table:formula="of:=[.C241]*[.A241]" office:value-type="float" office:value="3007" calcext:value-type="float">
            <text:p>3007</text:p>
          </table:table-cell>
          <table:table-cell table:formula="of:=[.C241]/10" office:value-type="float" office:value="9.7" calcext:value-type="float">
            <text:p>9.7</text:p>
          </table:table-cell>
          <table:table-cell table:formula="of:=(100-[.D241])/[.E241]" office:value-type="float" office:value="0.0193513984610621" calcext:value-type="float">
            <text:p>0.0193513985</text:p>
          </table:table-cell>
          <table:table-cell table:number-columns-repeated="6"/>
        </table:table-row>
        <table:table-row table:style-name="ro1">
          <table:table-cell table:formula="of:=[.A241]+1" office:value-type="float" office:value="32" calcext:value-type="float">
            <text:p>32</text:p>
          </table:table-cell>
          <table:table-cell office:value-type="float" office:value="228" calcext:value-type="float">
            <text:p>228</text:p>
          </table:table-cell>
          <table:table-cell office:value-type="float" office:value="86" calcext:value-type="float">
            <text:p>86</text:p>
          </table:table-cell>
          <table:table-cell table:formula="of:=[.C242]/[.B242]*100" office:value-type="float" office:value="37.719298245614" calcext:value-type="float">
            <text:p>37.7192982456</text:p>
          </table:table-cell>
          <table:table-cell table:formula="of:=[.C242]*[.A242]" office:value-type="float" office:value="2752" calcext:value-type="float">
            <text:p>2752</text:p>
          </table:table-cell>
          <table:table-cell table:formula="of:=[.C242]/10" office:value-type="float" office:value="8.6" calcext:value-type="float">
            <text:p>8.6</text:p>
          </table:table-cell>
          <table:table-cell table:formula="of:=(100-[.D242])/[.E242]" office:value-type="float" office:value="0.0226310689514484" calcext:value-type="float">
            <text:p>0.022631069</text:p>
          </table:table-cell>
          <table:table-cell table:number-columns-repeated="6"/>
        </table:table-row>
        <table:table-row table:style-name="ro1" table:number-rows-repeated="7">
          <table:table-cell table:number-columns-repeated="13"/>
        </table:table-row>
        <table:table-row table:style-name="ro1">
          <table:table-cell office:value-type="string" calcext:value-type="string">
            <text:p>WISP5 10 secs, 60 cm, R420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72" calcext:value-type="float">
            <text:p>772</text:p>
          </table:table-cell>
          <table:table-cell office:value-type="float" office:value="723" calcext:value-type="float">
            <text:p>723</text:p>
          </table:table-cell>
          <table:table-cell table:formula="of:=[.C251]/[.B251]*100" office:value-type="float" office:value="93.6528497409326" calcext:value-type="float">
            <text:p>93.6528497409</text:p>
          </table:table-cell>
          <table:table-cell table:formula="of:=[.C251]*[.A251]" office:value-type="float" office:value="723" calcext:value-type="float">
            <text:p>723</text:p>
          </table:table-cell>
          <table:table-cell table:formula="of:=[.C251]/10" office:value-type="float" office:value="72.3" calcext:value-type="float">
            <text:p>72.3</text:p>
          </table:table-cell>
          <table:table-cell table:formula="of:=(100-[.D251])/[.E251]" office:value-type="float" office:value="0.00877890768888985" calcext:value-type="float">
            <text:p>0.0087789077</text:p>
          </table:table-cell>
          <table:table-cell table:number-columns-repeated="6"/>
        </table:table-row>
        <table:table-row table:style-name="ro1">
          <table:table-cell table:formula="of:=[.A251]+1" office:value-type="float" office:value="2" calcext:value-type="float">
            <text:p>2</text:p>
          </table:table-cell>
          <table:table-cell office:value-type="float" office:value="703" calcext:value-type="float">
            <text:p>703</text:p>
          </table:table-cell>
          <table:table-cell office:value-type="float" office:value="664" calcext:value-type="float">
            <text:p>664</text:p>
          </table:table-cell>
          <table:table-cell table:formula="of:=[.C252]/[.B252]*100" office:value-type="float" office:value="94.452347083926" calcext:value-type="float">
            <text:p>94.4523470839</text:p>
          </table:table-cell>
          <table:table-cell table:formula="of:=[.C252]*[.A252]" office:value-type="float" office:value="1328" calcext:value-type="float">
            <text:p>1328</text:p>
          </table:table-cell>
          <table:table-cell table:formula="of:=[.C252]/10" office:value-type="float" office:value="66.4" calcext:value-type="float">
            <text:p>66.4</text:p>
          </table:table-cell>
          <table:table-cell table:formula="of:=(100-[.D252])/[.E252]" office:value-type="float" office:value="0.00417744948499545" calcext:value-type="float">
            <text:p>0.0041774495</text:p>
          </table:table-cell>
          <table:table-cell table:number-columns-repeated="6"/>
        </table:table-row>
        <table:table-row table:style-name="ro1">
          <table:table-cell table:formula="of:=[.A252]+1" office:value-type="float" office:value="3" calcext:value-type="float">
            <text:p>3</text:p>
          </table:table-cell>
          <table:table-cell office:value-type="float" office:value="599" calcext:value-type="float">
            <text:p>599</text:p>
          </table:table-cell>
          <table:table-cell office:value-type="float" office:value="523" calcext:value-type="float">
            <text:p>523</text:p>
          </table:table-cell>
          <table:table-cell table:formula="of:=[.C253]/[.B253]*100" office:value-type="float" office:value="87.3121869782972" calcext:value-type="float">
            <text:p>87.3121869783</text:p>
          </table:table-cell>
          <table:table-cell table:formula="of:=[.C253]*[.A253]" office:value-type="float" office:value="1569" calcext:value-type="float">
            <text:p>1569</text:p>
          </table:table-cell>
          <table:table-cell table:formula="of:=[.C253]/10" office:value-type="float" office:value="52.3" calcext:value-type="float">
            <text:p>52.3</text:p>
          </table:table-cell>
          <table:table-cell table:formula="of:=(100-[.D253])/[.E253]" office:value-type="float" office:value="0.00808656024327778" calcext:value-type="float">
            <text:p>0.0080865602</text:p>
          </table:table-cell>
          <table:table-cell table:number-columns-repeated="6"/>
        </table:table-row>
        <table:table-row table:style-name="ro1">
          <table:table-cell table:formula="of:=[.A253]+1" office:value-type="float" office:value="4" calcext:value-type="float">
            <text:p>4</text:p>
          </table:table-cell>
          <table:table-cell office:value-type="float" office:value="561" calcext:value-type="float">
            <text:p>561</text:p>
          </table:table-cell>
          <table:table-cell office:value-type="float" office:value="500" calcext:value-type="float">
            <text:p>500</text:p>
          </table:table-cell>
          <table:table-cell table:formula="of:=[.C254]/[.B254]*100" office:value-type="float" office:value="89.126559714795" calcext:value-type="float">
            <text:p>89.1265597148</text:p>
          </table:table-cell>
          <table:table-cell table:formula="of:=[.C254]*[.A254]" office:value-type="float" office:value="2000" calcext:value-type="float">
            <text:p>2000</text:p>
          </table:table-cell>
          <table:table-cell table:formula="of:=[.C254]/10" office:value-type="float" office:value="50" calcext:value-type="float">
            <text:p>50</text:p>
          </table:table-cell>
          <table:table-cell table:formula="of:=(100-[.D254])/[.E254]" office:value-type="float" office:value="0.0054367201426025" calcext:value-type="float">
            <text:p>0.0054367201</text:p>
          </table:table-cell>
          <table:table-cell table:number-columns-repeated="6"/>
        </table:table-row>
        <table:table-row table:style-name="ro1">
          <table:table-cell table:formula="of:=[.A254]+1" office:value-type="float" office:value="5" calcext:value-type="float">
            <text:p>5</text:p>
          </table:table-cell>
          <table:table-cell office:value-type="float" office:value="485" calcext:value-type="float">
            <text:p>485</text:p>
          </table:table-cell>
          <table:table-cell office:value-type="float" office:value="389" calcext:value-type="float">
            <text:p>389</text:p>
          </table:table-cell>
          <table:table-cell table:formula="of:=[.C255]/[.B255]*100" office:value-type="float" office:value="80.2061855670103" calcext:value-type="float">
            <text:p>80.206185567</text:p>
          </table:table-cell>
          <table:table-cell table:formula="of:=[.C255]*[.A255]" office:value-type="float" office:value="1945" calcext:value-type="float">
            <text:p>1945</text:p>
          </table:table-cell>
          <table:table-cell table:formula="of:=[.C255]/10" office:value-type="float" office:value="38.9" calcext:value-type="float">
            <text:p>38.9</text:p>
          </table:table-cell>
          <table:table-cell table:formula="of:=(100-[.D255])/[.E255]" office:value-type="float" office:value="0.0101767683460101" calcext:value-type="float">
            <text:p>0.0101767683</text:p>
          </table:table-cell>
          <table:table-cell table:number-columns-repeated="6"/>
        </table:table-row>
        <table:table-row table:style-name="ro1">
          <table:table-cell table:formula="of:=[.A255]+1" office:value-type="float" office:value="6" calcext:value-type="float">
            <text:p>6</text:p>
          </table:table-cell>
          <table:table-cell office:value-type="float" office:value="464" calcext:value-type="float">
            <text:p>464</text:p>
          </table:table-cell>
          <table:table-cell office:value-type="float" office:value="373" calcext:value-type="float">
            <text:p>373</text:p>
          </table:table-cell>
          <table:table-cell table:formula="of:=[.C256]/[.B256]*100" office:value-type="float" office:value="80.3879310344828" calcext:value-type="float">
            <text:p>80.3879310345</text:p>
          </table:table-cell>
          <table:table-cell table:formula="of:=[.C256]*[.A256]" office:value-type="float" office:value="2238" calcext:value-type="float">
            <text:p>2238</text:p>
          </table:table-cell>
          <table:table-cell table:formula="of:=[.C256]/10" office:value-type="float" office:value="37.3" calcext:value-type="float">
            <text:p>37.3</text:p>
          </table:table-cell>
          <table:table-cell table:formula="of:=(100-[.D256])/[.E256]" office:value-type="float" office:value="0.00876321222766633" calcext:value-type="float">
            <text:p>0.0087632122</text:p>
          </table:table-cell>
          <table:table-cell table:number-columns-repeated="6"/>
        </table:table-row>
        <table:table-row table:style-name="ro1">
          <table:table-cell table:formula="of:=[.A256]+1" office:value-type="float" office:value="7" calcext:value-type="float">
            <text:p>7</text:p>
          </table:table-cell>
          <table:table-cell office:value-type="float" office:value="415" calcext:value-type="float">
            <text:p>415</text:p>
          </table:table-cell>
          <table:table-cell office:value-type="float" office:value="322" calcext:value-type="float">
            <text:p>322</text:p>
          </table:table-cell>
          <table:table-cell table:formula="of:=[.C257]/[.B257]*100" office:value-type="float" office:value="77.5903614457831" calcext:value-type="float">
            <text:p>77.5903614458</text:p>
          </table:table-cell>
          <table:table-cell table:formula="of:=[.C257]*[.A257]" office:value-type="float" office:value="2254" calcext:value-type="float">
            <text:p>2254</text:p>
          </table:table-cell>
          <table:table-cell table:formula="of:=[.C257]/10" office:value-type="float" office:value="32.2" calcext:value-type="float">
            <text:p>32.2</text:p>
          </table:table-cell>
          <table:table-cell table:formula="of:=(100-[.D257])/[.E257]" office:value-type="float" office:value="0.00994216439849905" calcext:value-type="float">
            <text:p>0.0099421644</text:p>
          </table:table-cell>
          <table:table-cell table:number-columns-repeated="6"/>
        </table:table-row>
        <table:table-row table:style-name="ro1">
          <table:table-cell table:formula="of:=[.A257]+1" office:value-type="float" office:value="8" calcext:value-type="float">
            <text:p>8</text:p>
          </table:table-cell>
          <table:table-cell office:value-type="float" office:value="413" calcext:value-type="float">
            <text:p>413</text:p>
          </table:table-cell>
          <table:table-cell office:value-type="float" office:value="296" calcext:value-type="float">
            <text:p>296</text:p>
          </table:table-cell>
          <table:table-cell table:formula="of:=[.C258]/[.B258]*100" office:value-type="float" office:value="71.6707021791768" calcext:value-type="float">
            <text:p>71.6707021792</text:p>
          </table:table-cell>
          <table:table-cell table:formula="of:=[.C258]*[.A258]" office:value-type="float" office:value="2368" calcext:value-type="float">
            <text:p>2368</text:p>
          </table:table-cell>
          <table:table-cell table:formula="of:=[.C258]/10" office:value-type="float" office:value="29.6" calcext:value-type="float">
            <text:p>29.6</text:p>
          </table:table-cell>
          <table:table-cell table:formula="of:=(100-[.D258])/[.E258]" office:value-type="float" office:value="0.0119633859040639" calcext:value-type="float">
            <text:p>0.0119633859</text:p>
          </table:table-cell>
          <table:table-cell table:number-columns-repeated="6"/>
        </table:table-row>
        <table:table-row table:style-name="ro1">
          <table:table-cell table:formula="of:=[.A258]+1" office:value-type="float" office:value="9" calcext:value-type="float">
            <text:p>9</text:p>
          </table:table-cell>
          <table:table-cell office:value-type="float" office:value="422" calcext:value-type="float">
            <text:p>422</text:p>
          </table:table-cell>
          <table:table-cell office:value-type="float" office:value="304" calcext:value-type="float">
            <text:p>304</text:p>
          </table:table-cell>
          <table:table-cell table:formula="of:=[.C259]/[.B259]*100" office:value-type="float" office:value="72.0379146919431" calcext:value-type="float">
            <text:p>72.0379146919</text:p>
          </table:table-cell>
          <table:table-cell table:formula="of:=[.C259]*[.A259]" office:value-type="float" office:value="2736" calcext:value-type="float">
            <text:p>2736</text:p>
          </table:table-cell>
          <table:table-cell table:formula="of:=[.C259]/10" office:value-type="float" office:value="30.4" calcext:value-type="float">
            <text:p>30.4</text:p>
          </table:table-cell>
          <table:table-cell table:formula="of:=(100-[.D259])/[.E259]" office:value-type="float" office:value="0.0102200604196114" calcext:value-type="float">
            <text:p>0.0102200604</text:p>
          </table:table-cell>
          <table:table-cell table:number-columns-repeated="6"/>
        </table:table-row>
        <table:table-row table:style-name="ro1">
          <table:table-cell table:formula="of:=[.A259]+1" office:value-type="float" office:value="10" calcext:value-type="float">
            <text:p>10</text:p>
          </table:table-cell>
          <table:table-cell office:value-type="float" office:value="401" calcext:value-type="float">
            <text:p>401</text:p>
          </table:table-cell>
          <table:table-cell office:value-type="float" office:value="259" calcext:value-type="float">
            <text:p>259</text:p>
          </table:table-cell>
          <table:table-cell table:formula="of:=[.C260]/[.B260]*100" office:value-type="float" office:value="64.5885286783042" calcext:value-type="float">
            <text:p>64.5885286783</text:p>
          </table:table-cell>
          <table:table-cell table:formula="of:=[.C260]*[.A260]" office:value-type="float" office:value="2590" calcext:value-type="float">
            <text:p>2590</text:p>
          </table:table-cell>
          <table:table-cell table:formula="of:=[.C260]/10" office:value-type="float" office:value="25.9" calcext:value-type="float">
            <text:p>25.9</text:p>
          </table:table-cell>
          <table:table-cell table:formula="of:=(100-[.D260])/[.E260]" office:value-type="float" office:value="0.0136723827496895" calcext:value-type="float">
            <text:p>0.0136723827</text:p>
          </table:table-cell>
          <table:table-cell table:number-columns-repeated="6"/>
        </table:table-row>
        <table:table-row table:style-name="ro1">
          <table:table-cell table:formula="of:=[.A260]+1" office:value-type="float" office:value="11" calcext:value-type="float">
            <text:p>11</text:p>
          </table:table-cell>
          <table:table-cell office:value-type="float" office:value="383" calcext:value-type="float">
            <text:p>383</text:p>
          </table:table-cell>
          <table:table-cell office:value-type="float" office:value="258" calcext:value-type="float">
            <text:p>258</text:p>
          </table:table-cell>
          <table:table-cell table:formula="of:=[.C261]/[.B261]*100" office:value-type="float" office:value="67.3629242819843" calcext:value-type="float">
            <text:p>67.362924282</text:p>
          </table:table-cell>
          <table:table-cell table:formula="of:=[.C261]*[.A261]" office:value-type="float" office:value="2838" calcext:value-type="float">
            <text:p>2838</text:p>
          </table:table-cell>
          <table:table-cell table:formula="of:=[.C261]/10" office:value-type="float" office:value="25.8" calcext:value-type="float">
            <text:p>25.8</text:p>
          </table:table-cell>
          <table:table-cell table:formula="of:=(100-[.D261])/[.E261]" office:value-type="float" office:value="0.0115000266800619" calcext:value-type="float">
            <text:p>0.0115000267</text:p>
          </table:table-cell>
          <table:table-cell table:number-columns-repeated="6"/>
        </table:table-row>
        <table:table-row table:style-name="ro1">
          <table:table-cell table:formula="of:=[.A261]+1" office:value-type="float" office:value="12" calcext:value-type="float">
            <text:p>12</text:p>
          </table:table-cell>
          <table:table-cell office:value-type="float" office:value="332" calcext:value-type="float">
            <text:p>332</text:p>
          </table:table-cell>
          <table:table-cell office:value-type="float" office:value="215" calcext:value-type="float">
            <text:p>215</text:p>
          </table:table-cell>
          <table:table-cell table:formula="of:=[.C262]/[.B262]*100" office:value-type="float" office:value="64.7590361445783" calcext:value-type="float">
            <text:p>64.7590361446</text:p>
          </table:table-cell>
          <table:table-cell table:formula="of:=[.C262]*[.A262]" office:value-type="float" office:value="2580" calcext:value-type="float">
            <text:p>2580</text:p>
          </table:table-cell>
          <table:table-cell table:formula="of:=[.C262]/10" office:value-type="float" office:value="21.5" calcext:value-type="float">
            <text:p>21.5</text:p>
          </table:table-cell>
          <table:table-cell table:formula="of:=(100-[.D262])/[.E262]" office:value-type="float" office:value="0.0136592883160549" calcext:value-type="float">
            <text:p>0.0136592883</text:p>
          </table:table-cell>
          <table:table-cell table:number-columns-repeated="6"/>
        </table:table-row>
        <table:table-row table:style-name="ro1">
          <table:table-cell table:formula="of:=[.A262]+1" office:value-type="float" office:value="13" calcext:value-type="float">
            <text:p>13</text:p>
          </table:table-cell>
          <table:table-cell office:value-type="float" office:value="325" calcext:value-type="float">
            <text:p>325</text:p>
          </table:table-cell>
          <table:table-cell office:value-type="float" office:value="203" calcext:value-type="float">
            <text:p>203</text:p>
          </table:table-cell>
          <table:table-cell table:formula="of:=[.C263]/[.B263]*100" office:value-type="float" office:value="62.4615384615385" calcext:value-type="float">
            <text:p>62.4615384615</text:p>
          </table:table-cell>
          <table:table-cell table:formula="of:=[.C263]*[.A263]" office:value-type="float" office:value="2639" calcext:value-type="float">
            <text:p>2639</text:p>
          </table:table-cell>
          <table:table-cell table:formula="of:=[.C263]/10" office:value-type="float" office:value="20.3" calcext:value-type="float">
            <text:p>20.3</text:p>
          </table:table-cell>
          <table:table-cell table:formula="of:=(100-[.D263])/[.E263]" office:value-type="float" office:value="0.0142245022881628" calcext:value-type="float">
            <text:p>0.0142245023</text:p>
          </table:table-cell>
          <table:table-cell table:number-columns-repeated="6"/>
        </table:table-row>
        <table:table-row table:style-name="ro1">
          <table:table-cell table:formula="of:=[.A263]+1" office:value-type="float" office:value="14" calcext:value-type="float">
            <text:p>14</text:p>
          </table:table-cell>
          <table:table-cell office:value-type="float" office:value="291" calcext:value-type="float">
            <text:p>291</text:p>
          </table:table-cell>
          <table:table-cell office:value-type="float" office:value="173" calcext:value-type="float">
            <text:p>173</text:p>
          </table:table-cell>
          <table:table-cell table:formula="of:=[.C264]/[.B264]*100" office:value-type="float" office:value="59.4501718213058" calcext:value-type="float">
            <text:p>59.4501718213</text:p>
          </table:table-cell>
          <table:table-cell table:formula="of:=[.C264]*[.A264]" office:value-type="float" office:value="2422" calcext:value-type="float">
            <text:p>2422</text:p>
          </table:table-cell>
          <table:table-cell table:formula="of:=[.C264]/10" office:value-type="float" office:value="17.3" calcext:value-type="float">
            <text:p>17.3</text:p>
          </table:table-cell>
          <table:table-cell table:formula="of:=(100-[.D264])/[.E264]" office:value-type="float" office:value="0.0167422907426483" calcext:value-type="float">
            <text:p>0.0167422907</text:p>
          </table:table-cell>
          <table:table-cell table:number-columns-repeated="6"/>
        </table:table-row>
        <table:table-row table:style-name="ro1">
          <table:table-cell table:formula="of:=[.A264]+1" office:value-type="float" office:value="15" calcext:value-type="float">
            <text:p>15</text:p>
          </table:table-cell>
          <table:table-cell office:value-type="float" office:value="299" calcext:value-type="float">
            <text:p>299</text:p>
          </table:table-cell>
          <table:table-cell office:value-type="float" office:value="187" calcext:value-type="float">
            <text:p>187</text:p>
          </table:table-cell>
          <table:table-cell table:formula="of:=[.C265]/[.B265]*100" office:value-type="float" office:value="62.5418060200669" calcext:value-type="float">
            <text:p>62.5418060201</text:p>
          </table:table-cell>
          <table:table-cell table:formula="of:=[.C265]*[.A265]" office:value-type="float" office:value="2805" calcext:value-type="float">
            <text:p>2805</text:p>
          </table:table-cell>
          <table:table-cell table:formula="of:=[.C265]/10" office:value-type="float" office:value="18.7" calcext:value-type="float">
            <text:p>18.7</text:p>
          </table:table-cell>
          <table:table-cell table:formula="of:=(100-[.D265])/[.E265]" office:value-type="float" office:value="0.0133540798502435" calcext:value-type="float">
            <text:p>0.0133540799</text:p>
          </table:table-cell>
          <table:table-cell table:number-columns-repeated="6"/>
        </table:table-row>
        <table:table-row table:style-name="ro1">
          <table:table-cell table:formula="of:=[.A265]+1" office:value-type="float" office:value="16" calcext:value-type="float">
            <text:p>16</text:p>
          </table:table-cell>
          <table:table-cell office:value-type="float" office:value="270" calcext:value-type="float">
            <text:p>270</text:p>
          </table:table-cell>
          <table:table-cell office:value-type="float" office:value="164" calcext:value-type="float">
            <text:p>164</text:p>
          </table:table-cell>
          <table:table-cell table:formula="of:=[.C266]/[.B266]*100" office:value-type="float" office:value="60.7407407407407" calcext:value-type="float">
            <text:p>60.7407407407</text:p>
          </table:table-cell>
          <table:table-cell table:formula="of:=[.C266]*[.A266]" office:value-type="float" office:value="2624" calcext:value-type="float">
            <text:p>2624</text:p>
          </table:table-cell>
          <table:table-cell table:formula="of:=[.C266]/10" office:value-type="float" office:value="16.4" calcext:value-type="float">
            <text:p>16.4</text:p>
          </table:table-cell>
          <table:table-cell table:formula="of:=(100-[.D266])/[.E266]" office:value-type="float" office:value="0.0149616079494128" calcext:value-type="float">
            <text:p>0.0149616079</text:p>
          </table:table-cell>
          <table:table-cell table:number-columns-repeated="6"/>
        </table:table-row>
        <table:table-row table:style-name="ro1">
          <table:table-cell table:formula="of:=[.A266]+1" office:value-type="float" office:value="17" calcext:value-type="float">
            <text:p>17</text:p>
          </table:table-cell>
          <table:table-cell office:value-type="float" office:value="261" calcext:value-type="float">
            <text:p>261</text:p>
          </table:table-cell>
          <table:table-cell office:value-type="float" office:value="153" calcext:value-type="float">
            <text:p>153</text:p>
          </table:table-cell>
          <table:table-cell table:formula="of:=[.C267]/[.B267]*100" office:value-type="float" office:value="58.6206896551724" calcext:value-type="float">
            <text:p>58.6206896552</text:p>
          </table:table-cell>
          <table:table-cell table:formula="of:=[.C267]*[.A267]" office:value-type="float" office:value="2601" calcext:value-type="float">
            <text:p>2601</text:p>
          </table:table-cell>
          <table:table-cell table:formula="of:=[.C267]/10" office:value-type="float" office:value="15.3" calcext:value-type="float">
            <text:p>15.3</text:p>
          </table:table-cell>
          <table:table-cell table:formula="of:=(100-[.D267])/[.E267]" office:value-type="float" office:value="0.0159090005170425" calcext:value-type="float">
            <text:p>0.0159090005</text:p>
          </table:table-cell>
          <table:table-cell table:number-columns-repeated="6"/>
        </table:table-row>
        <table:table-row table:style-name="ro1">
          <table:table-cell table:formula="of:=[.A267]+1" office:value-type="float" office:value="18" calcext:value-type="float">
            <text:p>18</text:p>
          </table:table-cell>
          <table:table-cell office:value-type="float" office:value="258" calcext:value-type="float">
            <text:p>258</text:p>
          </table:table-cell>
          <table:table-cell office:value-type="float" office:value="140" calcext:value-type="float">
            <text:p>140</text:p>
          </table:table-cell>
          <table:table-cell table:formula="of:=[.C268]/[.B268]*100" office:value-type="float" office:value="54.2635658914729" calcext:value-type="float">
            <text:p>54.2635658915</text:p>
          </table:table-cell>
          <table:table-cell table:formula="of:=[.C268]*[.A268]" office:value-type="float" office:value="2520" calcext:value-type="float">
            <text:p>2520</text:p>
          </table:table-cell>
          <table:table-cell table:formula="of:=[.C268]/10" office:value-type="float" office:value="14" calcext:value-type="float">
            <text:p>14</text:p>
          </table:table-cell>
          <table:table-cell table:formula="of:=(100-[.D268])/[.E268]" office:value-type="float" office:value="0.0181493786144949" calcext:value-type="float">
            <text:p>0.0181493786</text:p>
          </table:table-cell>
          <table:table-cell table:number-columns-repeated="6"/>
        </table:table-row>
        <table:table-row table:style-name="ro1">
          <table:table-cell table:formula="of:=[.A268]+1" office:value-type="float" office:value="19" calcext:value-type="float">
            <text:p>19</text:p>
          </table:table-cell>
          <table:table-cell office:value-type="float" office:value="251" calcext:value-type="float">
            <text:p>251</text:p>
          </table:table-cell>
          <table:table-cell office:value-type="float" office:value="124" calcext:value-type="float">
            <text:p>124</text:p>
          </table:table-cell>
          <table:table-cell table:formula="of:=[.C269]/[.B269]*100" office:value-type="float" office:value="49.402390438247" calcext:value-type="float">
            <text:p>49.4023904382</text:p>
          </table:table-cell>
          <table:table-cell table:formula="of:=[.C269]*[.A269]" office:value-type="float" office:value="2356" calcext:value-type="float">
            <text:p>2356</text:p>
          </table:table-cell>
          <table:table-cell table:formula="of:=[.C269]/10" office:value-type="float" office:value="12.4" calcext:value-type="float">
            <text:p>12.4</text:p>
          </table:table-cell>
          <table:table-cell table:formula="of:=(100-[.D269])/[.E269]" office:value-type="float" office:value="0.0214760651790123" calcext:value-type="float">
            <text:p>0.0214760652</text:p>
          </table:table-cell>
          <table:table-cell table:number-columns-repeated="6"/>
        </table:table-row>
        <table:table-row table:style-name="ro1">
          <table:table-cell table:formula="of:=[.A269]+1" office:value-type="float" office:value="20" calcext:value-type="float">
            <text:p>20</text:p>
          </table:table-cell>
          <table:table-cell office:value-type="float" office:value="250" calcext:value-type="float">
            <text:p>250</text:p>
          </table:table-cell>
          <table:table-cell office:value-type="float" office:value="132" calcext:value-type="float">
            <text:p>132</text:p>
          </table:table-cell>
          <table:table-cell table:formula="of:=[.C270]/[.B270]*100" office:value-type="float" office:value="52.8" calcext:value-type="float">
            <text:p>52.8</text:p>
          </table:table-cell>
          <table:table-cell table:formula="of:=[.C270]*[.A270]" office:value-type="float" office:value="2640" calcext:value-type="float">
            <text:p>2640</text:p>
          </table:table-cell>
          <table:table-cell table:formula="of:=[.C270]/10" office:value-type="float" office:value="13.2" calcext:value-type="float">
            <text:p>13.2</text:p>
          </table:table-cell>
          <table:table-cell table:formula="of:=(100-[.D270])/[.E270]" office:value-type="float" office:value="0.0178787878787879" calcext:value-type="float">
            <text:p>0.0178787879</text:p>
          </table:table-cell>
          <table:table-cell table:number-columns-repeated="6"/>
        </table:table-row>
        <table:table-row table:style-name="ro1">
          <table:table-cell table:formula="of:=[.A270]+1" office:value-type="float" office:value="21" calcext:value-type="float">
            <text:p>21</text:p>
          </table:table-cell>
          <table:table-cell office:value-type="float" office:value="252" calcext:value-type="float">
            <text:p>252</text:p>
          </table:table-cell>
          <table:table-cell office:value-type="float" office:value="119" calcext:value-type="float">
            <text:p>119</text:p>
          </table:table-cell>
          <table:table-cell table:formula="of:=[.C271]/[.B271]*100" office:value-type="float" office:value="47.2222222222222" calcext:value-type="float">
            <text:p>47.2222222222</text:p>
          </table:table-cell>
          <table:table-cell table:formula="of:=[.C271]*[.A271]" office:value-type="float" office:value="2499" calcext:value-type="float">
            <text:p>2499</text:p>
          </table:table-cell>
          <table:table-cell table:formula="of:=[.C271]/10" office:value-type="float" office:value="11.9" calcext:value-type="float">
            <text:p>11.9</text:p>
          </table:table-cell>
          <table:table-cell table:formula="of:=(100-[.D271])/[.E271]" office:value-type="float" office:value="0.021119558934685" calcext:value-type="float">
            <text:p>0.0211195589</text:p>
          </table:table-cell>
          <table:table-cell table:number-columns-repeated="6"/>
        </table:table-row>
        <table:table-row table:style-name="ro1">
          <table:table-cell table:formula="of:=[.A271]+1" office:value-type="float" office:value="22" calcext:value-type="float">
            <text:p>22</text:p>
          </table:table-cell>
          <table:table-cell office:value-type="float" office:value="254" calcext:value-type="float">
            <text:p>254</text:p>
          </table:table-cell>
          <table:table-cell office:value-type="float" office:value="104" calcext:value-type="float">
            <text:p>104</text:p>
          </table:table-cell>
          <table:table-cell table:formula="of:=[.C272]/[.B272]*100" office:value-type="float" office:value="40.9448818897638" calcext:value-type="float">
            <text:p>40.9448818898</text:p>
          </table:table-cell>
          <table:table-cell table:formula="of:=[.C272]*[.A272]" office:value-type="float" office:value="2288" calcext:value-type="float">
            <text:p>2288</text:p>
          </table:table-cell>
          <table:table-cell table:formula="of:=[.C272]/10" office:value-type="float" office:value="10.4" calcext:value-type="float">
            <text:p>10.4</text:p>
          </table:table-cell>
          <table:table-cell table:formula="of:=(100-[.D272])/[.E272]" office:value-type="float" office:value="0.0258108033698585" calcext:value-type="float">
            <text:p>0.0258108034</text:p>
          </table:table-cell>
          <table:table-cell table:number-columns-repeated="6"/>
        </table:table-row>
        <table:table-row table:style-name="ro1">
          <table:table-cell table:formula="of:=[.A272]+1" office:value-type="float" office:value="23" calcext:value-type="float">
            <text:p>23</text:p>
          </table:table-cell>
          <table:table-cell office:value-type="float" office:value="234" calcext:value-type="float">
            <text:p>234</text:p>
          </table:table-cell>
          <table:table-cell office:value-type="float" office:value="95" calcext:value-type="float">
            <text:p>95</text:p>
          </table:table-cell>
          <table:table-cell table:formula="of:=[.C273]/[.B273]*100" office:value-type="float" office:value="40.5982905982906" calcext:value-type="float">
            <text:p>40.5982905983</text:p>
          </table:table-cell>
          <table:table-cell table:formula="of:=[.C273]*[.A273]" office:value-type="float" office:value="2185" calcext:value-type="float">
            <text:p>2185</text:p>
          </table:table-cell>
          <table:table-cell table:formula="of:=[.C273]/10" office:value-type="float" office:value="9.5" calcext:value-type="float">
            <text:p>9.5</text:p>
          </table:table-cell>
          <table:table-cell table:formula="of:=(100-[.D273])/[.E273]" office:value-type="float" office:value="0.027186137025954" calcext:value-type="float">
            <text:p>0.027186137</text:p>
          </table:table-cell>
          <table:table-cell table:number-columns-repeated="6"/>
        </table:table-row>
        <table:table-row table:style-name="ro1">
          <table:table-cell table:formula="of:=[.A273]+1" office:value-type="float" office:value="24" calcext:value-type="float">
            <text:p>24</text:p>
          </table:table-cell>
          <table:table-cell office:value-type="float" office:value="237" calcext:value-type="float">
            <text:p>237</text:p>
          </table:table-cell>
          <table:table-cell office:value-type="float" office:value="87" calcext:value-type="float">
            <text:p>87</text:p>
          </table:table-cell>
          <table:table-cell table:formula="of:=[.C274]/[.B274]*100" office:value-type="float" office:value="36.7088607594937" calcext:value-type="float">
            <text:p>36.7088607595</text:p>
          </table:table-cell>
          <table:table-cell table:formula="of:=[.C274]*[.A274]" office:value-type="float" office:value="2088" calcext:value-type="float">
            <text:p>2088</text:p>
          </table:table-cell>
          <table:table-cell table:formula="of:=[.C274]/10" office:value-type="float" office:value="8.7" calcext:value-type="float">
            <text:p>8.7</text:p>
          </table:table-cell>
          <table:table-cell table:formula="of:=(100-[.D274])/[.E274]" office:value-type="float" office:value="0.0303118482952617" calcext:value-type="float">
            <text:p>0.0303118483</text:p>
          </table:table-cell>
          <table:table-cell table:number-columns-repeated="6"/>
        </table:table-row>
        <table:table-row table:style-name="ro1">
          <table:table-cell table:formula="of:=[.A274]+1" office:value-type="float" office:value="25" calcext:value-type="float">
            <text:p>25</text:p>
          </table:table-cell>
          <table:table-cell office:value-type="float" office:value="241" calcext:value-type="float">
            <text:p>241</text:p>
          </table:table-cell>
          <table:table-cell office:value-type="float" office:value="87" calcext:value-type="float">
            <text:p>87</text:p>
          </table:table-cell>
          <table:table-cell table:formula="of:=[.C275]/[.B275]*100" office:value-type="float" office:value="36.0995850622407" calcext:value-type="float">
            <text:p>36.0995850622</text:p>
          </table:table-cell>
          <table:table-cell table:formula="of:=[.C275]*[.A275]" office:value-type="float" office:value="2175" calcext:value-type="float">
            <text:p>2175</text:p>
          </table:table-cell>
          <table:table-cell table:formula="of:=[.C275]/10" office:value-type="float" office:value="8.7" calcext:value-type="float">
            <text:p>8.7</text:p>
          </table:table-cell>
          <table:table-cell table:formula="of:=(100-[.D275])/[.E275]" office:value-type="float" office:value="0.0293795011208089" calcext:value-type="float">
            <text:p>0.0293795011</text:p>
          </table:table-cell>
          <table:table-cell table:number-columns-repeated="6"/>
        </table:table-row>
        <table:table-row table:style-name="ro1">
          <table:table-cell table:formula="of:=[.A275]+1" office:value-type="float" office:value="26" calcext:value-type="float">
            <text:p>26</text:p>
          </table:table-cell>
          <table:table-cell office:value-type="float" office:value="257" calcext:value-type="float">
            <text:p>257</text:p>
          </table:table-cell>
          <table:table-cell office:value-type="float" office:value="82" calcext:value-type="float">
            <text:p>82</text:p>
          </table:table-cell>
          <table:table-cell table:formula="of:=[.C276]/[.B276]*100" office:value-type="float" office:value="31.9066147859922" calcext:value-type="float">
            <text:p>31.906614786</text:p>
          </table:table-cell>
          <table:table-cell table:formula="of:=[.C276]*[.A276]" office:value-type="float" office:value="2132" calcext:value-type="float">
            <text:p>2132</text:p>
          </table:table-cell>
          <table:table-cell table:formula="of:=[.C276]/10" office:value-type="float" office:value="8.2" calcext:value-type="float">
            <text:p>8.2</text:p>
          </table:table-cell>
          <table:table-cell table:formula="of:=(100-[.D276])/[.E276]" office:value-type="float" office:value="0.0319387360290843" calcext:value-type="float">
            <text:p>0.031938736</text:p>
          </table:table-cell>
          <table:table-cell table:number-columns-repeated="6"/>
        </table:table-row>
        <table:table-row table:style-name="ro1">
          <table:table-cell table:formula="of:=[.A276]+1" office:value-type="float" office:value="27" calcext:value-type="float">
            <text:p>27</text:p>
          </table:table-cell>
          <table:table-cell office:value-type="float" office:value="251" calcext:value-type="float">
            <text:p>251</text:p>
          </table:table-cell>
          <table:table-cell office:value-type="float" office:value="74" calcext:value-type="float">
            <text:p>74</text:p>
          </table:table-cell>
          <table:table-cell table:formula="of:=[.C277]/[.B277]*100" office:value-type="float" office:value="29.4820717131474" calcext:value-type="float">
            <text:p>29.4820717131</text:p>
          </table:table-cell>
          <table:table-cell table:formula="of:=[.C277]*[.A277]" office:value-type="float" office:value="1998" calcext:value-type="float">
            <text:p>1998</text:p>
          </table:table-cell>
          <table:table-cell table:formula="of:=[.C277]/10" office:value-type="float" office:value="7.4" calcext:value-type="float">
            <text:p>7.4</text:p>
          </table:table-cell>
          <table:table-cell table:formula="of:=(100-[.D277])/[.E277]" office:value-type="float" office:value="0.0352942584018281" calcext:value-type="float">
            <text:p>0.0352942584</text:p>
          </table:table-cell>
          <table:table-cell table:number-columns-repeated="6"/>
        </table:table-row>
        <table:table-row table:style-name="ro1">
          <table:table-cell table:formula="of:=[.A277]+1" office:value-type="float" office:value="28" calcext:value-type="float">
            <text:p>28</text:p>
          </table:table-cell>
          <table:table-cell office:value-type="float" office:value="207" calcext:value-type="float">
            <text:p>207</text:p>
          </table:table-cell>
          <table:table-cell office:value-type="float" office:value="77" calcext:value-type="float">
            <text:p>77</text:p>
          </table:table-cell>
          <table:table-cell table:formula="of:=[.C278]/[.B278]*100" office:value-type="float" office:value="37.1980676328502" calcext:value-type="float">
            <text:p>37.1980676329</text:p>
          </table:table-cell>
          <table:table-cell table:formula="of:=[.C278]*[.A278]" office:value-type="float" office:value="2156" calcext:value-type="float">
            <text:p>2156</text:p>
          </table:table-cell>
          <table:table-cell table:formula="of:=[.C278]/10" office:value-type="float" office:value="7.7" calcext:value-type="float">
            <text:p>7.7</text:p>
          </table:table-cell>
          <table:table-cell table:formula="of:=(100-[.D278])/[.E278]" office:value-type="float" office:value="0.0291289111164888" calcext:value-type="float">
            <text:p>0.0291289111</text:p>
          </table:table-cell>
          <table:table-cell table:number-columns-repeated="6"/>
        </table:table-row>
        <table:table-row table:style-name="ro1">
          <table:table-cell table:formula="of:=[.A278]+1" office:value-type="float" office:value="29" calcext:value-type="float">
            <text:p>29</text:p>
          </table:table-cell>
          <table:table-cell office:value-type="float" office:value="201" calcext:value-type="float">
            <text:p>201</text:p>
          </table:table-cell>
          <table:table-cell office:value-type="float" office:value="71" calcext:value-type="float">
            <text:p>71</text:p>
          </table:table-cell>
          <table:table-cell table:formula="of:=[.C279]/[.B279]*100" office:value-type="float" office:value="35.3233830845771" calcext:value-type="float">
            <text:p>35.3233830846</text:p>
          </table:table-cell>
          <table:table-cell table:formula="of:=[.C279]*[.A279]" office:value-type="float" office:value="2059" calcext:value-type="float">
            <text:p>2059</text:p>
          </table:table-cell>
          <table:table-cell table:formula="of:=[.C279]/10" office:value-type="float" office:value="7.1" calcext:value-type="float">
            <text:p>7.1</text:p>
          </table:table-cell>
          <table:table-cell table:formula="of:=(100-[.D279])/[.E279]" office:value-type="float" office:value="0.0314116643591175" calcext:value-type="float">
            <text:p>0.0314116644</text:p>
          </table:table-cell>
          <table:table-cell table:number-columns-repeated="6"/>
        </table:table-row>
        <table:table-row table:style-name="ro1">
          <table:table-cell table:formula="of:=[.A279]+1" office:value-type="float" office:value="30" calcext:value-type="float">
            <text:p>30</text:p>
          </table:table-cell>
          <table:table-cell office:value-type="float" office:value="214" calcext:value-type="float">
            <text:p>214</text:p>
          </table:table-cell>
          <table:table-cell office:value-type="float" office:value="59" calcext:value-type="float">
            <text:p>59</text:p>
          </table:table-cell>
          <table:table-cell table:formula="of:=[.C280]/[.B280]*100" office:value-type="float" office:value="27.5700934579439" calcext:value-type="float">
            <text:p>27.5700934579</text:p>
          </table:table-cell>
          <table:table-cell table:formula="of:=[.C280]*[.A280]" office:value-type="float" office:value="1770" calcext:value-type="float">
            <text:p>1770</text:p>
          </table:table-cell>
          <table:table-cell table:formula="of:=[.C280]/10" office:value-type="float" office:value="5.9" calcext:value-type="float">
            <text:p>5.9</text:p>
          </table:table-cell>
          <table:table-cell table:formula="of:=(100-[.D280])/[.E280]" office:value-type="float" office:value="0.040920851153704" calcext:value-type="float">
            <text:p>0.0409208512</text:p>
          </table:table-cell>
          <table:table-cell table:number-columns-repeated="6"/>
        </table:table-row>
        <table:table-row table:style-name="ro1">
          <table:table-cell table:formula="of:=[.A280]+1" office:value-type="float" office:value="31" calcext:value-type="float">
            <text:p>31</text:p>
          </table:table-cell>
          <table:table-cell office:value-type="float" office:value="202" calcext:value-type="float">
            <text:p>202</text:p>
          </table:table-cell>
          <table:table-cell office:value-type="float" office:value="66" calcext:value-type="float">
            <text:p>66</text:p>
          </table:table-cell>
          <table:table-cell table:formula="of:=[.C281]/[.B281]*100" office:value-type="float" office:value="32.6732673267327" calcext:value-type="float">
            <text:p>32.6732673267</text:p>
          </table:table-cell>
          <table:table-cell table:formula="of:=[.C281]*[.A281]" office:value-type="float" office:value="2046" calcext:value-type="float">
            <text:p>2046</text:p>
          </table:table-cell>
          <table:table-cell table:formula="of:=[.C281]/10" office:value-type="float" office:value="6.6" calcext:value-type="float">
            <text:p>6.6</text:p>
          </table:table-cell>
          <table:table-cell table:formula="of:=(100-[.D281])/[.E281]" office:value-type="float" office:value="0.0329065164580974" calcext:value-type="float">
            <text:p>0.0329065165</text:p>
          </table:table-cell>
          <table:table-cell table:number-columns-repeated="6"/>
        </table:table-row>
        <table:table-row table:style-name="ro1">
          <table:table-cell table:formula="of:=[.A281]+1" office:value-type="float" office:value="32" calcext:value-type="float">
            <text:p>32</text:p>
          </table:table-cell>
          <table:table-cell office:value-type="float" office:value="198" calcext:value-type="float">
            <text:p>198</text:p>
          </table:table-cell>
          <table:table-cell office:value-type="float" office:value="79" calcext:value-type="float">
            <text:p>79</text:p>
          </table:table-cell>
          <table:table-cell table:formula="of:=[.C282]/[.B282]*100" office:value-type="float" office:value="39.8989898989899" calcext:value-type="float">
            <text:p>39.898989899</text:p>
          </table:table-cell>
          <table:table-cell table:formula="of:=[.C282]*[.A282]" office:value-type="float" office:value="2528" calcext:value-type="float">
            <text:p>2528</text:p>
          </table:table-cell>
          <table:table-cell table:formula="of:=[.C282]/10" office:value-type="float" office:value="7.9" calcext:value-type="float">
            <text:p>7.9</text:p>
          </table:table-cell>
          <table:table-cell table:formula="of:=(100-[.D282])/[.E282]" office:value-type="float" office:value="0.0237741337424882" calcext:value-type="float">
            <text:p>0.0237741337</text:p>
          </table:table-cell>
          <table:table-cell table:number-columns-repeated="6"/>
        </table:table-row>
        <table:table-row table:style-name="ro1" table:number-rows-repeated="6">
          <table:table-cell table:number-columns-repeated="13"/>
        </table:table-row>
        <table:table-row table:style-name="ro1">
          <table:table-cell office:value-type="string" calcext:value-type="string">
            <text:p>WISP5 10 secs, 70 cm, R42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ertical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28" calcext:value-type="float">
            <text:p>528</text:p>
          </table:table-cell>
          <table:table-cell office:value-type="float" office:value="487" calcext:value-type="float">
            <text:p>487</text:p>
          </table:table-cell>
          <table:table-cell table:formula="of:=[.C291]/[.B291]*100" office:value-type="float" office:value="92.2348484848485" calcext:value-type="float">
            <text:p>92.2348484848</text:p>
          </table:table-cell>
          <table:table-cell table:formula="of:=[.C291]*[.A291]" office:value-type="float" office:value="487" calcext:value-type="float">
            <text:p>487</text:p>
          </table:table-cell>
          <table:table-cell table:formula="of:=[.C291]/10" office:value-type="float" office:value="48.7" calcext:value-type="float">
            <text:p>48.7</text:p>
          </table:table-cell>
          <table:table-cell table:formula="of:=(100-[.D291])/[.E291]" office:value-type="float" office:value="0.0159448696409682" calcext:value-type="float">
            <text:p>0.0159448696</text:p>
          </table:table-cell>
          <table:table-cell table:number-columns-repeated="6"/>
        </table:table-row>
        <table:table-row table:style-name="ro1">
          <table:table-cell table:formula="of:=[.A291]+1"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413" calcext:value-type="float">
            <text:p>413</text:p>
          </table:table-cell>
          <table:table-cell table:formula="of:=[.C292]/[.B292]*100" office:value-type="float" office:value="82.6" calcext:value-type="float">
            <text:p>82.6</text:p>
          </table:table-cell>
          <table:table-cell table:formula="of:=[.C292]*[.A292]" office:value-type="float" office:value="826" calcext:value-type="float">
            <text:p>826</text:p>
          </table:table-cell>
          <table:table-cell table:formula="of:=[.C292]/10" office:value-type="float" office:value="41.3" calcext:value-type="float">
            <text:p>41.3</text:p>
          </table:table-cell>
          <table:table-cell table:formula="of:=(100-[.D292])/[.E292]" office:value-type="float" office:value="0.0210653753026634" calcext:value-type="float">
            <text:p>0.0210653753</text:p>
          </table:table-cell>
          <table:table-cell table:number-columns-repeated="6"/>
        </table:table-row>
        <table:table-row table:style-name="ro1">
          <table:table-cell table:formula="of:=[.A292]+1" office:value-type="float" office:value="3" calcext:value-type="float">
            <text:p>3</text:p>
          </table:table-cell>
          <table:table-cell office:value-type="float" office:value="438" calcext:value-type="float">
            <text:p>438</text:p>
          </table:table-cell>
          <table:table-cell office:value-type="float" office:value="325" calcext:value-type="float">
            <text:p>325</text:p>
          </table:table-cell>
          <table:table-cell table:formula="of:=[.C293]/[.B293]*100" office:value-type="float" office:value="74.2009132420091" calcext:value-type="float">
            <text:p>74.200913242</text:p>
          </table:table-cell>
          <table:table-cell table:formula="of:=[.C293]*[.A293]" office:value-type="float" office:value="975" calcext:value-type="float">
            <text:p>975</text:p>
          </table:table-cell>
          <table:table-cell table:formula="of:=[.C293]/10" office:value-type="float" office:value="32.5" calcext:value-type="float">
            <text:p>32.5</text:p>
          </table:table-cell>
          <table:table-cell table:formula="of:=(100-[.D293])/[.E293]" office:value-type="float" office:value="0.0264606018030676" calcext:value-type="float">
            <text:p>0.0264606018</text:p>
          </table:table-cell>
          <table:table-cell table:number-columns-repeated="6"/>
        </table:table-row>
        <table:table-row table:style-name="ro1">
          <table:table-cell table:formula="of:=[.A293]+1" office:value-type="float" office:value="4" calcext:value-type="float">
            <text:p>4</text:p>
          </table:table-cell>
          <table:table-cell office:value-type="float" office:value="399" calcext:value-type="float">
            <text:p>399</text:p>
          </table:table-cell>
          <table:table-cell office:value-type="float" office:value="296" calcext:value-type="float">
            <text:p>296</text:p>
          </table:table-cell>
          <table:table-cell table:formula="of:=[.C294]/[.B294]*100" office:value-type="float" office:value="74.1854636591479" calcext:value-type="float">
            <text:p>74.1854636591</text:p>
          </table:table-cell>
          <table:table-cell table:formula="of:=[.C294]*[.A294]" office:value-type="float" office:value="1184" calcext:value-type="float">
            <text:p>1184</text:p>
          </table:table-cell>
          <table:table-cell table:formula="of:=[.C294]/10" office:value-type="float" office:value="29.6" calcext:value-type="float">
            <text:p>29.6</text:p>
          </table:table-cell>
          <table:table-cell table:formula="of:=(100-[.D294])/[.E294]" office:value-type="float" office:value="0.0218028178554494" calcext:value-type="float">
            <text:p>0.0218028179</text:p>
          </table:table-cell>
          <table:table-cell table:number-columns-repeated="6"/>
        </table:table-row>
        <table:table-row table:style-name="ro1">
          <table:table-cell table:formula="of:=[.A294]+1" office:value-type="float" office:value="5" calcext:value-type="float">
            <text:p>5</text:p>
          </table:table-cell>
          <table:table-cell office:value-type="float" office:value="362" calcext:value-type="float">
            <text:p>362</text:p>
          </table:table-cell>
          <table:table-cell office:value-type="float" office:value="229" calcext:value-type="float">
            <text:p>229</text:p>
          </table:table-cell>
          <table:table-cell table:formula="of:=[.C295]/[.B295]*100" office:value-type="float" office:value="63.2596685082873" calcext:value-type="float">
            <text:p>63.2596685083</text:p>
          </table:table-cell>
          <table:table-cell table:formula="of:=[.C295]*[.A295]" office:value-type="float" office:value="1145" calcext:value-type="float">
            <text:p>1145</text:p>
          </table:table-cell>
          <table:table-cell table:formula="of:=[.C295]/10" office:value-type="float" office:value="22.9" calcext:value-type="float">
            <text:p>22.9</text:p>
          </table:table-cell>
          <table:table-cell table:formula="of:=(100-[.D295])/[.E295]" office:value-type="float" office:value="0.0320876257569543" calcext:value-type="float">
            <text:p>0.0320876258</text:p>
          </table:table-cell>
          <table:table-cell table:number-columns-repeated="6"/>
        </table:table-row>
        <table:table-row table:style-name="ro1">
          <table:table-cell table:formula="of:=[.A295]+1" office:value-type="float" office:value="6" calcext:value-type="float">
            <text:p>6</text:p>
          </table:table-cell>
          <table:table-cell office:value-type="float" office:value="375" calcext:value-type="float">
            <text:p>375</text:p>
          </table:table-cell>
          <table:table-cell office:value-type="float" office:value="214" calcext:value-type="float">
            <text:p>214</text:p>
          </table:table-cell>
          <table:table-cell table:formula="of:=[.C296]/[.B296]*100" office:value-type="float" office:value="57.0666666666667" calcext:value-type="float">
            <text:p>57.0666666667</text:p>
          </table:table-cell>
          <table:table-cell table:formula="of:=[.C296]*[.A296]" office:value-type="float" office:value="1284" calcext:value-type="float">
            <text:p>1284</text:p>
          </table:table-cell>
          <table:table-cell table:formula="of:=[.C296]/10" office:value-type="float" office:value="21.4" calcext:value-type="float">
            <text:p>21.4</text:p>
          </table:table-cell>
          <table:table-cell table:formula="of:=(100-[.D296])/[.E296]" office:value-type="float" office:value="0.0334371754932503" calcext:value-type="float">
            <text:p>0.0334371755</text:p>
          </table:table-cell>
          <table:table-cell table:number-columns-repeated="6"/>
        </table:table-row>
        <table:table-row table:style-name="ro1">
          <table:table-cell table:formula="of:=[.A296]+1" office:value-type="float" office:value="7" calcext:value-type="float">
            <text:p>7</text:p>
          </table:table-cell>
          <table:table-cell office:value-type="float" office:value="322" calcext:value-type="float">
            <text:p>322</text:p>
          </table:table-cell>
          <table:table-cell office:value-type="float" office:value="147" calcext:value-type="float">
            <text:p>147</text:p>
          </table:table-cell>
          <table:table-cell table:formula="of:=[.C297]/[.B297]*100" office:value-type="float" office:value="45.6521739130435" calcext:value-type="float">
            <text:p>45.652173913</text:p>
          </table:table-cell>
          <table:table-cell table:formula="of:=[.C297]*[.A297]" office:value-type="float" office:value="1029" calcext:value-type="float">
            <text:p>1029</text:p>
          </table:table-cell>
          <table:table-cell table:formula="of:=[.C297]/10" office:value-type="float" office:value="14.7" calcext:value-type="float">
            <text:p>14.7</text:p>
          </table:table-cell>
          <table:table-cell table:formula="of:=(100-[.D297])/[.E297]" office:value-type="float" office:value="0.0528161575189082" calcext:value-type="float">
            <text:p>0.0528161575</text:p>
          </table:table-cell>
          <table:table-cell table:number-columns-repeated="6"/>
        </table:table-row>
        <table:table-row table:style-name="ro1">
          <table:table-cell table:formula="of:=[.A297]+1" office:value-type="float" office:value="8" calcext:value-type="float">
            <text:p>8</text:p>
          </table:table-cell>
          <table:table-cell office:value-type="float" office:value="345" calcext:value-type="float">
            <text:p>345</text:p>
          </table:table-cell>
          <table:table-cell office:value-type="float" office:value="164" calcext:value-type="float">
            <text:p>164</text:p>
          </table:table-cell>
          <table:table-cell table:formula="of:=[.C298]/[.B298]*100" office:value-type="float" office:value="47.536231884058" calcext:value-type="float">
            <text:p>47.5362318841</text:p>
          </table:table-cell>
          <table:table-cell table:formula="of:=[.C298]*[.A298]" office:value-type="float" office:value="1312" calcext:value-type="float">
            <text:p>1312</text:p>
          </table:table-cell>
          <table:table-cell table:formula="of:=[.C298]/10" office:value-type="float" office:value="16.4" calcext:value-type="float">
            <text:p>16.4</text:p>
          </table:table-cell>
          <table:table-cell table:formula="of:=(100-[.D298])/[.E298]" office:value-type="float" office:value="0.0399876281371509" calcext:value-type="float">
            <text:p>0.0399876281</text:p>
          </table:table-cell>
          <table:table-cell table:number-columns-repeated="6"/>
        </table:table-row>
        <table:table-row table:style-name="ro1">
          <table:table-cell table:formula="of:=[.A298]+1" office:value-type="float" office:value="9" calcext:value-type="float">
            <text:p>9</text:p>
          </table:table-cell>
          <table:table-cell office:value-type="float" office:value="287" calcext:value-type="float">
            <text:p>287</text:p>
          </table:table-cell>
          <table:table-cell office:value-type="float" office:value="123" calcext:value-type="float">
            <text:p>123</text:p>
          </table:table-cell>
          <table:table-cell table:formula="of:=[.C299]/[.B299]*100" office:value-type="float" office:value="42.8571428571429" calcext:value-type="float">
            <text:p>42.8571428571</text:p>
          </table:table-cell>
          <table:table-cell table:formula="of:=[.C299]*[.A299]" office:value-type="float" office:value="1107" calcext:value-type="float">
            <text:p>1107</text:p>
          </table:table-cell>
          <table:table-cell table:formula="of:=[.C299]/10" office:value-type="float" office:value="12.3" calcext:value-type="float">
            <text:p>12.3</text:p>
          </table:table-cell>
          <table:table-cell table:formula="of:=(100-[.D299])/[.E299]" office:value-type="float" office:value="0.0516195638146858" calcext:value-type="float">
            <text:p>0.0516195638</text:p>
          </table:table-cell>
          <table:table-cell table:number-columns-repeated="6"/>
        </table:table-row>
        <table:table-row table:style-name="ro1">
          <table:table-cell table:formula="of:=[.A299]+1" office:value-type="float" office:value="10" calcext:value-type="float">
            <text:p>10</text:p>
          </table:table-cell>
          <table:table-cell office:value-type="float" office:value="276" calcext:value-type="float">
            <text:p>276</text:p>
          </table:table-cell>
          <table:table-cell office:value-type="float" office:value="104" calcext:value-type="float">
            <text:p>104</text:p>
          </table:table-cell>
          <table:table-cell table:formula="of:=[.C300]/[.B300]*100" office:value-type="float" office:value="37.6811594202899" calcext:value-type="float">
            <text:p>37.6811594203</text:p>
          </table:table-cell>
          <table:table-cell table:formula="of:=[.C300]*[.A300]" office:value-type="float" office:value="1040" calcext:value-type="float">
            <text:p>1040</text:p>
          </table:table-cell>
          <table:table-cell table:formula="of:=[.C300]/10" office:value-type="float" office:value="10.4" calcext:value-type="float">
            <text:p>10.4</text:p>
          </table:table-cell>
          <table:table-cell table:formula="of:=(100-[.D300])/[.E300]" office:value-type="float" office:value="0.0599219620958751" calcext:value-type="float">
            <text:p>0.0599219621</text:p>
          </table:table-cell>
          <table:table-cell table:number-columns-repeated="6"/>
        </table:table-row>
        <table:table-row table:style-name="ro1">
          <table:table-cell table:formula="of:=[.A300]+1" office:value-type="float" office:value="11" calcext:value-type="float">
            <text:p>11</text:p>
          </table:table-cell>
          <table:table-cell office:value-type="float" office:value="294" calcext:value-type="float">
            <text:p>294</text:p>
          </table:table-cell>
          <table:table-cell office:value-type="float" office:value="115" calcext:value-type="float">
            <text:p>115</text:p>
          </table:table-cell>
          <table:table-cell table:formula="of:=[.C301]/[.B301]*100" office:value-type="float" office:value="39.1156462585034" calcext:value-type="float">
            <text:p>39.1156462585</text:p>
          </table:table-cell>
          <table:table-cell table:formula="of:=[.C301]*[.A301]" office:value-type="float" office:value="1265" calcext:value-type="float">
            <text:p>1265</text:p>
          </table:table-cell>
          <table:table-cell table:formula="of:=[.C301]/10" office:value-type="float" office:value="11.5" calcext:value-type="float">
            <text:p>11.5</text:p>
          </table:table-cell>
          <table:table-cell table:formula="of:=(100-[.D301])/[.E301]" office:value-type="float" office:value="0.0481299239063214" calcext:value-type="float">
            <text:p>0.0481299239</text:p>
          </table:table-cell>
          <table:table-cell table:number-columns-repeated="6"/>
        </table:table-row>
        <table:table-row table:style-name="ro1">
          <table:table-cell table:formula="of:=[.A301]+1" office:value-type="float" office:value="12" calcext:value-type="float">
            <text:p>12</text:p>
          </table:table-cell>
          <table:table-cell office:value-type="float" office:value="249" calcext:value-type="float">
            <text:p>249</text:p>
          </table:table-cell>
          <table:table-cell office:value-type="float" office:value="87" calcext:value-type="float">
            <text:p>87</text:p>
          </table:table-cell>
          <table:table-cell table:formula="of:=[.C302]/[.B302]*100" office:value-type="float" office:value="34.9397590361446" calcext:value-type="float">
            <text:p>34.9397590361</text:p>
          </table:table-cell>
          <table:table-cell table:formula="of:=[.C302]*[.A302]" office:value-type="float" office:value="1044" calcext:value-type="float">
            <text:p>1044</text:p>
          </table:table-cell>
          <table:table-cell table:formula="of:=[.C302]/10" office:value-type="float" office:value="8.7" calcext:value-type="float">
            <text:p>8.7</text:p>
          </table:table-cell>
          <table:table-cell table:formula="of:=(100-[.D302])/[.E302]" office:value-type="float" office:value="0.0623182384711259" calcext:value-type="float">
            <text:p>0.0623182385</text:p>
          </table:table-cell>
          <table:table-cell table:number-columns-repeated="6"/>
        </table:table-row>
        <table:table-row table:style-name="ro1">
          <table:table-cell table:formula="of:=[.A302]+1" office:value-type="float" office:value="13" calcext:value-type="float">
            <text:p>13</text:p>
          </table:table-cell>
          <table:table-cell office:value-type="float" office:value="310" calcext:value-type="float">
            <text:p>310</text:p>
          </table:table-cell>
          <table:table-cell office:value-type="float" office:value="114" calcext:value-type="float">
            <text:p>114</text:p>
          </table:table-cell>
          <table:table-cell table:formula="of:=[.C303]/[.B303]*100" office:value-type="float" office:value="36.7741935483871" calcext:value-type="float">
            <text:p>36.7741935484</text:p>
          </table:table-cell>
          <table:table-cell table:formula="of:=[.C303]*[.A303]" office:value-type="float" office:value="1482" calcext:value-type="float">
            <text:p>1482</text:p>
          </table:table-cell>
          <table:table-cell table:formula="of:=[.C303]/10" office:value-type="float" office:value="11.4" calcext:value-type="float">
            <text:p>11.4</text:p>
          </table:table-cell>
          <table:table-cell table:formula="of:=(100-[.D303])/[.E303]" office:value-type="float" office:value="0.0426624874842192" calcext:value-type="float">
            <text:p>0.0426624875</text:p>
          </table:table-cell>
          <table:table-cell table:number-columns-repeated="6"/>
        </table:table-row>
        <table:table-row table:style-name="ro1">
          <table:table-cell table:formula="of:=[.A303]+1" office:value-type="float" office:value="14" calcext:value-type="float">
            <text:p>14</text:p>
          </table:table-cell>
          <table:table-cell office:value-type="float" office:value="253" calcext:value-type="float">
            <text:p>253</text:p>
          </table:table-cell>
          <table:table-cell office:value-type="float" office:value="98" calcext:value-type="float">
            <text:p>98</text:p>
          </table:table-cell>
          <table:table-cell table:formula="of:=[.C304]/[.B304]*100" office:value-type="float" office:value="38.7351778656126" calcext:value-type="float">
            <text:p>38.7351778656</text:p>
          </table:table-cell>
          <table:table-cell table:formula="of:=[.C304]*[.A304]" office:value-type="float" office:value="1372" calcext:value-type="float">
            <text:p>1372</text:p>
          </table:table-cell>
          <table:table-cell table:formula="of:=[.C304]/10" office:value-type="float" office:value="9.8" calcext:value-type="float">
            <text:p>9.8</text:p>
          </table:table-cell>
          <table:table-cell table:formula="of:=(100-[.D304])/[.E304]" office:value-type="float" office:value="0.0446536604478042" calcext:value-type="float">
            <text:p>0.0446536604</text:p>
          </table:table-cell>
          <table:table-cell table:number-columns-repeated="6"/>
        </table:table-row>
        <table:table-row table:style-name="ro1">
          <table:table-cell table:formula="of:=[.A304]+1" office:value-type="float" office:value="15" calcext:value-type="float">
            <text:p>15</text:p>
          </table:table-cell>
          <table:table-cell office:value-type="float" office:value="270" calcext:value-type="float">
            <text:p>270</text:p>
          </table:table-cell>
          <table:table-cell office:value-type="float" office:value="93" calcext:value-type="float">
            <text:p>93</text:p>
          </table:table-cell>
          <table:table-cell table:formula="of:=[.C305]/[.B305]*100" office:value-type="float" office:value="34.4444444444444" calcext:value-type="float">
            <text:p>34.4444444444</text:p>
          </table:table-cell>
          <table:table-cell table:formula="of:=[.C305]*[.A305]" office:value-type="float" office:value="1395" calcext:value-type="float">
            <text:p>1395</text:p>
          </table:table-cell>
          <table:table-cell table:formula="of:=[.C305]/10" office:value-type="float" office:value="9.3" calcext:value-type="float">
            <text:p>9.3</text:p>
          </table:table-cell>
          <table:table-cell table:formula="of:=(100-[.D305])/[.E305]" office:value-type="float" office:value="0.0469932297889287" calcext:value-type="float">
            <text:p>0.0469932298</text:p>
          </table:table-cell>
          <table:table-cell table:number-columns-repeated="6"/>
        </table:table-row>
        <table:table-row table:style-name="ro1">
          <table:table-cell table:formula="of:=[.A305]+1" office:value-type="float" office:value="16" calcext:value-type="float">
            <text:p>16</text:p>
          </table:table-cell>
          <table:table-cell office:value-type="float" office:value="233" calcext:value-type="float">
            <text:p>233</text:p>
          </table:table-cell>
          <table:table-cell office:value-type="float" office:value="32" calcext:value-type="float">
            <text:p>32</text:p>
          </table:table-cell>
          <table:table-cell table:formula="of:=[.C306]/[.B306]*100" office:value-type="float" office:value="13.7339055793991" calcext:value-type="float">
            <text:p>13.7339055794</text:p>
          </table:table-cell>
          <table:table-cell table:formula="of:=[.C306]*[.A306]" office:value-type="float" office:value="512" calcext:value-type="float">
            <text:p>512</text:p>
          </table:table-cell>
          <table:table-cell table:formula="of:=[.C306]/10" office:value-type="float" office:value="3.2" calcext:value-type="float">
            <text:p>3.2</text:p>
          </table:table-cell>
          <table:table-cell table:formula="of:=(100-[.D306])/[.E306]" office:value-type="float" office:value="0.168488465665236" calcext:value-type="float">
            <text:p>0.1684884657</text:p>
          </table:table-cell>
          <table:table-cell table:number-columns-repeated="6"/>
        </table:table-row>
        <table:table-row table:style-name="ro1">
          <table:table-cell table:formula="of:=[.A306]+1" office:value-type="float" office:value="17" calcext:value-type="float">
            <text:p>17</text:p>
          </table:table-cell>
          <table:table-cell office:value-type="float" office:value="225" calcext:value-type="float">
            <text:p>225</text:p>
          </table:table-cell>
          <table:table-cell office:value-type="float" office:value="24" calcext:value-type="float">
            <text:p>24</text:p>
          </table:table-cell>
          <table:table-cell table:formula="of:=[.C307]/[.B307]*100" office:value-type="float" office:value="10.6666666666667" calcext:value-type="float">
            <text:p>10.6666666667</text:p>
          </table:table-cell>
          <table:table-cell table:formula="of:=[.C307]*[.A307]" office:value-type="float" office:value="408" calcext:value-type="float">
            <text:p>408</text:p>
          </table:table-cell>
          <table:table-cell table:formula="of:=[.C307]/10" office:value-type="float" office:value="2.4" calcext:value-type="float">
            <text:p>2.4</text:p>
          </table:table-cell>
          <table:table-cell table:formula="of:=(100-[.D307])/[.E307]" office:value-type="float" office:value="0.218954248366013" calcext:value-type="float">
            <text:p>0.2189542484</text:p>
          </table:table-cell>
          <table:table-cell table:number-columns-repeated="6"/>
        </table:table-row>
        <table:table-row table:style-name="ro1">
          <table:table-cell table:formula="of:=[.A307]+1" office:value-type="float" office:value="18" calcext:value-type="float">
            <text:p>18</text:p>
          </table:table-cell>
          <table:table-cell office:value-type="float" office:value="223" calcext:value-type="float">
            <text:p>223</text:p>
          </table:table-cell>
          <table:table-cell office:value-type="float" office:value="25" calcext:value-type="float">
            <text:p>25</text:p>
          </table:table-cell>
          <table:table-cell table:formula="of:=[.C308]/[.B308]*100" office:value-type="float" office:value="11.2107623318386" calcext:value-type="float">
            <text:p>11.2107623318</text:p>
          </table:table-cell>
          <table:table-cell table:formula="of:=[.C308]*[.A308]" office:value-type="float" office:value="450" calcext:value-type="float">
            <text:p>450</text:p>
          </table:table-cell>
          <table:table-cell table:formula="of:=[.C308]/10" office:value-type="float" office:value="2.5" calcext:value-type="float">
            <text:p>2.5</text:p>
          </table:table-cell>
          <table:table-cell table:formula="of:=(100-[.D308])/[.E308]" office:value-type="float" office:value="0.197309417040359" calcext:value-type="float">
            <text:p>0.197309417</text:p>
          </table:table-cell>
          <table:table-cell table:number-columns-repeated="6"/>
        </table:table-row>
        <table:table-row table:style-name="ro1">
          <table:table-cell table:formula="of:=[.A308]+1" office:value-type="float" office:value="19" calcext:value-type="float">
            <text:p>19</text:p>
          </table:table-cell>
          <table:table-cell office:value-type="float" office:value="209" calcext:value-type="float">
            <text:p>209</text:p>
          </table:table-cell>
          <table:table-cell office:value-type="float" office:value="10" calcext:value-type="float">
            <text:p>10</text:p>
          </table:table-cell>
          <table:table-cell table:formula="of:=[.C309]/[.B309]*100" office:value-type="float" office:value="4.78468899521531" calcext:value-type="float">
            <text:p>4.7846889952</text:p>
          </table:table-cell>
          <table:table-cell table:formula="of:=[.C309]*[.A309]" office:value-type="float" office:value="190" calcext:value-type="float">
            <text:p>190</text:p>
          </table:table-cell>
          <table:table-cell table:formula="of:=[.C309]/10" office:value-type="float" office:value="1" calcext:value-type="float">
            <text:p>1</text:p>
          </table:table-cell>
          <table:table-cell table:formula="of:=(100-[.D309])/[.E309]" office:value-type="float" office:value="0.501133215814656" calcext:value-type="float">
            <text:p>0.5011332158</text:p>
          </table:table-cell>
          <table:table-cell table:number-columns-repeated="6"/>
        </table:table-row>
        <table:table-row table:style-name="ro1">
          <table:table-cell table:formula="of:=[.A309]+1" office:value-type="float" office:value="20" calcext:value-type="float">
            <text:p>20</text:p>
          </table:table-cell>
          <table:table-cell office:value-type="float" office:value="207" calcext:value-type="float">
            <text:p>207</text:p>
          </table:table-cell>
          <table:table-cell office:value-type="float" office:value="18" calcext:value-type="float">
            <text:p>18</text:p>
          </table:table-cell>
          <table:table-cell table:formula="of:=[.C310]/[.B310]*100" office:value-type="float" office:value="8.69565217391304" calcext:value-type="float">
            <text:p>8.6956521739</text:p>
          </table:table-cell>
          <table:table-cell table:formula="of:=[.C310]*[.A310]" office:value-type="float" office:value="360" calcext:value-type="float">
            <text:p>360</text:p>
          </table:table-cell>
          <table:table-cell table:formula="of:=[.C310]/10" office:value-type="float" office:value="1.8" calcext:value-type="float">
            <text:p>1.8</text:p>
          </table:table-cell>
          <table:table-cell table:formula="of:=(100-[.D310])/[.E310]" office:value-type="float" office:value="0.253623188405797" calcext:value-type="float">
            <text:p>0.2536231884</text:p>
          </table:table-cell>
          <table:table-cell table:number-columns-repeated="6"/>
        </table:table-row>
        <table:table-row table:style-name="ro1">
          <table:table-cell table:formula="of:=[.A310]+1" office:value-type="float" office:value="21" calcext:value-type="float">
            <text:p>21</text:p>
          </table:table-cell>
          <table:table-cell office:value-type="float" office:value="203" calcext:value-type="float">
            <text:p>203</text:p>
          </table:table-cell>
          <table:table-cell office:value-type="float" office:value="5" calcext:value-type="float">
            <text:p>5</text:p>
          </table:table-cell>
          <table:table-cell table:formula="of:=[.C311]/[.B311]*100" office:value-type="float" office:value="2.46305418719212" calcext:value-type="float">
            <text:p>2.4630541872</text:p>
          </table:table-cell>
          <table:table-cell table:formula="of:=[.C311]*[.A311]" office:value-type="float" office:value="105" calcext:value-type="float">
            <text:p>105</text:p>
          </table:table-cell>
          <table:table-cell table:formula="of:=[.C311]/10" office:value-type="float" office:value="0.5" calcext:value-type="float">
            <text:p>0.5</text:p>
          </table:table-cell>
          <table:table-cell table:formula="of:=(100-[.D311])/[.E311]" office:value-type="float" office:value="0.928923293455313" calcext:value-type="float">
            <text:p>0.9289232935</text:p>
          </table:table-cell>
          <table:table-cell table:number-columns-repeated="6"/>
        </table:table-row>
        <table:table-row table:style-name="ro1">
          <table:table-cell table:formula="of:=[.A311]+1" office:value-type="float" office:value="22" calcext:value-type="float">
            <text:p>22</text:p>
          </table:table-cell>
          <table:table-cell office:value-type="float" office:value="203" calcext:value-type="float">
            <text:p>203</text:p>
          </table:table-cell>
          <table:table-cell office:value-type="float" office:value="1" calcext:value-type="float">
            <text:p>1</text:p>
          </table:table-cell>
          <table:table-cell table:formula="of:=[.C312]/[.B312]*100" office:value-type="float" office:value="0.492610837438424" calcext:value-type="float">
            <text:p>0.4926108374</text:p>
          </table:table-cell>
          <table:table-cell table:formula="of:=[.C312]*[.A312]" office:value-type="float" office:value="22" calcext:value-type="float">
            <text:p>22</text:p>
          </table:table-cell>
          <table:table-cell table:formula="of:=[.C312]/10" office:value-type="float" office:value="0.1" calcext:value-type="float">
            <text:p>0.1</text:p>
          </table:table-cell>
          <table:table-cell table:formula="of:=(100-[.D312])/[.E312]" office:value-type="float" office:value="4.5230631437528" calcext:value-type="float">
            <text:p>4.5230631438</text:p>
          </table:table-cell>
          <table:table-cell table:number-columns-repeated="6"/>
        </table:table-row>
        <table:table-row table:style-name="ro1">
          <table:table-cell table:formula="of:=[.A312]+1" office:value-type="float" office:value="23" calcext:value-type="float">
            <text:p>23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  <table:table-cell table:formula="of:=[.C313]/[.B313]*100" office:value-type="float" office:value="0" calcext:value-type="float">
            <text:p>0</text:p>
          </table:table-cell>
          <table:table-cell table:formula="of:=[.C313]*[.A313]" office:value-type="float" office:value="0" calcext:value-type="float">
            <text:p>0</text:p>
          </table:table-cell>
          <table:table-cell table:formula="of:=[.C313]/10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1" table:number-rows-repeated="15">
          <table:table-cell table:number-columns-repeated="13"/>
        </table:table-row>
        <table:table-row table:style-name="ro1">
          <table:table-cell office:value-type="string" calcext:value-type="string">
            <text:p>WISP5 10 secs, 80 cm, R420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32" calcext:value-type="float">
            <text:p>532</text:p>
          </table:table-cell>
          <table:table-cell office:value-type="float" office:value="467" calcext:value-type="float">
            <text:p>467</text:p>
          </table:table-cell>
          <table:table-cell table:formula="of:=[.C331]/[.B331]*100" office:value-type="float" office:value="87.781954887218" calcext:value-type="float">
            <text:p>87.7819548872</text:p>
          </table:table-cell>
          <table:table-cell table:formula="of:=[.C331]*[.A331]" office:value-type="float" office:value="467" calcext:value-type="float">
            <text:p>467</text:p>
          </table:table-cell>
          <table:table-cell table:formula="of:=[.C331]/10" office:value-type="float" office:value="46.7" calcext:value-type="float">
            <text:p>46.7</text:p>
          </table:table-cell>
          <table:table-cell table:formula="of:=(100-[.D331])/[.E331]" office:value-type="float" office:value="0.0261628375006037" calcext:value-type="float">
            <text:p>0.0261628375</text:p>
          </table:table-cell>
          <table:table-cell table:number-columns-repeated="6"/>
        </table:table-row>
        <table:table-row table:style-name="ro1">
          <table:table-cell table:formula="of:=[.A331]+1" office:value-type="float" office:value="2" calcext:value-type="float">
            <text:p>2</text:p>
          </table:table-cell>
          <table:table-cell office:value-type="float" office:value="486" calcext:value-type="float">
            <text:p>486</text:p>
          </table:table-cell>
          <table:table-cell office:value-type="float" office:value="411" calcext:value-type="float">
            <text:p>411</text:p>
          </table:table-cell>
          <table:table-cell table:formula="of:=[.C332]/[.B332]*100" office:value-type="float" office:value="84.5679012345679" calcext:value-type="float">
            <text:p>84.5679012346</text:p>
          </table:table-cell>
          <table:table-cell table:formula="of:=[.C332]*[.A332]" office:value-type="float" office:value="822" calcext:value-type="float">
            <text:p>822</text:p>
          </table:table-cell>
          <table:table-cell table:formula="of:=[.C332]/10" office:value-type="float" office:value="41.1" calcext:value-type="float">
            <text:p>41.1</text:p>
          </table:table-cell>
          <table:table-cell table:formula="of:=(100-[.D332])/[.E332]" office:value-type="float" office:value="0.018773842780331" calcext:value-type="float">
            <text:p>0.0187738428</text:p>
          </table:table-cell>
          <table:table-cell table:number-columns-repeated="6"/>
        </table:table-row>
        <table:table-row table:style-name="ro1">
          <table:table-cell table:formula="of:=[.A332]+1" office:value-type="float" office:value="3" calcext:value-type="float">
            <text:p>3</text:p>
          </table:table-cell>
          <table:table-cell office:value-type="float" office:value="407" calcext:value-type="float">
            <text:p>407</text:p>
          </table:table-cell>
          <table:table-cell office:value-type="float" office:value="309" calcext:value-type="float">
            <text:p>309</text:p>
          </table:table-cell>
          <table:table-cell table:formula="of:=[.C333]/[.B333]*100" office:value-type="float" office:value="75.9213759213759" calcext:value-type="float">
            <text:p>75.9213759214</text:p>
          </table:table-cell>
          <table:table-cell table:formula="of:=[.C333]*[.A333]" office:value-type="float" office:value="927" calcext:value-type="float">
            <text:p>927</text:p>
          </table:table-cell>
          <table:table-cell table:formula="of:=[.C333]/10" office:value-type="float" office:value="30.9" calcext:value-type="float">
            <text:p>30.9</text:p>
          </table:table-cell>
          <table:table-cell table:formula="of:=(100-[.D333])/[.E333]" office:value-type="float" office:value="0.0259747832563366" calcext:value-type="float">
            <text:p>0.0259747833</text:p>
          </table:table-cell>
          <table:table-cell table:number-columns-repeated="6"/>
        </table:table-row>
        <table:table-row table:style-name="ro1">
          <table:table-cell table:formula="of:=[.A333]+1" office:value-type="float" office:value="4" calcext:value-type="float">
            <text:p>4</text:p>
          </table:table-cell>
          <table:table-cell office:value-type="float" office:value="346" calcext:value-type="float">
            <text:p>346</text:p>
          </table:table-cell>
          <table:table-cell office:value-type="float" office:value="247" calcext:value-type="float">
            <text:p>247</text:p>
          </table:table-cell>
          <table:table-cell table:formula="of:=[.C334]/[.B334]*100" office:value-type="float" office:value="71.3872832369942" calcext:value-type="float">
            <text:p>71.387283237</text:p>
          </table:table-cell>
          <table:table-cell table:formula="of:=[.C334]*[.A334]" office:value-type="float" office:value="988" calcext:value-type="float">
            <text:p>988</text:p>
          </table:table-cell>
          <table:table-cell table:formula="of:=[.C334]/10" office:value-type="float" office:value="24.7" calcext:value-type="float">
            <text:p>24.7</text:p>
          </table:table-cell>
          <table:table-cell table:formula="of:=(100-[.D334])/[.E334]" office:value-type="float" office:value="0.0289602396386698" calcext:value-type="float">
            <text:p>0.0289602396</text:p>
          </table:table-cell>
          <table:table-cell table:number-columns-repeated="6"/>
        </table:table-row>
        <table:table-row table:style-name="ro1">
          <table:table-cell table:formula="of:=[.A334]+1" office:value-type="float" office:value="5" calcext:value-type="float">
            <text:p>5</text:p>
          </table:table-cell>
          <table:table-cell office:value-type="float" office:value="323" calcext:value-type="float">
            <text:p>323</text:p>
          </table:table-cell>
          <table:table-cell office:value-type="float" office:value="199" calcext:value-type="float">
            <text:p>199</text:p>
          </table:table-cell>
          <table:table-cell table:formula="of:=[.C335]/[.B335]*100" office:value-type="float" office:value="61.609907120743" calcext:value-type="float">
            <text:p>61.6099071207</text:p>
          </table:table-cell>
          <table:table-cell table:formula="of:=[.C335]*[.A335]" office:value-type="float" office:value="995" calcext:value-type="float">
            <text:p>995</text:p>
          </table:table-cell>
          <table:table-cell table:formula="of:=[.C335]/10" office:value-type="float" office:value="19.9" calcext:value-type="float">
            <text:p>19.9</text:p>
          </table:table-cell>
          <table:table-cell table:formula="of:=(100-[.D335])/[.E335]" office:value-type="float" office:value="0.0385830079188512" calcext:value-type="float">
            <text:p>0.0385830079</text:p>
          </table:table-cell>
          <table:table-cell table:number-columns-repeated="6"/>
        </table:table-row>
        <table:table-row table:style-name="ro1">
          <table:table-cell table:formula="of:=[.A335]+1" office:value-type="float" office:value="6" calcext:value-type="float">
            <text:p>6</text:p>
          </table:table-cell>
          <table:table-cell office:value-type="float" office:value="319" calcext:value-type="float">
            <text:p>319</text:p>
          </table:table-cell>
          <table:table-cell office:value-type="float" office:value="170" calcext:value-type="float">
            <text:p>170</text:p>
          </table:table-cell>
          <table:table-cell table:formula="of:=[.C336]/[.B336]*100" office:value-type="float" office:value="53.2915360501568" calcext:value-type="float">
            <text:p>53.2915360502</text:p>
          </table:table-cell>
          <table:table-cell table:formula="of:=[.C336]*[.A336]" office:value-type="float" office:value="1020" calcext:value-type="float">
            <text:p>1020</text:p>
          </table:table-cell>
          <table:table-cell table:formula="of:=[.C336]/10" office:value-type="float" office:value="17" calcext:value-type="float">
            <text:p>17</text:p>
          </table:table-cell>
          <table:table-cell table:formula="of:=(100-[.D336])/[.E336]" office:value-type="float" office:value="0.0457926117155326" calcext:value-type="float">
            <text:p>0.0457926117</text:p>
          </table:table-cell>
          <table:table-cell table:number-columns-repeated="6"/>
        </table:table-row>
        <table:table-row table:style-name="ro1">
          <table:table-cell table:formula="of:=[.A336]+1" office:value-type="float" office:value="7" calcext:value-type="float">
            <text:p>7</text:p>
          </table:table-cell>
          <table:table-cell office:value-type="float" office:value="293" calcext:value-type="float">
            <text:p>293</text:p>
          </table:table-cell>
          <table:table-cell office:value-type="float" office:value="134" calcext:value-type="float">
            <text:p>134</text:p>
          </table:table-cell>
          <table:table-cell table:formula="of:=[.C337]/[.B337]*100" office:value-type="float" office:value="45.7337883959044" calcext:value-type="float">
            <text:p>45.7337883959</text:p>
          </table:table-cell>
          <table:table-cell table:formula="of:=[.C337]*[.A337]" office:value-type="float" office:value="938" calcext:value-type="float">
            <text:p>938</text:p>
          </table:table-cell>
          <table:table-cell table:formula="of:=[.C337]/10" office:value-type="float" office:value="13.4" calcext:value-type="float">
            <text:p>13.4</text:p>
          </table:table-cell>
          <table:table-cell table:formula="of:=(100-[.D337])/[.E337]" office:value-type="float" office:value="0.057853104055539" calcext:value-type="float">
            <text:p>0.0578531041</text:p>
          </table:table-cell>
          <table:table-cell table:number-columns-repeated="6"/>
        </table:table-row>
        <table:table-row table:style-name="ro1">
          <table:table-cell table:formula="of:=[.A337]+1" office:value-type="float" office:value="8" calcext:value-type="float">
            <text:p>8</text:p>
          </table:table-cell>
          <table:table-cell office:value-type="float" office:value="287" calcext:value-type="float">
            <text:p>287</text:p>
          </table:table-cell>
          <table:table-cell office:value-type="float" office:value="127" calcext:value-type="float">
            <text:p>127</text:p>
          </table:table-cell>
          <table:table-cell table:formula="of:=[.C338]/[.B338]*100" office:value-type="float" office:value="44.2508710801394" calcext:value-type="float">
            <text:p>44.2508710801</text:p>
          </table:table-cell>
          <table:table-cell table:formula="of:=[.C338]*[.A338]" office:value-type="float" office:value="1016" calcext:value-type="float">
            <text:p>1016</text:p>
          </table:table-cell>
          <table:table-cell table:formula="of:=[.C338]/10" office:value-type="float" office:value="12.7" calcext:value-type="float">
            <text:p>12.7</text:p>
          </table:table-cell>
          <table:table-cell table:formula="of:=(100-[.D338])/[.E338]" office:value-type="float" office:value="0.0548711898817526" calcext:value-type="float">
            <text:p>0.0548711899</text:p>
          </table:table-cell>
          <table:table-cell table:number-columns-repeated="6"/>
        </table:table-row>
        <table:table-row table:style-name="ro1">
          <table:table-cell table:formula="of:=[.A338]+1" office:value-type="float" office:value="9" calcext:value-type="float">
            <text:p>9</text:p>
          </table:table-cell>
          <table:table-cell office:value-type="float" office:value="262" calcext:value-type="float">
            <text:p>262</text:p>
          </table:table-cell>
          <table:table-cell office:value-type="float" office:value="94" calcext:value-type="float">
            <text:p>94</text:p>
          </table:table-cell>
          <table:table-cell table:formula="of:=[.C339]/[.B339]*100" office:value-type="float" office:value="35.8778625954198" calcext:value-type="float">
            <text:p>35.8778625954</text:p>
          </table:table-cell>
          <table:table-cell table:formula="of:=[.C339]*[.A339]" office:value-type="float" office:value="846" calcext:value-type="float">
            <text:p>846</text:p>
          </table:table-cell>
          <table:table-cell table:formula="of:=[.C339]/10" office:value-type="float" office:value="9.4" calcext:value-type="float">
            <text:p>9.4</text:p>
          </table:table-cell>
          <table:table-cell table:formula="of:=(100-[.D339])/[.E339]" office:value-type="float" office:value="0.0757944886578961" calcext:value-type="float">
            <text:p>0.0757944887</text:p>
          </table:table-cell>
          <table:table-cell table:number-columns-repeated="6"/>
        </table:table-row>
        <table:table-row table:style-name="ro1">
          <table:table-cell table:formula="of:=[.A339]+1" office:value-type="float" office:value="10" calcext:value-type="float">
            <text:p>10</text:p>
          </table:table-cell>
          <table:table-cell office:value-type="float" office:value="260" calcext:value-type="float">
            <text:p>260</text:p>
          </table:table-cell>
          <table:table-cell office:value-type="float" office:value="99" calcext:value-type="float">
            <text:p>99</text:p>
          </table:table-cell>
          <table:table-cell table:formula="of:=[.C340]/[.B340]*100" office:value-type="float" office:value="38.0769230769231" calcext:value-type="float">
            <text:p>38.0769230769</text:p>
          </table:table-cell>
          <table:table-cell table:formula="of:=[.C340]*[.A340]" office:value-type="float" office:value="990" calcext:value-type="float">
            <text:p>990</text:p>
          </table:table-cell>
          <table:table-cell table:formula="of:=[.C340]/10" office:value-type="float" office:value="9.9" calcext:value-type="float">
            <text:p>9.9</text:p>
          </table:table-cell>
          <table:table-cell table:formula="of:=(100-[.D340])/[.E340]" office:value-type="float" office:value="0.0625485625485626" calcext:value-type="float">
            <text:p>0.0625485625</text:p>
          </table:table-cell>
          <table:table-cell table:number-columns-repeated="6"/>
        </table:table-row>
        <table:table-row table:style-name="ro1">
          <table:table-cell table:formula="of:=[.A340]+1" office:value-type="float" office:value="11" calcext:value-type="float">
            <text:p>11</text:p>
          </table:table-cell>
          <table:table-cell office:value-type="float" office:value="247" calcext:value-type="float">
            <text:p>247</text:p>
          </table:table-cell>
          <table:table-cell office:value-type="float" office:value="68" calcext:value-type="float">
            <text:p>68</text:p>
          </table:table-cell>
          <table:table-cell table:formula="of:=[.C341]/[.B341]*100" office:value-type="float" office:value="27.5303643724696" calcext:value-type="float">
            <text:p>27.5303643725</text:p>
          </table:table-cell>
          <table:table-cell table:formula="of:=[.C341]*[.A341]" office:value-type="float" office:value="748" calcext:value-type="float">
            <text:p>748</text:p>
          </table:table-cell>
          <table:table-cell table:formula="of:=[.C341]/10" office:value-type="float" office:value="6.8" calcext:value-type="float">
            <text:p>6.8</text:p>
          </table:table-cell>
          <table:table-cell table:formula="of:=(100-[.D341])/[.E341]" office:value-type="float" office:value="0.0968845396089978" calcext:value-type="float">
            <text:p>0.0968845396</text:p>
          </table:table-cell>
          <table:table-cell table:number-columns-repeated="6"/>
        </table:table-row>
        <table:table-row table:style-name="ro1">
          <table:table-cell table:formula="of:=[.A341]+1" office:value-type="float" office:value="12" calcext:value-type="float">
            <text:p>12</text:p>
          </table:table-cell>
          <table:table-cell office:value-type="float" office:value="242" calcext:value-type="float">
            <text:p>242</text:p>
          </table:table-cell>
          <table:table-cell office:value-type="float" office:value="60" calcext:value-type="float">
            <text:p>60</text:p>
          </table:table-cell>
          <table:table-cell table:formula="of:=[.C342]/[.B342]*100" office:value-type="float" office:value="24.7933884297521" calcext:value-type="float">
            <text:p>24.7933884298</text:p>
          </table:table-cell>
          <table:table-cell table:formula="of:=[.C342]*[.A342]" office:value-type="float" office:value="720" calcext:value-type="float">
            <text:p>720</text:p>
          </table:table-cell>
          <table:table-cell table:formula="of:=[.C342]/10" office:value-type="float" office:value="6" calcext:value-type="float">
            <text:p>6</text:p>
          </table:table-cell>
          <table:table-cell table:formula="of:=(100-[.D342])/[.E342]" office:value-type="float" office:value="0.1044536271809" calcext:value-type="float">
            <text:p>0.1044536272</text:p>
          </table:table-cell>
          <table:table-cell table:number-columns-repeated="6"/>
        </table:table-row>
        <table:table-row table:style-name="ro1">
          <table:table-cell table:formula="of:=[.A342]+1" office:value-type="float" office:value="13" calcext:value-type="float">
            <text:p>13</text:p>
          </table:table-cell>
          <table:table-cell office:value-type="float" office:value="226" calcext:value-type="float">
            <text:p>226</text:p>
          </table:table-cell>
          <table:table-cell office:value-type="float" office:value="34" calcext:value-type="float">
            <text:p>34</text:p>
          </table:table-cell>
          <table:table-cell table:formula="of:=[.C343]/[.B343]*100" office:value-type="float" office:value="15.0442477876106" calcext:value-type="float">
            <text:p>15.0442477876</text:p>
          </table:table-cell>
          <table:table-cell table:formula="of:=[.C343]*[.A343]" office:value-type="float" office:value="442" calcext:value-type="float">
            <text:p>442</text:p>
          </table:table-cell>
          <table:table-cell table:formula="of:=[.C343]/10" office:value-type="float" office:value="3.4" calcext:value-type="float">
            <text:p>3.4</text:p>
          </table:table-cell>
          <table:table-cell table:formula="of:=(100-[.D343])/[.E343]" office:value-type="float" office:value="0.192207584190926" calcext:value-type="float">
            <text:p>0.1922075842</text:p>
          </table:table-cell>
          <table:table-cell table:number-columns-repeated="6"/>
        </table:table-row>
        <table:table-row table:style-name="ro1">
          <table:table-cell table:formula="of:=[.A343]+1" office:value-type="float" office:value="14" calcext:value-type="float">
            <text:p>14</text:p>
          </table:table-cell>
          <table:table-cell office:value-type="float" office:value="222" calcext:value-type="float">
            <text:p>222</text:p>
          </table:table-cell>
          <table:table-cell office:value-type="float" office:value="14" calcext:value-type="float">
            <text:p>14</text:p>
          </table:table-cell>
          <table:table-cell table:formula="of:=[.C344]/[.B344]*100" office:value-type="float" office:value="6.30630630630631" calcext:value-type="float">
            <text:p>6.3063063063</text:p>
          </table:table-cell>
          <table:table-cell table:formula="of:=[.C344]*[.A344]" office:value-type="float" office:value="196" calcext:value-type="float">
            <text:p>196</text:p>
          </table:table-cell>
          <table:table-cell table:formula="of:=[.C344]/10" office:value-type="float" office:value="1.4" calcext:value-type="float">
            <text:p>1.4</text:p>
          </table:table-cell>
          <table:table-cell table:formula="of:=(100-[.D344])/[.E344]" office:value-type="float" office:value="0.478029049457621" calcext:value-type="float">
            <text:p>0.4780290495</text:p>
          </table:table-cell>
          <table:table-cell table:number-columns-repeated="6"/>
        </table:table-row>
        <table:table-row table:style-name="ro1">
          <table:table-cell table:formula="of:=[.A344]+1" office:value-type="float" office:value="15" calcext:value-type="float">
            <text:p>15</text:p>
          </table:table-cell>
          <table:table-cell office:value-type="float" office:value="231" calcext:value-type="float">
            <text:p>231</text:p>
          </table:table-cell>
          <table:table-cell office:value-type="float" office:value="18" calcext:value-type="float">
            <text:p>18</text:p>
          </table:table-cell>
          <table:table-cell table:formula="of:=[.C345]/[.B345]*100" office:value-type="float" office:value="7.79220779220779" calcext:value-type="float">
            <text:p>7.7922077922</text:p>
          </table:table-cell>
          <table:table-cell table:formula="of:=[.C345]*[.A345]" office:value-type="float" office:value="270" calcext:value-type="float">
            <text:p>270</text:p>
          </table:table-cell>
          <table:table-cell table:formula="of:=[.C345]/10" office:value-type="float" office:value="1.8" calcext:value-type="float">
            <text:p>1.8</text:p>
          </table:table-cell>
          <table:table-cell table:formula="of:=(100-[.D345])/[.E345]" office:value-type="float" office:value="0.341510341510342" calcext:value-type="float">
            <text:p>0.3415103415</text:p>
          </table:table-cell>
          <table:table-cell table:number-columns-repeated="6"/>
        </table:table-row>
        <table:table-row table:style-name="ro1">
          <table:table-cell table:formula="of:=[.A345]+1" office:value-type="float" office:value="16" calcext:value-type="float">
            <text:p>16</text:p>
          </table:table-cell>
          <table:table-cell office:value-type="float" office:value="213" calcext:value-type="float">
            <text:p>213</text:p>
          </table:table-cell>
          <table:table-cell office:value-type="float" office:value="9" calcext:value-type="float">
            <text:p>9</text:p>
          </table:table-cell>
          <table:table-cell table:formula="of:=[.C346]/[.B346]*100" office:value-type="float" office:value="4.22535211267606" calcext:value-type="float">
            <text:p>4.2253521127</text:p>
          </table:table-cell>
          <table:table-cell table:formula="of:=[.C346]*[.A346]" office:value-type="float" office:value="144" calcext:value-type="float">
            <text:p>144</text:p>
          </table:table-cell>
          <table:table-cell table:formula="of:=[.C346]/10" office:value-type="float" office:value="0.9" calcext:value-type="float">
            <text:p>0.9</text:p>
          </table:table-cell>
          <table:table-cell table:formula="of:=(100-[.D346])/[.E346]" office:value-type="float" office:value="0.66510172143975" calcext:value-type="float">
            <text:p>0.6651017214</text:p>
          </table:table-cell>
          <table:table-cell table:number-columns-repeated="6"/>
        </table:table-row>
        <table:table-row table:style-name="ro1">
          <table:table-cell table:formula="of:=[.A346]+1" office:value-type="float" office:value="17" calcext:value-type="float">
            <text:p>17</text:p>
          </table:table-cell>
          <table:table-cell office:value-type="float" office:value="215" calcext:value-type="float">
            <text:p>215</text:p>
          </table:table-cell>
          <table:table-cell office:value-type="float" office:value="6" calcext:value-type="float">
            <text:p>6</text:p>
          </table:table-cell>
          <table:table-cell table:formula="of:=[.C347]/[.B347]*100" office:value-type="float" office:value="2.7906976744186" calcext:value-type="float">
            <text:p>2.7906976744</text:p>
          </table:table-cell>
          <table:table-cell table:formula="of:=[.C347]*[.A347]" office:value-type="float" office:value="102" calcext:value-type="float">
            <text:p>102</text:p>
          </table:table-cell>
          <table:table-cell table:formula="of:=[.C347]/10" office:value-type="float" office:value="0.6" calcext:value-type="float">
            <text:p>0.6</text:p>
          </table:table-cell>
          <table:table-cell table:formula="of:=(100-[.D347])/[.E347]" office:value-type="float" office:value="0.953032375740994" calcext:value-type="float">
            <text:p>0.9530323757</text:p>
          </table:table-cell>
          <table:table-cell table:number-columns-repeated="6"/>
        </table:table-row>
        <table:table-row table:style-name="ro1">
          <table:table-cell table:formula="of:=[.A347]+1" office:value-type="float" office:value="18" calcext:value-type="float">
            <text:p>18</text:p>
          </table:table-cell>
          <table:table-cell office:value-type="float" office:value="222" calcext:value-type="float">
            <text:p>222</text:p>
          </table:table-cell>
          <table:table-cell office:value-type="float" office:value="1" calcext:value-type="float">
            <text:p>1</text:p>
          </table:table-cell>
          <table:table-cell table:formula="of:=[.C348]/[.B348]*100" office:value-type="float" office:value="0.450450450450451" calcext:value-type="float">
            <text:p>0.4504504505</text:p>
          </table:table-cell>
          <table:table-cell table:formula="of:=[.C348]*[.A348]" office:value-type="float" office:value="18" calcext:value-type="float">
            <text:p>18</text:p>
          </table:table-cell>
          <table:table-cell table:formula="of:=[.C348]/10" office:value-type="float" office:value="0.1" calcext:value-type="float">
            <text:p>0.1</text:p>
          </table:table-cell>
          <table:table-cell table:formula="of:=(100-[.D348])/[.E348]" office:value-type="float" office:value="5.53053053053053" calcext:value-type="float">
            <text:p>5.5305305305</text:p>
          </table:table-cell>
          <table:table-cell table:number-columns-repeated="6"/>
        </table:table-row>
        <table:table-row table:style-name="ro1">
          <table:table-cell table:formula="of:=[.A348]+1" office:value-type="float" office:value="19" calcext:value-type="float">
            <text:p>19</text:p>
          </table:table-cell>
          <table:table-cell office:value-type="float" office:value="214" calcext:value-type="float">
            <text:p>214</text:p>
          </table:table-cell>
          <table:table-cell office:value-type="float" office:value="2" calcext:value-type="float">
            <text:p>2</text:p>
          </table:table-cell>
          <table:table-cell table:formula="of:=[.C349]/[.B349]*100" office:value-type="float" office:value="0.934579439252336" calcext:value-type="float">
            <text:p>0.9345794393</text:p>
          </table:table-cell>
          <table:table-cell table:formula="of:=[.C349]*[.A349]" office:value-type="float" office:value="38" calcext:value-type="float">
            <text:p>38</text:p>
          </table:table-cell>
          <table:table-cell table:formula="of:=[.C349]/10" office:value-type="float" office:value="0.2" calcext:value-type="float">
            <text:p>0.2</text:p>
          </table:table-cell>
          <table:table-cell table:formula="of:=(100-[.D349])/[.E349]" office:value-type="float" office:value="2.60698475159862" calcext:value-type="float">
            <text:p>2.6069847516</text:p>
          </table:table-cell>
          <table:table-cell table:number-columns-repeated="6"/>
        </table:table-row>
        <table:table-row table:style-name="ro1">
          <table:table-cell table:formula="of:=[.A349]+1" office:value-type="float" office:value="20" calcext:value-type="float">
            <text:p>20</text:p>
          </table:table-cell>
          <table:table-cell office:value-type="float" office:value="210" calcext:value-type="float">
            <text:p>210</text:p>
          </table:table-cell>
          <table:table-cell office:value-type="float" office:value="0" calcext:value-type="float">
            <text:p>0</text:p>
          </table:table-cell>
          <table:table-cell table:formula="of:=[.C350]/[.B350]*100" office:value-type="float" office:value="0" calcext:value-type="float">
            <text:p>0</text:p>
          </table:table-cell>
          <table:table-cell table:formula="of:=[.C350]*[.A350]" office:value-type="float" office:value="0" calcext:value-type="float">
            <text:p>0</text:p>
          </table:table-cell>
          <table:table-cell table:formula="of:=[.C350]/10" office:value-type="float" office:value="0" calcext:value-type="float">
            <text:p>0</text:p>
          </table:table-cell>
          <table:table-cell table:number-columns-repeated="7"/>
        </table:table-row>
        <table:table-row table:style-name="ro1" table:number-rows-repeated="1048225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4">00/00/0000</text:date>, <text:time style:data-style-name="N2" text:time-value="14:30:59.02046815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21T15:03:43.703506823</meta:creation-date>
    <dc:date>2015-04-24T14:59:56.198223734</dc:date>
    <meta:editing-duration>PT7H1M53S</meta:editing-duration>
    <meta:editing-cycles>38</meta:editing-cycles>
    <meta:generator>LibreOffice/4.2.7.2$Linux_X86_64 LibreOffice_project/420m0$Build-2</meta:generator>
    <meta:document-statistic meta:table-count="1" meta:cell-count="1890" meta:object-count="2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exponential"/>
      <style:graphic-properties svg:stroke-color="#ff420e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031cm" svg:y="3.952cm" style:legend-expansion="high" chart:style-name="ch2"/>
        <chart:plot-area chart:style-name="ch3" table:cell-range-address="Sheet1.D2:Sheet1.D33" svg:x="0.32cm" svg:y="0.18cm" svg:width="10.391cm" svg:height="8.64cm">
          <chartooo:coordinate-region svg:x="1.127cm" svg:y="0.38cm" svg:width="9.397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D2:Sheet1.D33" chart:class="chart:scatter">
            <chart:regression-curve chart:style-name="ch7">
              <chart:equation chart:display-equation="true" chart:display-r-square="false" svg:x="1.368cm" svg:y="7.436cm"/>
            </chart:regression-curve>
            <chart:data-point chart:repeated="3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9.9606299212598">
                <text:p>89.9606299212598</text:p>
                <draw:g>
                  <svg:desc>Sheet1.D2:Sheet1.D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0.1069518716578">
                <text:p>90.106951871657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5.7638888888889">
                <text:p>85.763888888888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3.9662447257384">
                <text:p>83.966244725738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9.8994974874372">
                <text:p>79.899497487437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3.4591194968554">
                <text:p>53.459119496855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8.5314685314685">
                <text:p>68.531468531468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8.3333333333333">
                <text:p>58.33333333333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1.4173228346457">
                <text:p>61.417322834645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0.8695652173913">
                <text:p>60.869565217391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3.2110091743119">
                <text:p>53.211009174311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4.2857142857143">
                <text:p>64.285714285714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8.8888888888889">
                <text:p>38.888888888888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8.8888888888889">
                <text:p>38.888888888888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8.9795918367347">
                <text:p>48.979591836734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0.5555555555556">
                <text:p>30.555555555555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0.3921568627451">
                <text:p>30.392156862745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1.8681318681319">
                <text:p>31.868131868131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0.7692307692308">
                <text:p>30.769230769230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0.6818181818182">
                <text:p>30.681818181818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9.8850574712644">
                <text:p>29.885057471264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1.2121212121212">
                <text:p>21.212121212121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8.0851063829787">
                <text:p>18.085106382978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3.7254901960784">
                <text:p>13.725490196078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.5263157894737">
                <text:p>10.526315789473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1.9512195121951">
                <text:p>21.951219512195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0.6779661016949">
                <text:p>40.677966101694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.169014084507">
                <text:p>28.16901408450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2.0779220779221">
                <text:p>22.077922077922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5.5932203389831">
                <text:p>35.593220338983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.83606557377049">
                <text:p>9.8360655737704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82cm" svg:height="9.005cm" xlink:href=".." xlink:type="simple" chart:class="chart:scatter" chart:style-name="ch1">
        <chart:legend chart:legend-position="end" svg:x="13.719cm" svg:y="4.203cm" style:legend-expansion="high" chart:style-name="ch2"/>
        <chart:plot-area chart:style-name="ch3" table:cell-range-address="Sheet1.E64:Sheet1.E95" svg:x="0.319cm" svg:y="0.18cm" svg:width="13.081cm" svg:height="8.645cm">
          <chartooo:coordinate-region svg:x="1.311cm" svg:y="0.379cm" svg:width="11.903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E64:Sheet1.E95" chart:class="chart:scatter">
            <chart:data-point chart:repeated="3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67">
                <text:p>767</text:p>
                <draw:g>
                  <svg:desc>Sheet1.E64:Sheet1.E9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40">
                <text:p>134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99">
                <text:p>18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252">
                <text:p>225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70">
                <text:p>257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766">
                <text:p>276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842">
                <text:p>284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128">
                <text:p>312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006">
                <text:p>300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430">
                <text:p>343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322">
                <text:p>332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264">
                <text:p>326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302">
                <text:p>330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556">
                <text:p>355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540">
                <text:p>354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680">
                <text:p>368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451">
                <text:p>345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870">
                <text:p>387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667">
                <text:p>366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400">
                <text:p>340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423">
                <text:p>342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498">
                <text:p>349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404">
                <text:p>340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264">
                <text:p>326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800">
                <text:p>380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536">
                <text:p>353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159">
                <text:p>315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444">
                <text:p>344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683">
                <text:p>368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390">
                <text:p>339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875">
                <text:p>387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552">
                <text:p>3552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c5000b" draw:fill-color="#c5000b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.006cm" xlink:href=".." xlink:type="simple" chart:class="chart:scatter" chart:style-name="ch1">
        <chart:legend chart:legend-position="end" svg:x="13.121cm" svg:y="4.204cm" style:legend-expansion="high" chart:style-name="ch2"/>
        <chart:plot-area chart:style-name="ch3" table:cell-range-address="Sheet1.G2:Sheet1.G33" svg:x="0.32cm" svg:y="0.18cm" svg:width="12.481cm" svg:height="8.646cm">
          <chartooo:coordinate-region svg:x="1.232cm" svg:y="0.379cm" svg:width="11.382cm" svg:height="7.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G2:Sheet1.G33" chart:class="chart:scatter">
            <chart:data-point chart:repeated="3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219679870431951">
                <text:p>0.0219679870431951</text:p>
                <draw:g>
                  <svg:desc>Sheet1.G2:Sheet1.G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46781129500627">
                <text:p>0.01467811295006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92120257909732">
                <text:p>0.019212025790973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20142908636007">
                <text:p>0.02014290863600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252836509591985">
                <text:p>0.025283650959198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448179271708684">
                <text:p>0.044817927170868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782199672321759">
                <text:p>0.078219967232175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401384329955759">
                <text:p>0.040138432995575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601250601250601">
                <text:p>0.060125060125060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494649707248132">
                <text:p>0.049464970724813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508187464709204">
                <text:p>0.050818746470920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67225561531161">
                <text:p>0.06722556153116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436071864643293">
                <text:p>0.043607186464329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03930461073318">
                <text:p>0.10393046107331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970017636684303">
                <text:p>0.097001763668430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664328231292517">
                <text:p>0.066432823129251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23786888492771">
                <text:p>0.12378688849277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24745238597231">
                <text:p>0.12474523859723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23651303324625">
                <text:p>0.1236513033246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23626373626374">
                <text:p>0.12362637362637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122254288920956">
                <text:p>0.12225428892095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122578570854433">
                <text:p>0.12257857085443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163121902252337">
                <text:p>0.16312190225233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00771798080934">
                <text:p>0.20077179808093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46498599439776">
                <text:p>0.24649859943977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34412955465587">
                <text:p>0.3441295546558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160594198534578">
                <text:p>0.16059419853457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882768361581921">
                <text:p>0.088276836158192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123846527440505">
                <text:p>0.12384652744050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152788388082506">
                <text:p>0.15278838808250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989351454086282">
                <text:p>0.098935145408628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469603825136612">
                <text:p>0.469603825136612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82cm" svg:height="9.006cm" xlink:href=".." xlink:type="simple" chart:class="chart:scatter" chart:style-name="ch1">
        <chart:legend chart:legend-position="end" svg:x="13.719cm" svg:y="4.204cm" style:legend-expansion="high" chart:style-name="ch2"/>
        <chart:plot-area chart:style-name="ch3" table:cell-range-address="Sheet1.E102:Sheet1.E133" svg:x="0.319cm" svg:y="0.18cm" svg:width="13.081cm" svg:height="8.646cm">
          <chartooo:coordinate-region svg:x="1.311cm" svg:y="0.379cm" svg:width="11.903cm" svg:height="7.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E102:Sheet1.E133" chart:class="chart:scatter">
            <chart:data-point chart:repeated="3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66">
                <text:p>766</text:p>
                <draw:g>
                  <svg:desc>Sheet1.E102:Sheet1.E1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66">
                <text:p>136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18">
                <text:p>181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40">
                <text:p>204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210">
                <text:p>221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712">
                <text:p>271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730">
                <text:p>273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760">
                <text:p>276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745">
                <text:p>274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950">
                <text:p>295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245">
                <text:p>324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324">
                <text:p>332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094">
                <text:p>309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716">
                <text:p>271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330">
                <text:p>333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72">
                <text:p>307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230">
                <text:p>323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438">
                <text:p>343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401">
                <text:p>340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180">
                <text:p>318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129">
                <text:p>312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212">
                <text:p>321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691">
                <text:p>269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528">
                <text:p>352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050">
                <text:p>305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990">
                <text:p>299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321">
                <text:p>332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604">
                <text:p>260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074">
                <text:p>307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70">
                <text:p>297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914">
                <text:p>291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04">
                <text:p>3104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9cm" svg:height="9.032cm" xlink:href=".." xlink:type="simple" chart:class="chart:scatter" chart:style-name="ch1">
        <chart:legend chart:legend-position="end" svg:x="13.13cm" svg:y="4.217cm" style:legend-expansion="high" chart:style-name="ch2"/>
        <chart:plot-area chart:style-name="ch3" table:cell-range-address="Sheet1.G251:Sheet1.G282" svg:x="0.32cm" svg:y="0.18cm" svg:width="12.49cm" svg:height="8.672cm">
          <chartooo:coordinate-region svg:x="1.418cm" svg:y="0.379cm" svg:width="11.205cm" svg:height="7.82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G251:Sheet1.G282" chart:class="chart:scatter">
            <chart:data-point chart:repeated="3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877890768888985">
                <text:p>0.00877890768888985</text:p>
                <draw:g>
                  <svg:desc>Sheet1.G251:Sheet1.G28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417744948499545">
                <text:p>0.0041774494849954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808656024327778">
                <text:p>0.0080865602432777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54367201426025">
                <text:p>0.00543672014260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101767683460101">
                <text:p>0.01017676834601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876321222766633">
                <text:p>0.008763212227666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994216439849905">
                <text:p>0.009942164398499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119633859040639">
                <text:p>0.011963385904063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102200604196114">
                <text:p>0.010220060419611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136723827496895">
                <text:p>0.013672382749689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115000266800619">
                <text:p>0.011500026680061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136592883160549">
                <text:p>0.013659288316054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142245022881628">
                <text:p>0.014224502288162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167422907426483">
                <text:p>0.016742290742648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133540798502435">
                <text:p>0.013354079850243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149616079494128">
                <text:p>0.014961607949412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159090005170425">
                <text:p>0.01590900051704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181493786144949">
                <text:p>0.018149378614494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214760651790123">
                <text:p>0.021476065179012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178787878787879">
                <text:p>0.017878787878787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21119558934685">
                <text:p>0.02111955893468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258108033698585">
                <text:p>0.025810803369858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27186137025954">
                <text:p>0.02718613702595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303118482952617">
                <text:p>0.030311848295261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293795011208089">
                <text:p>0.029379501120808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319387360290843">
                <text:p>0.031938736029084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352942584018281">
                <text:p>0.035294258401828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291289111164888">
                <text:p>0.029128911116488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314116643591175">
                <text:p>0.031411664359117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40920851153704">
                <text:p>0.04092085115370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329065164580974">
                <text:p>0.032906516458097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237741337424882">
                <text:p>0.0237741337424882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82cm" svg:height="9.005cm" xlink:href=".." xlink:type="simple" chart:class="chart:scatter" chart:style-name="ch1">
        <chart:legend chart:legend-position="end" svg:x="13.719cm" svg:y="4.203cm" style:legend-expansion="high" chart:style-name="ch2"/>
        <chart:plot-area chart:style-name="ch3" table:cell-range-address="Sheet1.E138:Sheet1.E169" svg:x="0.319cm" svg:y="0.18cm" svg:width="13.081cm" svg:height="8.645cm">
          <chartooo:coordinate-region svg:x="1.311cm" svg:y="0.379cm" svg:width="11.903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E138:Sheet1.E169" chart:class="chart:scatter">
            <chart:data-point chart:repeated="3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03">
                <text:p>803</text:p>
                <draw:g>
                  <svg:desc>Sheet1.E138:Sheet1.E16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87">
                <text:p>188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60">
                <text:p>206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50">
                <text:p>255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460">
                <text:p>246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660">
                <text:p>266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784">
                <text:p>278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979">
                <text:p>297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290">
                <text:p>329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14">
                <text:p>301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144">
                <text:p>314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445">
                <text:p>344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458">
                <text:p>345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970">
                <text:p>297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56">
                <text:p>305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230">
                <text:p>323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150">
                <text:p>315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287">
                <text:p>328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276">
                <text:p>327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564">
                <text:p>356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381">
                <text:p>338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072">
                <text:p>307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725">
                <text:p>272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146">
                <text:p>314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970">
                <text:p>297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276">
                <text:p>327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074">
                <text:p>307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360">
                <text:p>336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31">
                <text:p>313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880">
                <text:p>2880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82cm" svg:height="9.005cm" xlink:href=".." xlink:type="simple" chart:class="chart:scatter" chart:style-name="ch1">
        <chart:legend chart:legend-position="end" svg:x="13.719cm" svg:y="4.203cm" style:legend-expansion="high" chart:style-name="ch2"/>
        <chart:plot-area chart:style-name="ch3" table:cell-range-address="Sheet1.E174:Sheet1.E205" svg:x="0.319cm" svg:y="0.18cm" svg:width="13.081cm" svg:height="8.645cm">
          <chartooo:coordinate-region svg:x="1.311cm" svg:y="0.379cm" svg:width="11.903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E174:Sheet1.E205" chart:class="chart:scatter">
            <chart:data-point chart:repeated="3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63">
                <text:p>763</text:p>
                <draw:g>
                  <svg:desc>Sheet1.E174:Sheet1.E20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12">
                <text:p>14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48">
                <text:p>18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144">
                <text:p>214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470">
                <text:p>247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490">
                <text:p>249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646">
                <text:p>264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768">
                <text:p>276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763">
                <text:p>276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100">
                <text:p>310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399">
                <text:p>339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204">
                <text:p>320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159">
                <text:p>315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290">
                <text:p>329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850">
                <text:p>285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408">
                <text:p>340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213">
                <text:p>321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718">
                <text:p>271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306">
                <text:p>330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320">
                <text:p>332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360">
                <text:p>336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926">
                <text:p>292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059">
                <text:p>305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976">
                <text:p>297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150">
                <text:p>315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938">
                <text:p>293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27">
                <text:p>272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276">
                <text:p>327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668">
                <text:p>266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580">
                <text:p>258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255">
                <text:p>325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68">
                <text:p>3168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82cm" svg:height="9.006cm" xlink:href=".." xlink:type="simple" chart:class="chart:scatter" chart:style-name="ch1">
        <chart:legend chart:legend-position="end" svg:x="13.719cm" svg:y="4.204cm" style:legend-expansion="high" chart:style-name="ch2"/>
        <chart:plot-area chart:style-name="ch3" table:cell-range-address="Sheet1.E211:Sheet1.E242" svg:x="0.319cm" svg:y="0.18cm" svg:width="13.081cm" svg:height="8.646cm">
          <chartooo:coordinate-region svg:x="1.311cm" svg:y="0.379cm" svg:width="11.903cm" svg:height="7.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E211:Sheet1.E242" chart:class="chart:scatter">
            <chart:data-point chart:repeated="3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54">
                <text:p>754</text:p>
                <draw:g>
                  <svg:desc>Sheet1.E211:Sheet1.E2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52">
                <text:p>145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69">
                <text:p>186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304">
                <text:p>230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345">
                <text:p>234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454">
                <text:p>245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667">
                <text:p>26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656">
                <text:p>265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862">
                <text:p>286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80">
                <text:p>308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80">
                <text:p>308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204">
                <text:p>320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808">
                <text:p>280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178">
                <text:p>317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045">
                <text:p>304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216">
                <text:p>321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992">
                <text:p>299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186">
                <text:p>318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850">
                <text:p>285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320">
                <text:p>332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423">
                <text:p>342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168">
                <text:p>316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358">
                <text:p>335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048">
                <text:p>304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068">
                <text:p>306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348">
                <text:p>334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472">
                <text:p>347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074">
                <text:p>307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400">
                <text:p>240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07">
                <text:p>300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752">
                <text:p>2752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82cm" svg:height="9.006cm" xlink:href=".." xlink:type="simple" chart:class="chart:scatter" chart:style-name="ch1">
        <chart:legend chart:legend-position="end" svg:x="13.719cm" svg:y="4.204cm" style:legend-expansion="high" chart:style-name="ch2"/>
        <chart:plot-area chart:style-name="ch3" table:cell-range-address="Sheet1.E251:Sheet1.E282" svg:x="0.319cm" svg:y="0.18cm" svg:width="13.081cm" svg:height="8.646cm">
          <chartooo:coordinate-region svg:x="1.311cm" svg:y="0.379cm" svg:width="11.903cm" svg:height="7.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E251:Sheet1.E282" chart:class="chart:scatter">
            <chart:data-point chart:repeated="3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23">
                <text:p>723</text:p>
                <draw:g>
                  <svg:desc>Sheet1.E251:Sheet1.E28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28">
                <text:p>13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69">
                <text:p>156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45">
                <text:p>194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238">
                <text:p>223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254">
                <text:p>225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368">
                <text:p>236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736">
                <text:p>273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90">
                <text:p>259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838">
                <text:p>283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580">
                <text:p>258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639">
                <text:p>263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422">
                <text:p>242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805">
                <text:p>280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624">
                <text:p>262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601">
                <text:p>260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520">
                <text:p>252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356">
                <text:p>235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640">
                <text:p>264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499">
                <text:p>249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88">
                <text:p>228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185">
                <text:p>218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088">
                <text:p>208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175">
                <text:p>217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132">
                <text:p>213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998">
                <text:p>199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156">
                <text:p>215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059">
                <text:p>205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770">
                <text:p>177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528">
                <text:p>2528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82cm" svg:height="9.005cm" xlink:href=".." xlink:type="simple" chart:class="chart:scatter" chart:style-name="ch1">
        <chart:legend chart:legend-position="end" svg:x="13.719cm" svg:y="4.203cm" style:legend-expansion="high" chart:style-name="ch2"/>
        <chart:plot-area chart:style-name="ch3" table:cell-range-address="Sheet1.E291:Sheet1.E313" svg:x="0.319cm" svg:y="0.18cm" svg:width="13.081cm" svg:height="8.645cm">
          <chartooo:coordinate-region svg:x="1.311cm" svg:y="0.379cm" svg:width="11.902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E291:Sheet1.E313" chart:class="chart:scatter">
            <chart:data-point chart:repeated="2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87">
                <text:p>487</text:p>
                <draw:g>
                  <svg:desc>Sheet1.E291:Sheet1.E3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26">
                <text:p>82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75">
                <text:p>9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84">
                <text:p>118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45">
                <text:p>114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84">
                <text:p>128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29">
                <text:p>102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12">
                <text:p>131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07">
                <text:p>110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40">
                <text:p>104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65">
                <text:p>126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44">
                <text:p>104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82">
                <text:p>148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72">
                <text:p>137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395">
                <text:p>139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08">
                <text:p>40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82cm" svg:height="9.005cm" xlink:href=".." xlink:type="simple" chart:class="chart:scatter" chart:style-name="ch1">
        <chart:legend chart:legend-position="end" svg:x="13.719cm" svg:y="4.203cm" style:legend-expansion="high" chart:style-name="ch2"/>
        <chart:plot-area chart:style-name="ch3" table:cell-range-address="Sheet1.E331:Sheet1.E350" svg:x="0.319cm" svg:y="0.18cm" svg:width="13.081cm" svg:height="8.645cm">
          <chartooo:coordinate-region svg:x="1.311cm" svg:y="0.379cm" svg:width="11.902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E331:Sheet1.E350" chart:class="chart:scatter">
            <chart:data-point chart:repeated="2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67">
                <text:p>467</text:p>
                <draw:g>
                  <svg:desc>Sheet1.E331:Sheet1.E3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22">
                <text:p>82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27">
                <text:p>92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88">
                <text:p>98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95">
                <text:p>99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20">
                <text:p>102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38">
                <text:p>93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16">
                <text:p>101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46">
                <text:p>84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90">
                <text:p>99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48">
                <text:p>74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20">
                <text:p>72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42">
                <text:p>44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82cm" svg:height="9.006cm" xlink:href=".." xlink:type="simple" chart:class="chart:scatter" chart:style-name="ch1">
        <chart:legend chart:legend-position="end" svg:x="13.719cm" svg:y="4.204cm" style:legend-expansion="high" chart:style-name="ch2"/>
        <chart:plot-area chart:style-name="ch3" table:cell-range-address="Sheet1.E2:Sheet1.E33" svg:x="0.319cm" svg:y="0.18cm" svg:width="13.081cm" svg:height="8.646cm">
          <chartooo:coordinate-region svg:x="1.126cm" svg:y="0.379cm" svg:width="12.087cm" svg:height="7.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E2:Sheet1.E33" chart:class="chart:scatter">
            <chart:data-point chart:repeated="3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57">
                <text:p>457</text:p>
                <draw:g>
                  <svg:desc>Sheet1.E2:Sheet1.E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74">
                <text:p>67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41">
                <text:p>74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96">
                <text:p>79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95">
                <text:p>79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14">
                <text:p>7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84">
                <text:p>78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93">
                <text:p>69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80">
                <text:p>78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70">
                <text:p>77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19">
                <text:p>81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30">
                <text:p>63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68">
                <text:p>76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61">
                <text:p>56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58">
                <text:p>55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51">
                <text:p>55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60">
                <text:p>56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67">
                <text:p>56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72">
                <text:p>57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83">
                <text:p>48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08">
                <text:p>40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86">
                <text:p>48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72">
                <text:p>67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80">
                <text:p>58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51">
                <text:p>65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92">
                <text:p>19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420e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9cm" svg:height="9.005cm" xlink:href=".." xlink:type="simple" chart:class="chart:scatter" chart:style-name="ch1">
        <chart:legend chart:legend-position="end" svg:x="11.913cm" svg:y="3.954cm" style:legend-expansion="high" chart:style-name="ch2"/>
        <chart:plot-area chart:style-name="ch3" table:cell-range-address="Sheet1.D331:Sheet1.D350" svg:x="0.32cm" svg:y="0.18cm" svg:width="11.273cm" svg:height="8.645cm">
          <chartooo:coordinate-region svg:x="1.127cm" svg:y="0.379cm" svg:width="10.279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D331:Sheet1.D350" chart:class="chart:scatter">
            <chart:regression-curve chart:style-name="ch7">
              <chart:equation chart:display-equation="true" chart:display-r-square="false" svg:x="4.608cm" svg:y="3.632cm"/>
            </chart:regression-curve>
            <chart:data-point chart:repeated="2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7.781954887218">
                <text:p>87.781954887218</text:p>
                <draw:g>
                  <svg:desc>Sheet1.D331:Sheet1.D3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4.5679012345679">
                <text:p>84.567901234567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5.9213759213759">
                <text:p>75.921375921375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1.3872832369942">
                <text:p>71.387283236994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1.609907120743">
                <text:p>61.60990712074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3.2915360501568">
                <text:p>53.291536050156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5.7337883959044">
                <text:p>45.733788395904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4.2508710801394">
                <text:p>44.250871080139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5.8778625954198">
                <text:p>35.877862595419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8.0769230769231">
                <text:p>38.076923076923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7.5303643724696">
                <text:p>27.530364372469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4.7933884297521">
                <text:p>24.793388429752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.0442477876106">
                <text:p>15.044247787610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.30630630630631">
                <text:p>6.3063063063063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.79220779220779">
                <text:p>7.7922077922077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.22535211267606">
                <text:p>4.2253521126760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7906976744186">
                <text:p>2.790697674418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450450450450451">
                <text:p>0.45045045045045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934579439252336">
                <text:p>0.93457943925233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35cm" svg:height="8.994cm" xlink:href=".." xlink:type="simple" chart:class="chart:scatter" chart:style-name="ch1">
        <chart:legend chart:legend-position="end" svg:x="13.156cm" svg:y="4.198cm" style:legend-expansion="high" chart:style-name="ch2"/>
        <chart:plot-area chart:style-name="ch3" table:cell-range-address="Sheet1.G64:Sheet1.G95" svg:x="0.32cm" svg:y="0.179cm" svg:width="12.516cm" svg:height="8.636cm">
          <chartooo:coordinate-region svg:x="1.418cm" svg:y="0.378cm" svg:width="11.231cm" svg:height="7.7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G64:Sheet1.G95" chart:class="chart:scatter">
            <chart:data-point chart:repeated="3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229667108729171">
                <text:p>0.0229667108729171</text:p>
                <draw:g>
                  <svg:desc>Sheet1.G64:Sheet1.G9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901006777137932">
                <text:p>0.0090100677713793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483528671361428">
                <text:p>0.0048352867136142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635322297649848">
                <text:p>0.0063532229764984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489690039439901">
                <text:p>0.004896900394399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528909241852119">
                <text:p>0.0052890924185211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644259646549246">
                <text:p>0.0064425964654924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548625861545797">
                <text:p>0.0054862586154579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736677383383971">
                <text:p>0.0073667738338397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584449564041401">
                <text:p>0.0058444956404140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679232467311937">
                <text:p>0.0067923246731193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79923273657289">
                <text:p>0.007992327365728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903520719068637">
                <text:p>0.0090352071906863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765484543658404">
                <text:p>0.0076548454365840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786122773372035">
                <text:p>0.0078612277337203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800213390237397">
                <text:p>0.0080021339023739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962726288337477">
                <text:p>0.0096272628833747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73827980804725">
                <text:p>0.00738279808047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893171890930409">
                <text:p>0.0089317189093040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113612231896369">
                <text:p>0.011361223189636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122073369224991">
                <text:p>0.012207336922499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111722297799071">
                <text:p>0.011172229779907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123935076380729">
                <text:p>0.012393507638072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141028633675693">
                <text:p>0.014102863367569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998925886143931">
                <text:p>0.0099892588614393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125819558592668">
                <text:p>0.012581955859266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157598631609123">
                <text:p>0.015759863160912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1364191597581">
                <text:p>0.0136419159758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119611358773075">
                <text:p>0.011961135877307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148786420328106">
                <text:p>0.014878642032810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114695340501792">
                <text:p>0.011469534050179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141397002383549">
                <text:p>0.0141397002383549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52cm" svg:height="8.991cm" xlink:href=".." xlink:type="simple" chart:class="chart:scatter" chart:style-name="ch1">
        <chart:legend chart:legend-position="end" svg:x="13.173cm" svg:y="4.196cm" style:legend-expansion="high" chart:style-name="ch2"/>
        <chart:plot-area chart:style-name="ch3" table:cell-range-address="Sheet1.G102:Sheet1.G133" svg:x="0.321cm" svg:y="0.179cm" svg:width="12.531cm" svg:height="8.633cm">
          <chartooo:coordinate-region svg:x="1.419cm" svg:y="0.378cm" svg:width="11.246cm" svg:height="7.78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G102:Sheet1.G133" chart:class="chart:scatter">
            <chart:data-point chart:repeated="3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22051076057905">
                <text:p>0.0122051076057905</text:p>
                <draw:g>
                  <svg:desc>Sheet1.G102:Sheet1.G1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715624401631623">
                <text:p>0.0071562440163162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569583585577493">
                <text:p>0.0056958358557749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643017002371647">
                <text:p>0.0064301700237164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84841628959276">
                <text:p>0.008484162895927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536717020481679">
                <text:p>0.0053671702048167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668095007717649">
                <text:p>0.0066809500771764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775807995774322">
                <text:p>0.0077580799577432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926334166143377">
                <text:p>0.0092633416614337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883564844314175">
                <text:p>0.008835648443141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720389010065435">
                <text:p>0.0072038901006543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743930832417726">
                <text:p>0.0074393083241772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976253348169857">
                <text:p>0.0097625334816985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143570363371958">
                <text:p>0.014357036337195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101295325175922">
                <text:p>0.010129532517592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123255461165049">
                <text:p>0.012325546116504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116733492361569">
                <text:p>0.011673349236156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103179095325692">
                <text:p>0.010317909532569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114401205026026">
                <text:p>0.011440120502602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133305988515176">
                <text:p>0.013330598851517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141242430662535">
                <text:p>0.014124243066253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138501531803266">
                <text:p>0.013850153180326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196293499238801">
                <text:p>0.019629349923880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12797407520222">
                <text:p>0.01279740752022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156928681518845">
                <text:p>0.015692868151884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170782039422187">
                <text:p>0.017078203942218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14283618619662">
                <text:p>0.01428361861966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225996764677895">
                <text:p>0.022599676467789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169981302056774">
                <text:p>0.016998130205677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189207711331605">
                <text:p>0.018920771133160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195873800860591">
                <text:p>0.019587380086059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178816324600397">
                <text:p>0.0178816324600397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1cm" svg:height="9.032cm" xlink:href=".." xlink:type="simple" chart:class="chart:scatter" chart:style-name="ch1">
        <chart:legend chart:legend-position="end" svg:x="13.131cm" svg:y="4.217cm" style:legend-expansion="high" chart:style-name="ch2"/>
        <chart:plot-area chart:style-name="ch3" table:cell-range-address="Sheet1.G138:Sheet1.G169" svg:x="0.32cm" svg:y="0.18cm" svg:width="12.491cm" svg:height="8.672cm">
          <chartooo:coordinate-region svg:x="1.418cm" svg:y="0.379cm" svg:width="11.206cm" svg:height="7.82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G138:Sheet1.G169" chart:class="chart:scatter">
            <chart:data-point chart:repeated="3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919274749677176">
                <text:p>0.00919274749677176</text:p>
                <draw:g>
                  <svg:desc>Sheet1.G138:Sheet1.G16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684697021567957">
                <text:p>0.0068469702156795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517016298938824">
                <text:p>0.0051701629893882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652688259769927">
                <text:p>0.006526882597699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496911093204405">
                <text:p>0.004969110932044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790646413340361">
                <text:p>0.0079064641334036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819951112348773">
                <text:p>0.0081995111234877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832572124533759">
                <text:p>0.0083257212453375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790754682314306">
                <text:p>0.0079075468231430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652878832942815">
                <text:p>0.0065287883294281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956574944630684">
                <text:p>0.0095657494463068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916168823984954">
                <text:p>0.0091616882398495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801034206539929">
                <text:p>0.0080103420653992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827435418247709">
                <text:p>0.0082743541824770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127713920817369">
                <text:p>0.012771392081736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125612227664246">
                <text:p>0.012561222766424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119844202536702">
                <text:p>0.011984420253670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131655783829697">
                <text:p>0.013165578382969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12211258991329">
                <text:p>0.01221125899132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135821554770318">
                <text:p>0.013582155477031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132090132090132">
                <text:p>0.013209013209013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11766409615872">
                <text:p>0.01176640961587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129822921535026">
                <text:p>0.012982292153502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160176917989418">
                <text:p>0.016017691798941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208242318334061">
                <text:p>0.020824231833406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165842063075265">
                <text:p>0.016584206307526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183019685094374">
                <text:p>0.018301968509437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154557116582433">
                <text:p>0.015455711658243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174729311623335">
                <text:p>0.017472931162333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152058640049906">
                <text:p>0.015205864004990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176017601760176">
                <text:p>0.017601760176017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200508607198748">
                <text:p>0.0200508607198748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1cm" svg:height="9.032cm" xlink:href=".." xlink:type="simple" chart:class="chart:scatter" chart:style-name="ch1">
        <chart:legend chart:legend-position="end" svg:x="13.131cm" svg:y="4.217cm" style:legend-expansion="high" chart:style-name="ch2"/>
        <chart:plot-area chart:style-name="ch3" table:cell-range-address="Sheet1.G174:Sheet1.G205" svg:x="0.32cm" svg:y="0.18cm" svg:width="12.491cm" svg:height="8.672cm">
          <chartooo:coordinate-region svg:x="1.418cm" svg:y="0.379cm" svg:width="11.206cm" svg:height="7.82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G174:Sheet1.G205" chart:class="chart:scatter">
            <chart:data-point chart:repeated="3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745220463753936">
                <text:p>0.00745220463753936</text:p>
                <draw:g>
                  <svg:desc>Sheet1.G174:Sheet1.G20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424363360656048">
                <text:p>0.004243633606560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509294626941686">
                <text:p>0.005092946269416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605737546036054">
                <text:p>0.0060573754603605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50875998710186">
                <text:p>0.005087599871018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786090096821394">
                <text:p>0.0078609009682139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771770696582727">
                <text:p>0.0077177069658272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8162961813503">
                <text:p>0.00816296181350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92891276019416">
                <text:p>0.009289127601941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756670649143768">
                <text:p>0.0075667064914376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70290160681858">
                <text:p>0.007029016068185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874917135252094">
                <text:p>0.0087491713525209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980244035799591">
                <text:p>0.0098024403579959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981053406094794">
                <text:p>0.0098105340609479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13788464772154">
                <text:p>0.01378846477215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987231802027116">
                <text:p>0.0098723180202711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118371574495007">
                <text:p>0.011837157449500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169504888047934">
                <text:p>0.016950488804793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121615806312796">
                <text:p>0.012161580631279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126988791402544">
                <text:p>0.012698879140254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123826903023983">
                <text:p>0.012382690302398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168932528348178">
                <text:p>0.016893252834817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156401233262184">
                <text:p>0.015640123326218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169354838709677">
                <text:p>0.016935483870967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157460317460317">
                <text:p>0.015746031746031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18143561989097">
                <text:p>0.01814356198909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207746096498062">
                <text:p>0.020774609649806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154557116582433">
                <text:p>0.015455711658243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222906168061344">
                <text:p>0.022290616806134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239448751076658">
                <text:p>0.023944875107665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16321044546851">
                <text:p>0.01632104454685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175522036508584">
                <text:p>0.0175522036508584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1cm" svg:height="9.032cm" xlink:href=".." xlink:type="simple" chart:class="chart:scatter" chart:style-name="ch1">
        <chart:legend chart:legend-position="end" svg:x="13.131cm" svg:y="4.217cm" style:legend-expansion="high" chart:style-name="ch2"/>
        <chart:plot-area chart:style-name="ch3" table:cell-range-address="Sheet1.G211:Sheet1.G242" svg:x="0.32cm" svg:y="0.18cm" svg:width="12.491cm" svg:height="8.672cm">
          <chartooo:coordinate-region svg:x="1.418cm" svg:y="0.379cm" svg:width="11.206cm" svg:height="7.82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G211:Sheet1.G242" chart:class="chart:scatter">
            <chart:data-point chart:repeated="3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992660819189272">
                <text:p>0.00992660819189272</text:p>
                <draw:g>
                  <svg:desc>Sheet1.G211:Sheet1.G2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468567104113842">
                <text:p>0.0046856710411384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568054023472914">
                <text:p>0.005680540234729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482253086419753">
                <text:p>0.0048225308641975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699329935502016">
                <text:p>0.006993299355020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781171983468146">
                <text:p>0.0078117198346814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78569017047143">
                <text:p>0.007856901704714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911178962425043">
                <text:p>0.0091117896242504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88581805297192">
                <text:p>0.008858180529719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807728856509344">
                <text:p>0.0080772885650934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915750915750916">
                <text:p>0.0091575091575091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910665381800601">
                <text:p>0.0091066538180060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132511760418737">
                <text:p>0.013251176041873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103959559731265">
                <text:p>0.010395955973126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12200887614574">
                <text:p>0.01220088761457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113784390351084">
                <text:p>0.011378439035108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141360568072236">
                <text:p>0.014136056807223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128688010043942">
                <text:p>0.012868801004394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162907268170426">
                <text:p>0.016290726817042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124526374047426">
                <text:p>0.012452637404742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120231477233537">
                <text:p>0.012023147723353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146680560249334">
                <text:p>0.014668056024933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13247972607269">
                <text:p>0.01324797260726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167208828626151">
                <text:p>0.016720882862615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150556680161943">
                <text:p>0.015055668016194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166353795300979">
                <text:p>0.016635379530097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145005130950787">
                <text:p>0.014500513095078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14283840995092">
                <text:p>0.01428384099509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177314371399611">
                <text:p>0.017731437139961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269174041297935">
                <text:p>0.026917404129793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193513984610621">
                <text:p>0.019351398461062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226310689514484">
                <text:p>0.0226310689514484</text:p>
              </table:table-cell>
            </table:table-row>
          </table:table-rows>
        </table:table>
      </chart:chart>
    </office:chart>
  </office:body>
</office:document-content>
</file>

<file path=Object 2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1cm" svg:height="9.033cm" xlink:href=".." xlink:type="simple" chart:class="chart:scatter" chart:style-name="ch1">
        <chart:legend chart:legend-position="end" svg:x="13.131cm" svg:y="4.217cm" style:legend-expansion="high" chart:style-name="ch2"/>
        <chart:plot-area chart:style-name="ch3" table:cell-range-address="Sheet1.G291:Sheet1.G311" svg:x="0.32cm" svg:y="0.18cm" svg:width="12.491cm" svg:height="8.673cm">
          <chartooo:coordinate-region svg:x="1.047cm" svg:y="0.379cm" svg:width="11.577cm" svg:height="7.82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G291:Sheet1.G311" chart:class="chart:scatter">
            <chart:data-point chart:repeated="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59448696409682">
                <text:p>0.0159448696409682</text:p>
                <draw:g>
                  <svg:desc>Sheet1.G291:Sheet1.G3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10653753026634">
                <text:p>0.021065375302663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64606018030676">
                <text:p>0.026460601803067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218028178554494">
                <text:p>0.021802817855449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320876257569543">
                <text:p>0.032087625756954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334371754932503">
                <text:p>0.033437175493250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528161575189082">
                <text:p>0.052816157518908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399876281371509">
                <text:p>0.039987628137150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516195638146858">
                <text:p>0.051619563814685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599219620958751">
                <text:p>0.059921962095875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481299239063214">
                <text:p>0.048129923906321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623182384711259">
                <text:p>0.062318238471125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426624874842192">
                <text:p>0.042662487484219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446536604478042">
                <text:p>0.044653660447804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469932297889287">
                <text:p>0.046993229788928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68488465665236">
                <text:p>0.16848846566523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18954248366013">
                <text:p>0.21895424836601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97309417040359">
                <text:p>0.19730941704035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501133215814656">
                <text:p>0.50113321581465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53623188405797">
                <text:p>0.25362318840579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928923293455313">
                <text:p>0.928923293455313</text:p>
              </table:table-cell>
            </table:table-row>
          </table:table-rows>
        </table:table>
      </chart:chart>
    </office:chart>
  </office:body>
</office:document-content>
</file>

<file path=Object 2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1cm" svg:height="9.032cm" xlink:href=".." xlink:type="simple" chart:class="chart:scatter" chart:style-name="ch1">
        <chart:legend chart:legend-position="end" svg:x="13.131cm" svg:y="4.217cm" style:legend-expansion="high" chart:style-name="ch2"/>
        <chart:plot-area chart:style-name="ch3" table:cell-range-address="Sheet1.G331:Sheet1.G347" svg:x="0.32cm" svg:y="0.18cm" svg:width="12.491cm" svg:height="8.672cm">
          <chartooo:coordinate-region svg:x="1.047cm" svg:y="0.38cm" svg:width="11.577cm" svg:height="7.82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G331:Sheet1.G347" chart:class="chart:scatter">
            <chart:data-point chart:repeated="1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261628375006037">
                <text:p>0.0261628375006037</text:p>
                <draw:g>
                  <svg:desc>Sheet1.G331:Sheet1.G34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8773842780331">
                <text:p>0.01877384278033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59747832563366">
                <text:p>0.025974783256336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289602396386698">
                <text:p>0.02896023963866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385830079188512">
                <text:p>0.03858300791885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457926117155326">
                <text:p>0.045792611715532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57853104055539">
                <text:p>0.05785310405553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548711898817526">
                <text:p>0.054871189881752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757944886578961">
                <text:p>0.075794488657896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625485625485626">
                <text:p>0.062548562548562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968845396089978">
                <text:p>0.096884539608997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044536271809">
                <text:p>0.104453627180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92207584190926">
                <text:p>0.19220758419092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478029049457621">
                <text:p>0.47802904945762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41510341510342">
                <text:p>0.34151034151034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66510172143975">
                <text:p>0.665101721439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953032375740994">
                <text:p>0.953032375740994</text:p>
              </table:table-cell>
            </table:table-row>
          </table:table-rows>
        </table:table>
      </chart:chart>
    </office:chart>
  </office:body>
</office:document-content>
</file>

<file path=Object 2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420e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cm" svg:height="9.005cm" xlink:href=".." xlink:type="simple" chart:class="chart:scatter" chart:style-name="ch1">
        <chart:legend chart:legend-position="end" svg:x="11.894cm" svg:y="3.954cm" style:legend-expansion="high" chart:style-name="ch2"/>
        <chart:plot-area chart:style-name="ch3" table:cell-range-address="Sheet1.D102:Sheet1.D133" svg:x="0.319cm" svg:y="0.18cm" svg:width="11.256cm" svg:height="8.645cm">
          <chartooo:coordinate-region svg:x="1.126cm" svg:y="0.379cm" svg:width="10.262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D102:Sheet1.D133" chart:class="chart:scatter">
            <chart:regression-curve chart:style-name="ch7">
              <chart:equation chart:display-equation="true" chart:display-r-square="false" svg:x="1.967cm" svg:y="5.155cm"/>
            </chart:regression-curve>
            <chart:data-point chart:repeated="3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0.6508875739645">
                <text:p>90.6508875739645</text:p>
                <draw:g>
                  <svg:desc>Sheet1.D102:Sheet1.D1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0.224570673712">
                <text:p>90.2245706737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9.6449704142012">
                <text:p>89.64497041420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6.8824531516184">
                <text:p>86.882453151618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1.25">
                <text:p>81.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5.4442344045369">
                <text:p>85.444234404536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1.7610062893082">
                <text:p>81.761006289308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8.5876993166287">
                <text:p>78.587699316628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4.5721271393643">
                <text:p>74.572127139364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3.9348370927318">
                <text:p>73.934837092731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6.6233766233766">
                <text:p>76.623376623376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5.2717391304348">
                <text:p>75.271739130434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9.7947214076246">
                <text:p>69.794721407624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1.0062893081761">
                <text:p>61.006289308176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6.2686567164179">
                <text:p>66.268656716417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2.1359223300971">
                <text:p>62.135922330097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2.2950819672131">
                <text:p>62.295081967213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4.527027027027">
                <text:p>64.52702702702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1.0921501706485">
                <text:p>61.092150170648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7.6086956521739">
                <text:p>57.608695652173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5.8052434456929">
                <text:p>55.805243445692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5.5133079847909">
                <text:p>55.513307984790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7.1774193548387">
                <text:p>47.177419354838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4.8507462686567">
                <text:p>54.850746268656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2.1367521367522">
                <text:p>52.136752136752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8.936170212766">
                <text:p>48.93617021276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2.5641025641026">
                <text:p>52.564102564102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1.1504424778761">
                <text:p>41.150442477876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7.7477477477478">
                <text:p>47.747747747747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3.8053097345133">
                <text:p>43.805309734513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2.9223744292237">
                <text:p>42.922374429223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4.4954128440367">
                <text:p>44.495412844036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420e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904cm" svg:y="3.952cm" style:legend-expansion="high" chart:style-name="ch2"/>
        <chart:plot-area chart:style-name="ch3" table:cell-range-address="Sheet1.D64:Sheet1.D95" svg:x="0.32cm" svg:y="0.18cm" svg:width="11.264cm" svg:height="8.64cm">
          <chartooo:coordinate-region svg:x="1.127cm" svg:y="0.38cm" svg:width="10.271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D64:Sheet1.D95" chart:class="chart:scatter">
            <chart:regression-curve chart:style-name="ch7">
              <chart:equation chart:display-equation="true" chart:display-r-square="false" svg:x="2.982cm" svg:y="5.027cm"/>
            </chart:regression-curve>
            <chart:data-point chart:repeated="3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2.3845327604726">
                <text:p>82.3845327604726</text:p>
                <draw:g>
                  <svg:desc>Sheet1.D64:Sheet1.D9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7.9265091863517">
                <text:p>87.926509186351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0.8177905308465">
                <text:p>90.817790530846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5.6925418569254">
                <text:p>85.692541856925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7.4149659863945">
                <text:p>87.414965986394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5.3703703703704">
                <text:p>85.370370370370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1.6901408450704">
                <text:p>81.690140845070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2.8389830508475">
                <text:p>82.83898305084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7.8554778554778">
                <text:p>77.855477855477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9.95337995338">
                <text:p>79.9533799533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7.4358974358974">
                <text:p>77.435897435897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3.9130434782609">
                <text:p>73.913043478260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0.1657458563536">
                <text:p>70.165745856353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2.7793696275072">
                <text:p>72.779369627507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2.17125382263">
                <text:p>72.1712538226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0.5521472392638">
                <text:p>70.552147239263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6.7763157894737">
                <text:p>66.776315789473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1.4285714285714">
                <text:p>71.428571428571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7.2473867595819">
                <text:p>67.247386759581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1.3718411552347">
                <text:p>61.371841155234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8.2142857142857">
                <text:p>58.214285714285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0.9195402298851">
                <text:p>60.919540229885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7.8125">
                <text:p>57.812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3.968253968254">
                <text:p>53.96825396825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2.0408163265306">
                <text:p>62.040816326530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5.5102040816327">
                <text:p>55.510204081632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0.2145922746781">
                <text:p>50.214592274678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3.0172413793103">
                <text:p>53.017241379310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5.9471365638767">
                <text:p>55.947136563876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9.5614035087719">
                <text:p>49.561403508771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5.5555555555556">
                <text:p>55.555555555555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9.7757847533632">
                <text:p>49.775784753363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420e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86cm" svg:height="9.005cm" xlink:href=".." xlink:type="simple" chart:class="chart:scatter" chart:style-name="ch1">
        <chart:legend chart:legend-position="end" svg:x="11.89cm" svg:y="3.954cm" style:legend-expansion="high" chart:style-name="ch2"/>
        <chart:plot-area chart:style-name="ch3" table:cell-range-address="Sheet1.D138:Sheet1.D169" svg:x="0.319cm" svg:y="0.18cm" svg:width="11.252cm" svg:height="8.645cm">
          <chartooo:coordinate-region svg:x="1.126cm" svg:y="0.379cm" svg:width="10.258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D138:Sheet1.D169" chart:class="chart:scatter">
            <chart:regression-curve chart:style-name="ch7">
              <chart:equation chart:display-equation="true" chart:display-r-square="false" svg:x="2.406cm" svg:y="5.946cm"/>
            </chart:regression-curve>
            <chart:data-point chart:repeated="3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2.6182237600923">
                <text:p>92.6182237600923</text:p>
                <draw:g>
                  <svg:desc>Sheet1.D138:Sheet1.D16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0.5511811023622">
                <text:p>90.551181102362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0.2439024390244">
                <text:p>90.24390243902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6.5546218487395">
                <text:p>86.554621848739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7.3287671232877">
                <text:p>87.328767123287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0.5500982318271">
                <text:p>80.550098231827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8.1893004115226">
                <text:p>78.189300411522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6.8211920529801">
                <text:p>76.821192052980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6.4434180138568">
                <text:p>76.443418013856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8.5202863961814">
                <text:p>78.520286396181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1.1688311688312">
                <text:p>71.168831168831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1.195652173913">
                <text:p>71.19565217391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2.4043715846995">
                <text:p>72.404371584699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1.3872832369942">
                <text:p>71.387283236994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2.0689655172414">
                <text:p>62.068965517241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1.6129032258065">
                <text:p>61.612903225806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1.2903225806452">
                <text:p>61.290322580645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8.5284280936455">
                <text:p>58.528428093645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9.8615916955017">
                <text:p>59.861591695501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6.5371024734982">
                <text:p>56.537102473498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6.7272727272727">
                <text:p>56.727272727272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8.0645161290323">
                <text:p>58.064516129032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6.1068702290076">
                <text:p>56.106870229007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0.7936507936508">
                <text:p>50.793650793650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3.2539682539683">
                <text:p>43.253968253968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7.8260869565217">
                <text:p>47.826086956521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5.643153526971">
                <text:p>45.64315352697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9.3670886075949">
                <text:p>49.367088607594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6.2882096069869">
                <text:p>46.288209606986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8.9082969432314">
                <text:p>48.908296943231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4.8888888888889">
                <text:p>44.888888888888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2.2535211267606">
                <text:p>42.253521126760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420e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86cm" svg:height="9.006cm" xlink:href=".." xlink:type="simple" chart:class="chart:scatter" chart:style-name="ch1">
        <chart:legend chart:legend-position="end" svg:x="11.89cm" svg:y="3.955cm" style:legend-expansion="high" chart:style-name="ch2"/>
        <chart:plot-area chart:style-name="ch3" table:cell-range-address="Sheet1.D174:Sheet1.D205" svg:x="0.319cm" svg:y="0.18cm" svg:width="11.252cm" svg:height="8.646cm">
          <chartooo:coordinate-region svg:x="1.126cm" svg:y="0.379cm" svg:width="10.258cm" svg:height="7.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D174:Sheet1.D205" chart:class="chart:scatter">
            <chart:regression-curve chart:style-name="ch7">
              <chart:equation chart:display-equation="true" chart:display-r-square="false" svg:x="1.419cm" svg:y="5.249cm"/>
            </chart:regression-curve>
            <chart:data-point chart:repeated="3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4.3139678615575">
                <text:p>94.3139678615575</text:p>
                <draw:g>
                  <svg:desc>Sheet1.D174:Sheet1.D20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4.0079893475366">
                <text:p>94.007989347536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0.5882352941176">
                <text:p>90.588235294117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7.012987012987">
                <text:p>87.01298701298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7.4336283185841">
                <text:p>87.433628318584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0.4263565891473">
                <text:p>80.426356589147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9.5789473684211">
                <text:p>79.57894736842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7.4049217002237">
                <text:p>77.404921700223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4.3341404358354">
                <text:p>74.334140435835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6.5432098765432">
                <text:p>76.543209876543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6.1083743842365">
                <text:p>76.108374384236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1.9676549865229">
                <text:p>71.967654986522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9.0340909090909">
                <text:p>69.034090909090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7.7233429394813">
                <text:p>67.723342939481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0.702875399361">
                <text:p>60.70287539936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6.3551401869159">
                <text:p>66.355140186915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1.9672131147541">
                <text:p>61.967213114754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3.9285714285714">
                <text:p>53.928571428571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9.7938144329897">
                <text:p>59.793814432989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7.8397212543554">
                <text:p>57.839721254355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8.3941605839416">
                <text:p>58.394160583941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0.5703422053232">
                <text:p>50.570342205323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2.1568627450981">
                <text:p>52.156862745098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9.6">
                <text:p>49.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0.4">
                <text:p>50.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6.6942148760331">
                <text:p>46.694214876033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3.3476394849785">
                <text:p>43.347639484978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9.3670886075949">
                <text:p>49.367088607594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0.5286343612335">
                <text:p>40.528634361233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8.2222222222222">
                <text:p>38.222222222222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6.875">
                <text:p>46.87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4.3946188340807">
                <text:p>44.394618834080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420e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86cm" svg:height="9.006cm" xlink:href=".." xlink:type="simple" chart:class="chart:scatter" chart:style-name="ch1">
        <chart:legend chart:legend-position="end" svg:x="11.89cm" svg:y="3.955cm" style:legend-expansion="high" chart:style-name="ch2"/>
        <chart:plot-area chart:style-name="ch3" table:cell-range-address="Sheet1.D211:Sheet1.D242" svg:x="0.319cm" svg:y="0.18cm" svg:width="11.252cm" svg:height="8.646cm">
          <chartooo:coordinate-region svg:x="1.126cm" svg:y="0.379cm" svg:width="10.258cm" svg:height="7.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D211:Sheet1.D242" chart:class="chart:scatter">
            <chart:regression-curve chart:style-name="ch7">
              <chart:equation chart:display-equation="true" chart:display-r-square="false" svg:x="1.638cm" svg:y="5.018cm"/>
            </chart:regression-curve>
            <chart:data-point chart:repeated="3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2.5153374233129">
                <text:p>92.5153374233129</text:p>
                <draw:g>
                  <svg:desc>Sheet1.D211:Sheet1.D2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3.196405648267">
                <text:p>93.1964056482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9.3830703012912">
                <text:p>89.38307030129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8.8888888888889">
                <text:p>88.888888888888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3.6007130124777">
                <text:p>83.600713012477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0.8300395256917">
                <text:p>80.830039525691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9.045643153527">
                <text:p>79.04564315352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5.7990867579909">
                <text:p>75.799086757990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4.6478873239437">
                <text:p>74.647887323943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5.1219512195122">
                <text:p>75.121951219512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1.7948717948718">
                <text:p>71.794871794871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0.8222811671088">
                <text:p>70.822281167108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2.7906976744186">
                <text:p>62.790697674418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6.9616519174041">
                <text:p>66.961651917404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2.8482972136223">
                <text:p>62.848297213622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3.4069400630915">
                <text:p>63.406940063091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7.7049180327869">
                <text:p>57.704918032786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3.5714285714286">
                <text:p>53.571428571428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8.6572438162544">
                <text:p>58.657243816254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8.8447653429603">
                <text:p>58.844765342960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3.5315985130112">
                <text:p>53.531598513011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5.5133079847909">
                <text:p>55.513307984790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9.034749034749">
                <text:p>49.03474903474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1.8218623481781">
                <text:p>51.821862348178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8.9626556016597">
                <text:p>48.962655601659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1.4522821576763">
                <text:p>51.452282157676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0.4065040650407">
                <text:p>50.406504065040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5.4935622317597">
                <text:p>45.493562231759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5.3982300884956">
                <text:p>35.398230088495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1.8103448275862">
                <text:p>41.810344827586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7.719298245614">
                <text:p>37.719298245614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420e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9cm" svg:height="9.005cm" xlink:href=".." xlink:type="simple" chart:class="chart:scatter" chart:style-name="ch1">
        <chart:legend chart:legend-position="end" svg:x="11.913cm" svg:y="3.954cm" style:legend-expansion="high" chart:style-name="ch2"/>
        <chart:plot-area chart:style-name="ch3" table:cell-range-address="Sheet1.D251:Sheet1.D282" svg:x="0.32cm" svg:y="0.18cm" svg:width="11.273cm" svg:height="8.645cm">
          <chartooo:coordinate-region svg:x="1.127cm" svg:y="0.379cm" svg:width="10.279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D251:Sheet1.D282" chart:class="chart:scatter">
            <chart:regression-curve chart:style-name="ch7">
              <chart:equation chart:display-equation="true" chart:display-r-square="false" svg:x="1.42cm" svg:y="5.939cm"/>
            </chart:regression-curve>
            <chart:data-point chart:repeated="3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3.6528497409326">
                <text:p>93.6528497409326</text:p>
                <draw:g>
                  <svg:desc>Sheet1.D251:Sheet1.D28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4.452347083926">
                <text:p>94.45234708392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7.3121869782972">
                <text:p>87.312186978297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9.126559714795">
                <text:p>89.12655971479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0.2061855670103">
                <text:p>80.206185567010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0.3879310344828">
                <text:p>80.387931034482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7.5903614457831">
                <text:p>77.590361445783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1.6707021791768">
                <text:p>71.670702179176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2.0379146919431">
                <text:p>72.037914691943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4.5885286783042">
                <text:p>64.588528678304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7.3629242819843">
                <text:p>67.362924281984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4.7590361445783">
                <text:p>64.759036144578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2.4615384615385">
                <text:p>62.461538461538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9.4501718213058">
                <text:p>59.450171821305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2.5418060200669">
                <text:p>62.541806020066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0.7407407407407">
                <text:p>60.740740740740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8.6206896551724">
                <text:p>58.620689655172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4.2635658914729">
                <text:p>54.263565891472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9.402390438247">
                <text:p>49.40239043824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2.8">
                <text:p>52.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7.2222222222222">
                <text:p>47.222222222222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0.9448818897638">
                <text:p>40.944881889763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0.5982905982906">
                <text:p>40.598290598290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6.7088607594937">
                <text:p>36.708860759493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6.0995850622407">
                <text:p>36.099585062240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1.9066147859922">
                <text:p>31.906614785992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9.4820717131474">
                <text:p>29.482071713147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7.1980676328502">
                <text:p>37.198067632850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5.3233830845771">
                <text:p>35.323383084577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7.5700934579439">
                <text:p>27.570093457943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2.6732673267327">
                <text:p>32.673267326732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9.8989898989899">
                <text:p>39.8989898989899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420e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87cm" svg:height="9.006cm" xlink:href=".." xlink:type="simple" chart:class="chart:scatter" chart:style-name="ch1">
        <chart:legend chart:legend-position="end" svg:x="11.891cm" svg:y="3.955cm" style:legend-expansion="high" chart:style-name="ch2"/>
        <chart:plot-area chart:style-name="ch3" table:cell-range-address="Sheet1.D291:Sheet1.D312" svg:x="0.319cm" svg:y="0.18cm" svg:width="11.253cm" svg:height="8.646cm">
          <chartooo:coordinate-region svg:x="1.126cm" svg:y="0.379cm" svg:width="10.259cm" svg:height="7.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D291:Sheet1.D312" chart:class="chart:scatter">
            <chart:regression-curve chart:style-name="ch7">
              <chart:equation chart:display-equation="true" chart:display-r-square="false" svg:x="4.096cm" svg:y="2.782cm"/>
            </chart:regression-curve>
            <chart:data-point chart:repeated="2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2.2348484848485">
                <text:p>92.2348484848485</text:p>
                <draw:g>
                  <svg:desc>Sheet1.D291:Sheet1.D3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2.6">
                <text:p>82.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4.2009132420091">
                <text:p>74.200913242009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4.1854636591479">
                <text:p>74.185463659147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3.2596685082873">
                <text:p>63.259668508287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7.0666666666667">
                <text:p>57.0666666666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5.6521739130435">
                <text:p>45.652173913043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7.536231884058">
                <text:p>47.53623188405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2.8571428571429">
                <text:p>42.857142857142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7.6811594202899">
                <text:p>37.681159420289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9.1156462585034">
                <text:p>39.115646258503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4.9397590361446">
                <text:p>34.939759036144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6.7741935483871">
                <text:p>36.774193548387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8.7351778656126">
                <text:p>38.735177865612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4.4444444444444">
                <text:p>34.444444444444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3.7339055793991">
                <text:p>13.733905579399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.6666666666667">
                <text:p>10.666666666666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1.2107623318386">
                <text:p>11.210762331838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.78468899521531">
                <text:p>4.7846889952153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.69565217391304">
                <text:p>8.6956521739130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46305418719212">
                <text:p>2.4630541871921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92610837438424">
                <text:p>0.492610837438424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